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Verdana-BoldItalic" svg:font-family="Verdana-BoldItalic, 'Times New Roman'" style:font-family-generic="roman"/>
    <style:font-face style:name="WenQuanYi Micro Hei1" svg:font-family="'WenQuanYi Micro Hei'"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6.002cm" table:align="margins" style:writing-mode="lr-tb"/>
    </style:style>
    <style:style style:name="Tabela1.A" style:family="table-column">
      <style:table-column-properties style:column-width="5.334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fo:font-size="9pt" style:font-size-asian="9pt" style:font-size-complex="9pt"/>
    </style:style>
    <style:style style:name="P2" style:family="paragraph" style:parent-style-name="Table_20_Contents">
      <style:paragraph-properties fo:line-height="200%" fo:text-align="justify" style:justify-single-word="false"/>
    </style:style>
    <style:style style:name="P3" style:family="paragraph" style:parent-style-name="Table_20_Contents">
      <style:paragraph-properties fo:line-height="200%" fo:text-align="center" style:justify-single-word="false"/>
      <style:text-properties officeooo:rsid="01d5b96e" officeooo:paragraph-rsid="01d5b96e"/>
    </style:style>
    <style:style style:name="P4" style:family="paragraph" style:parent-style-name="Table_20_Contents">
      <style:paragraph-properties fo:line-height="200%" fo:text-align="justify" style:justify-single-word="false"/>
      <style:text-properties officeooo:rsid="01d5b96e" officeooo:paragraph-rsid="01d5b96e"/>
    </style:style>
    <style:style style:name="P5" style:family="paragraph" style:parent-style-name="Standard">
      <style:paragraph-properties fo:line-height="200%" fo:text-align="justify" style:justify-single-word="false"/>
      <style:text-properties style:font-name="times new roman" fo:font-size="12pt" fo:language="en" fo:country="US" officeooo:paragraph-rsid="0088a359" style:font-size-asian="12pt" style:font-size-complex="12pt"/>
    </style:style>
    <style:style style:name="P6" style:family="paragraph" style:parent-style-name="Standard">
      <style:paragraph-properties fo:line-height="200%" fo:text-align="justify" style:justify-single-word="false"/>
      <style:text-properties style:font-name="times new roman" fo:font-size="12pt" fo:language="en" fo:country="US" officeooo:paragraph-rsid="0089073a" style:font-size-asian="12pt" style:font-size-complex="12pt"/>
    </style:style>
    <style:style style:name="P7" style:family="paragraph" style:parent-style-name="Standard">
      <style:paragraph-properties fo:line-height="200%" fo:text-align="justify" style:justify-single-word="false"/>
      <style:text-properties style:font-name="times new roman" fo:font-size="12pt" fo:language="en" fo:country="US" officeooo:paragraph-rsid="00971315" style:font-size-asian="12pt" style:font-size-complex="12pt"/>
    </style:style>
    <style:style style:name="P8" style:family="paragraph" style:parent-style-name="Standard">
      <style:paragraph-properties fo:line-height="200%" fo:text-align="justify" style:justify-single-word="false"/>
      <style:text-properties style:font-name="times new roman" fo:font-size="12pt" fo:language="en" fo:country="US" officeooo:paragraph-rsid="0097e30e" style:font-size-asian="12pt" style:font-size-complex="12pt"/>
    </style:style>
    <style:style style:name="P9" style:family="paragraph" style:parent-style-name="Standard">
      <style:paragraph-properties fo:line-height="200%" fo:text-align="justify" style:justify-single-word="false"/>
      <style:text-properties style:font-name="times new roman" fo:font-size="12pt" fo:language="en" fo:country="US" officeooo:paragraph-rsid="00c61b1b" style:font-size-asian="12pt" style:font-size-complex="12pt"/>
    </style:style>
    <style:style style:name="P10" style:family="paragraph" style:parent-style-name="Standard">
      <style:paragraph-properties fo:line-height="200%" fo:text-align="justify" style:justify-single-word="false"/>
      <style:text-properties style:font-name="times new roman" fo:font-size="12pt" fo:language="en" fo:country="US" officeooo:paragraph-rsid="02f8de1b" style:font-size-asian="12pt" style:font-size-complex="12pt"/>
    </style:style>
    <style:style style:name="P11" style:family="paragraph" style:parent-style-name="Standard">
      <style:paragraph-properties fo:line-height="200%" fo:text-align="justify" style:justify-single-word="false"/>
      <style:text-properties style:font-name="times new roman" fo:font-size="12pt" fo:language="en" fo:country="US" fo:font-style="normal" officeooo:rsid="008a44fb" officeooo:paragraph-rsid="008a44fb" style:font-size-asian="12pt" style:font-style-asian="normal" style:font-size-complex="12pt" style:font-style-complex="normal"/>
    </style:style>
    <style:style style:name="P12" style:family="paragraph" style:parent-style-name="Standard">
      <style:paragraph-properties fo:line-height="200%" fo:text-align="justify" style:justify-single-word="false"/>
      <style:text-properties style:font-name="times new roman" fo:font-size="12pt" fo:language="en" fo:country="US" fo:font-style="normal" officeooo:rsid="013b9cef" officeooo:paragraph-rsid="03424613" style:font-size-asian="12pt" style:font-style-asian="normal" style:font-size-complex="12pt" style:font-style-complex="normal"/>
    </style:style>
    <style:style style:name="P13" style:family="paragraph" style:parent-style-name="Standard">
      <style:paragraph-properties fo:line-height="200%" fo:text-align="justify" style:justify-single-word="false"/>
      <style:text-properties style:font-name="times new roman" fo:font-size="12pt" fo:language="en" fo:country="US" fo:font-style="normal" officeooo:rsid="013b9cef" officeooo:paragraph-rsid="034a2b3f" style:font-size-asian="12pt" style:font-style-asian="normal" style:font-size-complex="12pt" style:font-style-complex="normal"/>
    </style:style>
    <style:style style:name="P14" style:family="paragraph" style:parent-style-name="Standard">
      <style:paragraph-properties fo:line-height="200%" fo:text-align="justify" style:justify-single-word="false"/>
      <style:text-properties style:font-name="times new roman" fo:font-size="12pt" fo:language="en" fo:country="US" fo:font-style="normal" officeooo:rsid="013b9cef" officeooo:paragraph-rsid="034aa20e" style:font-size-asian="12pt" style:font-style-asian="normal" style:font-size-complex="12pt" style:font-style-complex="normal"/>
    </style:style>
    <style:style style:name="P15" style:family="paragraph" style:parent-style-name="Standard">
      <style:paragraph-properties fo:line-height="200%" fo:text-align="justify" style:justify-single-word="false"/>
      <style:text-properties style:font-name="times new roman" fo:font-size="12pt" fo:language="en" fo:country="US" fo:font-style="normal" officeooo:rsid="0144b9d6" officeooo:paragraph-rsid="033c49c1" style:font-size-asian="12pt" style:font-style-asian="normal" style:font-size-complex="12pt" style:font-style-complex="normal"/>
    </style:style>
    <style:style style:name="P16" style:family="paragraph" style:parent-style-name="Standard">
      <style:paragraph-properties fo:line-height="200%" fo:text-align="justify" style:justify-single-word="false"/>
      <style:text-properties style:font-name="times new roman" fo:font-size="12pt" fo:language="en" fo:country="US" fo:font-style="normal" fo:font-weight="normal" officeooo:rsid="01d5b96e" officeooo:paragraph-rsid="01d5b96e" style:font-size-asian="12pt" style:font-style-asian="normal" style:font-weight-asian="normal" style:font-size-complex="12pt" style:font-style-complex="normal" style:font-weight-complex="normal"/>
    </style:style>
    <style:style style:name="P17" style:family="paragraph" style:parent-style-name="Standard">
      <style:paragraph-properties fo:line-height="200%" fo:text-align="justify" style:justify-single-word="false"/>
      <style:text-properties style:font-name="times new roman" fo:font-size="12pt" fo:language="en" fo:country="US" fo:font-style="normal" fo:font-weight="normal" officeooo:rsid="008b93af" officeooo:paragraph-rsid="008b93af"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200%" fo:text-align="justify" style:justify-single-word="false"/>
      <style:text-properties style:font-name="times new roman" fo:font-size="12pt" fo:language="en" fo:country="US" fo:font-style="normal" fo:font-weight="normal" officeooo:rsid="008b93af" officeooo:paragraph-rsid="00f9d06a"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200%" fo:text-align="justify" style:justify-single-word="false"/>
      <style:text-properties style:font-name="times new roman" fo:font-size="12pt" fo:language="en" fo:country="US" fo:font-style="normal" fo:font-weight="normal" officeooo:rsid="00af478d" officeooo:paragraph-rsid="00fb45b5" style:font-size-asian="12pt" style:font-style-asian="normal" style:font-weight-asian="normal" style:font-size-complex="12pt" style:font-style-complex="normal" style:font-weight-complex="normal"/>
    </style:style>
    <style:style style:name="P20" style:family="paragraph" style:parent-style-name="Standard">
      <style:paragraph-properties fo:line-height="200%" fo:text-align="justify" style:justify-single-word="false"/>
      <style:text-properties style:font-name="times new roman" fo:font-size="12pt" fo:language="en" fo:country="US" fo:font-style="normal" officeooo:rsid="013b9cef" officeooo:paragraph-rsid="03476d4f" fo:background-color="transparent" style:font-size-asian="12pt" style:font-style-asian="normal" style:font-size-complex="12pt" style:font-style-complex="normal"/>
    </style:style>
    <style:style style:name="P21" style:family="paragraph" style:parent-style-name="Standard">
      <style:paragraph-properties fo:line-height="200%" fo:text-align="justify" style:justify-single-word="false"/>
      <style:text-properties style:font-name="times new roman" fo:font-size="12pt" fo:language="en" fo:country="US" fo:font-weight="normal" officeooo:rsid="00bab7df" officeooo:paragraph-rsid="00bab7df" style:font-size-asian="12pt" style:font-weight-asian="normal" style:font-size-complex="12pt" style:font-weight-complex="normal"/>
    </style:style>
    <style:style style:name="P22" style:family="paragraph" style:parent-style-name="Standard">
      <style:paragraph-properties fo:line-height="200%" fo:text-align="justify" style:justify-single-word="false"/>
      <style:text-properties style:font-name="times new roman" fo:font-size="12pt" fo:language="en" fo:country="US" fo:font-weight="normal" officeooo:rsid="00c61b1b" officeooo:paragraph-rsid="00c61b1b" style:font-size-asian="12pt" style:font-weight-asian="normal" style:font-size-complex="12pt" style:font-weight-complex="normal"/>
    </style:style>
    <style:style style:name="P23" style:family="paragraph" style:parent-style-name="Standard">
      <style:paragraph-properties fo:line-height="200%" fo:text-align="justify" style:justify-single-word="false"/>
      <style:text-properties style:font-name="times new roman" fo:font-size="12pt" fo:language="en" fo:country="US" fo:font-weight="normal" officeooo:rsid="00df2ac3" officeooo:paragraph-rsid="00df2ac3" style:font-size-asian="12pt" style:font-weight-asian="normal" style:font-size-complex="12pt"/>
    </style:style>
    <style:style style:name="P24" style:family="paragraph" style:parent-style-name="Standard">
      <style:paragraph-properties fo:line-height="200%" fo:text-align="justify" style:justify-single-word="false"/>
      <style:text-properties style:font-name="times new roman" fo:font-size="12pt" fo:language="en" fo:country="US" fo:font-weight="normal" officeooo:rsid="0314baec" officeooo:paragraph-rsid="0314baec" fo:background-color="#ed1c24" style:font-size-asian="12pt" style:font-weight-asian="normal" style:font-size-complex="12pt" style:font-weight-complex="normal"/>
    </style:style>
    <style:style style:name="P25" style:family="paragraph" style:parent-style-name="Standard">
      <style:paragraph-properties fo:line-height="200%" fo:text-align="justify" style:justify-single-word="false"/>
      <style:text-properties style:font-name="times new roman" fo:font-size="12pt" fo:language="en" fo:country="US" fo:font-weight="bold" style:font-size-asian="12pt" style:font-weight-asian="bold" style:font-size-complex="12pt"/>
    </style:style>
    <style:style style:name="P26" style:family="paragraph" style:parent-style-name="Standard">
      <style:paragraph-properties fo:line-height="200%" fo:text-align="justify" style:justify-single-word="false"/>
      <style:text-properties style:font-name="times new roman" fo:font-size="12pt" fo:language="en" fo:country="US" fo:font-weight="bold" officeooo:paragraph-rsid="016586c6" style:font-size-asian="12pt" style:font-weight-asian="bold" style:font-size-complex="12pt"/>
    </style:style>
    <style:style style:name="P27" style:family="paragraph" style:parent-style-name="Standard">
      <style:paragraph-properties fo:line-height="200%" fo:text-align="justify" style:justify-single-word="false"/>
      <style:text-properties style:font-name="times new roman" fo:font-size="12pt" fo:language="en" fo:country="US" fo:font-weight="bold" officeooo:paragraph-rsid="02f8de1b" style:font-size-asian="12pt" style:font-weight-asian="bold" style:font-size-complex="12pt" style:font-weight-complex="bold"/>
    </style:style>
    <style:style style:name="P28" style:family="paragraph" style:parent-style-name="Standard">
      <style:paragraph-properties fo:line-height="200%" fo:text-align="justify" style:justify-single-word="false"/>
      <style:text-properties style:font-name="times new roman" fo:font-size="12pt" fo:language="en" fo:country="US" fo:font-weight="bold" fo:background-color="#fff200" style:font-size-asian="12pt" style:font-weight-asian="bold" style:font-size-complex="12pt"/>
    </style:style>
    <style:style style:name="P29" style:family="paragraph" style:parent-style-name="Standard">
      <style:paragraph-properties fo:line-height="200%" fo:text-align="justify" style:justify-single-word="false"/>
      <style:text-properties style:font-name="times new roman" fo:font-size="12pt" fo:language="en" fo:country="US" fo:font-weight="bold" officeooo:paragraph-rsid="02aa3eed" fo:background-color="#fff200" style:font-size-asian="12pt" style:font-weight-asian="bold" style:font-size-complex="12pt"/>
    </style:style>
    <style:style style:name="P30" style:family="paragraph" style:parent-style-name="Standard">
      <style:paragraph-properties fo:line-height="200%" fo:text-align="justify" style:justify-single-word="false"/>
      <style:text-properties style:font-name="times new roman" fo:font-size="12pt" fo:language="en" fo:country="US" fo:font-weight="bold" officeooo:rsid="02f8de1b" officeooo:paragraph-rsid="02f8de1b" fo:background-color="#fff200" style:font-size-asian="12pt" style:font-weight-asian="bold" style:font-size-complex="12pt" style:font-weight-complex="bold"/>
    </style:style>
    <style:style style:name="P31" style:family="paragraph" style:parent-style-name="Standard">
      <style:paragraph-properties fo:line-height="200%" fo:text-align="justify" style:justify-single-word="false"/>
      <style:text-properties style:font-name="times new roman" fo:font-size="12pt" fo:language="en" fo:country="US" fo:font-style="italic" officeooo:paragraph-rsid="008ea81f" style:font-size-asian="12pt" style:font-style-asian="italic" style:font-size-complex="12pt" style:font-style-complex="italic"/>
    </style:style>
    <style:style style:name="P32" style:family="paragraph" style:parent-style-name="Standard">
      <style:paragraph-properties fo:line-height="200%" fo:text-align="justify" style:justify-single-word="false"/>
      <style:text-properties style:font-name="times new roman" fo:font-size="12pt" fo:language="en" fo:country="US" fo:font-style="italic" officeooo:rsid="008f43d2" officeooo:paragraph-rsid="008f43d2" style:font-size-asian="12pt" style:font-style-asian="italic" style:font-size-complex="12pt" style:font-style-complex="italic"/>
    </style:style>
    <style:style style:name="P33" style:family="paragraph" style:parent-style-name="Standard">
      <style:paragraph-properties fo:line-height="200%" fo:text-align="justify" style:justify-single-word="false"/>
      <style:text-properties style:font-name="times new roman" fo:font-size="12pt" fo:language="en" fo:country="US" fo:font-style="italic" officeooo:rsid="032433ab" officeooo:paragraph-rsid="008a44fb" style:font-size-asian="12pt" style:font-style-asian="italic" style:font-size-complex="12pt" style:font-style-complex="italic"/>
    </style:style>
    <style:style style:name="P34"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1d5b96e" style:font-size-asian="12pt" style:font-style-asian="italic" style:font-weight-asian="normal" style:font-size-complex="12pt" style:font-style-complex="italic" style:font-weight-complex="normal"/>
    </style:style>
    <style:style style:name="P35"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e3352e" style:font-size-asian="12pt" style:font-style-asian="italic" style:font-weight-asian="normal" style:font-size-complex="12pt" style:font-style-complex="italic" style:font-weight-complex="normal"/>
    </style:style>
    <style:style style:name="P36"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bdfc9b" style:font-size-asian="12pt" style:font-style-asian="italic" style:font-weight-asian="normal" style:font-size-complex="12pt" style:font-style-complex="italic" style:font-weight-complex="normal"/>
    </style:style>
    <style:style style:name="P37"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f85f20" style:font-size-asian="12pt" style:font-style-asian="italic" style:font-weight-asian="normal" style:font-size-complex="12pt" style:font-style-complex="italic" style:font-weight-complex="normal"/>
    </style:style>
    <style:style style:name="P38"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3223b96" style:font-size-asian="12pt" style:font-style-asian="italic" style:font-weight-asian="normal" style:font-size-complex="12pt" style:font-style-complex="italic" style:font-weight-complex="normal"/>
    </style:style>
    <style:style style:name="P39"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a44fb" officeooo:paragraph-rsid="008a44fb" fo:background-color="#00a65d" style:font-size-asian="12pt" style:font-style-asian="italic" style:font-weight-asian="normal" style:font-size-complex="12pt" style:font-style-complex="italic" style:font-weight-complex="normal"/>
    </style:style>
    <style:style style:name="P40" style:family="paragraph" style:parent-style-name="Standard">
      <style:paragraph-properties fo:line-height="200%" fo:text-align="justify" style:justify-single-word="false"/>
      <style:text-properties style:font-name="times new roman" fo:font-size="12pt" fo:language="en" fo:country="US" fo:font-style="italic" officeooo:rsid="008ea81f" officeooo:paragraph-rsid="008ea81f" fo:background-color="#ef413d" style:font-size-asian="12pt" style:font-style-asian="italic" style:font-size-complex="12pt" style:font-style-complex="italic"/>
    </style:style>
    <style:style style:name="P41" style:family="paragraph" style:parent-style-name="Standard">
      <style:paragraph-properties fo:line-height="200%" fo:text-align="justify" style:justify-single-word="false"/>
      <style:text-properties style:font-name="times new roman" fo:font-size="12pt" fo:language="en" fo:country="US" fo:background-color="#00a65d" style:font-size-asian="12pt" style:font-size-complex="12pt"/>
    </style:style>
    <style:style style:name="P42" style:family="paragraph" style:parent-style-name="Standard">
      <style:paragraph-properties fo:line-height="200%" fo:text-align="justify" style:justify-single-word="false"/>
      <style:text-properties style:font-name="times new roman" fo:font-size="12pt" fo:language="en" fo:country="US" officeooo:rsid="0352996a" officeooo:paragraph-rsid="0352996a" fo:background-color="transparent" style:font-size-asian="12pt" style:font-size-complex="12pt"/>
    </style:style>
    <style:style style:name="P43" style:family="paragraph" style:parent-style-name="Standard">
      <style:paragraph-properties fo:line-height="200%" fo:text-align="justify" style:justify-single-word="false"/>
      <style:text-properties style:font-name="times new roman" fo:font-size="12pt" officeooo:paragraph-rsid="01bf6dd5" style:font-size-asian="12pt" style:font-size-complex="12pt"/>
    </style:style>
    <style:style style:name="P44" style:family="paragraph" style:parent-style-name="Standard">
      <style:paragraph-properties fo:line-height="200%" fo:text-align="justify" style:justify-single-word="false"/>
      <style:text-properties style:font-name="times new roman" fo:font-size="12pt" officeooo:paragraph-rsid="02c964ea" style:font-size-asian="12pt" style:font-size-complex="12pt"/>
    </style:style>
    <style:style style:name="P45" style:family="paragraph" style:parent-style-name="Standard">
      <style:paragraph-properties fo:line-height="200%" fo:text-align="justify" style:justify-single-word="false"/>
      <style:text-properties style:font-name="times new roman" fo:font-size="12pt" officeooo:paragraph-rsid="03314fdd" style:font-size-asian="12pt" style:font-size-complex="12pt"/>
    </style:style>
    <style:style style:name="P46" style:family="paragraph" style:parent-style-name="Standard">
      <style:paragraph-properties fo:line-height="200%" fo:text-align="justify" style:justify-single-word="false"/>
      <style:text-properties style:font-name="times new roman" officeooo:paragraph-rsid="035049f3"/>
    </style:style>
    <style:style style:name="P47" style:family="paragraph" style:parent-style-name="Standard">
      <style:paragraph-properties fo:line-height="200%" fo:text-align="justify" style:justify-single-word="false"/>
      <style:text-properties officeooo:paragraph-rsid="01bf6dd5"/>
    </style:style>
    <style:style style:name="P48" style:family="paragraph" style:parent-style-name="Standard">
      <style:paragraph-properties fo:line-height="200%" fo:text-align="justify" style:justify-single-word="false"/>
      <style:text-properties officeooo:paragraph-rsid="00e6e4ec"/>
    </style:style>
    <style:style style:name="P49" style:family="paragraph" style:parent-style-name="Standard">
      <style:paragraph-properties fo:line-height="200%" fo:text-align="justify" style:justify-single-word="false"/>
      <style:text-properties officeooo:paragraph-rsid="01685b22"/>
    </style:style>
    <style:style style:name="P50" style:family="paragraph" style:parent-style-name="Standard">
      <style:paragraph-properties fo:line-height="200%" fo:text-align="justify" style:justify-single-word="false"/>
      <style:text-properties officeooo:paragraph-rsid="016aee8b"/>
    </style:style>
    <style:style style:name="P51" style:family="paragraph" style:parent-style-name="Standard">
      <style:paragraph-properties fo:line-height="200%" fo:text-align="justify" style:justify-single-word="false"/>
      <style:text-properties officeooo:paragraph-rsid="0346201c"/>
    </style:style>
    <style:style style:name="P52" style:family="paragraph" style:parent-style-name="Standard">
      <style:paragraph-properties fo:line-height="200%" fo:text-align="justify" style:justify-single-word="false"/>
      <style:text-properties officeooo:paragraph-rsid="0251a869"/>
    </style:style>
    <style:style style:name="P53" style:family="paragraph" style:parent-style-name="Standard">
      <style:paragraph-properties fo:line-height="200%" fo:text-align="justify" style:justify-single-word="false"/>
      <style:text-properties officeooo:paragraph-rsid="034a2b3f"/>
    </style:style>
    <style:style style:name="P54" style:family="paragraph" style:parent-style-name="Standard">
      <style:paragraph-properties fo:line-height="200%" fo:text-align="justify" style:justify-single-word="false"/>
      <style:text-properties officeooo:paragraph-rsid="034a8a79"/>
    </style:style>
    <style:style style:name="P55" style:family="paragraph" style:parent-style-name="Standard">
      <style:paragraph-properties fo:line-height="200%" fo:text-align="justify" style:justify-single-word="false"/>
      <style:text-properties officeooo:paragraph-rsid="034f9a60"/>
    </style:style>
    <style:style style:name="P56" style:family="paragraph" style:parent-style-name="Standard">
      <style:paragraph-properties fo:line-height="200%" fo:text-align="justify" style:justify-single-word="false"/>
      <style:text-properties fo:language="en" fo:country="US"/>
    </style:style>
    <style:style style:name="P57" style:family="paragraph" style:parent-style-name="Standard">
      <style:paragraph-properties fo:line-height="200%" fo:text-align="justify" style:justify-single-word="false"/>
      <style:text-properties fo:language="en" fo:country="US" officeooo:paragraph-rsid="00a2c43a"/>
    </style:style>
    <style:style style:name="P58" style:family="paragraph" style:parent-style-name="Standard">
      <style:paragraph-properties fo:line-height="200%" fo:text-align="justify" style:justify-single-word="false"/>
      <style:text-properties fo:language="en" fo:country="US" officeooo:paragraph-rsid="0331853d"/>
    </style:style>
    <style:style style:name="P59" style:family="paragraph" style:parent-style-name="Standard">
      <style:paragraph-properties fo:line-height="200%" fo:text-align="justify" style:justify-single-word="false"/>
      <style:text-properties fo:language="en" fo:country="US" officeooo:rsid="00a35125" officeooo:paragraph-rsid="00a35125" fo:background-color="#ef413d"/>
    </style:style>
    <style:style style:name="P60" style:family="paragraph" style:parent-style-name="Standard">
      <style:paragraph-properties fo:line-height="200%" fo:text-align="justify" style:justify-single-word="false"/>
      <style:text-properties style:text-position="0% 100%" style:font-name="times new roman" fo:font-size="12pt" fo:language="en" fo:country="US" fo:font-style="normal" officeooo:rsid="02cc719e" officeooo:paragraph-rsid="033f76cf" fo:background-color="transparent" style:font-size-asian="12pt" style:font-style-asian="normal" style:font-size-complex="12pt" style:font-style-complex="normal"/>
    </style:style>
    <style:style style:name="P61" style:family="paragraph" style:parent-style-name="Standard">
      <style:text-properties style:font-name="times new roman1" fo:font-size="12pt"/>
    </style:style>
    <style:style style:name="P62" style:family="paragraph" style:parent-style-name="Standard">
      <style:paragraph-properties fo:line-height="200%" fo:text-align="justify" style:justify-single-word="false"/>
      <style:text-properties style:font-name="times new roman1" fo:font-size="12pt" fo:language="en" fo:country="US" fo:font-style="normal" fo:font-weight="normal" officeooo:rsid="03120ea3" officeooo:paragraph-rsid="035049f3" style:font-size-asian="12pt" style:font-style-asian="normal" style:font-weight-asian="normal" style:font-size-complex="12pt" style:font-style-complex="normal" style:font-weight-complex="normal"/>
    </style:style>
    <style:style style:name="P63" style:family="paragraph" style:parent-style-name="Standard">
      <style:paragraph-properties fo:line-height="200%" fo:text-align="justify" style:justify-single-word="false"/>
      <style:text-properties style:font-name="times new roman1" fo:font-size="12pt" fo:language="en" fo:country="US" fo:font-style="italic" fo:font-weight="bold" officeooo:rsid="014c81e9" officeooo:paragraph-rsid="035049f3" style:font-size-asian="12pt" style:font-style-asian="italic" style:font-weight-asian="bold" style:font-size-complex="12pt" style:font-style-complex="italic" style:font-weight-complex="bold"/>
    </style:style>
    <style:style style:name="P64" style:family="paragraph" style:parent-style-name="Standard">
      <style:paragraph-properties fo:line-height="200%" fo:text-align="justify" style:justify-single-word="false"/>
      <style:text-properties style:font-name="times new roman1" fo:font-size="12pt" fo:language="en" fo:country="US" fo:font-style="italic" fo:font-weight="bold" officeooo:rsid="03523993" officeooo:paragraph-rsid="03523993" style:font-size-asian="12pt" style:font-style-asian="italic" style:font-weight-asian="bold" style:font-size-complex="12pt" style:font-style-complex="italic" style:font-weight-complex="bold"/>
    </style:style>
    <style:style style:name="P65" style:family="paragraph" style:parent-style-name="Standard">
      <style:paragraph-properties fo:line-height="200%" fo:text-align="justify" style:justify-single-word="false"/>
      <style:text-properties style:font-name="times new roman1" officeooo:paragraph-rsid="034c1220"/>
    </style:style>
    <style:style style:name="P66" style:family="paragraph" style:parent-style-name="Standard">
      <style:paragraph-properties fo:margin-top="0cm" fo:margin-bottom="0.282cm" loext:contextual-spacing="false" fo:line-height="200%" fo:text-align="justify" style:justify-single-word="false"/>
      <style:text-properties style:font-name="times new roman" fo:font-size="12pt" fo:language="en" fo:country="US" fo:font-weight="bold" style:font-size-asian="12pt" style:font-weight-asian="bold" style:font-size-complex="12pt"/>
    </style:style>
    <style:style style:name="P67" style:family="paragraph" style:parent-style-name="Standard">
      <style:paragraph-properties fo:margin-top="0cm" fo:margin-bottom="0.282cm" loext:contextual-spacing="false" fo:line-height="200%" fo:text-align="justify" style:justify-single-word="false" fo:orphans="2" fo:widows="2" fo:hyphenation-ladder-count="no-limit" style:writing-mode="lr-tb"/>
      <style:text-properties style:font-name="times new roman1" fo:font-size="12pt" fo:language="en" fo:country="US" fo:font-style="normal" fo:font-weight="normal" officeooo:paragraph-rsid="032433ab" style:font-size-asian="12pt" style:font-style-asian="normal" style:font-weight-asian="normal" style:font-size-complex="12pt" style:font-style-complex="normal" style:font-weight-complex="normal" fo:hyphenate="false" fo:hyphenation-remain-char-count="2" fo:hyphenation-push-char-count="2"/>
    </style:style>
    <style:style style:name="P68" style:family="paragraph" style:parent-style-name="Standard">
      <style:paragraph-properties fo:margin-top="0cm" fo:margin-bottom="0.282cm" loext:contextual-spacing="false" fo:line-height="200%" fo:text-align="justify" style:justify-single-word="false" fo:orphans="2" fo:widows="2" fo:hyphenation-ladder-count="no-limit" style:writing-mode="lr-tb"/>
      <style:text-properties style:font-name="times new roman1" fo:font-size="12pt" fo:language="en" fo:country="US" fo:font-style="normal" fo:font-weight="normal" officeooo:rsid="00233da5" officeooo:paragraph-rsid="032433ab" style:font-size-asian="12pt" style:font-style-asian="normal" style:font-weight-asian="normal" style:font-size-complex="12pt" style:font-style-complex="normal" style:font-weight-complex="normal" fo:hyphenate="false" fo:hyphenation-remain-char-count="2" fo:hyphenation-push-char-count="2"/>
    </style:style>
    <style:style style:name="P69" style:family="paragraph" style:parent-style-name="Standard">
      <style:paragraph-properties fo:margin-top="0cm" fo:margin-bottom="0.282cm" loext:contextual-spacing="false" fo:line-height="200%" fo:text-align="justify" style:justify-single-word="false" fo:orphans="2" fo:widows="2" fo:hyphenation-ladder-count="no-limit" style:writing-mode="lr-tb"/>
      <style:text-properties style:font-name="times new roman1" officeooo:paragraph-rsid="032433ab" fo:hyphenate="false" fo:hyphenation-remain-char-count="2" fo:hyphenation-push-char-count="2"/>
    </style:style>
    <style:style style:name="P70" style:family="paragraph" style:parent-style-name="Standard">
      <style:paragraph-properties fo:margin-top="0cm" fo:margin-bottom="0.282cm" loext:contextual-spacing="false" fo:line-height="200%" fo:text-align="justify" style:justify-single-word="false" fo:orphans="2" fo:widows="2" fo:hyphenation-ladder-count="no-limit" style:writing-mode="lr-tb"/>
      <style:text-properties officeooo:paragraph-rsid="032433ab" fo:hyphenate="false" fo:hyphenation-remain-char-count="2" fo:hyphenation-push-char-count="2"/>
    </style:style>
    <style:style style:name="P71" style:family="paragraph" style:parent-style-name="Standard">
      <style:paragraph-properties fo:margin-top="0cm" fo:margin-bottom="0.282cm" loext:contextual-spacing="false" fo:line-height="200%" fo:text-align="justify" style:justify-single-word="false" fo:orphans="2" fo:widows="2" fo:hyphenation-ladder-count="no-limit" style:writing-mode="lr-tb"/>
      <style:text-properties style:text-position="0% 100%" style:font-name="times new roman1" fo:font-size="12pt" fo:language="en" fo:country="US" fo:font-style="normal" fo:font-weight="normal" officeooo:rsid="0024e37a" officeooo:paragraph-rsid="032433ab" style:font-size-asian="12pt" style:font-style-asian="normal" style:font-weight-asian="normal" style:font-size-complex="12pt" style:font-style-complex="normal" style:font-weight-complex="normal" fo:hyphenate="false" fo:hyphenation-remain-char-count="2" fo:hyphenation-push-char-count="2"/>
    </style:style>
    <style:style style:name="P72" style:family="paragraph" style:parent-style-name="Standard">
      <style:paragraph-properties fo:margin-top="0cm" fo:margin-bottom="0.282cm" loext:contextual-spacing="false" fo:line-height="200%" fo:text-align="justify" style:justify-single-word="false" fo:orphans="2" fo:widows="2" fo:hyphenation-ladder-count="no-limit" style:writing-mode="lr-tb"/>
      <style:text-properties style:font-name="Times New Roman1" fo:font-size="12pt" officeooo:paragraph-rsid="032433ab" style:font-size-asian="12pt" style:font-size-complex="12pt" fo:hyphenate="false" fo:hyphenation-remain-char-count="2" fo:hyphenation-push-char-count="2"/>
    </style:style>
    <style:style style:name="P73" style:family="paragraph" style:parent-style-name="Standard">
      <style:paragraph-properties fo:margin-top="0cm" fo:margin-bottom="0cm" loext:contextual-spacing="false" fo:line-height="200%" fo:text-align="justify" style:justify-single-word="false" style:text-autospace="none"/>
      <style:text-properties officeooo:paragraph-rsid="00df2ac3"/>
    </style:style>
    <style:style style:name="P74" style:family="paragraph" style:parent-style-name="Standard">
      <style:paragraph-properties fo:margin-left="0cm" fo:margin-right="0cm" fo:line-height="200%" fo:text-align="justify" style:justify-single-word="false" fo:text-indent="0cm" style:auto-text-indent="false"/>
      <style:text-properties style:font-name="times new roman" fo:font-size="12pt" fo:language="en" fo:country="US" fo:font-style="italic" officeooo:rsid="008a44fb" officeooo:paragraph-rsid="008a44fb" style:font-size-asian="12pt" style:font-style-asian="italic" style:font-size-complex="12pt" style:font-style-complex="italic"/>
    </style:style>
    <style:style style:name="P75" style:family="paragraph" style:parent-style-name="Standard">
      <style:paragraph-properties fo:margin-left="0cm" fo:margin-right="0cm" fo:line-height="200%" fo:text-align="justify" style:justify-single-word="false" fo:text-indent="0cm" style:auto-text-indent="false"/>
      <style:text-properties style:font-name="times new roman" fo:font-size="12pt" fo:language="en" fo:country="US" fo:font-style="italic" officeooo:rsid="008a44fb" officeooo:paragraph-rsid="00af42e3" style:font-size-asian="12pt" style:font-style-asian="italic" style:font-size-complex="12pt" style:font-style-complex="italic"/>
    </style:style>
    <style:style style:name="P76" style:family="paragraph" style:parent-style-name="Standard">
      <style:paragraph-properties fo:margin-left="0cm" fo:margin-right="0cm" fo:line-height="200%" fo:text-align="justify" style:justify-single-word="false" fo:text-indent="0cm" style:auto-text-indent="false"/>
      <style:text-properties style:font-name="times new roman" fo:font-size="12pt" fo:language="en" fo:country="US" fo:font-style="italic" officeooo:rsid="008a44fb" officeooo:paragraph-rsid="00b7808e" style:font-size-asian="12pt" style:font-style-asian="italic" style:font-size-complex="12pt" style:font-style-complex="italic"/>
    </style:style>
    <style:style style:name="P77" style:family="paragraph" style:parent-style-name="Standard">
      <style:paragraph-properties fo:margin-left="0cm" fo:margin-right="0cm" fo:line-height="200%" fo:text-align="justify" style:justify-single-word="false" fo:text-indent="0cm" style:auto-text-indent="false"/>
      <style:text-properties officeooo:paragraph-rsid="011494be"/>
    </style:style>
    <style:style style:name="P78" style:family="paragraph" style:parent-style-name="Standard">
      <style:paragraph-properties fo:margin-left="0cm" fo:margin-right="0cm" fo:line-height="200%" fo:text-align="justify" style:justify-single-word="false" fo:text-indent="0cm" style:auto-text-indent="false"/>
      <style:text-properties style:font-name="times new roman1" fo:font-weight="normal" officeooo:paragraph-rsid="0118c670" style:font-weight-asian="normal" style:font-weight-complex="normal"/>
    </style:style>
    <style:style style:name="P79" style:family="paragraph" style:parent-style-name="Standard">
      <style:paragraph-properties fo:margin-left="0cm" fo:margin-right="0cm" fo:margin-top="0cm" fo:margin-bottom="0.282cm" loext:contextual-spacing="false" fo:line-height="200%" fo:text-align="justify" style:justify-single-word="false" fo:orphans="2" fo:widows="2" fo:hyphenation-ladder-count="no-limit" fo:text-indent="0cm" style:auto-text-indent="false" style:writing-mode="lr-tb"/>
      <style:text-properties officeooo:paragraph-rsid="032433ab" fo:hyphenate="false" fo:hyphenation-remain-char-count="2" fo:hyphenation-push-char-count="2"/>
    </style:style>
    <style:style style:name="P80" style:family="paragraph" style:parent-style-name="Standard">
      <style:paragraph-properties fo:margin-left="0cm" fo:margin-right="0cm" fo:margin-top="0cm" fo:margin-bottom="0.282cm" loext:contextual-spacing="false" fo:line-height="200%" fo:text-align="justify" style:justify-single-word="false" fo:orphans="2" fo:widows="2" fo:hyphenation-ladder-count="no-limit" fo:text-indent="-0.6cm" style:auto-text-indent="false" style:writing-mode="lr-tb"/>
      <style:text-properties style:font-name="times new roman1" fo:font-size="12pt" fo:language="en" fo:country="US" fo:font-style="normal" officeooo:paragraph-rsid="032433ab" style:font-size-asian="12pt" style:font-style-asian="normal" style:font-size-complex="12pt" style:font-style-complex="normal" fo:hyphenate="false" fo:hyphenation-remain-char-count="2" fo:hyphenation-push-char-count="2"/>
    </style:style>
    <style:style style:name="P81" style:family="paragraph" style:parent-style-name="Standard">
      <style:paragraph-properties fo:margin-left="0cm" fo:margin-right="0cm" fo:margin-top="0cm" fo:margin-bottom="0.282cm" loext:contextual-spacing="false" fo:line-height="200%" fo:text-align="justify" style:justify-single-word="false" fo:orphans="2" fo:widows="2" fo:hyphenation-ladder-count="no-limit" fo:text-indent="-0.6cm" style:auto-text-indent="false" style:writing-mode="lr-tb"/>
      <style:text-properties officeooo:paragraph-rsid="032433ab" fo:hyphenate="false" fo:hyphenation-remain-char-count="2" fo:hyphenation-push-char-count="2"/>
    </style:style>
    <style:style style:name="P82" style:family="paragraph" style:parent-style-name="Standard">
      <style:paragraph-properties fo:margin-top="0cm" fo:margin-bottom="0.247cm" loext:contextual-spacing="false" fo:line-height="120%"/>
      <style:text-properties style:font-name="times new roman1" fo:font-size="12pt"/>
    </style:style>
    <style:style style:name="P83" style:family="paragraph" style:parent-style-name="Standard" style:master-page-name="Standard">
      <style:paragraph-properties fo:line-height="200%" fo:text-align="justify" style:justify-single-word="false" style:page-number="auto"/>
      <style:text-properties style:font-name="times new roman" fo:font-size="12pt" fo:language="en" fo:country="US" fo:font-weight="bold" officeooo:paragraph-rsid="02aa3eed" style:font-size-asian="12pt" style:font-weight-asian="bold" style:font-size-complex="12pt"/>
    </style:style>
    <style:style style:name="P84" style:family="paragraph" style:parent-style-name="Standard">
      <style:paragraph-properties fo:line-height="200%" fo:text-align="justify" style:justify-single-word="false"/>
      <style:text-properties style:font-name="times new roman" fo:font-size="12pt" fo:language="en" fo:country="US" fo:font-style="italic" officeooo:rsid="0132f4fa" officeooo:paragraph-rsid="01c72144" style:font-size-asian="12pt" style:font-style-asian="italic" style:font-size-complex="12pt" style:font-style-complex="italic"/>
    </style:style>
    <style:style style:name="P85" style:family="paragraph" style:parent-style-name="Standard" style:list-style-name="L2">
      <style:paragraph-properties fo:line-height="200%" fo:text-align="justify" style:justify-single-word="false"/>
      <style:text-properties style:font-name="times new roman" fo:font-size="12pt" fo:language="en" fo:country="US" officeooo:rsid="00a85cb8" officeooo:paragraph-rsid="0244804f" style:font-size-asian="12pt" style:font-size-complex="12pt"/>
    </style:style>
    <style:style style:name="P86" style:family="paragraph" style:parent-style-name="Standard" style:list-style-name="L2">
      <style:paragraph-properties fo:line-height="200%" fo:text-align="justify" style:justify-single-word="false"/>
      <style:text-properties style:font-name="times new roman" fo:font-size="12pt" fo:language="en" fo:country="US" officeooo:rsid="0224a78b" officeooo:paragraph-rsid="0244e12f" style:font-size-asian="12pt" style:font-size-complex="12pt"/>
    </style:style>
    <style:style style:name="P87" style:family="paragraph" style:parent-style-name="Standard" style:list-style-name="L3">
      <style:paragraph-properties fo:line-height="200%" fo:text-align="justify" style:justify-single-word="false"/>
      <style:text-properties style:font-name="times new roman" fo:font-size="12pt" fo:language="en" fo:country="US" officeooo:paragraph-rsid="0226e38f" style:font-size-asian="12pt" style:font-size-complex="12pt"/>
    </style:style>
    <style:style style:name="P88" style:family="paragraph" style:parent-style-name="Standard" style:list-style-name="L3">
      <style:paragraph-properties fo:line-height="200%" fo:text-align="justify" style:justify-single-word="false"/>
      <style:text-properties style:font-name="times new roman" fo:font-size="12pt" fo:language="en" fo:country="US" fo:font-weight="normal" officeooo:rsid="007cca67" officeooo:paragraph-rsid="007cca67" style:font-size-asian="12pt" style:font-weight-asian="normal" style:font-size-complex="12pt" style:font-weight-complex="normal"/>
    </style:style>
    <style:style style:name="P89" style:family="paragraph" style:parent-style-name="Standard" style:list-style-name="L3">
      <style:paragraph-properties fo:line-height="200%" fo:text-align="justify" style:justify-single-word="false"/>
      <style:text-properties style:font-name="times new roman" fo:font-size="12pt" fo:language="en" fo:country="US" fo:font-weight="normal" officeooo:rsid="01da591f" officeooo:paragraph-rsid="01da591f" style:font-size-asian="12pt" style:font-weight-asian="normal" style:font-size-complex="12pt" style:font-weight-complex="normal"/>
    </style:style>
    <style:style style:name="P90" style:family="paragraph" style:parent-style-name="Standard" style:list-style-name="L3">
      <style:paragraph-properties fo:line-height="200%" fo:text-align="justify" style:justify-single-word="false"/>
      <style:text-properties style:font-name="times new roman" fo:font-size="12pt" fo:language="en" fo:country="US" fo:font-weight="normal" officeooo:rsid="01da591f" officeooo:paragraph-rsid="021d3b9d" style:font-size-asian="12pt" style:font-weight-asian="normal" style:font-size-complex="12pt" style:font-weight-complex="normal"/>
    </style:style>
    <style:style style:name="P91" style:family="paragraph" style:parent-style-name="Standard" style:list-style-name="L3">
      <style:paragraph-properties fo:line-height="200%" fo:text-align="justify" style:justify-single-word="false"/>
      <style:text-properties style:font-name="times new roman" fo:font-size="12pt" fo:language="en" fo:country="US" fo:font-weight="normal" officeooo:rsid="01da591f" officeooo:paragraph-rsid="0226e38f" style:font-size-asian="12pt" style:font-weight-asian="normal" style:font-size-complex="12pt" style:font-weight-complex="normal"/>
    </style:style>
    <style:style style:name="P92"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14af6d7" officeooo:paragraph-rsid="035049f3" fo:background-color="transparent" style:font-size-asian="12pt" style:font-style-asian="italic" style:font-weight-asian="normal" style:font-size-complex="12pt" style:font-style-complex="italic" style:font-weight-complex="normal"/>
    </style:style>
    <style:style style:name="P93" style:family="paragraph" style:parent-style-name="Standard" style:list-style-name="WWNum4">
      <style:paragraph-properties fo:line-height="200%" fo:text-align="justify" style:justify-single-word="false"/>
      <style:text-properties style:font-name="times new roman1" fo:font-size="12pt" fo:language="en" fo:country="US" officeooo:paragraph-rsid="032433ab" style:font-size-asian="12pt" style:font-size-complex="12pt"/>
    </style:style>
    <style:style style:name="P94" style:family="paragraph" style:parent-style-name="Standard" style:list-style-name="WWNum4">
      <style:paragraph-properties fo:line-height="200%" fo:text-align="justify" style:justify-single-word="false"/>
      <style:text-properties style:font-name="times new roman1" fo:font-size="12pt" fo:language="en" fo:country="US" fo:font-style="normal" officeooo:paragraph-rsid="032433ab" style:font-size-asian="12pt" style:font-style-asian="normal" style:font-size-complex="12pt" style:font-style-complex="normal"/>
    </style:style>
    <style:style style:name="P95" style:family="paragraph" style:parent-style-name="Standard" style:list-style-name="L1">
      <style:paragraph-properties fo:line-height="200%" fo:text-align="justify" style:justify-single-word="false"/>
      <style:text-properties officeooo:paragraph-rsid="0244804f"/>
    </style:style>
    <style:style style:name="P96" style:family="paragraph" style:parent-style-name="Standard" style:list-style-name="L1">
      <style:paragraph-properties fo:line-height="200%" fo:text-align="justify" style:justify-single-word="false"/>
      <style:text-properties officeooo:rsid="0244804f" officeooo:paragraph-rsid="0244804f"/>
    </style:style>
    <style:style style:name="P97" style:family="paragraph" style:parent-style-name="Standard" style:list-style-name="WW8Num3">
      <loext:graphic-properties draw:fill="none"/>
      <style:paragraph-properties fo:margin-left="0cm" fo:margin-right="0cm" fo:margin-top="0cm" fo:margin-bottom="0.282cm" loext:contextual-spacing="false" fo:line-height="200%" fo:text-align="justify" style:justify-single-word="false" fo:orphans="2" fo:widows="2" fo:hyphenation-ladder-count="no-limit" fo:text-indent="-0.6cm" style:auto-text-indent="false" fo:background-color="transparent" style:writing-mode="lr-tb"/>
      <style:text-properties style:font-name="times new roman" fo:font-size="12pt" officeooo:paragraph-rsid="00c61b1b" style:font-size-asian="12pt" style:font-size-complex="12pt" fo:hyphenate="false" fo:hyphenation-remain-char-count="2" fo:hyphenation-push-char-count="2"/>
    </style:style>
    <style:style style:name="P98" style:family="paragraph" style:parent-style-name="Standard" style:list-style-name="WW8Num3" style:master-page-name="">
      <loext:graphic-properties draw:fill="none"/>
      <style:paragraph-properties fo:margin-left="0cm" fo:margin-right="0cm" fo:margin-top="0cm" fo:margin-bottom="0.282cm" loext:contextual-spacing="false" fo:line-height="200%" fo:text-align="justify" style:justify-single-word="false" fo:orphans="2" fo:widows="2" fo:hyphenation-ladder-count="no-limit" fo:text-indent="-0.6cm" style:auto-text-indent="false" style:page-number="auto" fo:background-color="transparent" style:writing-mode="lr-tb"/>
      <style:text-properties officeooo:paragraph-rsid="01e0ead9" fo:hyphenate="false" fo:hyphenation-remain-char-count="2" fo:hyphenation-push-char-count="2"/>
    </style:style>
    <style:style style:name="P99" style:family="paragraph" style:parent-style-name="Standard" style:list-style-name="WWNum4">
      <style:paragraph-properties fo:margin-top="0cm" fo:margin-bottom="0.282cm" loext:contextual-spacing="false" fo:line-height="200%" fo:text-align="justify" style:justify-single-word="false" fo:orphans="2" fo:widows="2" fo:hyphenation-ladder-count="no-limit" style:writing-mode="lr-tb"/>
      <style:text-properties style:font-name="times new roman1" fo:font-size="12pt" fo:language="en" fo:country="US" fo:font-style="normal" officeooo:paragraph-rsid="032433ab" fo:background-color="#ffff00" style:font-size-asian="12pt" style:font-style-asian="normal" style:font-size-complex="12pt" style:font-style-complex="normal" fo:hyphenate="false" fo:hyphenation-remain-char-count="2" fo:hyphenation-push-char-count="2"/>
    </style:style>
    <style:style style:name="P100" style:family="paragraph" style:parent-style-name="Standard" style:list-style-name="WWNum4">
      <style:paragraph-properties fo:margin-top="0cm" fo:margin-bottom="0.282cm" loext:contextual-spacing="false" fo:line-height="200%" fo:text-align="justify" style:justify-single-word="false" fo:orphans="2" fo:widows="2" fo:hyphenation-ladder-count="no-limit" style:writing-mode="lr-tb"/>
      <style:text-properties style:font-name="times new roman1" fo:font-size="12pt" fo:language="en" fo:country="US" fo:font-style="normal" fo:font-weight="normal" officeooo:paragraph-rsid="032433ab" fo:background-color="#ffff00" style:font-size-asian="12pt" style:font-style-asian="normal" style:font-weight-asian="normal" style:font-size-complex="12pt" style:font-style-complex="normal" style:font-weight-complex="normal" fo:hyphenate="false" fo:hyphenation-remain-char-count="2" fo:hyphenation-push-char-count="2"/>
    </style:style>
    <style:style style:name="P101" style:family="paragraph" style:parent-style-name="Standard" style:list-style-name="WWNum4">
      <style:paragraph-properties fo:margin-top="0cm" fo:margin-bottom="0.282cm" loext:contextual-spacing="false" fo:line-height="200%" fo:text-align="justify" style:justify-single-word="false" fo:orphans="2" fo:widows="2" fo:hyphenation-ladder-count="no-limit" style:writing-mode="lr-tb"/>
      <style:text-properties style:font-name="times new roman1" fo:font-size="12pt" fo:language="en" fo:country="US" fo:font-style="normal" fo:font-weight="normal" officeooo:paragraph-rsid="032433ab" style:font-size-asian="12pt" style:font-style-asian="normal" style:font-weight-asian="normal" style:font-size-complex="12pt" style:font-style-complex="normal" style:font-weight-complex="normal" fo:hyphenate="false" fo:hyphenation-remain-char-count="2" fo:hyphenation-push-char-count="2"/>
    </style:style>
    <style:style style:name="P102" style:family="paragraph" style:parent-style-name="Standard" style:list-style-name="L2">
      <style:paragraph-properties fo:margin-top="0cm" fo:margin-bottom="0.282cm" loext:contextual-spacing="false" fo:line-height="200%" fo:text-align="justify" style:justify-single-word="false" fo:orphans="2" fo:widows="2" fo:hyphenation-ladder-count="no-limit" style:writing-mode="lr-tb"/>
      <style:text-properties style:font-name="times new roman1" fo:font-size="12pt" fo:language="en" fo:country="US" fo:font-style="normal" officeooo:paragraph-rsid="02477aa4" style:font-size-asian="12pt" style:font-style-asian="normal" style:font-size-complex="12pt" style:font-style-complex="normal" fo:hyphenate="false" fo:hyphenation-remain-char-count="2" fo:hyphenation-push-char-count="2"/>
    </style:style>
    <style:style style:name="P103" style:family="paragraph" style:parent-style-name="Standard" style:list-style-name="L2">
      <style:paragraph-properties fo:margin-top="0cm" fo:margin-bottom="0.282cm" loext:contextual-spacing="false" fo:line-height="200%" fo:text-align="justify" style:justify-single-word="false" fo:orphans="2" fo:widows="2" fo:hyphenation-ladder-count="no-limit" style:writing-mode="lr-tb"/>
      <style:text-properties officeooo:paragraph-rsid="02477aa4" fo:hyphenate="false" fo:hyphenation-remain-char-count="2" fo:hyphenation-push-char-count="2"/>
    </style:style>
    <style:style style:name="P104" style:family="paragraph" style:parent-style-name="Standard" style:list-style-name="L2">
      <style:paragraph-properties fo:margin-top="0cm" fo:margin-bottom="0.282cm" loext:contextual-spacing="false" fo:line-height="200%" fo:text-align="justify" style:justify-single-word="false" fo:orphans="2" fo:widows="2" fo:hyphenation-ladder-count="no-limit" style:writing-mode="lr-tb"/>
      <style:text-properties style:text-line-through-style="none" style:text-line-through-type="none" style:text-position="0% 100%" style:font-name="times new roman1" fo:font-size="12pt" fo:language="en" fo:country="US" fo:font-style="normal" fo:font-weight="normal" officeooo:rsid="0224a78b" officeooo:paragraph-rsid="02477aa4" style:font-size-asian="12pt" style:font-style-asian="normal" style:font-weight-asian="normal" style:font-size-complex="12pt" style:font-style-complex="normal" style:font-weight-complex="normal" fo:hyphenate="false" fo:hyphenation-remain-char-count="2" fo:hyphenation-push-char-count="2"/>
    </style:style>
    <style:style style:name="P105" style:family="paragraph" style:parent-style-name="Standard" style:list-style-name="L3">
      <style:paragraph-properties fo:margin-top="0cm" fo:margin-bottom="0.282cm" loext:contextual-spacing="false" fo:line-height="200%" fo:text-align="justify" style:justify-single-word="false" fo:orphans="2" fo:widows="2" fo:hyphenation-ladder-count="no-limit" style:writing-mode="lr-tb"/>
      <style:text-properties style:font-name="times new roman" fo:font-size="12pt" fo:language="en" fo:country="US" fo:font-style="normal" fo:font-weight="normal" officeooo:rsid="001073f3" officeooo:paragraph-rsid="02477aa4" style:font-size-asian="12pt" style:font-style-asian="normal" style:font-weight-asian="normal" style:font-size-complex="12pt" style:font-style-complex="normal" style:font-weight-complex="normal" fo:hyphenate="false" fo:hyphenation-remain-char-count="2" fo:hyphenation-push-char-count="2"/>
    </style:style>
    <style:style style:name="P106" style:family="paragraph" style:parent-style-name="Standard" style:list-style-name="L3">
      <style:paragraph-properties fo:margin-top="0cm" fo:margin-bottom="0.282cm" loext:contextual-spacing="false" fo:line-height="200%" fo:text-align="justify" style:justify-single-word="false" fo:orphans="2" fo:widows="2" fo:hyphenation-ladder-count="no-limit" style:writing-mode="lr-tb"/>
      <style:text-properties style:font-name="times new roman" fo:font-size="12pt" fo:language="en" fo:country="US" fo:font-weight="normal" officeooo:rsid="01da591f" officeooo:paragraph-rsid="0248e7dc" style:font-size-asian="12pt" style:font-weight-asian="normal" style:font-size-complex="12pt" style:font-weight-complex="normal" fo:hyphenate="false" fo:hyphenation-remain-char-count="2" fo:hyphenation-push-char-count="2"/>
    </style:style>
    <style:style style:name="P107" style:family="paragraph" style:parent-style-name="Standard" style:list-style-name="L1">
      <style:paragraph-properties fo:margin-left="0.635cm" fo:margin-right="0cm" fo:line-height="200%" fo:text-align="start" style:justify-single-word="false" fo:text-indent="0cm" style:auto-text-indent="false"/>
      <style:text-properties fo:color="#000000" style:text-outline="false" style:text-line-through-style="none" style:text-line-through-type="none" style:font-name="Liberation Serif1" fo:font-size="10pt" fo:letter-spacing="normal" fo:font-style="normal" fo:text-shadow="none" style:text-underline-style="none" fo:font-weight="normal" style:letter-kerning="true" style:font-size-asian="10pt" style:font-style-asian="normal" style:font-weight-asian="normal" style:text-emphasize="none"/>
    </style:style>
    <style:style style:name="P1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0" style:family="paragraph">
      <style:paragraph-properties fo:margin-left="0cm" fo:margin-right="0cm" fo:margin-top="0cm" fo:margin-bottom="0cm" fo:line-height="78%" fo:text-align="center" fo:text-indent="0cm" style:text-autospace="ideograph-alpha" style:punctuation-wrap="simple"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1" style:family="paragraph">
      <style:paragraph-properties fo:margin-top="0cm" fo:margin-bottom="0.282cm" fo:line-height="150%" fo:text-align="justify"/>
    </style:style>
    <style:style style:name="P11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officeooo:rsid="0088a359" style:font-weight-asian="bold"/>
    </style:style>
    <style:style style:name="T3" style:family="text">
      <style:text-properties fo:font-weight="bold" officeooo:rsid="00c61b1b" style:font-weight-asian="bold"/>
    </style:style>
    <style:style style:name="T4" style:family="text">
      <style:text-properties fo:font-weight="bold" fo:background-color="#fff200" loext:char-shading-value="0" style:font-weight-asian="bold"/>
    </style:style>
    <style:style style:name="T5" style:family="text">
      <style:text-properties fo:font-weight="bold" officeooo:rsid="02f8de1b" fo:background-color="#fff200" loext:char-shading-value="0" style:font-weight-asian="bold"/>
    </style:style>
    <style:style style:name="T6" style:family="text">
      <style:text-properties fo:color="#000000" style:text-position="0% 100%" style:font-name="times new roman1" fo:font-size="12pt" fo:language="en" fo:country="US" style:font-size-asian="12pt" style:font-name-complex="Times New Roman2" style:font-size-complex="12pt"/>
    </style:style>
    <style:style style:name="T7" style:family="text">
      <style:text-properties fo:color="#000000" style:text-position="0% 100%" style:font-name="times new roman1" fo:font-size="12pt" fo:language="en" fo:country="US" fo:font-style="normal" fo:font-weight="normal" officeooo:rsid="01329442" style:font-size-asian="12pt" style:font-style-asian="normal" style:font-weight-asian="normal" style:font-name-complex="Times New Roman2" style:font-size-complex="12pt" style:font-style-complex="normal" style:font-weight-complex="normal"/>
    </style:style>
    <style:style style:name="T8" style:family="text">
      <style:text-properties fo:color="#000000" style:text-position="0% 100%" style:font-name="times new roman1" fo:font-size="12pt" fo:language="en" fo:country="US"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fo:color="#000000" style:font-name="times new roman1" fo:font-size="12pt" fo:language="en" fo:country="US" officeooo:rsid="0339b1fe" style:font-size-asian="12pt" style:font-name-complex="Times New Roman1" style:font-size-complex="12pt"/>
    </style:style>
    <style:style style:name="T10" style:family="text">
      <style:text-properties fo:color="#000000" style:font-name="times new roman1" fo:font-size="12pt" fo:language="en" fo:country="US" style:font-size-asian="12pt" style:language-asian="pt" style:country-asian="BR" style:font-name-complex="Times New Roman2" style:font-size-complex="12pt"/>
    </style:style>
    <style:style style:name="T11" style:family="text">
      <style:text-properties fo:color="#000000" style:font-name="times new roman1" fo:font-size="12pt" fo:language="en" fo:country="US" officeooo:rsid="00df77a3" style:font-size-asian="12pt" style:language-asian="pt" style:country-asian="BR" style:font-name-complex="Times New Roman2" style:font-size-complex="12pt"/>
    </style:style>
    <style:style style:name="T12" style:family="text">
      <style:text-properties fo:color="#000000" style:font-name="times new roman1" fo:font-size="12pt" fo:language="en" fo:country="US" officeooo:rsid="01cebbfd" style:font-size-asian="12pt" style:language-asian="pt" style:country-asian="BR" style:font-name-complex="Times New Roman2" style:font-size-complex="12pt"/>
    </style:style>
    <style:style style:name="T13" style:family="text">
      <style:text-properties fo:color="#000000" style:font-name="times new roman1" fo:font-size="12pt" fo:language="en" fo:country="US" officeooo:rsid="0240d044" style:font-size-asian="12pt" style:language-asian="pt" style:country-asian="BR" style:font-name-complex="Times New Roman2" style:font-size-complex="12pt"/>
    </style:style>
    <style:style style:name="T14" style:family="text">
      <style:text-properties fo:color="#000000" style:font-name="times new roman1" fo:font-size="12pt" fo:language="en" fo:country="US" officeooo:rsid="033d868b" style:font-size-asian="12pt" style:language-asian="pt" style:country-asian="BR" style:font-name-complex="Times New Roman2" style:font-size-complex="12pt"/>
    </style:style>
    <style:style style:name="T15" style:family="text">
      <style:text-properties fo:color="#000000" style:font-name="times new roman1" fo:font-size="12pt" fo:language="en" fo:country="US" style:font-size-asian="12pt" style:font-name-complex="Times New Roman2" style:font-size-complex="12pt"/>
    </style:style>
    <style:style style:name="T16" style:family="text">
      <style:text-properties fo:color="#000000" style:font-name="times new roman1" fo:font-size="12pt" fo:language="en" fo:country="US" officeooo:rsid="00e04757" style:font-size-asian="12pt" style:font-name-complex="Times New Roman2" style:font-size-complex="12pt"/>
    </style:style>
    <style:style style:name="T17" style:family="text">
      <style:text-properties fo:color="#000000" style:font-name="times new roman1" fo:font-size="12pt" fo:language="en" fo:country="US" officeooo:rsid="00e1056f" style:font-size-asian="12pt" style:font-name-complex="Times New Roman2" style:font-size-complex="12pt"/>
    </style:style>
    <style:style style:name="T18" style:family="text">
      <style:text-properties fo:color="#000000" style:font-name="times new roman1" fo:font-size="12pt" fo:language="en" fo:country="US" officeooo:rsid="01c62a29" style:font-size-asian="12pt" style:font-name-complex="Times New Roman2" style:font-size-complex="12pt"/>
    </style:style>
    <style:style style:name="T19" style:family="text">
      <style:text-properties fo:color="#000000" style:font-name="times new roman1" fo:font-size="12pt" fo:language="en" fo:country="US" officeooo:rsid="01c72144" style:font-size-asian="12pt" style:font-name-complex="Times New Roman2" style:font-size-complex="12pt"/>
    </style:style>
    <style:style style:name="T20" style:family="text">
      <style:text-properties fo:color="#000000" style:font-name="times new roman1" fo:font-size="12pt" fo:language="en" fo:country="US" officeooo:rsid="01cbe447" style:font-size-asian="12pt" style:font-name-complex="Times New Roman2" style:font-size-complex="12pt"/>
    </style:style>
    <style:style style:name="T21" style:family="text">
      <style:text-properties fo:color="#000000" style:font-name="times new roman1" fo:font-size="12pt" fo:language="en" fo:country="US" officeooo:rsid="01cd7d70" style:font-size-asian="12pt" style:font-name-complex="Times New Roman2" style:font-size-complex="12pt"/>
    </style:style>
    <style:style style:name="T22" style:family="text">
      <style:text-properties fo:color="#000000" style:font-name="times new roman1" fo:font-size="12pt" fo:language="en" fo:country="US" officeooo:rsid="01cebbfd" style:font-size-asian="12pt" style:font-name-complex="Times New Roman2" style:font-size-complex="12pt"/>
    </style:style>
    <style:style style:name="T23" style:family="text">
      <style:text-properties fo:color="#000000" style:font-name="times new roman1" fo:font-size="12pt" fo:language="en" fo:country="US" officeooo:rsid="01cec090" style:font-size-asian="12pt" style:font-name-complex="Times New Roman2" style:font-size-complex="12pt"/>
    </style:style>
    <style:style style:name="T24" style:family="text">
      <style:text-properties fo:color="#000000" style:font-name="times new roman1" fo:font-size="12pt" fo:language="en" fo:country="US" officeooo:rsid="0240d044" style:font-size-asian="12pt" style:font-name-complex="Times New Roman2" style:font-size-complex="12pt"/>
    </style:style>
    <style:style style:name="T25" style:family="text">
      <style:text-properties fo:color="#000000" style:font-name="times new roman1" fo:font-size="12pt" fo:language="en" fo:country="US" officeooo:rsid="02cb5302" style:font-size-asian="12pt" style:font-name-complex="Times New Roman2" style:font-size-complex="12pt"/>
    </style:style>
    <style:style style:name="T26" style:family="text">
      <style:text-properties fo:color="#000000" style:font-name="times new roman1" fo:font-size="12pt" fo:language="en" fo:country="US" officeooo:rsid="02cc719e" style:font-size-asian="12pt" style:font-name-complex="Times New Roman2" style:font-size-complex="12pt"/>
    </style:style>
    <style:style style:name="T27" style:family="text">
      <style:text-properties fo:color="#000000" style:font-name="times new roman1" fo:font-size="12pt" fo:language="en" fo:country="US" officeooo:rsid="0342255c" style:font-size-asian="12pt" style:font-name-complex="Times New Roman2" style:font-size-complex="12pt"/>
    </style:style>
    <style:style style:name="T28" style:family="text">
      <style:text-properties fo:color="#000000" style:font-name="times new roman1" fo:font-size="12pt" fo:language="en" fo:country="US" officeooo:rsid="0346201c" style:font-size-asian="12pt" style:font-name-complex="Times New Roman2" style:font-size-complex="12pt"/>
    </style:style>
    <style:style style:name="T29" style:family="text">
      <style:text-properties fo:color="#000000" style:font-name="times new roman1" fo:font-size="12pt" fo:language="en" fo:country="US" officeooo:rsid="03476d4f" style:font-size-asian="12pt" style:font-name-complex="Times New Roman2" style:font-size-complex="12pt"/>
    </style:style>
    <style:style style:name="T30" style:family="text">
      <style:text-properties fo:color="#000000" style:font-name="times new roman1" fo:font-size="12pt" fo:language="en" fo:country="US" officeooo:rsid="034a8a79" style:font-size-asian="12pt" style:font-name-complex="Times New Roman2" style:font-size-complex="12pt"/>
    </style:style>
    <style:style style:name="T31" style:family="text">
      <style:text-properties fo:color="#000000" style:font-name="times new roman1" fo:font-size="12pt" fo:language="en" fo:country="US" officeooo:rsid="034f9a60" style:font-size-asian="12pt" style:font-name-complex="Times New Roman2" style:font-size-complex="12pt"/>
    </style:style>
    <style:style style:name="T32" style:family="text">
      <style:text-properties fo:color="#000000" style:font-name="times new roman1" fo:font-size="12pt" fo:language="en" fo:country="US" fo:font-style="italic" style:font-size-asian="12pt" style:font-style-asian="italic" style:font-name-complex="Times New Roman2" style:font-size-complex="12pt" style:font-style-complex="italic"/>
    </style:style>
    <style:style style:name="T33" style:family="text">
      <style:text-properties fo:color="#000000" style:font-name="times new roman1" fo:font-size="12pt" fo:language="en" fo:country="US" fo:background-color="transparent" loext:char-shading-value="0" style:font-size-asian="12pt" style:language-asian="pt" style:country-asian="BR" style:font-name-complex="Times New Roman2" style:font-size-complex="12pt"/>
    </style:style>
    <style:style style:name="T34" style:family="text">
      <style:text-properties fo:color="#000000" style:font-name="times new roman1" fo:font-size="12pt" fo:language="en" fo:country="US" officeooo:rsid="00df77a3" fo:background-color="transparent" loext:char-shading-value="0" style:font-size-asian="12pt" style:language-asian="pt" style:country-asian="BR" style:font-name-complex="Times New Roman2" style:font-size-complex="12pt"/>
    </style:style>
    <style:style style:name="T35" style:family="text">
      <style:text-properties fo:color="#000000" style:font-name="times new roman1" fo:font-size="12pt" fo:language="en" fo:country="US" officeooo:rsid="01c474e5" fo:background-color="transparent" loext:char-shading-value="0" style:font-size-asian="12pt" style:language-asian="pt" style:country-asian="BR" style:font-name-complex="Times New Roman2" style:font-size-complex="12pt"/>
    </style:style>
    <style:style style:name="T36" style:family="text">
      <style:text-properties fo:color="#000000" style:font-name="times new roman1" fo:font-size="12pt" fo:language="en" fo:country="US" officeooo:rsid="01cbe447" fo:background-color="transparent" loext:char-shading-value="0" style:font-size-asian="12pt" style:language-asian="pt" style:country-asian="BR" style:font-name-complex="Times New Roman2" style:font-size-complex="12pt"/>
    </style:style>
    <style:style style:name="T37" style:family="text">
      <style:text-properties fo:color="#000000" style:font-name="times new roman1" fo:font-size="12pt" fo:language="en" fo:country="US" officeooo:rsid="01ce1c5c" fo:background-color="transparent" loext:char-shading-value="0" style:font-size-asian="12pt" style:language-asian="pt" style:country-asian="BR" style:font-name-complex="Times New Roman2" style:font-size-complex="12pt"/>
    </style:style>
    <style:style style:name="T38" style:family="text">
      <style:text-properties fo:color="#000000" style:font-name="times new roman1" fo:font-size="12pt" fo:language="en" fo:country="US" officeooo:rsid="0345a4d5" fo:background-color="transparent" loext:char-shading-value="0" style:font-size-asian="12pt" style:language-asian="pt" style:country-asian="BR" style:font-name-complex="Times New Roman2" style:font-size-complex="12pt"/>
    </style:style>
    <style:style style:name="T39" style:family="text">
      <style:text-properties fo:color="#000000" style:font-name="times new roman1" fo:font-size="12pt" fo:language="en" fo:country="US" fo:font-style="normal" fo:font-weight="normal" officeooo:rsid="0088a359" style:font-size-asian="12pt" style:font-style-asian="normal" style:font-weight-asian="normal" style:font-name-complex="Times New Roman2" style:font-size-complex="12pt" style:font-style-complex="normal" style:font-weight-complex="normal"/>
    </style:style>
    <style:style style:name="T40" style:family="text">
      <style:text-properties fo:color="#000000" style:font-name="times new roman1" fo:font-size="12pt" fo:language="en" fo:country="US" fo:font-style="normal" fo:font-weight="normal" officeooo:rsid="01329442" style:font-size-asian="12pt" style:font-style-asian="normal" style:font-weight-asian="normal" style:font-name-complex="Times New Roman2" style:font-size-complex="12pt" style:font-style-complex="normal" style:font-weight-complex="normal"/>
    </style:style>
    <style:style style:name="T41" style:family="text">
      <style:text-properties fo:color="#000000" style:font-name="times new roman1" fo:font-size="12pt" fo:language="en" fo:country="US" fo:font-style="normal" fo:font-weight="normal" officeooo:rsid="01cd7d70" style:font-size-asian="12pt" style:font-style-asian="normal" style:font-weight-asian="normal" style:font-name-complex="Times New Roman2" style:font-size-complex="12pt" style:font-style-complex="normal" style:font-weight-complex="normal"/>
    </style:style>
    <style:style style:name="T42" style:family="text">
      <style:text-properties fo:color="#000000" style:font-name="times new roman1" fo:font-size="12pt" fo:language="en" fo:country="US" fo:font-style="normal" fo:font-weight="normal" officeooo:rsid="01cebbfd" style:font-size-asian="12pt" style:font-style-asian="normal" style:font-weight-asian="normal" style:font-name-complex="Times New Roman2" style:font-size-complex="12pt" style:font-style-complex="normal" style:font-weight-complex="normal"/>
    </style:style>
    <style:style style:name="T43" style:family="text">
      <style:text-properties fo:color="#000000" style:font-name="times new roman1" fo:font-size="12pt" fo:language="en" fo:country="US" fo:font-style="normal" fo:font-weight="normal" officeooo:rsid="02cb5302" style:font-size-asian="12pt" style:font-style-asian="normal" style:font-weight-asian="normal" style:font-name-complex="Times New Roman2" style:font-size-complex="12pt" style:font-style-complex="normal" style:font-weight-complex="normal"/>
    </style:style>
    <style:style style:name="T44" style:family="text">
      <style:text-properties fo:color="#000000" style:font-name="times new roman1" fo:font-size="12pt" fo:language="en" fo:country="US" fo:font-style="normal" fo:font-weight="normal" officeooo:rsid="0345a4d5" style:font-size-asian="12pt" style:font-style-asian="normal" style:font-weight-asian="normal" style:font-name-complex="Times New Roman2" style:font-size-complex="12pt" style:font-style-complex="normal" style:font-weight-complex="normal"/>
    </style:style>
    <style:style style:name="T45" style:family="text">
      <style:text-properties fo:color="#000000" style:font-name="times new roman1" fo:font-size="12pt" fo:language="en" fo:country="US" fo:font-style="normal" fo:font-weight="normal" officeooo:rsid="0109fa88" style:font-size-asian="12pt" style:font-style-asian="normal" style:font-weight-asian="normal" style:font-name-complex="Times New Roman2" style:font-size-complex="12pt" style:font-style-complex="normal" style:font-weight-complex="normal"/>
    </style:style>
    <style:style style:name="T46" style:family="text">
      <style:text-properties fo:color="#000000" style:font-name="times new roman1" fo:font-size="12pt" fo:language="en" fo:country="US" fo:font-style="normal" fo:font-weight="normal" officeooo:rsid="02e8e737" style:font-size-asian="12pt" style:font-style-asian="normal" style:font-weight-asian="normal" style:font-name-complex="Times New Roman2" style:font-size-complex="12pt" style:font-style-complex="normal" style:font-weight-complex="normal"/>
    </style:style>
    <style:style style:name="T47" style:family="text">
      <style:text-properties fo:color="#000000" style:font-name="times new roman1" fo:font-size="12pt" fo:language="en" fo:country="US" fo:font-style="normal" fo:font-weight="normal" officeooo:rsid="010c1246" style:font-size-asian="12pt" style:font-style-asian="normal" style:font-weight-asian="normal" style:font-name-complex="Times New Roman2" style:font-size-complex="12pt" style:font-style-complex="normal" style:font-weight-complex="normal"/>
    </style:style>
    <style:style style:name="T48" style:family="text">
      <style:text-properties fo:color="#000000" style:font-name="times new roman1" fo:font-size="12pt" fo:language="en" fo:country="US" fo:font-style="normal" fo:font-weight="normal" officeooo:rsid="01d35ce8" style:font-size-asian="12pt" style:font-style-asian="normal" style:font-weight-asian="normal" style:font-name-complex="Times New Roman2" style:font-size-complex="12pt" style:font-style-complex="normal" style:font-weight-complex="normal"/>
    </style:style>
    <style:style style:name="T49" style:family="text">
      <style:text-properties fo:color="#000000" style:font-name="times new roman1" fo:font-size="12pt" fo:language="en" fo:country="US" fo:font-style="normal" fo:font-weight="normal" officeooo:rsid="025e52ae" style:font-size-asian="12pt" style:font-style-asian="normal" style:font-weight-asian="normal" style:font-name-complex="Times New Roman2" style:font-size-complex="12pt" style:font-style-complex="normal" style:font-weight-complex="normal"/>
    </style:style>
    <style:style style:name="T50" style:family="text">
      <style:text-properties fo:color="#000000" style:font-name="times new roman1" fo:font-size="12pt" fo:language="en" fo:country="US" fo:font-style="normal" fo:font-weight="normal" officeooo:rsid="02b945fd" style:font-size-asian="12pt" style:font-style-asian="normal" style:font-weight-asian="normal" style:font-name-complex="Times New Roman2" style:font-size-complex="12pt" style:font-style-complex="normal" style:font-weight-complex="normal"/>
    </style:style>
    <style:style style:name="T51" style:family="text">
      <style:text-properties fo:color="#000000" style:font-name="times new roman1" fo:font-size="12pt" fo:language="en" fo:country="US" fo:font-style="normal" fo:font-weight="normal" officeooo:rsid="02e201dc" style:font-size-asian="12pt" style:font-style-asian="normal" style:font-weight-asian="normal" style:font-name-complex="Times New Roman2" style:font-size-complex="12pt" style:font-style-complex="normal" style:font-weight-complex="normal"/>
    </style:style>
    <style:style style:name="T52" style:family="text">
      <style:text-properties fo:color="#000000" style:font-name="times new roman1" fo:font-size="12pt" fo:language="en" fo:country="US" fo:font-style="normal" fo:font-weight="normal" officeooo:rsid="02d897b8" style:font-size-asian="12pt" style:font-style-asian="normal" style:font-weight-asian="normal" style:font-name-complex="Times New Roman2" style:font-size-complex="12pt" style:font-style-complex="normal" style:font-weight-complex="normal"/>
    </style:style>
    <style:style style:name="T53" style:family="text">
      <style:text-properties fo:color="#000000" style:font-name="times new roman1" fo:font-size="12pt" fo:language="en" fo:country="US" fo:font-style="normal" fo:font-weight="normal" officeooo:rsid="02e93832" style:font-size-asian="12pt" style:font-style-asian="normal" style:font-weight-asian="normal" style:font-name-complex="Times New Roman2" style:font-size-complex="12pt" style:font-style-complex="normal" style:font-weight-complex="normal"/>
    </style:style>
    <style:style style:name="T54" style:family="text">
      <style:text-properties fo:color="#000000" style:font-name="times new roman1" fo:font-size="12pt" fo:language="en" fo:country="US" fo:font-style="normal" fo:font-weight="normal" officeooo:rsid="0346201c" style:font-size-asian="12pt" style:font-style-asian="normal" style:font-weight-asian="normal" style:font-name-complex="Times New Roman2" style:font-size-complex="12pt" style:font-style-complex="normal" style:font-weight-complex="normal"/>
    </style:style>
    <style:style style:name="T55" style:family="text">
      <style:text-properties fo:color="#000000" style:font-name="times new roman1" fo:font-size="12pt" fo:language="en" fo:country="US" fo:font-style="normal" fo:font-weight="normal" officeooo:rsid="03494c4b" style:font-size-asian="12pt" style:font-style-asian="normal" style:font-weight-asian="normal" style:font-name-complex="Times New Roman2" style:font-size-complex="12pt" style:font-style-complex="normal" style:font-weight-complex="normal"/>
    </style:style>
    <style:style style:name="T56" style:family="text">
      <style:text-properties fo:color="#000000" style:font-name="times new roman1" fo:font-size="12pt" fo:language="en" fo:country="US" fo:font-style="normal" fo:font-weight="normal" officeooo:rsid="034a8a79" style:font-size-asian="12pt" style:font-style-asian="normal" style:font-weight-asian="normal" style:font-name-complex="Times New Roman2" style:font-size-complex="12pt" style:font-style-complex="normal" style:font-weight-complex="normal"/>
    </style:style>
    <style:style style:name="T57" style:family="text">
      <style:text-properties fo:color="#000000" style:font-name="times new roman1" fo:font-size="12pt" fo:language="en" fo:country="US" fo:font-style="normal" fo:font-weight="normal" officeooo:rsid="034aa20e" style:font-size-asian="12pt" style:font-style-asian="normal" style:font-weight-asian="normal" style:font-name-complex="Times New Roman2" style:font-size-complex="12pt" style:font-style-complex="normal" style:font-weight-complex="normal"/>
    </style:style>
    <style:style style:name="T58" style:family="text">
      <style:text-properties fo:color="#000000" style:text-position="super 58%" style:font-name="times new roman1" fo:font-size="12pt" fo:language="en" fo:country="US" fo:font-style="normal" fo:font-weight="normal" officeooo:rsid="01329442" style:font-size-asian="12pt" style:font-style-asian="normal" style:font-weight-asian="normal" style:font-name-complex="Times New Roman2" style:font-size-complex="12pt" style:font-style-complex="normal" style:font-weight-complex="normal"/>
    </style:style>
    <style:style style:name="T59" style:family="text">
      <style:text-properties fo:color="#000000" style:text-outline="false" style:text-line-through-style="none" style:text-line-through-type="none" style:font-name="Times New Roman1" fo:font-size="12pt" fo:letter-spacing="normal" fo:language="en" fo:country="US"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style>
    <style:style style:name="T60" style:family="text">
      <style:text-properties fo:color="#000000" style:text-outline="false" style:text-line-through-style="none" style:text-line-through-type="none" style:font-name="Times New Roman1" fo:font-size="12pt" fo:letter-spacing="normal" fo:language="en" fo:country="US" fo:font-style="normal" fo:text-shadow="none" style:text-underline-style="none" fo:font-weight="normal" officeooo:rsid="002184f2" style:letter-kerning="true" style:font-size-asian="12pt" style:font-style-asian="normal" style:font-weight-asian="normal" style:font-size-complex="12pt" style:font-style-complex="normal" style:font-weight-complex="normal" style:text-emphasize="none"/>
    </style:style>
    <style:style style:name="T61" style:family="text">
      <style:text-properties fo:color="#000000" style:text-outline="false" style:text-line-through-style="none" style:text-line-through-type="none" style:font-name="Times New Roman1" fo:font-size="12pt" fo:letter-spacing="normal" fo:language="en" fo:country="US" fo:font-style="normal" fo:text-shadow="none" style:text-underline-style="none" fo:font-weight="normal" officeooo:rsid="0021db08" style:letter-kerning="true" style:font-size-asian="12pt" style:font-style-asian="normal" style:font-weight-asian="normal" style:font-size-complex="12pt" style:font-style-complex="normal" style:font-weight-complex="normal" style:text-emphasize="none"/>
    </style:style>
    <style:style style:name="T62" style:family="text">
      <style:text-properties fo:color="#000000" style:text-outline="false" style:text-line-through-style="none" style:text-line-through-type="none" style:text-position="0% 100%" style:font-name="Times New Roman1" fo:font-size="12pt" fo:letter-spacing="normal" fo:language="en" fo:country="US"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style>
    <style:style style:name="T63" style:family="text">
      <style:text-properties fo:color="#000000" style:text-outline="false" style:text-line-through-style="none" style:text-line-through-type="none" style:text-position="0% 100%" style:font-name="Times New Roman1" fo:font-size="12pt" fo:letter-spacing="normal" fo:language="en" fo:country="US" fo:font-style="normal" fo:text-shadow="none" style:text-underline-style="none" fo:font-weight="normal" officeooo:rsid="0021db08" style:letter-kerning="true" style:font-size-asian="12pt" style:font-style-asian="normal" style:font-weight-asian="normal" style:font-size-complex="12pt" style:font-style-complex="normal" style:font-weight-complex="normal" style:text-emphasize="none"/>
    </style:style>
    <style:style style:name="T64" style:family="text">
      <style:text-properties fo:color="#000000" style:text-outline="false" style:text-line-through-style="none" style:text-line-through-type="none" style:text-position="0% 100%" style:font-name="Times New Roman1" fo:font-size="12pt" fo:letter-spacing="normal" fo:language="en" fo:country="US" fo:font-style="normal" fo:text-shadow="none" style:text-underline-style="none" fo:font-weight="normal" officeooo:rsid="0027703c" style:letter-kerning="true" style:font-size-asian="12pt" style:font-style-asian="normal" style:font-weight-asian="normal" style:font-size-complex="12pt" style:font-style-complex="normal" style:font-weight-complex="normal" style:text-emphasize="none"/>
    </style:style>
    <style:style style:name="T65" style:family="text">
      <style:text-properties fo:language="en" fo:country="US"/>
    </style:style>
    <style:style style:name="T66" style:family="text">
      <style:text-properties fo:language="en" fo:country="US" officeooo:rsid="0029d911"/>
    </style:style>
    <style:style style:name="T67" style:family="text">
      <style:text-properties fo:language="en" fo:country="US" officeooo:rsid="002a2a43"/>
    </style:style>
    <style:style style:name="T68" style:family="text">
      <style:text-properties fo:language="en" fo:country="US" officeooo:rsid="002c0ae7"/>
    </style:style>
    <style:style style:name="T69" style:family="text">
      <style:text-properties fo:language="en" fo:country="US" officeooo:rsid="00320ac5"/>
    </style:style>
    <style:style style:name="T70" style:family="text">
      <style:text-properties fo:language="en" fo:country="US" officeooo:rsid="00514a81"/>
    </style:style>
    <style:style style:name="T71" style:family="text">
      <style:text-properties fo:language="en" fo:country="US" officeooo:rsid="00802d19"/>
    </style:style>
    <style:style style:name="T72" style:family="text">
      <style:text-properties fo:language="en" fo:country="US" officeooo:rsid="0189ec2a"/>
    </style:style>
    <style:style style:name="T73" style:family="text">
      <style:text-properties fo:language="en" fo:country="US" officeooo:rsid="01ae86a7"/>
    </style:style>
    <style:style style:name="T74" style:family="text">
      <style:text-properties fo:language="en" fo:country="US" fo:font-style="normal" fo:font-weight="normal" officeooo:rsid="006dfa44" style:font-style-asian="normal" style:font-weight-asian="normal" style:font-style-complex="normal" style:font-weight-complex="normal"/>
    </style:style>
    <style:style style:name="T75" style:family="text">
      <style:text-properties fo:language="en" fo:country="US" fo:font-style="normal" fo:font-weight="normal" officeooo:rsid="01bf6dd5" style:font-style-asian="normal" style:font-weight-asian="normal" style:font-style-complex="normal" style:font-weight-complex="normal"/>
    </style:style>
    <style:style style:name="T76" style:family="text">
      <style:text-properties fo:language="en" fo:country="US" fo:font-style="normal" fo:font-weight="normal" officeooo:rsid="01c15bb9" style:font-style-asian="normal" style:font-weight-asian="normal" style:font-style-complex="normal" style:font-weight-complex="normal"/>
    </style:style>
    <style:style style:name="T77" style:family="text">
      <style:text-properties fo:language="en" fo:country="US" fo:font-style="normal" fo:font-weight="normal" officeooo:rsid="01c41f7a" style:font-style-asian="normal" style:font-weight-asian="normal" style:font-style-complex="normal" style:font-weight-complex="normal"/>
    </style:style>
    <style:style style:name="T78" style:family="text">
      <style:text-properties fo:language="en" fo:country="US" fo:font-style="normal" fo:font-weight="normal" officeooo:rsid="01cbe447" style:font-style-asian="normal" style:font-weight-asian="normal" style:font-style-complex="normal" style:font-weight-complex="normal"/>
    </style:style>
    <style:style style:name="T79" style:family="text">
      <style:text-properties fo:language="en" fo:country="US" fo:font-style="normal" fo:font-weight="normal" officeooo:rsid="0345a4d5" style:font-style-asian="normal" style:font-weight-asian="normal" style:font-style-complex="normal" style:font-weight-complex="normal"/>
    </style:style>
    <style:style style:name="T80" style:family="text">
      <style:text-properties fo:language="en" fo:country="US" fo:font-style="normal" style:text-underline-style="solid" style:text-underline-width="auto" style:text-underline-color="font-color" fo:font-weight="normal" officeooo:rsid="006dfa44" style:font-style-asian="normal" style:font-weight-asian="normal" style:font-style-complex="normal" style:font-weight-complex="normal"/>
    </style:style>
    <style:style style:name="T81" style:family="text">
      <style:text-properties fo:language="en" fo:country="US" officeooo:rsid="02394158"/>
    </style:style>
    <style:style style:name="T82" style:family="text">
      <style:text-properties fo:language="en" fo:country="US" officeooo:rsid="023c0b18"/>
    </style:style>
    <style:style style:name="T83" style:family="text">
      <style:text-properties fo:language="en" fo:country="US" officeooo:rsid="0192f2a7"/>
    </style:style>
    <style:style style:name="T84" style:family="text">
      <style:text-properties fo:language="en" fo:country="US" officeooo:rsid="01885ae4"/>
    </style:style>
    <style:style style:name="T85" style:family="text">
      <style:text-properties fo:language="en" fo:country="US" officeooo:rsid="018acef5"/>
    </style:style>
    <style:style style:name="T86" style:family="text">
      <style:text-properties fo:language="en" fo:country="US" officeooo:rsid="018b2636"/>
    </style:style>
    <style:style style:name="T87" style:family="text">
      <style:text-properties fo:language="en" fo:country="US" officeooo:rsid="02c964ea"/>
    </style:style>
    <style:style style:name="T88" style:family="text">
      <style:text-properties fo:language="en" fo:country="US" officeooo:rsid="004c8705"/>
    </style:style>
    <style:style style:name="T89" style:family="text">
      <style:text-properties fo:language="en" fo:country="US" officeooo:rsid="004cda2a"/>
    </style:style>
    <style:style style:name="T90" style:family="text">
      <style:text-properties fo:language="en" fo:country="US" officeooo:rsid="0338ad28"/>
    </style:style>
    <style:style style:name="T91" style:family="text">
      <style:text-properties fo:language="en" fo:country="US" officeooo:rsid="033940c5"/>
    </style:style>
    <style:style style:name="T92" style:family="text">
      <style:text-properties fo:language="en" fo:country="US" fo:font-style="italic" style:font-style-asian="italic" style:font-style-complex="italic"/>
    </style:style>
    <style:style style:name="T93" style:family="text">
      <style:text-properties fo:language="en" fo:country="US" fo:font-style="italic" officeooo:rsid="00c61b1b" style:font-style-asian="italic" style:font-style-complex="italic"/>
    </style:style>
    <style:style style:name="T94" style:family="text">
      <style:text-properties fo:language="en" fo:country="US" fo:font-style="italic" officeooo:rsid="00c66b15" style:font-style-asian="italic" style:font-style-complex="italic"/>
    </style:style>
    <style:style style:name="T95" style:family="text">
      <style:text-properties fo:language="en" fo:country="US" fo:font-style="italic" officeooo:rsid="01de235d" style:font-style-asian="italic" style:font-style-complex="italic"/>
    </style:style>
    <style:style style:name="T96" style:family="text">
      <style:text-properties fo:language="en" fo:country="US" fo:font-style="italic" fo:background-color="transparent" loext:char-shading-value="0" style:font-style-asian="italic" style:font-style-complex="italic"/>
    </style:style>
    <style:style style:name="T97" style:family="text">
      <style:text-properties fo:language="en" fo:country="US" fo:font-style="italic" officeooo:rsid="00c66b15" fo:background-color="transparent" loext:char-shading-value="0" style:font-style-asian="italic" style:font-style-complex="italic"/>
    </style:style>
    <style:style style:name="T98" style:family="text">
      <style:text-properties style:font-name="Times New Roman1" fo:font-size="12pt" fo:language="en" fo:country="US" fo:font-weight="normal" style:font-size-asian="12pt" style:font-weight-asian="normal" style:font-size-complex="12pt" style:font-weight-complex="normal"/>
    </style:style>
    <style:style style:name="T99" style:family="text">
      <style:text-properties style:font-name="Times New Roman1" fo:font-size="12pt" fo:language="en" fo:country="US" fo:font-weight="normal" officeooo:rsid="00e4e8ba" style:font-size-asian="12pt" style:font-weight-asian="normal" style:font-size-complex="12pt" style:font-weight-complex="normal"/>
    </style:style>
    <style:style style:name="T100" style:family="text">
      <style:text-properties style:font-name="Times New Roman1" fo:font-size="12pt" fo:language="en" fo:country="US" fo:font-weight="normal" officeooo:rsid="030a0ec6" style:font-size-asian="12pt" style:font-weight-asian="normal" style:font-size-complex="12pt" style:font-weight-complex="normal"/>
    </style:style>
    <style:style style:name="T101" style:family="text">
      <style:text-properties style:font-name="Times New Roman1" fo:font-size="12pt" fo:language="en" fo:country="US" fo:font-weight="normal" officeooo:rsid="030bb7fb" style:font-size-asian="12pt" style:font-weight-asian="normal" style:font-size-complex="12pt" style:font-weight-complex="normal"/>
    </style:style>
    <style:style style:name="T102" style:family="text">
      <style:text-properties style:font-name="Times New Roman1" fo:font-size="12pt" fo:language="en" fo:country="US" fo:font-weight="normal" officeooo:rsid="030d90ce" style:font-size-asian="12pt" style:font-weight-asian="normal" style:font-size-complex="12pt" style:font-weight-complex="normal"/>
    </style:style>
    <style:style style:name="T103" style:family="text">
      <style:text-properties style:font-name="Times New Roman1" fo:font-size="12pt" fo:language="en" fo:country="US" fo:font-weight="normal" officeooo:rsid="034da9c0" style:font-size-asian="12pt" style:font-weight-asian="normal" style:font-size-complex="12pt" style:font-weight-complex="normal"/>
    </style:style>
    <style:style style:name="T104" style:family="text">
      <style:text-properties style:font-name="Times New Roman1" fo:font-size="12pt" fo:language="en" fo:country="US" fo:font-weight="normal" officeooo:rsid="034f9a60" style:font-size-asian="12pt" style:font-weight-asian="normal" style:font-size-complex="12pt" style:font-weight-complex="normal"/>
    </style:style>
    <style:style style:name="T105" style:family="text">
      <style:text-properties style:font-name="Times New Roman1" fo:font-size="12pt" fo:language="en" fo:country="US" fo:font-weight="normal" fo:background-color="#ffffff" loext:char-shading-value="0" style:font-size-asian="12pt" style:font-weight-asian="normal" style:font-size-complex="12pt" style:font-weight-complex="normal"/>
    </style:style>
    <style:style style:name="T106" style:family="text">
      <style:text-properties style:font-name="Times New Roman1" fo:font-size="12pt" fo:language="en" fo:country="US" fo:font-weight="normal" officeooo:rsid="00e4e8ba" fo:background-color="#ffffff" loext:char-shading-value="0" style:font-size-asian="12pt" style:font-weight-asian="normal" style:font-size-complex="12pt" style:font-weight-complex="normal"/>
    </style:style>
    <style:style style:name="T107" style:family="text">
      <style:text-properties style:font-name="Times New Roman1" fo:font-size="12pt" fo:language="en" fo:country="US" fo:font-weight="normal" officeooo:rsid="031015b8" fo:background-color="#ffffff" loext:char-shading-value="0" style:font-size-asian="12pt" style:font-weight-asian="normal" style:font-size-complex="12pt" style:font-weight-complex="normal"/>
    </style:style>
    <style:style style:name="T108" style:family="text">
      <style:text-properties style:font-name="Times New Roman1" fo:font-size="12pt" fo:language="en" fo:country="US" fo:font-weight="normal" officeooo:rsid="030d90ce" fo:background-color="#ffffff" loext:char-shading-value="0" style:font-size-asian="12pt" style:font-weight-asian="normal" style:font-size-complex="12pt" style:font-weight-complex="normal"/>
    </style:style>
    <style:style style:name="T109" style:family="text">
      <style:text-properties style:font-name="Times New Roman1" fo:font-size="12pt" fo:language="en" fo:country="US" fo:font-weight="normal" officeooo:rsid="034da9c0" fo:background-color="#ffffff" loext:char-shading-value="0" style:font-size-asian="12pt" style:font-weight-asian="normal" style:font-size-complex="12pt" style:font-weight-complex="normal"/>
    </style:style>
    <style:style style:name="T110" style:family="text">
      <style:text-properties style:font-name="Times New Roman1" fo:font-size="12pt" fo:language="en" fo:country="US" fo:font-style="italic" fo:font-weight="normal" officeooo:rsid="030d90ce" fo:background-color="#ffffff" loext:char-shading-value="0" style:font-size-asian="12pt" style:font-style-asian="italic" style:font-weight-asian="normal" style:font-size-complex="12pt" style:font-style-complex="italic" style:font-weight-complex="normal"/>
    </style:style>
    <style:style style:name="T111" style:family="text">
      <style:text-properties style:font-name="Times New Roman1" fo:font-size="12pt" fo:language="en" fo:country="US" fo:font-style="italic" style:font-size-asian="12pt" style:font-style-asian="italic" style:font-size-complex="12pt" style:font-style-complex="italic"/>
    </style:style>
    <style:style style:name="T112" style:family="text">
      <style:text-properties style:font-name="Times New Roman1" fo:font-size="12pt" fo:language="en" fo:country="US" fo:font-style="italic" officeooo:rsid="030a0ec6" style:font-size-asian="12pt" style:font-style-asian="italic" style:font-size-complex="12pt" style:font-style-complex="italic"/>
    </style:style>
    <style:style style:name="T113" style:family="text">
      <style:text-properties style:font-name="Times New Roman1" fo:font-size="12pt" fo:language="en" fo:country="US" style:font-size-asian="12pt" style:font-size-complex="12pt"/>
    </style:style>
    <style:style style:name="T114" style:family="text">
      <style:text-properties style:font-name="Times New Roman1" fo:font-size="12pt" fo:language="en" fo:country="US" officeooo:rsid="004c8705" style:font-size-asian="12pt" style:font-size-complex="12pt"/>
    </style:style>
    <style:style style:name="T115" style:family="text">
      <style:text-properties style:font-name="Times New Roman1" fo:font-size="12pt" fo:language="en" fo:country="US" officeooo:rsid="004cda2a" style:font-size-asian="12pt" style:font-size-complex="12pt"/>
    </style:style>
    <style:style style:name="T116" style:family="text">
      <style:text-properties style:font-name="Times New Roman1" fo:font-size="12pt" fo:font-weight="normal" officeooo:rsid="034da9c0" style:font-size-asian="12pt" style:font-weight-asian="normal" style:font-size-complex="12pt" style:font-weight-complex="normal"/>
    </style:style>
    <style:style style:name="T117" style:family="text">
      <style:text-properties style:font-name="Times New Roman1" fo:font-size="12pt" style:font-size-asian="12pt" style:font-size-complex="12pt"/>
    </style:style>
    <style:style style:name="T118" style:family="text">
      <style:text-properties style:font-name="Times New Roman1" fo:font-size="12pt" officeooo:rsid="004c8705" style:font-size-asian="12pt" style:font-size-complex="12pt"/>
    </style:style>
    <style:style style:name="T119" style:family="text">
      <style:text-properties style:font-name="Times New Roman1" officeooo:rsid="00e6e4ec"/>
    </style:style>
    <style:style style:name="T120" style:family="text">
      <style:text-properties style:font-name="Times New Roman1" fo:language="en" fo:country="US" fo:font-weight="normal" officeooo:rsid="01973de6" style:font-weight-asian="normal" style:font-weight-complex="normal"/>
    </style:style>
    <style:style style:name="T121" style:family="text">
      <style:text-properties style:font-name="Times New Roman1" fo:language="en" fo:country="US" fo:font-weight="normal" officeooo:rsid="02394158" style:font-weight-asian="normal" style:font-weight-complex="normal"/>
    </style:style>
    <style:style style:name="T122" style:family="text">
      <style:text-properties style:font-name="Times New Roman1" fo:language="en" fo:country="US" fo:font-weight="normal" officeooo:rsid="01bb7415" style:font-weight-asian="normal" style:font-weight-complex="normal"/>
    </style:style>
    <style:style style:name="T123" style:family="text">
      <style:text-properties style:font-name="Times New Roman1" fo:language="en" fo:country="US" fo:font-weight="normal" officeooo:rsid="01997b1d" style:font-weight-asian="normal" style:font-weight-complex="normal"/>
    </style:style>
    <style:style style:name="T124" style:family="text">
      <style:text-properties style:font-name="Times New Roman1" fo:language="en" fo:country="US" fo:font-weight="normal" officeooo:rsid="019fabb0" style:font-weight-asian="normal" style:font-weight-complex="normal"/>
    </style:style>
    <style:style style:name="T125" style:family="text">
      <style:text-properties style:font-name="Times New Roman1" fo:language="en" fo:country="US" fo:font-weight="normal" officeooo:rsid="01b4e24e" style:font-weight-asian="normal" style:font-weight-complex="normal"/>
    </style:style>
    <style:style style:name="T126" style:family="text">
      <style:text-properties style:font-name="Times New Roman1" fo:language="en" fo:country="US" fo:font-weight="normal" officeooo:rsid="02385249" style:font-weight-asian="normal" style:font-weight-complex="normal"/>
    </style:style>
    <style:style style:name="T127" style:family="text">
      <style:text-properties style:font-name="Times New Roman1" fo:language="en" fo:country="US" fo:font-weight="normal" officeooo:rsid="019a6831" style:font-weight-asian="normal" style:font-weight-complex="normal"/>
    </style:style>
    <style:style style:name="T128" style:family="text">
      <style:text-properties style:font-name="Times New Roman1" fo:language="en" fo:country="US" fo:font-weight="normal" officeooo:rsid="023c0b18" style:font-weight-asian="normal" style:font-weight-complex="normal"/>
    </style:style>
    <style:style style:name="T129" style:family="text">
      <style:text-properties style:font-name="Times New Roman1" fo:language="en" fo:country="US" fo:font-weight="normal" officeooo:rsid="02c61aa0" style:font-weight-asian="normal" style:font-weight-complex="normal"/>
    </style:style>
    <style:style style:name="T130" style:family="text">
      <style:text-properties style:font-name="Times New Roman1" fo:language="en" fo:country="US" fo:font-weight="normal" officeooo:rsid="0337dcaf" style:font-weight-asian="normal" style:font-weight-complex="normal"/>
    </style:style>
    <style:style style:name="T131" style:family="text">
      <style:text-properties style:font-name="Times New Roman1" fo:language="en" fo:country="US" fo:font-weight="normal" officeooo:rsid="0338ad28" style:font-weight-asian="normal" style:font-weight-complex="normal"/>
    </style:style>
    <style:style style:name="T132" style:family="text">
      <style:text-properties style:text-position="0% 100%"/>
    </style:style>
    <style:style style:name="T133" style:family="text">
      <style:text-properties style:text-position="0% 100%" fo:language="en" fo:country="US"/>
    </style:style>
    <style:style style:name="T134" style:family="text">
      <style:text-properties style:text-position="0% 100%" fo:language="en" fo:country="US" officeooo:rsid="02394158"/>
    </style:style>
    <style:style style:name="T135" style:family="text">
      <style:text-properties style:text-position="0% 100%" fo:language="en" fo:country="US" officeooo:rsid="0192f2a7"/>
    </style:style>
    <style:style style:name="T136" style:family="text">
      <style:text-properties style:text-position="0% 100%" fo:language="en" fo:country="US" officeooo:rsid="018acef5"/>
    </style:style>
    <style:style style:name="T137" style:family="text">
      <style:text-properties style:text-position="0% 100%" fo:language="en" fo:country="US" officeooo:rsid="0338ad28"/>
    </style:style>
    <style:style style:name="T138" style:family="text">
      <style:text-properties style:text-position="0% 100%" fo:font-style="normal" fo:font-weight="normal" officeooo:rsid="0151c74e" style:font-style-asian="normal" style:font-weight-asian="normal" style:font-style-complex="normal" style:font-weight-complex="normal"/>
    </style:style>
    <style:style style:name="T139" style:family="text">
      <style:text-properties style:text-position="0% 100%" fo:font-style="normal" officeooo:rsid="0097e30e" fo:background-color="transparent" loext:char-shading-value="0" style:font-style-asian="normal" style:font-style-complex="normal"/>
    </style:style>
    <style:style style:name="T140" style:family="text">
      <style:text-properties style:text-position="0% 100%" style:font-name="times new roman1" fo:font-size="12pt" fo:language="en" fo:country="US" fo:font-weight="normal" style:font-size-asian="12pt" style:font-weight-asian="normal" style:font-size-complex="12pt" style:font-weight-complex="normal"/>
    </style:style>
    <style:style style:name="T141" style:family="text">
      <style:text-properties style:text-position="0% 100%" style:font-name="times new roman1" fo:font-size="12pt" fo:language="en" fo:country="US" fo:font-weight="normal" officeooo:rsid="0111c915" fo:background-color="#ffffff" loext:char-shading-value="0" style:font-size-asian="12pt" style:font-weight-asian="normal" style:font-size-complex="12pt" style:font-weight-complex="normal"/>
    </style:style>
    <style:style style:name="T142" style:family="text">
      <style:text-properties style:text-position="0% 100%"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143" style:family="text">
      <style:text-properties style:text-position="0% 100%" style:font-name="times new roman1" fo:font-size="12pt" fo:language="en" fo:country="US" fo:font-style="normal" fo:font-weight="normal" officeooo:rsid="0008f488" style:font-size-asian="12pt" style:font-style-asian="normal" style:font-weight-asian="normal" style:font-size-complex="12pt" style:font-style-complex="normal" style:font-weight-complex="normal"/>
    </style:style>
    <style:style style:name="T144" style:family="text">
      <style:text-properties style:text-position="0% 100%" style:font-name="times new roman1" fo:font-size="12pt" fo:language="en" fo:country="US" fo:font-style="normal" fo:font-weight="normal" officeooo:rsid="00295e29" style:font-size-asian="12pt" style:font-style-asian="normal" style:font-weight-asian="normal" style:font-size-complex="12pt" style:font-style-complex="normal" style:font-weight-complex="normal"/>
    </style:style>
    <style:style style:name="T145" style:family="text">
      <style:text-properties style:text-position="0% 100%" style:font-name="times new roman1" fo:font-size="12pt" fo:language="en" fo:country="US" fo:font-style="normal" fo:font-weight="normal" officeooo:rsid="0047fc60" style:font-size-asian="12pt" style:font-style-asian="normal" style:font-weight-asian="normal" style:font-size-complex="12pt" style:font-style-complex="normal" style:font-weight-complex="normal"/>
    </style:style>
    <style:style style:name="T146" style:family="text">
      <style:text-properties style:text-position="0% 100%" style:font-name="times new roman1" fo:font-size="12pt" fo:language="en" fo:country="US" fo:font-style="normal" fo:font-weight="normal" officeooo:rsid="0045ead5" style:font-size-asian="12pt" style:font-style-asian="normal" style:font-weight-asian="normal" style:font-size-complex="12pt" style:font-style-complex="normal" style:font-weight-complex="normal"/>
    </style:style>
    <style:style style:name="T147" style:family="text">
      <style:text-properties style:text-position="0% 100%" style:font-name="times new roman1" fo:font-size="12pt" fo:language="en" fo:country="US" fo:font-style="normal" fo:font-weight="normal" officeooo:rsid="0049015f" style:font-size-asian="12pt" style:font-style-asian="normal" style:font-weight-asian="normal" style:font-size-complex="12pt" style:font-style-complex="normal" style:font-weight-complex="normal"/>
    </style:style>
    <style:style style:name="T148" style:family="text">
      <style:text-properties style:text-position="0% 100%" style:font-name="times new roman1" fo:font-size="12pt" fo:language="en" fo:country="US" fo:font-style="normal" fo:font-weight="normal" officeooo:rsid="00475e3e" style:font-size-asian="12pt" style:font-style-asian="normal" style:font-weight-asian="normal" style:font-size-complex="12pt" style:font-style-complex="normal" style:font-weight-complex="normal"/>
    </style:style>
    <style:style style:name="T149" style:family="text">
      <style:text-properties style:text-position="0% 100%" style:font-name="times new roman1" fo:font-size="12pt" fo:language="en" fo:country="US" fo:font-style="normal" fo:font-weight="normal" officeooo:rsid="003b62d6" style:font-size-asian="12pt" style:font-style-asian="normal" style:font-weight-asian="normal" style:font-size-complex="12pt" style:font-style-complex="normal" style:font-weight-complex="normal"/>
    </style:style>
    <style:style style:name="T150" style:family="text">
      <style:text-properties style:text-position="0% 100%" style:font-name="times new roman1" fo:font-size="12pt" fo:language="en" fo:country="US" fo:font-style="normal" fo:font-weight="normal" officeooo:rsid="00524278" style:font-size-asian="12pt" style:font-style-asian="normal" style:font-weight-asian="normal" style:font-size-complex="12pt" style:font-style-complex="normal" style:font-weight-complex="normal"/>
    </style:style>
    <style:style style:name="T151" style:family="text">
      <style:text-properties style:text-position="0% 100%" style:font-name="times new roman1" fo:font-size="12pt" fo:language="en" fo:country="US" fo:font-style="normal" fo:font-weight="normal" officeooo:rsid="0050ab68" style:font-size-asian="12pt" style:font-style-asian="normal" style:font-weight-asian="normal" style:font-size-complex="12pt" style:font-style-complex="normal" style:font-weight-complex="normal"/>
    </style:style>
    <style:style style:name="T152" style:family="text">
      <style:text-properties style:text-position="0% 100%" style:font-name="times new roman1" fo:font-size="12pt" fo:language="en" fo:country="US" fo:font-style="normal" fo:font-weight="normal" officeooo:rsid="00512d79" style:font-size-asian="12pt" style:font-style-asian="normal" style:font-weight-asian="normal" style:font-size-complex="12pt" style:font-style-complex="normal" style:font-weight-complex="normal"/>
    </style:style>
    <style:style style:name="T153" style:family="text">
      <style:text-properties style:text-position="0% 100%" style:font-name="times new roman1" fo:font-size="12pt" fo:language="en" fo:country="US" fo:font-style="normal" fo:font-weight="normal" officeooo:rsid="004c8705" style:font-size-asian="12pt" style:font-style-asian="normal" style:font-weight-asian="normal" style:font-size-complex="12pt" style:font-style-complex="normal" style:font-weight-complex="normal"/>
    </style:style>
    <style:style style:name="T154" style:family="text">
      <style:text-properties style:text-position="0% 100%" style:font-name="times new roman1" fo:font-size="12pt" fo:language="en" fo:country="US"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55" style:family="text">
      <style:text-properties style:text-position="0% 100%" style:font-name="times new roman1" fo:font-size="12pt" fo:language="en" fo:country="US" fo:font-style="normal" fo:font-weight="normal" officeooo:rsid="0049015f" fo:background-color="transparent" loext:char-shading-value="0" style:font-size-asian="12pt" style:font-style-asian="normal" style:font-weight-asian="normal" style:font-size-complex="12pt" style:font-style-complex="normal" style:font-weight-complex="normal"/>
    </style:style>
    <style:style style:name="T156" style:family="text">
      <style:text-properties style:text-position="0% 100%" style:font-name="times new roman1" fo:font-size="12pt" fo:language="en" fo:country="US" fo:font-style="normal" fo:font-weight="normal" officeooo:rsid="004c8705"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style:text-position="0% 100%" style:font-name="times new roman1" fo:font-size="12pt" fo:language="en" fo:country="US" fo:font-style="normal" fo:font-weight="normal" officeooo:rsid="02e74b34"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style:text-position="0% 100%" style:font-name="times new roman1" fo:font-size="12pt" fo:language="en" fo:country="US" fo:font-style="normal" fo:font-weight="normal" officeooo:rsid="02e8e737" fo:background-color="transparent" loext:char-shading-value="0" style:font-size-asian="12pt" style:font-style-asian="normal" style:font-weight-asian="normal" style:font-size-complex="12pt" style:font-style-complex="normal" style:font-weight-complex="normal"/>
    </style:style>
    <style:style style:name="T159" style:family="text">
      <style:text-properties style:text-position="0% 100%" style:font-name="times new roman1" fo:font-size="12pt" fo:language="en" fo:country="US" fo:font-style="normal" fo:font-weight="normal" officeooo:rsid="0129654b"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style:text-position="0% 100%" style:font-name="times new roman1" fo:font-size="12pt" fo:language="en" fo:country="US" fo:font-style="normal" style:font-size-asian="12pt" style:font-style-asian="normal" style:font-size-complex="12pt" style:font-style-complex="normal"/>
    </style:style>
    <style:style style:name="T161" style:family="text">
      <style:text-properties style:text-position="0% 100%" style:font-name="times new roman1" fo:font-size="12pt" fo:font-weight="normal" officeooo:rsid="0118c670" style:font-size-asian="12pt" style:font-weight-asian="normal" style:font-size-complex="12pt" style:font-weight-complex="normal"/>
    </style:style>
    <style:style style:name="T162" style:family="text">
      <style:text-properties style:text-position="0% 100%" style:font-name="times new roman1" fo:font-weight="normal" officeooo:rsid="0100e8cc" fo:background-color="transparent" loext:char-shading-value="0" style:font-weight-asian="normal" style:font-weight-complex="normal"/>
    </style:style>
    <style:style style:name="T163" style:family="text">
      <style:text-properties style:text-position="0% 100%" style:font-name="times new roman1" fo:font-weight="normal" officeooo:rsid="02e02cc1" style:font-weight-asian="normal" style:font-weight-complex="normal"/>
    </style:style>
    <style:style style:name="T164" style:family="text">
      <style:text-properties style:text-position="0% 100%" style:font-name="times new roman1" fo:font-weight="normal" officeooo:rsid="01098e76" style:font-weight-asian="normal" style:font-weight-complex="normal"/>
    </style:style>
    <style:style style:name="T165" style:family="text">
      <style:text-properties style:text-position="0% 100%" style:font-name="times new roman1" fo:font-style="normal" style:font-style-asian="normal" style:font-style-complex="normal"/>
    </style:style>
    <style:style style:name="T166" style:family="text">
      <style:text-properties style:text-position="0% 100%" style:font-name="times new roman1" fo:font-style="normal" fo:font-weight="normal" officeooo:rsid="0151c74e" style:font-style-asian="normal" style:font-weight-asian="normal" style:font-style-complex="normal" style:font-weight-complex="normal"/>
    </style:style>
    <style:style style:name="T167" style:family="text">
      <style:text-properties style:text-position="0% 100%" officeooo:rsid="01453c81"/>
    </style:style>
    <style:style style:name="T168" style:family="text">
      <style:text-properties style:text-position="0% 100%" officeooo:rsid="0145bd53"/>
    </style:style>
    <style:style style:name="T169" style:family="text">
      <style:text-properties style:text-position="0% 100%" officeooo:rsid="01472de6"/>
    </style:style>
    <style:style style:name="T170" style:family="text">
      <style:text-properties style:text-position="0% 100%" style:font-name="Times New Roman1" fo:language="en" fo:country="US" fo:font-weight="normal" officeooo:rsid="01997b1d" style:font-weight-asian="normal" style:font-weight-complex="normal"/>
    </style:style>
    <style:style style:name="T171" style:family="text">
      <style:text-properties style:text-position="0% 100%" style:font-name="Times New Roman1" fo:language="en" fo:country="US" fo:font-weight="normal" officeooo:rsid="01973de6" style:font-weight-asian="normal" style:font-weight-complex="normal"/>
    </style:style>
    <style:style style:name="T172" style:family="text">
      <style:text-properties style:text-position="0% 100%" style:font-name="Times New Roman1" fo:language="en" fo:country="US" fo:font-weight="normal" officeooo:rsid="02c61aa0" style:font-weight-asian="normal" style:font-weight-complex="normal"/>
    </style:style>
    <style:style style:name="T173" style:family="text">
      <style:text-properties style:text-position="0% 100%" style:font-name="Times New Roman1" fo:font-size="12pt" style:font-size-asian="12pt" style:font-size-complex="12pt"/>
    </style:style>
    <style:style style:name="T174" style:family="text">
      <style:text-properties style:text-position="0% 100%" style:font-name="Times New Roman1" fo:font-size="12pt" fo:language="en" fo:country="US" officeooo:rsid="004c8705" style:font-size-asian="12pt" style:font-size-complex="12pt"/>
    </style:style>
    <style:style style:name="T175" style:family="text">
      <style:text-properties style:text-position="0% 100%" style:font-name="times new roman" fo:font-size="12pt" fo:language="en" fo:country="US" fo:font-weight="normal" officeooo:rsid="00823346" style:font-size-asian="12pt" style:font-weight-asian="normal" style:font-name-complex="serif" style:font-size-complex="12pt" style:font-weight-complex="normal"/>
    </style:style>
    <style:style style:name="T176" style:family="text">
      <style:text-properties style:text-position="0% 100%" style:font-name="times new roman" fo:font-size="12pt" fo:language="en" fo:country="US" fo:font-weight="normal" officeooo:rsid="01a26bba" style:font-size-asian="12pt" style:font-weight-asian="normal" style:font-name-complex="serif" style:font-size-complex="12pt" style:font-weight-complex="normal"/>
    </style:style>
    <style:style style:name="T177" style:family="text">
      <style:text-properties style:text-position="0% 100%" style:font-name="times new roman" fo:font-size="12pt" fo:language="en" fo:country="US" fo:font-weight="normal" officeooo:rsid="01a2e68e" style:font-size-asian="12pt" style:font-weight-asian="normal" style:font-name-complex="serif" style:font-size-complex="12pt" style:font-weight-complex="normal"/>
    </style:style>
    <style:style style:name="T178" style:family="text">
      <style:text-properties style:text-position="0% 100%" style:font-name="times new roman" fo:font-size="12pt" fo:language="en" fo:country="US" fo:font-weight="normal" officeooo:rsid="01bc91db" style:font-size-asian="12pt" style:font-weight-asian="normal" style:font-name-complex="serif" style:font-size-complex="12pt" style:font-weight-complex="normal"/>
    </style:style>
    <style:style style:name="T179" style:family="text">
      <style:text-properties style:text-position="0% 100%" style:font-name="times new roman" fo:font-size="12pt" fo:language="en" fo:country="US" fo:font-weight="normal" officeooo:rsid="006d5b03" style:font-size-asian="12pt" style:font-weight-asian="normal" style:font-name-complex="serif" style:font-size-complex="12pt" style:font-weight-complex="normal"/>
    </style:style>
    <style:style style:name="T180" style:family="text">
      <style:text-properties style:text-position="0% 100%" style:font-name="times new roman" fo:font-size="12pt" fo:language="en" fo:country="US" fo:font-weight="normal" officeooo:rsid="01bd59f3" style:font-size-asian="12pt" style:font-weight-asian="normal" style:font-name-complex="serif" style:font-size-complex="12pt" style:font-weight-complex="normal"/>
    </style:style>
    <style:style style:name="T181" style:family="text">
      <style:text-properties style:text-position="0% 100%" style:font-name="times new roman" fo:font-size="12pt" fo:language="en" fo:country="US" fo:font-weight="normal" officeooo:rsid="033940c5" style:font-size-asian="12pt" style:font-weight-asian="normal" style:font-name-complex="serif" style:font-size-complex="12pt" style:font-weight-complex="normal"/>
    </style:style>
    <style:style style:name="T182" style:family="text">
      <style:text-properties style:text-position="0% 100%" style:font-name="times new roman" fo:font-size="12pt" fo:language="en" fo:country="US" fo:font-weight="normal" officeooo:rsid="0339b1fe" style:font-size-asian="12pt" style:font-weight-asian="normal" style:font-name-complex="serif" style:font-size-complex="12pt" style:font-weight-complex="normal"/>
    </style:style>
    <style:style style:name="T183" style:family="text">
      <style:text-properties style:text-position="0% 100%" style:font-name="times new roman" fo:font-size="12pt" style:font-size-asian="12pt" style:font-size-complex="12pt"/>
    </style:style>
    <style:style style:name="T184" style:family="text">
      <style:text-properties style:text-position="0% 100%" style:font-name="times new roman" fo:font-size="12pt" officeooo:rsid="00162ce8" style:font-size-asian="12pt" style:font-size-complex="12pt"/>
    </style:style>
    <style:style style:name="T185" style:family="text">
      <style:text-properties style:text-position="0% 100%" style:font-name="times new roman" fo:font-size="12pt" officeooo:rsid="0046219c" style:font-size-asian="12pt" style:font-size-complex="12pt"/>
    </style:style>
    <style:style style:name="T186" style:family="text">
      <style:text-properties style:text-position="0% 100%" style:font-name="times new roman" fo:font-size="12pt" officeooo:rsid="01844743" style:font-size-asian="12pt" style:font-size-complex="12pt"/>
    </style:style>
    <style:style style:name="T187" style:family="text">
      <style:text-properties style:text-position="0% 100%" style:font-name="times new roman" fo:font-size="12pt" officeooo:rsid="01ad974e" style:font-size-asian="12pt" style:font-size-complex="12pt"/>
    </style:style>
    <style:style style:name="T188" style:family="text">
      <style:text-properties style:text-position="0% 100%" style:font-name="times new roman" fo:font-size="12pt" officeooo:rsid="02360a37" style:font-size-asian="12pt" style:font-size-complex="12pt"/>
    </style:style>
    <style:style style:name="T189" style:family="text">
      <style:text-properties style:text-position="0% 100%" style:font-name="times new roman" fo:font-size="12pt" officeooo:rsid="00274625" style:font-size-asian="12pt" style:font-size-complex="12pt"/>
    </style:style>
    <style:style style:name="T190" style:family="text">
      <style:text-properties style:text-position="0% 100%" style:font-name="times new roman" fo:font-size="12pt" officeooo:rsid="0331853d" style:font-size-asian="12pt" style:font-size-complex="12pt"/>
    </style:style>
    <style:style style:name="T191" style:family="text">
      <style:text-properties style:text-position="0% 100%" style:font-name="times new roman" fo:font-size="12pt" officeooo:rsid="00272633" style:font-size-asian="12pt" style:font-name-complex="Times New Roman1" style:font-size-complex="12pt"/>
    </style:style>
    <style:style style:name="T192" style:family="text">
      <style:text-properties style:text-position="0% 100%" officeooo:rsid="02e02cc1"/>
    </style:style>
    <style:style style:name="T193" style:family="text">
      <style:text-properties style:font-name="times new roman" fo:font-size="12pt" fo:language="en" fo:country="US" style:font-size-asian="12pt" style:font-name-complex="Times New Roman1" style:font-size-complex="12pt"/>
    </style:style>
    <style:style style:name="T194" style:family="text">
      <style:text-properties style:font-name="times new roman" fo:font-size="12pt" fo:language="en" fo:country="US" style:font-size-asian="12pt" style:font-size-complex="12pt"/>
    </style:style>
    <style:style style:name="T195" style:family="text">
      <style:text-properties style:font-name="times new roman" fo:font-size="12pt" fo:language="en" fo:country="US" officeooo:rsid="0088a359" style:font-size-asian="12pt" style:font-size-complex="12pt"/>
    </style:style>
    <style:style style:name="T196" style:family="text">
      <style:text-properties style:font-name="times new roman" fo:font-size="12pt" fo:language="en" fo:country="US" officeooo:rsid="0162b670" style:font-size-asian="12pt" style:font-size-complex="12pt"/>
    </style:style>
    <style:style style:name="T197" style:family="text">
      <style:text-properties style:font-name="times new roman" fo:font-size="12pt" fo:language="en" fo:country="US" officeooo:rsid="01bd59f3" style:font-size-asian="12pt" style:font-size-complex="12pt"/>
    </style:style>
    <style:style style:name="T198" style:family="text">
      <style:text-properties style:font-name="times new roman" fo:font-size="12pt" fo:language="en" fo:country="US" officeooo:rsid="00a85cb8" style:font-size-asian="12pt" style:font-size-complex="12pt"/>
    </style:style>
    <style:style style:name="T199" style:family="text">
      <style:text-properties style:font-name="times new roman" fo:font-size="12pt" fo:language="en" fo:country="US" officeooo:rsid="0244804f" style:font-size-asian="12pt" style:font-size-complex="12pt"/>
    </style:style>
    <style:style style:name="T200" style:family="text">
      <style:text-properties style:font-name="times new roman" fo:font-size="12pt" fo:language="en" fo:country="US" officeooo:rsid="02ae96fe" style:font-size-asian="12pt" style:font-size-complex="12pt"/>
    </style:style>
    <style:style style:name="T201" style:family="text">
      <style:text-properties style:font-name="times new roman" fo:font-size="12pt" fo:language="en" fo:country="US" officeooo:rsid="02c964ea" style:font-size-asian="12pt" style:font-size-complex="12pt"/>
    </style:style>
    <style:style style:name="T202" style:family="text">
      <style:text-properties style:font-name="times new roman" fo:font-size="12pt" fo:language="en" fo:country="US" officeooo:rsid="03149b65" style:font-size-asian="12pt" style:font-size-complex="12pt"/>
    </style:style>
    <style:style style:name="T203" style:family="text">
      <style:text-properties style:font-name="times new roman" fo:font-size="12pt" fo:language="en" fo:country="US" officeooo:rsid="035049f3" style:font-size-asian="12pt" style:font-size-complex="12pt"/>
    </style:style>
    <style:style style:name="T204" style:family="text">
      <style:text-properties style:font-name="times new roman" fo:font-size="12pt" fo:language="en" fo:country="US" style:font-size-asian="12pt" style:language-asian="none" style:country-asian="none" style:font-size-complex="12pt"/>
    </style:style>
    <style:style style:name="T205" style:family="text">
      <style:text-properties style:font-name="times new roman" fo:font-size="12pt" fo:language="en" fo:country="US" fo:background-color="transparent" loext:char-shading-value="0" style:font-size-asian="12pt" style:font-name-complex="Times New Roman1" style:font-size-complex="12pt"/>
    </style:style>
    <style:style style:name="T206" style:family="text">
      <style:text-properties style:font-name="times new roman" fo:font-size="12pt" fo:language="en" fo:country="US" fo:font-style="italic" style:font-size-asian="12pt" style:font-style-asian="italic" style:font-size-complex="12pt" style:font-style-complex="italic"/>
    </style:style>
    <style:style style:name="T207" style:family="text">
      <style:text-properties style:font-name="times new roman" fo:font-size="12pt" fo:language="en" fo:country="US" fo:font-style="italic" officeooo:rsid="01e0ead9" style:font-size-asian="12pt" style:font-style-asian="italic" style:font-size-complex="12pt" style:font-style-complex="italic"/>
    </style:style>
    <style:style style:name="T208" style:family="text">
      <style:text-properties style:font-name="times new roman" fo:font-size="12pt" fo:language="en" fo:country="US" fo:font-style="italic" officeooo:rsid="00c66b15" style:font-size-asian="12pt" style:font-style-asian="italic" style:font-size-complex="12pt" style:font-style-complex="italic"/>
    </style:style>
    <style:style style:name="T209" style:family="text">
      <style:text-properties style:font-name="times new roman" fo:font-size="12pt" fo:language="en" fo:country="US" fo:font-style="italic" officeooo:rsid="01d83ded" style:font-size-asian="12pt" style:font-style-asian="italic" style:font-size-complex="12pt" style:font-style-complex="italic"/>
    </style:style>
    <style:style style:name="T210" style:family="text">
      <style:text-properties style:font-name="times new roman" fo:font-size="12pt" fo:language="en" fo:country="US" fo:font-weight="normal" officeooo:rsid="01685b22" style:font-size-asian="12pt" style:font-weight-asian="normal" style:font-size-complex="12pt" style:font-weight-complex="normal"/>
    </style:style>
    <style:style style:name="T211" style:family="text">
      <style:text-properties style:font-name="times new roman" fo:font-size="12pt" fo:language="en" fo:country="US" fo:font-weight="normal" officeooo:rsid="016a3ddb" style:font-size-asian="12pt" style:font-weight-asian="normal" style:font-size-complex="12pt" style:font-weight-complex="normal"/>
    </style:style>
    <style:style style:name="T212" style:family="text">
      <style:text-properties style:font-name="times new roman" fo:font-size="12pt" fo:language="en" fo:country="US" fo:font-weight="normal" officeooo:rsid="016aee8b" style:font-size-asian="12pt" style:font-weight-asian="normal" style:font-size-complex="12pt" style:font-weight-complex="normal"/>
    </style:style>
    <style:style style:name="T213" style:family="text">
      <style:text-properties style:font-name="times new roman" fo:font-size="12pt" fo:language="en" fo:country="US" fo:font-weight="normal" officeooo:rsid="03149b65" style:font-size-asian="12pt" style:font-weight-asian="normal" style:font-size-complex="12pt" style:font-weight-complex="normal"/>
    </style:style>
    <style:style style:name="T214" style:family="text">
      <style:text-properties style:font-name="times new roman" fo:font-size="12pt" fo:language="en" fo:country="US" fo:font-weight="normal" officeooo:rsid="034d1c1e" style:font-size-asian="12pt" style:font-weight-asian="normal" style:font-size-complex="12pt" style:font-weight-complex="normal"/>
    </style:style>
    <style:style style:name="T215" style:family="text">
      <style:text-properties style:font-name="times new roman" fo:font-size="12pt" fo:language="en" fo:country="US" fo:font-weight="normal" officeooo:rsid="034d4f96" style:font-size-asian="12pt" style:font-weight-asian="normal" style:font-size-complex="12pt" style:font-weight-complex="normal"/>
    </style:style>
    <style:style style:name="T216" style:family="text">
      <style:text-properties style:font-name="times new roman" fo:font-size="12pt" style:font-size-asian="12pt" style:font-size-complex="12pt"/>
    </style:style>
    <style:style style:name="T217" style:family="text">
      <style:text-properties style:font-name="times new roman" fo:font-size="12pt" officeooo:rsid="0160b20c" style:font-size-asian="12pt" style:font-size-complex="12pt"/>
    </style:style>
    <style:style style:name="T218" style:family="text">
      <style:text-properties style:font-name="times new roman" fo:font-size="12pt" officeooo:rsid="03149b65" style:font-size-asian="12pt" style:font-size-complex="12pt"/>
    </style:style>
    <style:style style:name="T219" style:family="text">
      <style:text-properties style:font-name="times new roman" fo:font-size="12pt" officeooo:rsid="00162ce8" style:font-size-asian="12pt" style:font-size-complex="12pt"/>
    </style:style>
    <style:style style:name="T220" style:family="text">
      <style:text-properties style:font-name="times new roman" fo:font-size="12pt" officeooo:rsid="0046219c" style:font-size-asian="12pt" style:font-size-complex="12pt"/>
    </style:style>
    <style:style style:name="T221" style:family="text">
      <style:text-properties style:font-name="times new roman" fo:font-size="12pt" officeooo:rsid="00800ad7" style:font-size-asian="12pt" style:font-size-complex="12pt"/>
    </style:style>
    <style:style style:name="T222" style:family="text">
      <style:text-properties style:font-name="times new roman" fo:font-size="12pt" officeooo:rsid="0079205d" style:font-size-asian="12pt" style:font-size-complex="12pt"/>
    </style:style>
    <style:style style:name="T223" style:family="text">
      <style:text-properties style:font-name="times new roman" fo:font-size="12pt" officeooo:rsid="02360a37" style:font-size-asian="12pt" style:font-size-complex="12pt"/>
    </style:style>
    <style:style style:name="T224" style:family="text">
      <style:text-properties style:font-name="times new roman" fo:font-size="12pt" officeooo:rsid="006baae2" style:font-size-asian="12pt" style:font-size-complex="12pt"/>
    </style:style>
    <style:style style:name="T225" style:family="text">
      <style:text-properties style:font-name="times new roman" fo:font-size="12pt" officeooo:rsid="03318311" style:font-size-asian="12pt" style:font-size-complex="12pt"/>
    </style:style>
    <style:style style:name="T226" style:family="text">
      <style:text-properties style:font-name="times new roman" fo:font-size="12pt" officeooo:rsid="0331853d" style:font-size-asian="12pt" style:font-size-complex="12pt"/>
    </style:style>
    <style:style style:name="T227" style:family="text">
      <style:text-properties style:font-name="times new roman" fo:font-size="12pt" officeooo:rsid="03326bbf" style:font-size-asian="12pt" style:font-size-complex="12pt"/>
    </style:style>
    <style:style style:name="T228" style:family="text">
      <style:text-properties style:font-name="times new roman" fo:font-size="12pt" officeooo:rsid="03332886" style:font-size-asian="12pt" style:font-size-complex="12pt"/>
    </style:style>
    <style:style style:name="T229" style:family="text">
      <style:text-properties style:font-name="times new roman" fo:font-size="12pt" officeooo:rsid="033475cf" style:font-size-asian="12pt" style:font-size-complex="12pt"/>
    </style:style>
    <style:style style:name="T230" style:family="text">
      <style:text-properties style:font-name="times new roman" fo:font-size="12pt" officeooo:rsid="03366a55" style:font-size-asian="12pt" style:font-size-complex="12pt"/>
    </style:style>
    <style:style style:name="T231" style:family="text">
      <style:text-properties style:font-name="times new roman" fo:font-size="12pt" officeooo:rsid="034d1c1e" style:font-size-asian="12pt" style:font-size-complex="12pt"/>
    </style:style>
    <style:style style:name="T232" style:family="text">
      <style:text-properties style:font-name="times new roman" fo:font-size="12pt" officeooo:rsid="0233e6ae" style:font-size-asian="12pt" style:font-name-complex="Times New Roman1" style:font-size-complex="12pt"/>
    </style:style>
    <style:style style:name="T233" style:family="text">
      <style:text-properties style:font-name="times new roman" fo:font-size="12pt" officeooo:rsid="02352e0e" style:font-size-asian="12pt" style:font-name-complex="Times New Roman1" style:font-size-complex="12pt"/>
    </style:style>
    <style:style style:name="T234" style:family="text">
      <style:text-properties style:font-name="times new roman" fo:font-size="12pt" officeooo:rsid="033037f5" style:font-size-asian="12pt" style:font-name-complex="Times New Roman1" style:font-size-complex="12pt"/>
    </style:style>
    <style:style style:name="T235" style:family="text">
      <style:text-properties style:font-name="times new roman" fo:font-size="12pt" officeooo:rsid="03318311" style:font-size-asian="12pt" style:font-name-complex="Times New Roman1" style:font-size-complex="12pt"/>
    </style:style>
    <style:style style:name="T236" style:family="text">
      <style:text-properties style:font-name="times new roman" fo:font-size="12pt" fo:font-style="normal" officeooo:rsid="008f25f9" fo:background-color="transparent" loext:char-shading-value="0" style:font-size-asian="12pt" style:font-style-asian="normal" style:font-size-complex="12pt" style:font-style-complex="normal"/>
    </style:style>
    <style:style style:name="T237" style:family="text">
      <style:text-properties style:font-name="times new roman" fo:font-size="12pt" fo:font-style="normal" officeooo:rsid="009b166b" fo:background-color="transparent" loext:char-shading-value="0" style:font-size-asian="12pt" style:font-style-asian="normal" style:font-size-complex="12pt" style:font-style-complex="normal"/>
    </style:style>
    <style:style style:name="T238" style:family="text">
      <style:text-properties style:font-name="times new roman" fo:font-size="12pt" fo:font-style="normal" officeooo:rsid="008f43d2" fo:background-color="transparent" loext:char-shading-value="0" style:font-size-asian="12pt" style:font-style-asian="normal" style:font-size-complex="12pt" style:font-style-complex="normal"/>
    </style:style>
    <style:style style:name="T239" style:family="text">
      <style:text-properties style:font-name="times new roman" fo:font-size="12pt" fo:font-style="normal" officeooo:rsid="009baabe" fo:background-color="transparent" loext:char-shading-value="0" style:font-size-asian="12pt" style:font-style-asian="normal" style:font-size-complex="12pt" style:font-style-complex="normal"/>
    </style:style>
    <style:style style:name="T240" style:family="text">
      <style:text-properties style:font-name="times new roman" fo:font-size="12pt" fo:font-style="normal" officeooo:rsid="009ce970" fo:background-color="transparent" loext:char-shading-value="0" style:font-size-asian="12pt" style:font-style-asian="normal" style:font-size-complex="12pt" style:font-style-complex="normal"/>
    </style:style>
    <style:style style:name="T241" style:family="text">
      <style:text-properties style:font-name="times new roman" fo:font-size="12pt" fo:font-style="normal" officeooo:rsid="00a0db1a" fo:background-color="transparent" loext:char-shading-value="0" style:font-size-asian="12pt" style:font-style-asian="normal" style:font-size-complex="12pt" style:font-style-complex="normal"/>
    </style:style>
    <style:style style:name="T242" style:family="text">
      <style:text-properties style:font-name="times new roman" fo:font-size="12pt" fo:font-style="normal" officeooo:rsid="00a2c43a" fo:background-color="transparent" loext:char-shading-value="0" style:font-size-asian="12pt" style:font-style-asian="normal" style:font-size-complex="12pt" style:font-style-complex="normal"/>
    </style:style>
    <style:style style:name="T243" style:family="text">
      <style:text-properties style:font-name="times new roman" fo:font-size="12pt" fo:font-style="normal" officeooo:rsid="00a35125" fo:background-color="transparent" loext:char-shading-value="0" style:font-size-asian="12pt" style:font-style-asian="normal" style:font-size-complex="12pt" style:font-style-complex="normal"/>
    </style:style>
    <style:style style:name="T244" style:family="text">
      <style:text-properties style:font-name="times new roman" fo:font-size="12pt" fo:font-style="normal" officeooo:rsid="02d1a0bc" fo:background-color="transparent" loext:char-shading-value="0" style:font-size-asian="12pt" style:font-style-asian="normal" style:font-size-complex="12pt" style:font-style-complex="normal"/>
    </style:style>
    <style:style style:name="T245" style:family="text">
      <style:text-properties style:font-name="times new roman" fo:font-size="12pt" fo:font-style="normal" style:font-size-asian="12pt" style:font-style-asian="normal" style:font-size-complex="12pt" style:font-style-complex="normal"/>
    </style:style>
    <style:style style:name="T246" style:family="text">
      <style:text-properties style:font-name="times new roman" fo:font-size="12pt" fo:font-style="normal" officeooo:rsid="00a35125" style:font-size-asian="12pt" style:font-style-asian="normal" style:font-size-complex="12pt" style:font-style-complex="normal"/>
    </style:style>
    <style:style style:name="T247" style:family="text">
      <style:text-properties style:font-name="times new roman" fo:font-style="italic" style:font-size-asian="12pt" style:font-style-asian="italic" style:font-style-complex="italic"/>
    </style:style>
    <style:style style:name="T248" style:family="text">
      <style:text-properties fo:font-weight="normal" style:font-weight-asian="normal" style:font-weight-complex="normal"/>
    </style:style>
    <style:style style:name="T249" style:family="text">
      <style:text-properties fo:font-weight="normal" officeooo:rsid="00b97271" style:font-weight-asian="normal" style:font-weight-complex="normal"/>
    </style:style>
    <style:style style:name="T250" style:family="text">
      <style:text-properties fo:font-weight="normal" officeooo:rsid="015455ff" style:font-weight-asian="normal" style:font-weight-complex="normal"/>
    </style:style>
    <style:style style:name="T251" style:family="text">
      <style:text-properties fo:font-weight="normal" officeooo:rsid="01d46f4e" style:font-weight-asian="normal" style:font-weight-complex="normal"/>
    </style:style>
    <style:style style:name="T252" style:family="text">
      <style:text-properties fo:font-weight="normal" officeooo:rsid="023ee332" style:font-weight-asian="normal" style:font-weight-complex="normal"/>
    </style:style>
    <style:style style:name="T253" style:family="text">
      <style:text-properties fo:font-weight="normal" officeooo:rsid="02f75a73" style:font-weight-asian="normal" style:font-weight-complex="normal"/>
    </style:style>
    <style:style style:name="T254" style:family="text">
      <style:text-properties fo:font-weight="normal" officeooo:rsid="03207c31" style:font-weight-asian="normal" style:font-weight-complex="normal"/>
    </style:style>
    <style:style style:name="T255" style:family="text">
      <style:text-properties fo:font-weight="normal" officeooo:rsid="010015d4" style:font-weight-asian="normal" style:font-weight-complex="normal"/>
    </style:style>
    <style:style style:name="T256" style:family="text">
      <style:text-properties fo:font-weight="normal" officeooo:rsid="011b864d" style:font-weight-asian="normal" style:font-weight-complex="normal"/>
    </style:style>
    <style:style style:name="T257" style:family="text">
      <style:text-properties fo:font-weight="normal" officeooo:rsid="02eadc43" style:font-weight-asian="normal" style:font-weight-complex="normal"/>
    </style:style>
    <style:style style:name="T258" style:family="text">
      <style:text-properties fo:font-weight="normal" officeooo:rsid="0349d34c" style:font-weight-asian="normal" style:font-weight-complex="normal"/>
    </style:style>
    <style:style style:name="T259" style:family="text">
      <style:text-properties fo:font-weight="normal" officeooo:rsid="034a2b3f" style:font-weight-asian="normal" style:font-weight-complex="normal"/>
    </style:style>
    <style:style style:name="T260" style:family="text">
      <style:text-properties fo:font-style="italic" style:font-style-asian="italic" style:font-style-complex="italic"/>
    </style:style>
    <style:style style:name="T261" style:family="text">
      <style:text-properties fo:font-style="italic" officeooo:rsid="0088a359" style:font-style-asian="italic" style:font-style-complex="italic"/>
    </style:style>
    <style:style style:name="T262" style:family="text">
      <style:text-properties fo:font-style="italic" officeooo:rsid="0089073a" style:font-style-asian="italic" style:font-style-complex="italic"/>
    </style:style>
    <style:style style:name="T263" style:family="text">
      <style:text-properties fo:font-style="italic" officeooo:rsid="0326cf0f" style:font-style-asian="italic" style:font-style-complex="italic"/>
    </style:style>
    <style:style style:name="T264" style:family="text">
      <style:text-properties fo:font-style="italic" fo:font-weight="normal" officeooo:rsid="0089073a" style:font-style-asian="italic" style:font-weight-asian="normal" style:font-style-complex="italic" style:font-weight-complex="normal"/>
    </style:style>
    <style:style style:name="T265" style:family="text">
      <style:text-properties fo:font-style="italic" officeooo:rsid="00971315" fo:background-color="transparent" loext:char-shading-value="0" style:font-style-asian="italic" style:font-style-complex="italic"/>
    </style:style>
    <style:style style:name="T266" style:family="text">
      <style:text-properties fo:font-style="italic" fo:background-color="#87d1d1" loext:char-shading-value="0" style:font-style-asian="italic" style:font-style-complex="italic" style:font-weight-complex="normal"/>
    </style:style>
    <style:style style:name="T267" style:family="text">
      <style:text-properties fo:font-style="normal" style:font-style-asian="normal" style:font-style-complex="normal"/>
    </style:style>
    <style:style style:name="T268" style:family="text">
      <style:text-properties fo:font-style="normal" officeooo:rsid="008b93af" style:font-style-asian="normal" style:font-style-complex="normal"/>
    </style:style>
    <style:style style:name="T269" style:family="text">
      <style:text-properties fo:font-style="normal" officeooo:rsid="008cd555" style:font-style-asian="normal" style:font-style-complex="normal"/>
    </style:style>
    <style:style style:name="T270" style:family="text">
      <style:text-properties fo:font-style="normal" officeooo:rsid="00971315" style:font-style-asian="normal" style:font-style-complex="normal"/>
    </style:style>
    <style:style style:name="T271" style:family="text">
      <style:text-properties fo:font-style="normal" officeooo:rsid="00af42e3" style:font-style-asian="normal" style:font-style-complex="normal"/>
    </style:style>
    <style:style style:name="T272" style:family="text">
      <style:text-properties fo:font-style="normal" officeooo:rsid="00b1f146" style:font-style-asian="normal" style:font-style-complex="normal"/>
    </style:style>
    <style:style style:name="T273" style:family="text">
      <style:text-properties fo:font-style="normal" officeooo:rsid="00b2e293" style:font-style-asian="normal" style:font-style-complex="normal"/>
    </style:style>
    <style:style style:name="T274" style:family="text">
      <style:text-properties fo:font-style="normal" officeooo:rsid="00b2e3a5" style:font-style-asian="normal" style:font-style-complex="normal"/>
    </style:style>
    <style:style style:name="T275" style:family="text">
      <style:text-properties fo:font-style="normal" officeooo:rsid="00b410f4" style:font-style-asian="normal" style:font-style-complex="normal"/>
    </style:style>
    <style:style style:name="T276" style:family="text">
      <style:text-properties fo:font-style="normal" officeooo:rsid="00b51405" style:font-style-asian="normal" style:font-style-complex="normal"/>
    </style:style>
    <style:style style:name="T277" style:family="text">
      <style:text-properties fo:font-style="normal" officeooo:rsid="00b6e482" style:font-style-asian="normal" style:font-style-complex="normal"/>
    </style:style>
    <style:style style:name="T278" style:family="text">
      <style:text-properties fo:font-style="normal" officeooo:rsid="00b7808e" style:font-style-asian="normal" style:font-style-complex="normal"/>
    </style:style>
    <style:style style:name="T279" style:family="text">
      <style:text-properties fo:font-style="normal" officeooo:rsid="00bbbfad" style:font-style-asian="normal" style:font-style-complex="normal"/>
    </style:style>
    <style:style style:name="T280" style:family="text">
      <style:text-properties fo:font-style="normal" officeooo:rsid="00bc784b" style:font-style-asian="normal" style:font-style-complex="normal"/>
    </style:style>
    <style:style style:name="T281" style:family="text">
      <style:text-properties fo:font-style="normal" officeooo:rsid="00bdfc9b" style:font-style-asian="normal" style:font-style-complex="normal"/>
    </style:style>
    <style:style style:name="T282" style:family="text">
      <style:text-properties fo:font-style="normal" officeooo:rsid="00bfe0db" style:font-style-asian="normal" style:font-style-complex="normal"/>
    </style:style>
    <style:style style:name="T283" style:family="text">
      <style:text-properties fo:font-style="normal" officeooo:rsid="00c196c4" style:font-style-asian="normal" style:font-style-complex="normal"/>
    </style:style>
    <style:style style:name="T284" style:family="text">
      <style:text-properties fo:font-style="normal" officeooo:rsid="00c23976" style:font-style-asian="normal" style:font-style-complex="normal"/>
    </style:style>
    <style:style style:name="T285" style:family="text">
      <style:text-properties fo:font-style="normal" officeooo:rsid="00c3ac91" style:font-style-asian="normal" style:font-style-complex="normal"/>
    </style:style>
    <style:style style:name="T286" style:family="text">
      <style:text-properties fo:font-style="normal" officeooo:rsid="00c464de" style:font-style-asian="normal" style:font-style-complex="normal"/>
    </style:style>
    <style:style style:name="T287" style:family="text">
      <style:text-properties fo:font-style="normal" officeooo:rsid="00dc2b53" style:font-style-asian="normal" style:font-style-complex="normal"/>
    </style:style>
    <style:style style:name="T288" style:family="text">
      <style:text-properties fo:font-style="normal" officeooo:rsid="00de54f9" style:font-style-asian="normal" style:font-style-complex="normal"/>
    </style:style>
    <style:style style:name="T289" style:family="text">
      <style:text-properties fo:font-style="normal" officeooo:rsid="00e1b8ce" style:font-style-asian="normal" style:font-style-complex="normal"/>
    </style:style>
    <style:style style:name="T290" style:family="text">
      <style:text-properties fo:font-style="normal" officeooo:rsid="00e3352e" style:font-style-asian="normal" style:font-style-complex="normal"/>
    </style:style>
    <style:style style:name="T291" style:family="text">
      <style:text-properties fo:font-style="normal" officeooo:rsid="00e49b90" style:font-style-asian="normal" style:font-style-complex="normal"/>
    </style:style>
    <style:style style:name="T292" style:family="text">
      <style:text-properties fo:font-style="normal" officeooo:rsid="00ed4a00" style:font-style-asian="normal" style:font-style-complex="normal"/>
    </style:style>
    <style:style style:name="T293" style:family="text">
      <style:text-properties fo:font-style="normal" officeooo:rsid="00f1a2e1" style:font-style-asian="normal" style:font-style-complex="normal"/>
    </style:style>
    <style:style style:name="T294" style:family="text">
      <style:text-properties fo:font-style="normal" officeooo:rsid="00f2f885" style:font-style-asian="normal" style:font-style-complex="normal"/>
    </style:style>
    <style:style style:name="T295" style:family="text">
      <style:text-properties fo:font-style="normal" officeooo:rsid="00f44307" style:font-style-asian="normal" style:font-style-complex="normal"/>
    </style:style>
    <style:style style:name="T296" style:family="text">
      <style:text-properties fo:font-style="normal" officeooo:rsid="00f5ec5f" style:font-style-asian="normal" style:font-style-complex="normal"/>
    </style:style>
    <style:style style:name="T297" style:family="text">
      <style:text-properties fo:font-style="normal" officeooo:rsid="00fb45b5" style:font-style-asian="normal" style:font-style-complex="normal"/>
    </style:style>
    <style:style style:name="T298" style:family="text">
      <style:text-properties fo:font-style="normal" officeooo:rsid="00fd18e5" style:font-style-asian="normal" style:font-style-complex="normal"/>
    </style:style>
    <style:style style:name="T299" style:family="text">
      <style:text-properties fo:font-style="normal" officeooo:rsid="0170419a" style:font-style-asian="normal" style:font-style-complex="normal"/>
    </style:style>
    <style:style style:name="T300" style:family="text">
      <style:text-properties fo:font-style="normal" officeooo:rsid="01d46f4e" style:font-style-asian="normal" style:font-style-complex="normal"/>
    </style:style>
    <style:style style:name="T301" style:family="text">
      <style:text-properties fo:font-style="normal" officeooo:rsid="01d5b96e" style:font-style-asian="normal" style:font-style-complex="normal"/>
    </style:style>
    <style:style style:name="T302" style:family="text">
      <style:text-properties fo:font-style="normal" officeooo:rsid="02d1a0bc" style:font-style-asian="normal" style:font-style-complex="normal"/>
    </style:style>
    <style:style style:name="T303" style:family="text">
      <style:text-properties fo:font-style="normal" officeooo:rsid="03060e0e" style:font-style-asian="normal" style:font-style-complex="normal"/>
    </style:style>
    <style:style style:name="T304" style:family="text">
      <style:text-properties fo:font-style="normal" officeooo:rsid="031e8042" style:font-style-asian="normal" style:font-style-complex="normal"/>
    </style:style>
    <style:style style:name="T305" style:family="text">
      <style:text-properties fo:font-style="normal" officeooo:rsid="03207c31" style:font-style-asian="normal" style:font-style-complex="normal"/>
    </style:style>
    <style:style style:name="T306" style:family="text">
      <style:text-properties fo:font-style="normal" officeooo:rsid="03223b96" style:font-style-asian="normal" style:font-style-complex="normal"/>
    </style:style>
    <style:style style:name="T307" style:family="text">
      <style:text-properties fo:font-style="normal" officeooo:rsid="0323e0e3" style:font-style-asian="normal" style:font-style-complex="normal"/>
    </style:style>
    <style:style style:name="T308" style:family="text">
      <style:text-properties fo:font-style="normal" fo:font-weight="normal" style:font-style-asian="normal" style:font-weight-asian="normal" style:font-style-complex="normal" style:font-weight-complex="normal"/>
    </style:style>
    <style:style style:name="T309" style:family="text">
      <style:text-properties fo:font-style="normal" fo:font-weight="normal" officeooo:rsid="014d4541" style:font-style-asian="normal" style:font-weight-asian="normal" style:font-style-complex="normal" style:font-weight-complex="normal"/>
    </style:style>
    <style:style style:name="T310" style:family="text">
      <style:text-properties fo:font-style="normal" fo:font-weight="normal" officeooo:rsid="0151c74e" style:font-style-asian="normal" style:font-weight-asian="normal" style:font-style-complex="normal" style:font-weight-complex="normal"/>
    </style:style>
    <style:style style:name="T311" style:family="text">
      <style:text-properties fo:font-style="normal" fo:font-weight="normal" officeooo:rsid="010de778" style:font-style-asian="normal" style:font-weight-asian="normal" style:font-style-complex="normal" style:font-weight-complex="normal"/>
    </style:style>
    <style:style style:name="T312" style:family="text">
      <style:text-properties fo:font-style="normal" fo:font-weight="normal" officeooo:rsid="0152723a" style:font-style-asian="normal" style:font-weight-asian="normal" style:font-style-complex="normal" style:font-weight-complex="normal"/>
    </style:style>
    <style:style style:name="T313" style:family="text">
      <style:text-properties fo:font-style="normal" fo:font-weight="normal" officeooo:rsid="015455ff" style:font-style-asian="normal" style:font-weight-asian="normal" style:font-style-complex="normal" style:font-weight-complex="normal"/>
    </style:style>
    <style:style style:name="T314" style:family="text">
      <style:text-properties fo:font-style="normal" fo:font-weight="normal" officeooo:rsid="0155ad00" style:font-style-asian="normal" style:font-weight-asian="normal" style:font-style-complex="normal" style:font-weight-complex="normal"/>
    </style:style>
    <style:style style:name="T315" style:family="text">
      <style:text-properties fo:font-style="normal" fo:font-weight="normal" officeooo:rsid="01da591f" style:font-style-asian="normal" style:font-weight-asian="normal" style:font-style-complex="normal" style:font-weight-complex="normal"/>
    </style:style>
    <style:style style:name="T316" style:family="text">
      <style:text-properties fo:font-style="normal" fo:font-weight="normal" officeooo:rsid="021e6cda" style:font-style-asian="normal" style:font-weight-asian="normal" style:font-style-complex="normal" style:font-weight-complex="normal"/>
    </style:style>
    <style:style style:name="T317" style:family="text">
      <style:text-properties fo:font-style="normal" fo:font-weight="normal" officeooo:rsid="0312dfbc" style:font-style-asian="normal" style:font-weight-asian="normal" style:font-style-complex="normal" style:font-weight-complex="normal"/>
    </style:style>
    <style:style style:name="T318" style:family="text">
      <style:text-properties fo:font-style="normal" fo:font-weight="normal" officeooo:rsid="03523993" style:font-style-asian="normal" style:font-weight-asian="normal" style:font-style-complex="normal" style:font-weight-complex="normal"/>
    </style:style>
    <style:style style:name="T319" style:family="text">
      <style:text-properties fo:font-style="normal" fo:font-weight="normal" officeooo:rsid="014f3ac2" style:font-style-asian="normal" style:font-weight-asian="normal" style:font-style-complex="normal" style:font-weight-complex="normal"/>
    </style:style>
    <style:style style:name="T320" style:family="text">
      <style:text-properties fo:font-style="normal" officeooo:rsid="008cd555" fo:background-color="transparent" loext:char-shading-value="0" style:font-style-asian="normal" style:font-style-complex="normal"/>
    </style:style>
    <style:style style:name="T321" style:family="text">
      <style:text-properties fo:font-style="normal" officeooo:rsid="00933b9c" fo:background-color="transparent" loext:char-shading-value="0" style:font-style-asian="normal" style:font-style-complex="normal"/>
    </style:style>
    <style:style style:name="T322" style:family="text">
      <style:text-properties fo:font-style="normal" officeooo:rsid="0093be78" fo:background-color="transparent" loext:char-shading-value="0" style:font-style-asian="normal" style:font-style-complex="normal"/>
    </style:style>
    <style:style style:name="T323" style:family="text">
      <style:text-properties fo:font-style="normal" officeooo:rsid="00971315" fo:background-color="transparent" loext:char-shading-value="0" style:font-style-asian="normal" style:font-style-complex="normal"/>
    </style:style>
    <style:style style:name="T324" style:family="text">
      <style:text-properties fo:font-style="normal" officeooo:rsid="0097e30e" fo:background-color="transparent" loext:char-shading-value="0" style:font-style-asian="normal" style:font-style-complex="normal"/>
    </style:style>
    <style:style style:name="T325" style:family="text">
      <style:text-properties fo:font-style="normal" officeooo:rsid="00a35125" fo:background-color="transparent" loext:char-shading-value="0" style:font-style-asian="normal" style:font-style-complex="normal"/>
    </style:style>
    <style:style style:name="T326" style:family="text">
      <style:text-properties fo:font-style="normal" officeooo:rsid="00a48443" fo:background-color="transparent" loext:char-shading-value="0" style:font-style-asian="normal" style:font-style-complex="normal"/>
    </style:style>
    <style:style style:name="T327" style:family="text">
      <style:text-properties fo:font-style="normal" officeooo:rsid="00a76000" fo:background-color="transparent" loext:char-shading-value="0" style:font-style-asian="normal" style:font-style-complex="normal"/>
    </style:style>
    <style:style style:name="T328" style:family="text">
      <style:text-properties fo:font-style="normal" officeooo:rsid="0317bf02" fo:background-color="transparent" loext:char-shading-value="0" style:font-style-asian="normal" style:font-style-complex="normal"/>
    </style:style>
    <style:style style:name="T329" style:family="text">
      <style:text-properties fo:font-style="normal" officeooo:rsid="031a783a" fo:background-color="transparent" loext:char-shading-value="0" style:font-style-asian="normal" style:font-style-complex="normal"/>
    </style:style>
    <style:style style:name="T330" style:family="text">
      <style:text-properties fo:font-style="normal" officeooo:rsid="00a76000" fo:background-color="#ef413d" loext:char-shading-value="0" style:font-style-asian="normal" style:font-style-complex="normal"/>
    </style:style>
    <style:style style:name="T331" style:family="text">
      <style:text-properties fo:font-style="normal" officeooo:rsid="00af42e3" fo:background-color="#ef413d" loext:char-shading-value="0" style:font-style-asian="normal" style:font-style-complex="normal"/>
    </style:style>
    <style:style style:name="T332" style:family="text">
      <style:text-properties fo:font-style="normal" officeooo:rsid="031c3227" fo:background-color="#ef413d" loext:char-shading-value="0" style:font-style-asian="normal" style:font-style-complex="normal"/>
    </style:style>
    <style:style style:name="T333" style:family="text">
      <style:text-properties fo:font-style="normal" officeooo:rsid="031e8042" fo:background-color="#ef413d" loext:char-shading-value="0" style:font-style-asian="normal" style:font-style-complex="normal"/>
    </style:style>
    <style:style style:name="T334" style:family="text">
      <style:text-properties fo:font-style="normal" officeooo:rsid="031ed745" fo:background-color="#ef413d" loext:char-shading-value="0" style:font-style-asian="normal" style:font-style-complex="normal"/>
    </style:style>
    <style:style style:name="T335" style:family="text">
      <style:text-properties fo:font-style="normal" officeooo:rsid="031ee1fe" fo:background-color="#ef413d" loext:char-shading-value="0" style:font-style-asian="normal" style:font-style-complex="normal"/>
    </style:style>
    <style:style style:name="T336" style:family="text">
      <style:text-properties fo:font-style="normal" officeooo:rsid="00b7808e" fo:background-color="#ef413d" loext:char-shading-value="0" style:font-style-asian="normal" style:font-style-complex="normal"/>
    </style:style>
    <style:style style:name="T337" style:family="text">
      <style:text-properties fo:font-style="normal" officeooo:rsid="00b77b1e" fo:background-color="#ef413d" loext:char-shading-value="0" style:font-style-asian="normal" style:font-style-complex="normal"/>
    </style:style>
    <style:style style:name="T338" style:family="text">
      <style:text-properties fo:font-style="normal" officeooo:rsid="00b97271" fo:background-color="#ef413d" loext:char-shading-value="0" style:font-style-asian="normal" style:font-style-complex="normal"/>
    </style:style>
    <style:style style:name="T339" style:family="text">
      <style:text-properties fo:font-style="normal" officeooo:rsid="03223b96" fo:background-color="#ef413d" loext:char-shading-value="0" style:font-style-asian="normal" style:font-style-complex="normal"/>
    </style:style>
    <style:style style:name="T340" style:family="text">
      <style:text-properties officeooo:rsid="00c91ccc"/>
    </style:style>
    <style:style style:name="T341" style:family="text">
      <style:text-properties officeooo:rsid="00cad156"/>
    </style:style>
    <style:style style:name="T342" style:family="text">
      <style:text-properties style:font-name="times new roman1" fo:font-weight="normal" officeooo:rsid="01098e76" style:font-weight-asian="normal" style:font-weight-complex="normal"/>
    </style:style>
    <style:style style:name="T343" style:family="text">
      <style:text-properties style:font-name="times new roman1" fo:font-weight="normal" officeooo:rsid="025ce980" style:font-weight-asian="normal" style:font-weight-complex="normal"/>
    </style:style>
    <style:style style:name="T344" style:family="text">
      <style:text-properties style:font-name="times new roman1" fo:font-weight="normal" officeooo:rsid="02d20e8f" style:font-weight-asian="normal" style:font-weight-complex="normal"/>
    </style:style>
    <style:style style:name="T345" style:family="text">
      <style:text-properties style:font-name="times new roman1" fo:font-weight="normal" officeooo:rsid="01ca9155" style:font-weight-asian="normal" style:font-weight-complex="normal"/>
    </style:style>
    <style:style style:name="T346" style:family="text">
      <style:text-properties style:font-name="times new roman1" fo:font-weight="normal" officeooo:rsid="010015d4" style:font-weight-asian="normal" style:font-weight-complex="normal"/>
    </style:style>
    <style:style style:name="T347" style:family="text">
      <style:text-properties style:font-name="times new roman1" fo:font-weight="normal" officeooo:rsid="01d06366" style:font-weight-asian="normal" style:font-weight-complex="normal"/>
    </style:style>
    <style:style style:name="T348" style:family="text">
      <style:text-properties style:font-name="times new roman1" fo:font-weight="normal" officeooo:rsid="0100e8cc" style:font-weight-asian="normal" style:font-weight-complex="normal"/>
    </style:style>
    <style:style style:name="T349" style:family="text">
      <style:text-properties style:font-name="times new roman1" fo:font-weight="normal" officeooo:rsid="0106f456" style:font-weight-asian="normal" style:font-weight-complex="normal"/>
    </style:style>
    <style:style style:name="T350" style:family="text">
      <style:text-properties style:font-name="times new roman1" fo:font-weight="normal" officeooo:rsid="033cb489" style:font-weight-asian="normal" style:font-weight-complex="normal"/>
    </style:style>
    <style:style style:name="T351" style:family="text">
      <style:text-properties style:font-name="times new roman1" fo:font-weight="normal" officeooo:rsid="011b864d" style:font-weight-asian="normal" style:font-weight-complex="normal"/>
    </style:style>
    <style:style style:name="T352" style:family="text">
      <style:text-properties style:font-name="times new roman1" fo:font-weight="normal" officeooo:rsid="03494c4b" style:font-weight-asian="normal" style:font-weight-complex="normal"/>
    </style:style>
    <style:style style:name="T353" style:family="text">
      <style:text-properties style:font-name="times new roman1" fo:font-weight="normal" officeooo:rsid="018ce1df" fo:background-color="transparent" loext:char-shading-value="0" style:font-weight-asian="normal" style:font-weight-complex="normal"/>
    </style:style>
    <style:style style:name="T354" style:family="text">
      <style:text-properties style:font-name="times new roman1" fo:font-weight="normal" officeooo:rsid="0106f456" fo:background-color="transparent" loext:char-shading-value="0" style:font-weight-asian="normal" style:font-weight-complex="normal"/>
    </style:style>
    <style:style style:name="T355" style:family="text">
      <style:text-properties style:font-name="times new roman1" fo:font-weight="normal" officeooo:rsid="018de1f9" fo:background-color="transparent" loext:char-shading-value="0" style:font-weight-asian="normal" style:font-weight-complex="normal"/>
    </style:style>
    <style:style style:name="T356" style:family="text">
      <style:text-properties style:font-name="times new roman1" fo:font-weight="normal" officeooo:rsid="02b815dc" fo:background-color="transparent" loext:char-shading-value="0" style:font-weight-asian="normal" style:font-weight-complex="normal"/>
    </style:style>
    <style:style style:name="T357" style:family="text">
      <style:text-properties style:font-name="times new roman1" fo:font-weight="normal" officeooo:rsid="02de3976" fo:background-color="transparent" loext:char-shading-value="0" style:font-weight-asian="normal" style:font-weight-complex="normal"/>
    </style:style>
    <style:style style:name="T358" style:family="text">
      <style:text-properties style:font-name="times new roman1" fo:font-weight="normal" officeooo:rsid="033cb489" fo:background-color="transparent" loext:char-shading-value="0" style:font-weight-asian="normal" style:font-weight-complex="normal"/>
    </style:style>
    <style:style style:name="T359" style:family="text">
      <style:text-properties style:font-name="times new roman1" fo:font-weight="normal" officeooo:rsid="0349d34c" fo:background-color="transparent" loext:char-shading-value="0" style:font-weight-asian="normal" style:font-weight-complex="normal"/>
    </style:style>
    <style:style style:name="T360" style:family="text">
      <style:text-properties style:font-name="times new roman1" fo:font-weight="normal" officeooo:rsid="0100e8cc" fo:background-color="transparent" loext:char-shading-value="0" style:font-weight-asian="normal" style:font-weight-complex="normal"/>
    </style:style>
    <style:style style:name="T361" style:family="text">
      <style:text-properties style:font-name="times new roman1" fo:font-weight="normal" officeooo:rsid="02deb53d" fo:background-color="transparent" loext:char-shading-value="0" style:font-weight-asian="normal" style:font-weight-complex="normal"/>
    </style:style>
    <style:style style:name="T362" style:family="text">
      <style:text-properties style:font-name="times new roman1" fo:font-weight="normal" officeooo:rsid="02d897b8" fo:background-color="transparent" loext:char-shading-value="0" style:font-weight-asian="normal" style:font-weight-complex="normal"/>
    </style:style>
    <style:style style:name="T363" style:family="text">
      <style:text-properties style:font-name="times new roman1" fo:font-weight="normal" officeooo:rsid="029e33d0" fo:background-color="transparent" loext:char-shading-value="0" style:font-weight-asian="normal" style:font-weight-complex="normal"/>
    </style:style>
    <style:style style:name="T364" style:family="text">
      <style:text-properties style:font-name="times new roman1" fo:font-weight="normal" officeooo:rsid="0259be9a" fo:background-color="transparent" loext:char-shading-value="0" style:font-weight-asian="normal" style:font-weight-complex="normal"/>
    </style:style>
    <style:style style:name="T365" style:family="text">
      <style:text-properties style:font-name="times new roman1" fo:font-weight="normal" officeooo:rsid="0108821f" fo:background-color="transparent" loext:char-shading-value="0" style:font-weight-asian="normal" style:font-weight-complex="normal"/>
    </style:style>
    <style:style style:name="T366" style:family="text">
      <style:text-properties style:font-name="times new roman1" fo:font-weight="normal" officeooo:rsid="025b3a13" fo:background-color="transparent" loext:char-shading-value="0" style:font-weight-asian="normal" style:font-weight-complex="normal"/>
    </style:style>
    <style:style style:name="T367" style:family="text">
      <style:text-properties style:font-name="times new roman1" fo:font-weight="normal" officeooo:rsid="02d1a0bc" fo:background-color="transparent" loext:char-shading-value="0" style:font-weight-asian="normal" style:font-weight-complex="normal"/>
    </style:style>
    <style:style style:name="T368" style:family="text">
      <style:text-properties style:font-name="times new roman1" fo:font-weight="normal" officeooo:rsid="034a2b3f" fo:background-color="transparent" loext:char-shading-value="0" style:font-weight-asian="normal" style:font-weight-complex="normal"/>
    </style:style>
    <style:style style:name="T369" style:family="text">
      <style:text-properties style:font-name="times new roman1" fo:font-weight="normal" officeooo:rsid="025d57c5" fo:background-color="transparent" loext:char-shading-value="0" style:font-weight-asian="normal" style:font-weight-complex="normal"/>
    </style:style>
    <style:style style:name="T370" style:family="text">
      <style:text-properties style:font-name="times new roman1" fo:font-weight="normal" officeooo:rsid="01098e76" fo:background-color="transparent" loext:char-shading-value="0" style:font-weight-asian="normal" style:font-weight-complex="normal"/>
    </style:style>
    <style:style style:name="T371" style:family="text">
      <style:text-properties style:font-name="times new roman1" fo:font-weight="normal" officeooo:rsid="02b8bfdc" fo:background-color="transparent" loext:char-shading-value="0" style:font-weight-asian="normal" style:font-weight-complex="normal"/>
    </style:style>
    <style:style style:name="T372" style:family="text">
      <style:text-properties style:font-name="times new roman1" fo:font-weight="normal" officeooo:rsid="02d20e8f" fo:background-color="transparent" loext:char-shading-value="0" style:font-weight-asian="normal" style:font-weight-complex="normal"/>
    </style:style>
    <style:style style:name="T373" style:family="text">
      <style:text-properties style:font-name="times new roman1" fo:font-weight="normal" officeooo:rsid="034a8a79" fo:background-color="transparent" loext:char-shading-value="0" style:font-weight-asian="normal" style:font-weight-complex="normal"/>
    </style:style>
    <style:style style:name="T374" style:family="text">
      <style:text-properties style:font-name="times new roman1" fo:font-weight="normal" officeooo:rsid="02e02cc1" fo:background-color="transparent" loext:char-shading-value="0" style:font-weight-asian="normal" style:font-weight-complex="normal"/>
    </style:style>
    <style:style style:name="T375" style:family="text">
      <style:text-properties style:font-name="times new roman1" fo:font-size="12pt" fo:language="en" fo:country="US" fo:font-weight="normal" style:font-size-asian="12pt" style:font-weight-asian="normal" style:font-size-complex="12pt" style:font-weight-complex="normal"/>
    </style:style>
    <style:style style:name="T376" style:family="text">
      <style:text-properties style:font-name="times new roman1" fo:font-size="12pt" fo:language="en" fo:country="US" fo:font-weight="normal" officeooo:rsid="0002767d" style:font-size-asian="12pt" style:font-weight-asian="normal" style:font-size-complex="12pt" style:font-weight-complex="normal"/>
    </style:style>
    <style:style style:name="T377" style:family="text">
      <style:text-properties style:font-name="times new roman1" fo:font-size="12pt" fo:language="en" fo:country="US" fo:font-weight="normal" officeooo:rsid="00e4e8ba" style:font-size-asian="12pt" style:font-weight-asian="normal" style:font-size-complex="12pt" style:font-weight-complex="normal"/>
    </style:style>
    <style:style style:name="T378" style:family="text">
      <style:text-properties style:font-name="times new roman1" fo:font-size="12pt" fo:language="en" fo:country="US" fo:font-weight="normal" officeooo:rsid="00e6e4ec" style:font-size-asian="12pt" style:font-weight-asian="normal" style:font-size-complex="12pt" style:font-weight-complex="normal"/>
    </style:style>
    <style:style style:name="T379" style:family="text">
      <style:text-properties style:font-name="times new roman1" fo:font-size="12pt" fo:language="en" fo:country="US" fo:font-weight="normal" officeooo:rsid="00e856fc" style:font-size-asian="12pt" style:font-weight-asian="normal" style:font-size-complex="12pt" style:font-weight-complex="normal"/>
    </style:style>
    <style:style style:name="T380" style:family="text">
      <style:text-properties style:font-name="times new roman1" fo:font-size="12pt" fo:language="en" fo:country="US" fo:font-weight="normal" officeooo:rsid="010de778" style:font-size-asian="12pt" style:font-weight-asian="normal" style:font-size-complex="12pt" style:font-weight-complex="normal"/>
    </style:style>
    <style:style style:name="T381" style:family="text">
      <style:text-properties style:font-name="times new roman1" fo:font-size="12pt" fo:language="en" fo:country="US" fo:font-weight="normal" officeooo:rsid="0088a359" style:font-size-asian="12pt" style:font-weight-asian="normal" style:font-size-complex="12pt" style:font-weight-complex="normal"/>
    </style:style>
    <style:style style:name="T382" style:family="text">
      <style:text-properties style:font-name="times new roman1" fo:font-size="12pt" fo:language="en" fo:country="US" fo:font-weight="normal" officeooo:rsid="016aee8b" style:font-size-asian="12pt" style:font-weight-asian="normal" style:font-size-complex="12pt" style:font-weight-complex="normal"/>
    </style:style>
    <style:style style:name="T383" style:family="text">
      <style:text-properties style:font-name="times new roman1" fo:font-size="12pt" fo:language="en" fo:country="US" fo:font-weight="normal" officeooo:rsid="01672611" style:font-size-asian="12pt" style:font-weight-asian="normal" style:font-size-complex="12pt" style:font-weight-complex="normal"/>
    </style:style>
    <style:style style:name="T384" style:family="text">
      <style:text-properties style:font-name="times new roman1" fo:font-size="12pt" fo:language="en" fo:country="US" fo:font-weight="normal" officeooo:rsid="016f61d7" style:font-size-asian="12pt" style:font-weight-asian="normal" style:font-size-complex="12pt" style:font-weight-complex="normal"/>
    </style:style>
    <style:style style:name="T385" style:family="text">
      <style:text-properties style:font-name="times new roman1" fo:font-size="12pt" fo:language="en" fo:country="US" fo:font-weight="normal" officeooo:rsid="0170419a" style:font-size-asian="12pt" style:font-weight-asian="normal" style:font-size-complex="12pt" style:font-weight-complex="normal"/>
    </style:style>
    <style:style style:name="T386" style:family="text">
      <style:text-properties style:font-name="times new roman1" fo:font-size="12pt" fo:language="en" fo:country="US" fo:font-weight="normal" officeooo:rsid="034d4f96" style:font-size-asian="12pt" style:font-weight-asian="normal" style:font-size-complex="12pt" style:font-weight-complex="normal"/>
    </style:style>
    <style:style style:name="T387" style:family="text">
      <style:text-properties style:font-name="times new roman1" fo:font-size="12pt" fo:language="en" fo:country="US" fo:font-weight="normal" officeooo:rsid="030d90ce" style:font-size-asian="12pt" style:font-weight-asian="normal" style:font-size-complex="12pt" style:font-weight-complex="normal"/>
    </style:style>
    <style:style style:name="T388" style:family="text">
      <style:text-properties style:font-name="times new roman1" fo:font-size="12pt" fo:language="en" fo:country="US" fo:font-weight="normal" officeooo:rsid="034f9a60" style:font-size-asian="12pt" style:font-weight-asian="normal" style:font-size-complex="12pt" style:font-weight-complex="normal"/>
    </style:style>
    <style:style style:name="T389" style:family="text">
      <style:text-properties style:font-name="times new roman1" fo:font-size="12pt" fo:language="en" fo:country="US" fo:font-weight="normal" fo:background-color="#ffffff" loext:char-shading-value="0" style:font-size-asian="12pt" style:font-weight-asian="normal" style:font-size-complex="12pt" style:font-weight-complex="normal"/>
    </style:style>
    <style:style style:name="T390" style:family="text">
      <style:text-properties style:font-name="times new roman1" fo:font-size="12pt" fo:language="en" fo:country="US" fo:font-weight="normal" officeooo:rsid="0115f8b6" fo:background-color="#ffffff" loext:char-shading-value="0" style:font-size-asian="12pt" style:font-weight-asian="normal" style:font-size-complex="12pt" style:font-weight-complex="normal"/>
    </style:style>
    <style:style style:name="T391" style:family="text">
      <style:text-properties style:font-name="times new roman1" fo:font-size="12pt" fo:language="en" fo:country="US" fo:font-weight="normal" officeooo:rsid="016aee8b" fo:background-color="#ffffff" loext:char-shading-value="0" style:font-size-asian="12pt" style:font-weight-asian="normal" style:font-size-complex="12pt" style:font-weight-complex="normal"/>
    </style:style>
    <style:style style:name="T392" style:family="text">
      <style:text-properties style:font-name="times new roman1" fo:font-size="12pt" fo:language="en" fo:country="US" fo:font-weight="normal" officeooo:rsid="0170419a" fo:background-color="#ffffff" loext:char-shading-value="0" style:font-size-asian="12pt" style:font-weight-asian="normal" style:font-size-complex="12pt" style:font-weight-complex="normal"/>
    </style:style>
    <style:style style:name="T393" style:family="text">
      <style:text-properties style:font-name="times new roman1" fo:font-size="12pt" fo:language="en" fo:country="US" fo:font-weight="normal" officeooo:rsid="0111c915" fo:background-color="#ffffff" loext:char-shading-value="0" style:font-size-asian="12pt" style:font-weight-asian="normal" style:font-size-complex="12pt" style:font-weight-complex="normal"/>
    </style:style>
    <style:style style:name="T394" style:family="text">
      <style:text-properties style:font-name="times new roman1" fo:font-size="12pt" fo:language="en" fo:country="US" fo:font-weight="normal" officeooo:rsid="034d4f96" fo:background-color="#ffffff" loext:char-shading-value="0" style:font-size-asian="12pt" style:font-weight-asian="normal" style:font-size-complex="12pt" style:font-weight-complex="normal"/>
    </style:style>
    <style:style style:name="T395" style:family="text">
      <style:text-properties style:font-name="times new roman1" fo:font-size="12pt" fo:language="en" fo:country="US" fo:font-weight="normal" officeooo:rsid="030dfd69" fo:background-color="#fff200" loext:char-shading-value="0" style:font-size-asian="12pt" style:font-weight-asian="normal" style:font-size-complex="12pt" style:font-weight-complex="normal"/>
    </style:style>
    <style:style style:name="T396" style:family="text">
      <style:text-properties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397" style:family="text">
      <style:text-properties style:font-name="times new roman1" fo:font-size="12pt" fo:language="en" fo:country="US" fo:font-style="normal" fo:font-weight="normal" officeooo:rsid="00216a06" style:font-size-asian="12pt" style:font-style-asian="normal" style:font-weight-asian="normal" style:font-size-complex="12pt" style:font-style-complex="normal" style:font-weight-complex="normal"/>
    </style:style>
    <style:style style:name="T398" style:family="text">
      <style:text-properties style:font-name="times new roman1" fo:font-size="12pt" fo:language="en" fo:country="US" fo:font-style="normal" fo:font-weight="normal" officeooo:rsid="001df318" style:font-size-asian="12pt" style:font-style-asian="normal" style:font-weight-asian="normal" style:font-size-complex="12pt" style:font-style-complex="normal" style:font-weight-complex="normal"/>
    </style:style>
    <style:style style:name="T399" style:family="text">
      <style:text-properties style:font-name="times new roman1" fo:font-size="12pt" fo:language="en" fo:country="US" fo:font-style="normal" fo:font-weight="normal" officeooo:rsid="004e4409" style:font-size-asian="12pt" style:font-style-asian="normal" style:font-weight-asian="normal" style:font-size-complex="12pt" style:font-style-complex="normal" style:font-weight-complex="normal"/>
    </style:style>
    <style:style style:name="T400" style:family="text">
      <style:text-properties style:font-name="times new roman1" fo:font-size="12pt" fo:language="en" fo:country="US" fo:font-style="normal" fo:font-weight="normal" officeooo:rsid="001f38c3" style:font-size-asian="12pt" style:font-style-asian="normal" style:font-weight-asian="normal" style:font-size-complex="12pt" style:font-style-complex="normal" style:font-weight-complex="normal"/>
    </style:style>
    <style:style style:name="T401" style:family="text">
      <style:text-properties style:font-name="times new roman1" fo:font-size="12pt" fo:language="en" fo:country="US" fo:font-style="normal" fo:font-weight="normal" officeooo:rsid="00207607" style:font-size-asian="12pt" style:font-style-asian="normal" style:font-weight-asian="normal" style:font-size-complex="12pt" style:font-style-complex="normal" style:font-weight-complex="normal"/>
    </style:style>
    <style:style style:name="T402" style:family="text">
      <style:text-properties style:font-name="times new roman1" fo:font-size="12pt" fo:language="en" fo:country="US" fo:font-style="normal" fo:font-weight="normal" officeooo:rsid="00271dd2" style:font-size-asian="12pt" style:font-style-asian="normal" style:font-weight-asian="normal" style:font-size-complex="12pt" style:font-style-complex="normal" style:font-weight-complex="normal"/>
    </style:style>
    <style:style style:name="T403" style:family="text">
      <style:text-properties style:font-name="times new roman1" fo:font-size="12pt" fo:language="en" fo:country="US" fo:font-style="normal" fo:font-weight="normal" officeooo:rsid="0021db08" style:font-size-asian="12pt" style:font-style-asian="normal" style:font-weight-asian="normal" style:font-size-complex="12pt" style:font-style-complex="normal" style:font-weight-complex="normal"/>
    </style:style>
    <style:style style:name="T404" style:family="text">
      <style:text-properties style:font-name="times new roman1" fo:font-size="12pt" fo:language="en" fo:country="US" fo:font-style="normal" fo:font-weight="normal" officeooo:rsid="002184f2" style:font-size-asian="12pt" style:font-style-asian="normal" style:font-weight-asian="normal" style:font-size-complex="12pt" style:font-style-complex="normal" style:font-weight-complex="normal"/>
    </style:style>
    <style:style style:name="T405" style:family="text">
      <style:text-properties style:font-name="times new roman1" fo:font-size="12pt" fo:language="en" fo:country="US" fo:font-style="normal" fo:font-weight="normal" officeooo:rsid="0022bec0" style:font-size-asian="12pt" style:font-style-asian="normal" style:font-weight-asian="normal" style:font-size-complex="12pt" style:font-style-complex="normal" style:font-weight-complex="normal"/>
    </style:style>
    <style:style style:name="T406" style:family="text">
      <style:text-properties style:font-name="times new roman1" fo:font-size="12pt" fo:language="en" fo:country="US" fo:font-style="normal" fo:font-weight="normal" officeooo:rsid="00233da5" style:font-size-asian="12pt" style:font-style-asian="normal" style:font-weight-asian="normal" style:font-size-complex="12pt" style:font-style-complex="normal" style:font-weight-complex="normal"/>
    </style:style>
    <style:style style:name="T407" style:family="text">
      <style:text-properties style:font-name="times new roman1" fo:font-size="12pt" fo:language="en" fo:country="US" fo:font-style="normal" fo:font-weight="normal" officeooo:rsid="0022e3b5" style:font-size-asian="12pt" style:font-style-asian="normal" style:font-weight-asian="normal" style:font-size-complex="12pt" style:font-style-complex="normal" style:font-weight-complex="normal"/>
    </style:style>
    <style:style style:name="T408" style:family="text">
      <style:text-properties style:font-name="times new roman1" fo:font-size="12pt" fo:language="en" fo:country="US" fo:font-style="normal" fo:font-weight="normal" officeooo:rsid="0024e37a" style:font-size-asian="12pt" style:font-style-asian="normal" style:font-weight-asian="normal" style:font-size-complex="12pt" style:font-style-complex="normal" style:font-weight-complex="normal"/>
    </style:style>
    <style:style style:name="T409" style:family="text">
      <style:text-properties style:font-name="times new roman1" fo:font-size="12pt" fo:language="en" fo:country="US" fo:font-style="normal" fo:font-weight="normal" officeooo:rsid="003aea30" style:font-size-asian="12pt" style:font-style-asian="normal" style:font-weight-asian="normal" style:font-size-complex="12pt" style:font-style-complex="normal" style:font-weight-complex="normal"/>
    </style:style>
    <style:style style:name="T410" style:family="text">
      <style:text-properties style:font-name="times new roman1" fo:font-size="12pt" fo:language="en" fo:country="US" fo:font-style="normal" fo:font-weight="normal" officeooo:rsid="00295e29" style:font-size-asian="12pt" style:font-style-asian="normal" style:font-weight-asian="normal" style:font-size-complex="12pt" style:font-style-complex="normal" style:font-weight-complex="normal"/>
    </style:style>
    <style:style style:name="T411" style:family="text">
      <style:text-properties style:font-name="times new roman1" fo:font-size="12pt" fo:language="en" fo:country="US" fo:font-style="normal" fo:font-weight="normal" officeooo:rsid="002d71f9" style:font-size-asian="12pt" style:font-style-asian="normal" style:font-weight-asian="normal" style:font-size-complex="12pt" style:font-style-complex="normal" style:font-weight-complex="normal"/>
    </style:style>
    <style:style style:name="T412" style:family="text">
      <style:text-properties style:font-name="times new roman1" fo:font-size="12pt" fo:language="en" fo:country="US" fo:font-style="normal" style:font-size-asian="12pt" style:font-style-asian="normal" style:font-size-complex="12pt" style:font-style-complex="normal"/>
    </style:style>
    <style:style style:name="T413" style:family="text">
      <style:text-properties style:font-name="times new roman1" fo:font-size="12pt" fo:language="en" fo:country="US" fo:font-style="normal" officeooo:rsid="0047fc60" style:font-size-asian="12pt" style:font-style-asian="normal" style:font-size-complex="12pt" style:font-style-complex="normal"/>
    </style:style>
    <style:style style:name="T414" style:family="text">
      <style:text-properties style:font-name="times new roman1" fo:font-size="12pt" fo:language="en" fo:country="US" fo:font-style="normal" officeooo:rsid="002e4578" style:font-size-asian="12pt" style:font-style-asian="normal" style:font-size-complex="12pt" style:font-style-complex="normal"/>
    </style:style>
    <style:style style:name="T415" style:family="text">
      <style:text-properties style:font-name="times new roman1" fo:font-size="12pt" fo:language="en" fo:country="US" fo:font-style="normal" officeooo:rsid="003aea30" style:font-size-asian="12pt" style:font-style-asian="normal" style:font-size-complex="12pt" style:font-style-complex="normal"/>
    </style:style>
    <style:style style:name="T416" style:family="text">
      <style:text-properties style:font-name="times new roman1" fo:font-size="12pt" fo:language="en" fo:country="US" fo:font-style="italic" fo:font-weight="normal" officeooo:rsid="0111c915" fo:background-color="#ffffff" loext:char-shading-value="0" style:font-size-asian="12pt" style:font-style-asian="italic" style:font-weight-asian="normal" style:font-size-complex="12pt" style:font-style-complex="italic" style:font-weight-complex="normal"/>
    </style:style>
    <style:style style:name="T417" style:family="text">
      <style:text-properties style:font-name="times new roman1" fo:font-size="12pt" fo:language="en" fo:country="US" fo:font-style="italic" style:font-size-asian="12pt" style:font-style-asian="italic" style:font-size-complex="12pt" style:font-style-complex="italic"/>
    </style:style>
    <style:style style:name="T418" style:family="text">
      <style:text-properties style:font-name="times new roman1" fo:font-size="12pt" fo:font-weight="normal" officeooo:rsid="0118c670" style:font-size-asian="12pt" style:font-weight-asian="normal" style:font-size-complex="12pt" style:font-weight-complex="normal"/>
    </style:style>
    <style:style style:name="T419" style:family="text">
      <style:text-properties style:font-name="times new roman1" fo:font-size="12pt" fo:font-weight="normal" officeooo:rsid="011a1e08" style:font-size-asian="12pt" style:font-weight-asian="normal" style:font-size-complex="12pt" style:font-weight-complex="normal"/>
    </style:style>
    <style:style style:name="T420" style:family="text">
      <style:text-properties style:font-name="times new roman1" fo:font-size="12pt" fo:font-weight="normal" officeooo:rsid="0170419a" style:font-size-asian="12pt" style:font-weight-asian="normal" style:font-size-complex="12pt" style:font-weight-complex="normal"/>
    </style:style>
    <style:style style:name="T421" style:family="text">
      <style:text-properties style:font-name="times new roman1" fo:font-style="normal" fo:font-weight="normal" officeooo:rsid="0152723a" style:font-style-asian="normal" style:font-weight-asian="normal" style:font-style-complex="normal" style:font-weight-complex="normal"/>
    </style:style>
    <style:style style:name="T422" style:family="text">
      <style:text-properties style:font-name="times new roman1" fo:font-style="normal" fo:font-weight="normal" officeooo:rsid="0151c74e" style:font-style-asian="normal" style:font-weight-asian="normal" style:font-style-complex="normal" style:font-weight-complex="normal"/>
    </style:style>
    <style:style style:name="T423" style:family="text">
      <style:text-properties style:font-name="times new roman1" fo:language="en" fo:country="US"/>
    </style:style>
    <style:style style:name="T424" style:family="text">
      <style:text-properties fo:background-color="#fff200" loext:char-shading-value="0"/>
    </style:style>
    <style:style style:name="T425" style:family="text">
      <style:text-properties officeooo:rsid="00c91ccc" fo:background-color="#fff200" loext:char-shading-value="0"/>
    </style:style>
    <style:style style:name="T426" style:family="text">
      <style:text-properties officeooo:rsid="00cad156" fo:background-color="#fff200" loext:char-shading-value="0"/>
    </style:style>
    <style:style style:name="T427" style:family="text">
      <style:text-properties officeooo:rsid="005b7ec6" fo:background-color="#fff200" loext:char-shading-value="0"/>
    </style:style>
    <style:style style:name="T428" style:family="text">
      <style:text-properties officeooo:rsid="00bab7df"/>
    </style:style>
    <style:style style:name="T429" style:family="text">
      <style:text-properties fo:font-size="12pt" fo:language="en" fo:country="US" fo:background-color="#ffffff" loext:char-shading-value="0" style:font-size-asian="12pt" style:font-size-complex="12pt"/>
    </style:style>
    <style:style style:name="T430" style:family="text">
      <style:text-properties fo:font-size="12pt" fo:language="en" fo:country="US" officeooo:rsid="0115f8b6" fo:background-color="#ffffff" loext:char-shading-value="0" style:font-size-asian="12pt" style:font-size-complex="12pt"/>
    </style:style>
    <style:style style:name="T431" style:family="text">
      <style:text-properties fo:font-size="12pt" fo:language="en" fo:country="US" officeooo:rsid="030e5ad5" fo:background-color="#ffffff" loext:char-shading-value="0" style:font-size-asian="12pt" style:font-size-complex="12pt"/>
    </style:style>
    <style:style style:name="T432" style:family="text">
      <style:text-properties fo:font-size="12pt" fo:language="en" fo:country="US" officeooo:rsid="010de778" style:font-size-asian="12pt" style:font-size-complex="12pt"/>
    </style:style>
    <style:style style:name="T433" style:family="text">
      <style:text-properties fo:font-size="12pt" fo:language="en" fo:country="US" officeooo:rsid="011597b4" style:font-size-asian="12pt" style:font-size-complex="12pt"/>
    </style:style>
    <style:style style:name="T434" style:family="text">
      <style:text-properties fo:font-size="12pt" fo:language="en" fo:country="US" fo:font-style="italic" officeooo:rsid="015cc8aa" style:font-size-asian="12pt" style:font-style-asian="italic" style:font-size-complex="12pt" style:font-style-complex="italic"/>
    </style:style>
    <style:style style:name="T435" style:family="text">
      <style:text-properties fo:font-size="12pt" fo:language="en" fo:country="US" fo:font-style="italic" officeooo:rsid="01578211" style:font-size-asian="12pt" style:font-style-asian="italic" style:font-size-complex="12pt" style:font-style-complex="italic"/>
    </style:style>
    <style:style style:name="T436" style:family="text">
      <style:text-properties officeooo:rsid="01453c81"/>
    </style:style>
    <style:style style:name="T437" style:family="text">
      <style:text-properties style:text-position="sub 58%" officeooo:rsid="01453c81"/>
    </style:style>
    <style:style style:name="T438" style:family="text">
      <style:text-properties style:text-position="sub 58%" officeooo:rsid="0145bd53"/>
    </style:style>
    <style:style style:name="T439" style:family="text">
      <style:text-properties style:text-position="sub 58%" officeooo:rsid="01472de6"/>
    </style:style>
    <style:style style:name="T440" style:family="text">
      <style:text-properties style:text-position="sub 58%" style:font-name="times new roman" fo:font-size="12pt" officeooo:rsid="01844743" style:font-size-asian="12pt" style:font-size-complex="12pt"/>
    </style:style>
    <style:style style:name="T441" style:family="text">
      <style:text-properties officeooo:rsid="0145bd53"/>
    </style:style>
    <style:style style:name="T442" style:family="text">
      <style:text-properties officeooo:rsid="016586c6"/>
    </style:style>
    <style:style style:name="T443" style:family="text">
      <style:text-properties officeooo:rsid="01d02afb"/>
    </style:style>
    <style:style style:name="T444" style:family="text">
      <style:text-properties style:text-line-through-style="none" style:text-line-through-type="none" fo:font-style="normal" fo:font-weight="normal" style:font-style-asian="normal" style:font-weight-asian="normal" style:font-style-complex="normal" style:font-weight-complex="normal"/>
    </style:style>
    <style:style style:name="T445" style:family="text">
      <style:text-properties style:text-line-through-style="none" style:text-line-through-type="none" style:text-position="0% 100%"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446" style:family="text">
      <style:text-properties style:text-line-through-style="none" style:text-line-through-type="none" style:text-position="0% 100%" style:font-name="times new roman1" fo:font-size="12pt" fo:language="en" fo:country="US" fo:font-style="normal" fo:font-weight="normal" officeooo:rsid="0008f488" style:font-size-asian="12pt" style:font-style-asian="normal" style:font-weight-asian="normal" style:font-size-complex="12pt" style:font-style-complex="normal" style:font-weight-complex="normal"/>
    </style:style>
    <style:style style:name="T447" style:family="text">
      <style:text-properties officeooo:rsid="021d3b9d"/>
    </style:style>
    <style:style style:name="T448" style:family="text">
      <style:text-properties officeooo:rsid="00bd0c96"/>
    </style:style>
    <style:style style:name="T449" style:family="text">
      <style:text-properties officeooo:rsid="02417846"/>
    </style:style>
    <style:style style:name="T450" style:family="text">
      <style:text-properties officeooo:rsid="02aa3eed" style:font-weight-complex="bold"/>
    </style:style>
    <style:style style:name="T451" style:family="text">
      <style:text-properties officeooo:rsid="0312d5f3"/>
    </style:style>
    <style:style style:name="T452" style:family="text">
      <style:text-properties officeooo:rsid="008ea81f" fo:background-color="#ef413d" loext:char-shading-value="0"/>
    </style:style>
    <style:style style:name="T453" style:family="text">
      <style:text-properties officeooo:rsid="03223b96"/>
    </style:style>
    <style:style style:name="T454" style:family="text">
      <style:text-properties officeooo:rsid="00233da5"/>
    </style:style>
    <style:style style:name="T455" style:family="text">
      <style:text-properties officeooo:rsid="0050ab68"/>
    </style:style>
    <style:style style:name="T456" style:family="text">
      <style:text-properties fo:color="#00000a" style:text-outline="false" style:text-line-through-style="none" style:text-line-through-type="none" fo:letter-spacing="normal" fo:language="en" fo:country="US" fo:font-style="normal" fo:text-shadow="none" style:text-underline-style="none" fo:font-weight="normal" officeooo:rsid="003c0638" style:letter-kerning="true" style:font-style-asian="normal" style:font-weight-asian="normal" style:text-emphasize="none"/>
    </style:style>
    <style:style style:name="T457" style:family="text">
      <style:text-properties fo:color="#00000a" style:text-outline="false" style:text-line-through-style="none" style:text-line-through-type="none" fo:letter-spacing="normal" fo:font-style="normal" fo:text-shadow="none" style:text-underline-style="none" fo:font-weight="normal" officeooo:rsid="003c0638" style:letter-kerning="true" style:font-style-asian="normal" style:font-weight-asian="normal" style:text-emphasize="none"/>
    </style:style>
    <style:style style:name="T458" style:family="text">
      <style:text-properties fo:background-color="#00a65d" loext:char-shading-value="0"/>
    </style:style>
    <style:style style:name="T459" style:family="text">
      <style:text-properties officeooo:rsid="0340737a"/>
    </style:style>
    <style:style style:name="T460" style:family="text">
      <style:text-properties officeooo:rsid="03424613"/>
    </style:style>
    <style:style style:name="T461" style:family="text">
      <style:text-properties style:text-position="super 58%" fo:language="en" fo:country="US" fo:font-style="normal" fo:font-weight="normal" officeooo:rsid="0345a4d5" style:font-style-asian="normal" style:font-weight-asian="normal" style:font-style-complex="normal" style:font-weight-complex="normal"/>
    </style:style>
    <style:style style:name="T462" style:family="text">
      <style:text-properties officeooo:rsid="0312d5f3" fo:background-color="transparent" loext:char-shading-value="0"/>
    </style:style>
    <style:style style:name="T463" style:family="text">
      <style:text-properties officeooo:rsid="034d4f96"/>
    </style:style>
    <style:style style:name="T464" style:family="text">
      <style:text-properties officeooo:rsid="03523993"/>
    </style:style>
    <style:style style:name="T46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6" style:family="text">
      <style:text-properties fo:font-variant="normal" fo:text-transform="none" style:use-window-font-color="true" style:text-outline="fals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8" style:family="text">
      <style:text-properties fo:font-variant="normal" fo:text-transform="none" fo:color="#00000a"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letter-kerning="true" style:font-name-asian="Droid Sans Fallback" style:font-size-asian="10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T46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0" style:family="text">
      <style:text-properties fo:font-variant="normal" fo:text-transform="none" style:use-window-font-color="true" style:text-outline="false" style:text-line-through-style="none" style:text-line-through-type="none" style:text-position="0% 100%" style:font-name="Times New Roman1"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1" style:family="text">
      <style:text-properties fo:font-variant="normal" fo:text-transform="none" style:use-window-font-color="true" style:text-outline="false" style:text-line-through-style="none" style:text-line-through-type="none" style:text-position="0% 100%" style:font-name="Times New Roman1"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en" style:country-asian="US" style:font-style-asian="normal" style:font-weight-asian="normal" style:font-name-complex="Lohit Devanagari"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72" style:family="text">
      <style:text-properties fo:font-variant="normal" fo:text-transform="none" style:use-window-font-color="true" style:text-outline="false" style:text-line-through-style="none" style:text-line-through-type="none" style:text-position="0% 100%" style:font-name="Times New Roman1"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5pt" style:language-asian="en" style:country-asian="US" style:font-style-asian="normal" style:font-weight-asian="normal" style:font-name-complex="Lohit Devanagari" style:font-size-complex="15pt" style:language-complex="en" style:country-complex="US" style:font-style-complex="normal" style:font-weight-complex="normal" style:text-emphasize="none" style:text-scale="100%" style:font-relief="none" style:text-overline-style="none" style:text-overline-color="font-color"/>
    </style:style>
    <style:style style:name="T47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en" style:country-asian="US" style:font-style-asian="normal" style:font-weight-asian="normal" style:font-name-complex="Lohit Devanagari" style:font-size-complex="12pt" style:language-complex="en" style:country-complex="US"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office:annotation office:name="__Annotation__4387_1597989124"><dc:creator>Bianca Rius</dc:creator><dc:date>2020-01-08T17:26:45.207758205</dc:date><loext:sender-initials>BR</loext:sender-initials><text:p text:style-name="P108"><text:span text:style-name="T465">O título não deveria conter algo relacionado ao resultado?</text:span></text:p><text:p text:style-name="P108"><text:span text:style-name="T465"/></text:p><text:p text:style-name="P108"><text:span text:style-name="T465">- Low precipitation leads to a functional reorganization on Amazon forest: </text:span></text:p><text:p text:style-name="P108"><text:span text:style-name="T465"/></text:p><text:p text:style-name="P108"><text:span text:style-name="T465">-Reduced precipitation is able to change community functional organization and diversity: the value/power of trait-</text:span><text:span text:style-name="T466">based modelling</text:span><text:span text:style-name="T465"> </text:span></text:p><text:p text:style-name="P108"><text:span text:style-name="T465"/></text:p><text:p text:style-name="P108"><text:span text:style-name="T465">-Trait based modelling allows functional diversity analysis but do not improve biogeochemestry representation: a case study with reduced precipitation</text:span></text:p><text:p text:style-name="P108"><text:span text:style-name="T465"/></text:p><text:p text:style-name="P108"><text:span text:style-name="T465">Changes on Amazon forest functional organization and diversity in a drought scenario: a case study showing the importance of trait-based modelling</text:span></text:p></office:annotation><text:span text:style-name="T424">Trait-based modeling allow/stimulate/encourage functional diversity analysis: a case study with carbon allocation</text:span><text:span text:style-name="T427"> and residence time</text:span><text:span text:style-name="T424"> in tropical forests </text:span><office:annotation-end office:name="__Annotation__4387_1597989124"/></text:p>
      <text:p text:style-name="P29"><text:span text:style-name="T450">Autho</text:span><text:span text:style-name="T450"><office:annotation><dc:creator>Bianca Rius</dc:creator><dc:date>2020-01-08T17:45:38.088086360</dc:date><loext:sender-initials>BR</loext:sender-initials><text:p text:style-name="P108"><text:span text:style-name="T465">The full names of the authors. As part of the journal’s commitment to supporting authors at every step of the publishing process, the journal requires the submitting author (only) to provide an ORCID iD when submitting a manuscript. This takes around 2 minutes to complete.</text:span></text:p></office:annotation></text:span><text:span text:style-name="T450">rs:</text:span> <text:span text:style-name="T253">Bianca Fazio Rius, João Paulo Darela Filho, Katrin (?), Thomas (?), Florian (?), Liam (?), Anja (?), David Montenegro Lapola</text:span></text:p>
      <text:p text:style-name="P30">Institutional affiliation<office:annotation><dc:creator>Bianca Rius</dc:creator><dc:date>2020-01-08T17:46:51.185172468</dc:date><loext:sender-initials>BR</loext:sender-initials><text:p text:style-name="P108"><text:span text:style-name="T465">All author's institutional affiliations where the work was conducted, with a footnote for the author’s present address if different from where the work was conducted; where authors have different addresses, use numbered superscripts to refer to each address provided.</text:span></text:p></office:annotation>s: </text:p>
      <text:p text:style-name="P30">Contact Information: <office:annotation><dc:creator>Bianca Rius</dc:creator><dc:date>2020-01-08T17:47:22.736729689</dc:date><loext:sender-initials>BR</loext:sender-initials><text:p text:style-name="P108"><text:span text:style-name="T465">Corresponding author’s telephone, and email details</text:span></text:p></office:annotation></text:p>
      <text:p text:style-name="P28">Abstr<office:annotation><dc:creator>Bianca Rius</dc:creator><dc:date>2020-01-08T17:48:03.070632051</dc:date><loext:sender-initials>BR</loext:sender-initials><text:p text:style-name="P108"><text:span text:style-name="T465">Limited to 300 words</text:span></text:p></office:annotation>act</text:p>
      <text:p text:style-name="P10"><office:annotation office:name="__Annotation__4720_1597989124"><dc:creator>Bianca Rius</dc:creator><dc:date>2020-01-08T17:48:35.147441015</dc:date><loext:sender-initials>BR</loext:sender-initials><text:p text:style-name="P108"><text:span text:style-name="T465">6-10 key words</text:span></text:p></office:annotation><text:span text:style-name="T5">K</text:span><text:span text:style-name="T4">eywords:</text:span><office:annotation-end office:name="__Annotation__4720_1597989124"/></text:p>
      <text:p text:style-name="P27">Introduction</text:p>
      <text:p text:style-name="P58"><text:span text:style-name="T219">The possible modification in Amazon forest’s ability to store carbon due to climate change is still full of uncertainties </text:span><text:reference-mark-start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mendeley&quot;: {&quot;formattedCitation&quot;: &quot;(FINEGAN et al., 2015)&quot;, &quot;plainTextFormattedCitation&quot;: &quot;(FINEGAN et al., 2015)&quot;, &quot;previouslyFormattedCitation&quot;: &quot;(FINEGAN et al., 2015)&quot;}, &quot;properties&quot;: {&quot;noteIndex&quot;: 0}, &quot;schema&quot;: &quot;https://github.com/citation-style-language/schema/raw/master/csl-citation.json&quot;} RNDzLpXwZXhjN"/><text:span text:style-name="T184">(FINEGAN et al., 2015)</text:span><text:reference-mark-end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mendeley&quot;: {&quot;formattedCitation&quot;: &quot;(FINEGAN et al., 2015)&quot;, &quot;plainTextFormattedCitation&quot;: &quot;(FINEGAN et al., 2015)&quot;, &quot;previouslyFormattedCitation&quot;: &quot;(FINEGAN et al., 2015)&quot;}, &quot;properties&quot;: {&quot;noteIndex&quot;: 0}, &quot;schema&quot;: &quot;https://github.com/citation-style-language/schema/raw/master/csl-citation.json&quot;} RNDzLpXwZXhjN"/><text:span text:style-name="T219">⁠ and also not well explored elements, for example, the role of functional diversity on this ecosystem process </text:span><text:reference-mark-start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id&quot;: &quot;ITEM-2&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2&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3&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3&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POORTER et al., 2015; SAKSCHEWSKI et al., 2016a; SITCH et al., 2008)&quot;, &quot;plainTextFormattedCitation&quot;: &quot;(POORTER et al., 2015; SAKSCHEWSKI et al., 2016a; SITCH et al., 2008)&quot;, &quot;previouslyFormattedCitation&quot;: &quot;(POORTER et al., 2015; SAKSCHEWSKI et al., 2016a; SITCH et al., 2008)&quot;}, &quot;properties&quot;: {&quot;noteIndex&quot;: 0}, &quot;schema&quot;: &quot;https://github.com/citation-style-language/schema/raw/master/csl-citation.json&quot;} RNDCpgMXhZoo7"/><text:span text:style-name="T184">(POORTER et al., 2015; SAKSCHEWSKI et al., 2016a; SITCH et al., 2008)</text:span><text:reference-mark-end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id&quot;: &quot;ITEM-2&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2&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3&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3&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POORTER et al., 2015; SAKSCHEWSKI et al., 2016a; SITCH et al., 2008)&quot;, &quot;plainTextFormattedCitation&quot;: &quot;(POORTER et al., 2015; SAKSCHEWSKI et al., 2016a; SITCH et al., 2008)&quot;, &quot;previouslyFormattedCitation&quot;: &quot;(POORTER et al., 2015; SAKSCHEWSKI et al., 2016a; SITCH et al., 2008)&quot;}, &quot;properties&quot;: {&quot;noteIndex&quot;: 0}, &quot;schema&quot;: &quot;https://github.com/citation-style-language/schema/raw/master/csl-citation.json&quot;} RNDCpgMXhZoo7"/><text:span text:style-name="T219">. </text:span><text:span text:style-name="T232">Dynamic global vegetation models (DGVMs) have be</text:span><text:span text:style-name="T233">ing</text:span><text:span text:style-name="T232"> widely used to </text:span><text:span text:style-name="T233">explore</text:span><text:span text:style-name="T232"> </text:span><text:span text:style-name="T234">th</text:span><text:span text:style-name="T235">e former</text:span><text:span text:style-name="T234"> issue </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manualFormatting&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XsXIqF0r8u"/><text:span text:style-name="T191">(CRAMER et al., 2001; 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manualFormatting&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XsXIqF0r8u"/><text:span text:style-name="T219"> providing an </text:span><text:span text:style-name="T225">immeasurable</text:span><text:span text:style-name="T219"> </text:span><text:span text:style-name="T225">contribution</text:span><text:span text:style-name="T219"> to Terrestrial Ecosystem Ecology </text:span><text:span text:style-name="T227">through the addressment of</text:span><text:span text:style-name="T219"> a range of </text:span><text:span text:style-name="T226">applied and theoretical </text:span><text:span text:style-name="T219">questions </text:span><text:reference-mark-start text:name="ADDIN CSL_CITATION {&quot;citationItems&quot;: [{&quot;id&quot;: &quot;ITEM-1&quot;, &quot;itemData&quot;: {&quot;DOI&quot;: &quot;10.1007/978-3-540-32730-1_15&quot;, &quot;abstract&quot;: &quot;DGVMs exploit the power of modern computers and computational methods to yield a predictive description of land ecosystem processes that takes account of knowledge previously developed through long histories of separate disciplinary approaches to the study of the biosphere. The degree of interaction between the different scientific approaches still falls far short of optimal; thus, DGVM developers have a responsibility to be aware of progress in several disciplines in order to ensure that their models remain state-of-the-art. We have presented a series of case studies of the evaluation of DGVMs that demonstrate the predictive capability that current models have achieved. Nevertheless, there are plenty of unresolved issues ? differences among models that are not well understood, important processes that are omitted or treated simplistically by some or all models, and sets of observations that are not satisfactorily reproduced by current models. More comprehensive ?benchmarking? of DGVMs against multiple data sets is required and would be most effectively carried out through an international consortium, so as to avoid duplicating the large amount of work involved in selecting and processing data sets and model experiments. We have also presented a series of case studies that illustrate the power of DGVMs, even with their known limitations, in explaining a remarkable variety of Earth System phenomena and in addressing contemporary issues related to climate and land-use change. These case studies encourage us to believe that the continued development of DGVMs is a worthwhile enterprise. Finally, new directions in Earth System Science point to a range of aspects in which DGVMs could be improved so as to take account of recently acquired knowledge, such as experimental work on whole-ecosystem responses to environmental modification and new understanding of the functional basis of plant traits; complemented by an effort to represent semi-natural and agricultural ecosystems and the impacts of different management practices on these ecosystems; and extended to include processes such as trace-gas emissions, which are important in order to understand the functional role of the terrestrial biosphere in the Earth System. Together, these potential developments add up to an ambitious research program, requiring the economies of scale that only an international collaborative effort can provide.&quot;, &quot;author&quot;: [{&quot;dropping-particle&quot;: &quot;&quot;, &quot;family&quot;: &quot;Prentice&quot;, &quot;given&quot;: &quot;I. Colin&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Harrison&quot;, &quot;given&quot;: &quot;Sandy P.&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quot;, &quot;non-dropping-particle&quot;: &quot;&quot;, &quot;parse-names&quot;: false, &quot;suffix&quot;: &quot;&quot;}, {&quot;dropping-particle&quot;: &quot;&quot;, &quot;family&quot;: &quot;Sykes&quot;, &quot;given&quot;: &quot;Martin T.&quot;, &quot;non-dropping-particle&quot;: &quot;&quot;, &quot;parse-names&quot;: false, &quot;suffix&quot;: &quot;&quot;}], &quot;container-title&quot;: &quot;Terrestrial Ecosystems in a Changing World&quot;, &quot;id&quot;: &quot;ITEM-1&quot;, &quot;issued&quot;: {&quot;date-parts&quot;: [[&quot;2007&quot;]]}, &quot;page&quot;: &quot;175-192&quot;, &quot;title&quot;: &quot;Dynamic Global Vegetation Modeling: Quantifying Terrestrial Ecosystem Responses to Large-Scale Environmental Change&quot;, &quot;type&quot;: &quot;article-journal&quot;}, &quot;uris&quot;: [&quot;http://www.mendeley.com/documents/?uuid=7c725e57-faf8-4c5e-a62e-5fdf36ea91db&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016/0026-0495(83)90194-4&quot;, &quot;ISSN&quot;: &quot;00260495&quot;, &quot;abstract&quot;: &quot;Plasma low density lipoproteins (LDL) consists of a family of lipoproteins, having densities between 1.006 and 1.063 gm/ml, which are either physically monodisperse or polydisperse in different individuals. In monodisperse LDL most of the mass of lipoprotein is found within a narrow region of this density range, and the preponderance of the lipoprotein is similar in molecular weight. By contrast, polydisperse LDL is heterogeneous in molecular size, and the lipoprotein mass is distributed over the LDL density range. An examination of LDL heterogeneity in 187 subjects reveals that normolipemic and hypercholesterolemic subjects have predominantly monodisperse LDL. The molecular weight range of such LDL is 2.1-3.9 \u00d7 106, and for a given subject the molecular weight varies minimally with different metabolic pertubations. The major determinant of the molecular weight of monodisperse LDL appears to be genetic, modified by metabolic influences. In contrast, about 80% of individuals with hypertriglyceridemia have polydisperse LDL, and hypertriglyceridemic subjects with diabetes have a similar incidence of LDL polydispersidy. LDL heterogeneity increases with increasing VLDL concentration. Polydisperse LDL have an increased apoprotein content compared to monodisperse LDL and compositional analysis reveals an increased protein to lipid ratio. Current knowledge of the biosynthesis of LDL affords an incomplete undrstanding of why LDL is monodisperse in some individuals and polydisperse in others. The relationship between LDL dispersion and atherosclerosis has been examined in 105 subjects. Though the epidemiologic data are tentative, they suggest an increased association of polydisperse LDL with atherosclerosis in hypertriglyceridemic diabetics though not in other individuals. \u00a9 1983.&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Journal of Vegetation Science&quot;, &quot;id&quot;: &quot;ITEM-3&quot;, &quot;issued&quot;: {&quot;date-parts&quot;: [[&quot;1997&quot;, &quot;3&quot;]]}, &quot;page&quot;: &quot;463-474&quot;, &quot;title&quot;: &quot;Plant functional types and ecosystem function in relation to global change&quot;, &quot;type&quot;: &quot;article-journal&quot;, &quot;volume&quot;: &quot;8&quot;}, &quot;uris&quot;: [&quot;http://www.mendeley.com/documents/?uuid=ea3c7497-dc4d-448c-a158-ecf6670b1b66&quot;]}], &quot;mendeley&quot;: {&quot;formattedCitation&quot;: &quot;(D\u00cdAZ; CABIDO, 1997; PRENTICE et al., 2007; SCHEITER; LANGAN; HIGGINS, 2013)&quot;, &quot;plainTextFormattedCitation&quot;: &quot;(D\u00cdAZ; CABIDO, 1997; PRENTICE et al., 2007; SCHEITER; LANGAN; HIGGINS, 2013)&quot;, &quot;previouslyFormattedCitation&quot;: &quot;(D\u00cdAZ; CABIDO, 1997; PRENTICE et al., 2007; SCHEITER; LANGAN; HIGGINS, 2013)&quot;}, &quot;properties&quot;: {&quot;noteIndex&quot;: 0}, &quot;schema&quot;: &quot;https://github.com/citation-style-language/schema/raw/master/csl-citation.json&quot;} RNDXz3on2zLCB"/><text:span text:style-name="T184">(DÍAZ; CABIDO, 1997; PRENTICE et al., 2007; SCHEITER; LANGAN; HIGGINS, 2013)</text:span><text:reference-mark-end text:name="ADDIN CSL_CITATION {&quot;citationItems&quot;: [{&quot;id&quot;: &quot;ITEM-1&quot;, &quot;itemData&quot;: {&quot;DOI&quot;: &quot;10.1007/978-3-540-32730-1_15&quot;, &quot;abstract&quot;: &quot;DGVMs exploit the power of modern computers and computational methods to yield a predictive description of land ecosystem processes that takes account of knowledge previously developed through long histories of separate disciplinary approaches to the study of the biosphere. The degree of interaction between the different scientific approaches still falls far short of optimal; thus, DGVM developers have a responsibility to be aware of progress in several disciplines in order to ensure that their models remain state-of-the-art. We have presented a series of case studies of the evaluation of DGVMs that demonstrate the predictive capability that current models have achieved. Nevertheless, there are plenty of unresolved issues ? differences among models that are not well understood, important processes that are omitted or treated simplistically by some or all models, and sets of observations that are not satisfactorily reproduced by current models. More comprehensive ?benchmarking? of DGVMs against multiple data sets is required and would be most effectively carried out through an international consortium, so as to avoid duplicating the large amount of work involved in selecting and processing data sets and model experiments. We have also presented a series of case studies that illustrate the power of DGVMs, even with their known limitations, in explaining a remarkable variety of Earth System phenomena and in addressing contemporary issues related to climate and land-use change. These case studies encourage us to believe that the continued development of DGVMs is a worthwhile enterprise. Finally, new directions in Earth System Science point to a range of aspects in which DGVMs could be improved so as to take account of recently acquired knowledge, such as experimental work on whole-ecosystem responses to environmental modification and new understanding of the functional basis of plant traits; complemented by an effort to represent semi-natural and agricultural ecosystems and the impacts of different management practices on these ecosystems; and extended to include processes such as trace-gas emissions, which are important in order to understand the functional role of the terrestrial biosphere in the Earth System. Together, these potential developments add up to an ambitious research program, requiring the economies of scale that only an international collaborative effort can provide.&quot;, &quot;author&quot;: [{&quot;dropping-particle&quot;: &quot;&quot;, &quot;family&quot;: &quot;Prentice&quot;, &quot;given&quot;: &quot;I. Colin&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Harrison&quot;, &quot;given&quot;: &quot;Sandy P.&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quot;, &quot;non-dropping-particle&quot;: &quot;&quot;, &quot;parse-names&quot;: false, &quot;suffix&quot;: &quot;&quot;}, {&quot;dropping-particle&quot;: &quot;&quot;, &quot;family&quot;: &quot;Sykes&quot;, &quot;given&quot;: &quot;Martin T.&quot;, &quot;non-dropping-particle&quot;: &quot;&quot;, &quot;parse-names&quot;: false, &quot;suffix&quot;: &quot;&quot;}], &quot;container-title&quot;: &quot;Terrestrial Ecosystems in a Changing World&quot;, &quot;id&quot;: &quot;ITEM-1&quot;, &quot;issued&quot;: {&quot;date-parts&quot;: [[&quot;2007&quot;]]}, &quot;page&quot;: &quot;175-192&quot;, &quot;title&quot;: &quot;Dynamic Global Vegetation Modeling: Quantifying Terrestrial Ecosystem Responses to Large-Scale Environmental Change&quot;, &quot;type&quot;: &quot;article-journal&quot;}, &quot;uris&quot;: [&quot;http://www.mendeley.com/documents/?uuid=7c725e57-faf8-4c5e-a62e-5fdf36ea91db&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016/0026-0495(83)90194-4&quot;, &quot;ISSN&quot;: &quot;00260495&quot;, &quot;abstract&quot;: &quot;Plasma low density lipoproteins (LDL) consists of a family of lipoproteins, having densities between 1.006 and 1.063 gm/ml, which are either physically monodisperse or polydisperse in different individuals. In monodisperse LDL most of the mass of lipoprotein is found within a narrow region of this density range, and the preponderance of the lipoprotein is similar in molecular weight. By contrast, polydisperse LDL is heterogeneous in molecular size, and the lipoprotein mass is distributed over the LDL density range. An examination of LDL heterogeneity in 187 subjects reveals that normolipemic and hypercholesterolemic subjects have predominantly monodisperse LDL. The molecular weight range of such LDL is 2.1-3.9 \u00d7 106, and for a given subject the molecular weight varies minimally with different metabolic pertubations. The major determinant of the molecular weight of monodisperse LDL appears to be genetic, modified by metabolic influences. In contrast, about 80% of individuals with hypertriglyceridemia have polydisperse LDL, and hypertriglyceridemic subjects with diabetes have a similar incidence of LDL polydispersidy. LDL heterogeneity increases with increasing VLDL concentration. Polydisperse LDL have an increased apoprotein content compared to monodisperse LDL and compositional analysis reveals an increased protein to lipid ratio. Current knowledge of the biosynthesis of LDL affords an incomplete undrstanding of why LDL is monodisperse in some individuals and polydisperse in others. The relationship between LDL dispersion and atherosclerosis has been examined in 105 subjects. Though the epidemiologic data are tentative, they suggest an increased association of polydisperse LDL with atherosclerosis in hypertriglyceridemic diabetics though not in other individuals. \u00a9 1983.&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Journal of Vegetation Science&quot;, &quot;id&quot;: &quot;ITEM-3&quot;, &quot;issued&quot;: {&quot;date-parts&quot;: [[&quot;1997&quot;, &quot;3&quot;]]}, &quot;page&quot;: &quot;463-474&quot;, &quot;title&quot;: &quot;Plant functional types and ecosystem function in relation to global change&quot;, &quot;type&quot;: &quot;article-journal&quot;, &quot;volume&quot;: &quot;8&quot;}, &quot;uris&quot;: [&quot;http://www.mendeley.com/documents/?uuid=ea3c7497-dc4d-448c-a158-ecf6670b1b66&quot;]}], &quot;mendeley&quot;: {&quot;formattedCitation&quot;: &quot;(D\u00cdAZ; CABIDO, 1997; PRENTICE et al., 2007; SCHEITER; LANGAN; HIGGINS, 2013)&quot;, &quot;plainTextFormattedCitation&quot;: &quot;(D\u00cdAZ; CABIDO, 1997; PRENTICE et al., 2007; SCHEITER; LANGAN; HIGGINS, 2013)&quot;, &quot;previouslyFormattedCitation&quot;: &quot;(D\u00cdAZ; CABIDO, 1997; PRENTICE et al., 2007; SCHEITER; LANGAN; HIGGINS, 2013)&quot;}, &quot;properties&quot;: {&quot;noteIndex&quot;: 0}, &quot;schema&quot;: &quot;https://github.com/citation-style-language/schema/raw/master/csl-citation.json&quot;} RNDXz3on2zLCB"/><text:span text:style-name="T219">⁠. </text:span><text:span text:style-name="T227">F</text:span><text:span text:style-name="T226">or </text:span><text:span text:style-name="T227">instance,</text:span><text:span text:style-name="T226"> </text:span><text:span text:style-name="T228">with these models several insights about </text:span><text:span text:style-name="T226">the link between plant physiology and ecological processes allow</text:span><text:span text:style-name="T228">ed the advancement on</text:span><text:span text:style-name="T226"> the comprehension o</text:span><text:span text:style-name="T228">f</text:span><text:span text:style-name="T226"> the interaction </text:span><text:span text:style-name="T228">between</text:span><text:span text:style-name="T226"> climate and vegetation,</text:span><text:span text:style-name="T219"> what made possible to project the impacts </text:span><text:span text:style-name="T226">o</text:span><text:span text:style-name="T219">f climate change on vegetation dynamics and biogeochemical cycles </text:span><text:reference-mark-start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2&quot;, &quot;itemData&quot;: {&quot;DOI&quot;: &quot;10.1016/0026-0495(83)90194-4&quot;, &quot;ISSN&quot;: &quot;00260495&quot;, &quot;abstract&quot;: &quot;Plasma low density lipoproteins (LDL) consists of a family of lipoproteins, having densities between 1.006 and 1.063 gm/ml, which are either physically monodisperse or polydisperse in different individuals. In monodisperse LDL most of the mass of lipoprotein is found within a narrow region of this density range, and the preponderance of the lipoprotein is similar in molecular weight. By contrast, polydisperse LDL is heterogeneous in molecular size, and the lipoprotein mass is distributed over the LDL density range. An examination of LDL heterogeneity in 187 subjects reveals that normolipemic and hypercholesterolemic subjects have predominantly monodisperse LDL. The molecular weight range of such LDL is 2.1-3.9 \u00d7 106, and for a given subject the molecular weight varies minimally with different metabolic pertubations. The major determinant of the molecular weight of monodisperse LDL appears to be genetic, modified by metabolic influences. In contrast, about 80% of individuals with hypertriglyceridemia have polydisperse LDL, and hypertriglyceridemic subjects with diabetes have a similar incidence of LDL polydispersidy. LDL heterogeneity increases with increasing VLDL concentration. Polydisperse LDL have an increased apoprotein content compared to monodisperse LDL and compositional analysis reveals an increased protein to lipid ratio. Current knowledge of the biosynthesis of LDL affords an incomplete undrstanding of why LDL is monodisperse in some individuals and polydisperse in others. The relationship between LDL dispersion and atherosclerosis has been examined in 105 subjects. Though the epidemiologic data are tentative, they suggest an increased association of polydisperse LDL with atherosclerosis in hypertriglyceridemic diabetics though not in other individuals. \u00a9 1983.&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Journal of Vegetation Science&quot;, &quot;id&quot;: &quot;ITEM-2&quot;, &quot;issued&quot;: {&quot;date-parts&quot;: [[&quot;1997&quot;, &quot;3&quot;]]}, &quot;page&quot;: &quot;463-474&quot;, &quot;title&quot;: &quot;Plant functional types and ecosystem function in relation to global change&quot;, &quot;type&quot;: &quot;article-journal&quot;, &quot;volume&quot;: &quot;8&quot;}, &quot;uris&quot;: [&quot;http://www.mendeley.com/documents/?uuid=ea3c7497-dc4d-448c-a158-ecf6670b1b66&quot;]}, {&quot;id&quot;: &quot;ITEM-3&quot;, &quot;itemData&quot;: {&quot;DOI&quot;: &quot;10.1007/978-3-540-32730-1_15&quot;, &quot;abstract&quot;: &quot;DGVMs exploit the power of modern computers and computational methods to yield a predictive description of land ecosystem processes that takes account of knowledge previously developed through long histories of separate disciplinary approaches to the study of the biosphere. The degree of interaction between the different scientific approaches still falls far short of optimal; thus, DGVM developers have a responsibility to be aware of progress in several disciplines in order to ensure that their models remain state-of-the-art. We have presented a series of case studies of the evaluation of DGVMs that demonstrate the predictive capability that current models have achieved. Nevertheless, there are plenty of unresolved issues ? differences among models that are not well understood, important processes that are omitted or treated simplistically by some or all models, and sets of observations that are not satisfactorily reproduced by current models. More comprehensive ?benchmarking? of DGVMs against multiple data sets is required and would be most effectively carried out through an international consortium, so as to avoid duplicating the large amount of work involved in selecting and processing data sets and model experiments. We have also presented a series of case studies that illustrate the power of DGVMs, even with their known limitations, in explaining a remarkable variety of Earth System phenomena and in addressing contemporary issues related to climate and land-use change. These case studies encourage us to believe that the continued development of DGVMs is a worthwhile enterprise. Finally, new directions in Earth System Science point to a range of aspects in which DGVMs could be improved so as to take account of recently acquired knowledge, such as experimental work on whole-ecosystem responses to environmental modification and new understanding of the functional basis of plant traits; complemented by an effort to represent semi-natural and agricultural ecosystems and the impacts of different management practices on these ecosystems; and extended to include processes such as trace-gas emissions, which are important in order to understand the functional role of the terrestrial biosphere in the Earth System. Together, these potential developments add up to an ambitious research program, requiring the economies of scale that only an international collaborative effort can provide.&quot;, &quot;author&quot;: [{&quot;dropping-particle&quot;: &quot;&quot;, &quot;family&quot;: &quot;Prentice&quot;, &quot;given&quot;: &quot;I. Colin&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Harrison&quot;, &quot;given&quot;: &quot;Sandy P.&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quot;, &quot;non-dropping-particle&quot;: &quot;&quot;, &quot;parse-names&quot;: false, &quot;suffix&quot;: &quot;&quot;}, {&quot;dropping-particle&quot;: &quot;&quot;, &quot;family&quot;: &quot;Sykes&quot;, &quot;given&quot;: &quot;Martin T.&quot;, &quot;non-dropping-particle&quot;: &quot;&quot;, &quot;parse-names&quot;: false, &quot;suffix&quot;: &quot;&quot;}], &quot;container-title&quot;: &quot;Terrestrial Ecosystems in a Changing World&quot;, &quot;id&quot;: &quot;ITEM-3&quot;, &quot;issued&quot;: {&quot;date-parts&quot;: [[&quot;2007&quot;]]}, &quot;page&quot;: &quot;175-192&quot;, &quot;title&quot;: &quot;Dynamic Global Vegetation Modeling: Quantifying Terrestrial Ecosystem Responses to Large-Scale Environmental Change&quot;, &quot;type&quot;: &quot;article-journal&quot;}, &quot;uris&quot;: [&quot;http://www.mendeley.com/documents/?uuid=7c725e57-faf8-4c5e-a62e-5fdf36ea91db&quot;]}], &quot;mendeley&quot;: {&quot;formattedCitation&quot;: &quot;(D\u00cdAZ; CABIDO, 1997; PRENTICE et al., 2007; YANG et al., 2015)&quot;, &quot;plainTextFormattedCitation&quot;: &quot;(D\u00cdAZ; CABIDO, 1997; PRENTICE et al., 2007; YANG et al., 2015)&quot;, &quot;previouslyFormattedCitation&quot;: &quot;(D\u00cdAZ; CABIDO, 1997; PRENTICE et al., 2007; YANG et al., 2015)&quot;}, &quot;properties&quot;: {&quot;noteIndex&quot;: 0}, &quot;schema&quot;: &quot;https://github.com/citation-style-language/schema/raw/master/csl-citation.json&quot;} RND6uLrZvoPtk"/><text:span text:style-name="T184">(DÍAZ; CABIDO, 1997; PRENTICE et al., 2007; YANG et al., 2015)</text:span><text:reference-mark-end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2&quot;, &quot;itemData&quot;: {&quot;DOI&quot;: &quot;10.1016/0026-0495(83)90194-4&quot;, &quot;ISSN&quot;: &quot;00260495&quot;, &quot;abstract&quot;: &quot;Plasma low density lipoproteins (LDL) consists of a family of lipoproteins, having densities between 1.006 and 1.063 gm/ml, which are either physically monodisperse or polydisperse in different individuals. In monodisperse LDL most of the mass of lipoprotein is found within a narrow region of this density range, and the preponderance of the lipoprotein is similar in molecular weight. By contrast, polydisperse LDL is heterogeneous in molecular size, and the lipoprotein mass is distributed over the LDL density range. An examination of LDL heterogeneity in 187 subjects reveals that normolipemic and hypercholesterolemic subjects have predominantly monodisperse LDL. The molecular weight range of such LDL is 2.1-3.9 \u00d7 106, and for a given subject the molecular weight varies minimally with different metabolic pertubations. The major determinant of the molecular weight of monodisperse LDL appears to be genetic, modified by metabolic influences. In contrast, about 80% of individuals with hypertriglyceridemia have polydisperse LDL, and hypertriglyceridemic subjects with diabetes have a similar incidence of LDL polydispersidy. LDL heterogeneity increases with increasing VLDL concentration. Polydisperse LDL have an increased apoprotein content compared to monodisperse LDL and compositional analysis reveals an increased protein to lipid ratio. Current knowledge of the biosynthesis of LDL affords an incomplete undrstanding of why LDL is monodisperse in some individuals and polydisperse in others. The relationship between LDL dispersion and atherosclerosis has been examined in 105 subjects. Though the epidemiologic data are tentative, they suggest an increased association of polydisperse LDL with atherosclerosis in hypertriglyceridemic diabetics though not in other individuals. \u00a9 1983.&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Journal of Vegetation Science&quot;, &quot;id&quot;: &quot;ITEM-2&quot;, &quot;issued&quot;: {&quot;date-parts&quot;: [[&quot;1997&quot;, &quot;3&quot;]]}, &quot;page&quot;: &quot;463-474&quot;, &quot;title&quot;: &quot;Plant functional types and ecosystem function in relation to global change&quot;, &quot;type&quot;: &quot;article-journal&quot;, &quot;volume&quot;: &quot;8&quot;}, &quot;uris&quot;: [&quot;http://www.mendeley.com/documents/?uuid=ea3c7497-dc4d-448c-a158-ecf6670b1b66&quot;]}, {&quot;id&quot;: &quot;ITEM-3&quot;, &quot;itemData&quot;: {&quot;DOI&quot;: &quot;10.1007/978-3-540-32730-1_15&quot;, &quot;abstract&quot;: &quot;DGVMs exploit the power of modern computers and computational methods to yield a predictive description of land ecosystem processes that takes account of knowledge previously developed through long histories of separate disciplinary approaches to the study of the biosphere. The degree of interaction between the different scientific approaches still falls far short of optimal; thus, DGVM developers have a responsibility to be aware of progress in several disciplines in order to ensure that their models remain state-of-the-art. We have presented a series of case studies of the evaluation of DGVMs that demonstrate the predictive capability that current models have achieved. Nevertheless, there are plenty of unresolved issues ? differences among models that are not well understood, important processes that are omitted or treated simplistically by some or all models, and sets of observations that are not satisfactorily reproduced by current models. More comprehensive ?benchmarking? of DGVMs against multiple data sets is required and would be most effectively carried out through an international consortium, so as to avoid duplicating the large amount of work involved in selecting and processing data sets and model experiments. We have also presented a series of case studies that illustrate the power of DGVMs, even with their known limitations, in explaining a remarkable variety of Earth System phenomena and in addressing contemporary issues related to climate and land-use change. These case studies encourage us to believe that the continued development of DGVMs is a worthwhile enterprise. Finally, new directions in Earth System Science point to a range of aspects in which DGVMs could be improved so as to take account of recently acquired knowledge, such as experimental work on whole-ecosystem responses to environmental modification and new understanding of the functional basis of plant traits; complemented by an effort to represent semi-natural and agricultural ecosystems and the impacts of different management practices on these ecosystems; and extended to include processes such as trace-gas emissions, which are important in order to understand the functional role of the terrestrial biosphere in the Earth System. Together, these potential developments add up to an ambitious research program, requiring the economies of scale that only an international collaborative effort can provide.&quot;, &quot;author&quot;: [{&quot;dropping-particle&quot;: &quot;&quot;, &quot;family&quot;: &quot;Prentice&quot;, &quot;given&quot;: &quot;I. Colin&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Harrison&quot;, &quot;given&quot;: &quot;Sandy P.&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quot;, &quot;non-dropping-particle&quot;: &quot;&quot;, &quot;parse-names&quot;: false, &quot;suffix&quot;: &quot;&quot;}, {&quot;dropping-particle&quot;: &quot;&quot;, &quot;family&quot;: &quot;Sykes&quot;, &quot;given&quot;: &quot;Martin T.&quot;, &quot;non-dropping-particle&quot;: &quot;&quot;, &quot;parse-names&quot;: false, &quot;suffix&quot;: &quot;&quot;}], &quot;container-title&quot;: &quot;Terrestrial Ecosystems in a Changing World&quot;, &quot;id&quot;: &quot;ITEM-3&quot;, &quot;issued&quot;: {&quot;date-parts&quot;: [[&quot;2007&quot;]]}, &quot;page&quot;: &quot;175-192&quot;, &quot;title&quot;: &quot;Dynamic Global Vegetation Modeling: Quantifying Terrestrial Ecosystem Responses to Large-Scale Environmental Change&quot;, &quot;type&quot;: &quot;article-journal&quot;}, &quot;uris&quot;: [&quot;http://www.mendeley.com/documents/?uuid=7c725e57-faf8-4c5e-a62e-5fdf36ea91db&quot;]}], &quot;mendeley&quot;: {&quot;formattedCitation&quot;: &quot;(D\u00cdAZ; CABIDO, 1997; PRENTICE et al., 2007; YANG et al., 2015)&quot;, &quot;plainTextFormattedCitation&quot;: &quot;(D\u00cdAZ; CABIDO, 1997; PRENTICE et al., 2007; YANG et al., 2015)&quot;, &quot;previouslyFormattedCitation&quot;: &quot;(D\u00cdAZ; CABIDO, 1997; PRENTICE et al., 2007; YANG et al., 2015)&quot;}, &quot;properties&quot;: {&quot;noteIndex&quot;: 0}, &quot;schema&quot;: &quot;https://github.com/citation-style-language/schema/raw/master/csl-citation.json&quot;} RND6uLrZvoPtk"/><text:span text:style-name="T219">⁠ </text:span><text:span text:style-name="T229">and to identify</text:span><text:span text:style-name="T226"> a set of </text:span><text:span text:style-name="T229">high priority </text:span><text:span text:style-name="T226">questions </text:span><text:soft-page-break/><text:span text:style-name="T226">such as the vulnerability of Amazon to climate change in a large scale of time and space </text:span><text:reference-mark-start text:name="ADDIN CSL_CITATION {&quot;citationItems&quot;: [{&quot;id&quot;: &quot;ITEM-1&quot;, &quot;itemData&quot;: {&quot;DOI&quot;: &quot;10.1038/35041539&quot;, &quot;ISBN&quot;: &quot;0028-0836&quot;, &quot;ISSN&quot;: &quot;0028-0836&quot;, &quot;PMID&quot;: &quot;11089968&quot;, &quot;abstract&quot;: &quot;The continued increase in the atmospheric concentration of carbon dioxide due to anthropogenic emissions is predicted to lead to significant changes in climate. About half of the current emissions are being absorbed by the ocean and by land ecosystems, but this absorption is sensitive to climate as well as to atmospheric carbon dioxide concentrations, creating a feedback loop. General circulation models have generally excluded the feedback between climate and the biosphere, using static vegetation distributions and CO2 concentrations from simple carbon-cycle models that do not include climate change. Here we present results from a fully coupled, three-dimensional carbon-climate model, indicating that carbon-cycle feedbacks could significantly accelerate climate change over the twenty-first century. We find that under a 'business as usual' scenario, the terrestrial biosphere acts as an overall carbon sink until about 2050, but turns into a source thereafter. By 2100, the ocean uptake rate of 5 Gt C yr(-1) is balanced by the terrestrial carbon source, and atmospheric CO2 concentrations are 250 p.p.m.v. higher in our fully coupled simulation than in uncoupled carbon models, resulting in a global-mean warming of 5.5 K, as compared to 4 K without the carbon-cycle feedback.&quot;, &quot;author&quot;: [{&quot;dropping-particle&quot;: &quot;&quot;, &quot;family&quot;: &quot;Cox&quot;, &quot;given&quot;: &quot;P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Spall&quot;, &quot;given&quot;: &quot;S a&quot;, &quot;non-dropping-particle&quot;: &quot;&quot;, &quot;parse-names&quot;: false, &quot;suffix&quot;: &quot;&quot;}, {&quot;dropping-particle&quot;: &quot;&quot;, &quot;family&quot;: &quot;Totterdell&quot;, &quot;given&quot;: &quot;I J&quot;, &quot;non-dropping-particle&quot;: &quot;&quot;, &quot;parse-names&quot;: false, &quot;suffix&quot;: &quot;&quot;}], &quot;container-title&quot;: &quot;Nature&quot;, &quot;id&quot;: &quot;ITEM-1&quot;, &quot;issue&quot;: &quot;6809&quot;, &quot;issued&quot;: {&quot;date-parts&quot;: [[&quot;2000&quot;]]}, &quot;page&quot;: &quot;184-187&quot;, &quot;title&quot;: &quot;Acceleration of global warming due to carbon-cycle feedbacks in a coupled climate model.&quot;, &quot;type&quot;: &quot;article-journal&quot;, &quot;volume&quot;: &quot;408&quot;}, &quot;uris&quot;: [&quot;http://www.mendeley.com/documents/?uuid=63da732b-067d-425f-8891-dc288ad6962e&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3&quot;, &quot;issue&quot;: &quot;3&quot;, &quot;issued&quot;: {&quot;date-parts&quot;: [[&quot;2009&quot;]]}, &quot;page&quot;: &quot;1-22&quot;, &quot;title&quot;: &quot;Exploring the range of climate biome projections for tropical South America: The role of CO2 fertilization and seasonality&quot;, &quot;type&quot;: &quot;article-journal&quot;, &quot;volume&quot;: &quot;23&quot;}, &quot;uris&quot;: [&quot;http://www.mendeley.com/documents/?uuid=90c53b8c-f487-417f-bfc7-383d31c5a8fb&quot;]}], &quot;mendeley&quot;: {&quot;formattedCitation&quot;: &quot;(COX et al., 2000; LAPOLA; OYAMA; NOBRE, 2009; RAMMIG et al., 2010)&quot;, &quot;plainTextFormattedCitation&quot;: &quot;(COX et al., 2000; LAPOLA; OYAMA; NOBRE, 2009; RAMMIG et al., 2010)&quot;, &quot;previouslyFormattedCitation&quot;: &quot;(COX et al., 2000; LAPOLA; OYAMA; NOBRE, 2009; RAMMIG et al., 2010)&quot;}, &quot;properties&quot;: {&quot;noteIndex&quot;: 0}, &quot;schema&quot;: &quot;https://github.com/citation-style-language/schema/raw/master/csl-citation.json&quot;} RNDklH08qTPqy"/><text:span text:style-name="T190">(COX et al., 2000; LAPOLA; OYAMA; NOBRE, 2009; RAMMIG et al., 2010)</text:span><text:reference-mark-end text:name="ADDIN CSL_CITATION {&quot;citationItems&quot;: [{&quot;id&quot;: &quot;ITEM-1&quot;, &quot;itemData&quot;: {&quot;DOI&quot;: &quot;10.1038/35041539&quot;, &quot;ISBN&quot;: &quot;0028-0836&quot;, &quot;ISSN&quot;: &quot;0028-0836&quot;, &quot;PMID&quot;: &quot;11089968&quot;, &quot;abstract&quot;: &quot;The continued increase in the atmospheric concentration of carbon dioxide due to anthropogenic emissions is predicted to lead to significant changes in climate. About half of the current emissions are being absorbed by the ocean and by land ecosystems, but this absorption is sensitive to climate as well as to atmospheric carbon dioxide concentrations, creating a feedback loop. General circulation models have generally excluded the feedback between climate and the biosphere, using static vegetation distributions and CO2 concentrations from simple carbon-cycle models that do not include climate change. Here we present results from a fully coupled, three-dimensional carbon-climate model, indicating that carbon-cycle feedbacks could significantly accelerate climate change over the twenty-first century. We find that under a 'business as usual' scenario, the terrestrial biosphere acts as an overall carbon sink until about 2050, but turns into a source thereafter. By 2100, the ocean uptake rate of 5 Gt C yr(-1) is balanced by the terrestrial carbon source, and atmospheric CO2 concentrations are 250 p.p.m.v. higher in our fully coupled simulation than in uncoupled carbon models, resulting in a global-mean warming of 5.5 K, as compared to 4 K without the carbon-cycle feedback.&quot;, &quot;author&quot;: [{&quot;dropping-particle&quot;: &quot;&quot;, &quot;family&quot;: &quot;Cox&quot;, &quot;given&quot;: &quot;P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Spall&quot;, &quot;given&quot;: &quot;S a&quot;, &quot;non-dropping-particle&quot;: &quot;&quot;, &quot;parse-names&quot;: false, &quot;suffix&quot;: &quot;&quot;}, {&quot;dropping-particle&quot;: &quot;&quot;, &quot;family&quot;: &quot;Totterdell&quot;, &quot;given&quot;: &quot;I J&quot;, &quot;non-dropping-particle&quot;: &quot;&quot;, &quot;parse-names&quot;: false, &quot;suffix&quot;: &quot;&quot;}], &quot;container-title&quot;: &quot;Nature&quot;, &quot;id&quot;: &quot;ITEM-1&quot;, &quot;issue&quot;: &quot;6809&quot;, &quot;issued&quot;: {&quot;date-parts&quot;: [[&quot;2000&quot;]]}, &quot;page&quot;: &quot;184-187&quot;, &quot;title&quot;: &quot;Acceleration of global warming due to carbon-cycle feedbacks in a coupled climate model.&quot;, &quot;type&quot;: &quot;article-journal&quot;, &quot;volume&quot;: &quot;408&quot;}, &quot;uris&quot;: [&quot;http://www.mendeley.com/documents/?uuid=63da732b-067d-425f-8891-dc288ad6962e&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3&quot;, &quot;issue&quot;: &quot;3&quot;, &quot;issued&quot;: {&quot;date-parts&quot;: [[&quot;2009&quot;]]}, &quot;page&quot;: &quot;1-22&quot;, &quot;title&quot;: &quot;Exploring the range of climate biome projections for tropical South America: The role of CO2 fertilization and seasonality&quot;, &quot;type&quot;: &quot;article-journal&quot;, &quot;volume&quot;: &quot;23&quot;}, &quot;uris&quot;: [&quot;http://www.mendeley.com/documents/?uuid=90c53b8c-f487-417f-bfc7-383d31c5a8fb&quot;]}], &quot;mendeley&quot;: {&quot;formattedCitation&quot;: &quot;(COX et al., 2000; LAPOLA; OYAMA; NOBRE, 2009; RAMMIG et al., 2010)&quot;, &quot;plainTextFormattedCitation&quot;: &quot;(COX et al., 2000; LAPOLA; OYAMA; NOBRE, 2009; RAMMIG et al., 2010)&quot;, &quot;previouslyFormattedCitation&quot;: &quot;(COX et al., 2000; LAPOLA; OYAMA; NOBRE, 2009; RAMMIG et al., 2010)&quot;}, &quot;properties&quot;: {&quot;noteIndex&quot;: 0}, &quot;schema&quot;: &quot;https://github.com/citation-style-language/schema/raw/master/csl-citation.json&quot;} RNDklH08qTPqy"/><text:span text:style-name="T226">⁠.</text:span></text:p>
      <text:p text:style-name="P58"><text:span text:style-name="T230">Nonetheless,</text:span><text:span text:style-name="T219"> </text:span><text:span text:style-name="T216">the results </text:span><text:span text:style-name="T230">of DGVMs regarding to the future of Amazon forest’s carbon stock</text:span><text:span text:style-name="T216"> are </text:span><text:span text:style-name="T220">contradictory and diverge both on the magnitude and on the direction of change </text:span><text:reference-mark-start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3&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mendeley&quot;: {&quot;formattedCitation&quot;: &quot;(HUNTINGFORD et al., 2013; POWELL et al., 2013; RAMMIG et al., 2010)&quot;, &quot;plainTextFormattedCitation&quot;: &quot;(HUNTINGFORD et al., 2013; POWELL et al., 2013; RAMMIG et al., 2010)&quot;, &quot;previouslyFormattedCitation&quot;: &quot;(HUNTINGFORD et al., 2013; POWELL et al., 2013; RAMMIG et al., 2010)&quot;}, &quot;properties&quot;: {&quot;noteIndex&quot;: 0}, &quot;schema&quot;: &quot;https://github.com/citation-style-language/schema/raw/master/csl-citation.json&quot;} RNDaivFKS8PEh"/><text:span text:style-name="T185">(HUNTINGFORD et al., 2013; POWELL et al., 2013; RAMMIG et al., 2010)</text:span><text:reference-mark-end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3&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mendeley&quot;: {&quot;formattedCitation&quot;: &quot;(HUNTINGFORD et al., 2013; POWELL et al., 2013; RAMMIG et al., 2010)&quot;, &quot;plainTextFormattedCitation&quot;: &quot;(HUNTINGFORD et al., 2013; POWELL et al., 2013; RAMMIG et al., 2010)&quot;, &quot;previouslyFormattedCitation&quot;: &quot;(HUNTINGFORD et al., 2013; POWELL et al., 2013; RAMMIG et al., 2010)&quot;}, &quot;properties&quot;: {&quot;noteIndex&quot;: 0}, &quot;schema&quot;: &quot;https://github.com/citation-style-language/schema/raw/master/csl-citation.json&quot;} RNDaivFKS8PEh"/><text:span text:style-name="T220">⁠. The different scenarios and parametrization (e.g. the strenght of CO</text:span><text:span text:style-name="T440">2</text:span><text:span text:style-name="T186"> fertilization</text:span><text:span text:style-name="T187">)</text:span><text:span text:style-name="T221"> may be</text:span><text:span text:style-name="T216"> </text:span><text:span text:style-name="T222">some</text:span><text:span text:style-name="T216"> possible reasons for </text:span><text:span text:style-name="T221">such degree of </text:span><text:span text:style-name="T216">uncertainties </text:span><text:reference-mark-start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3&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HUNTINGFORD et al., 2013; QUILLET; PENG; GARNEAU, 2010; SITCH et al., 2008; VERHEIJEN et al., 2015)&quot;, &quot;plainTextFormattedCitation&quot;: &quot;(HUNTINGFORD et al., 2013; QUILLET; PENG; GARNEAU, 2010; SITCH et al., 2008; VERHEIJEN et al., 2015)&quot;, &quot;previouslyFormattedCitation&quot;: &quot;(HUNTINGFORD et al., 2013; QUILLET; PENG; GARNEAU, 2010; SITCH et al., 2008; VERHEIJEN et al., 2015)&quot;}, &quot;properties&quot;: {&quot;noteIndex&quot;: 0}, &quot;schema&quot;: &quot;https://github.com/citation-style-language/schema/raw/master/csl-citation.json&quot;} RNDpIY0PIRzh3"/><text:span text:style-name="T216">(HUNTINGFORD et al., 2013; QUILLET; PENG; GARNEAU, 2010; SITCH et al., 2008; VERHEIJEN et al., 2015)</text:span><text:reference-mark-end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3&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HUNTINGFORD et al., 2013; QUILLET; PENG; GARNEAU, 2010; SITCH et al., 2008; VERHEIJEN et al., 2015)&quot;, &quot;plainTextFormattedCitation&quot;: &quot;(HUNTINGFORD et al., 2013; QUILLET; PENG; GARNEAU, 2010; SITCH et al., 2008; VERHEIJEN et al., 2015)&quot;, &quot;previouslyFormattedCitation&quot;: &quot;(HUNTINGFORD et al., 2013; QUILLET; PENG; GARNEAU, 2010; SITCH et al., 2008; VERHEIJEN et al., 2015)&quot;}, &quot;properties&quot;: {&quot;noteIndex&quot;: 0}, &quot;schema&quot;: &quot;https://github.com/citation-style-language/schema/raw/master/csl-citation.json&quot;} RNDpIY0PIRzh3"/><text:span text:style-name="T183">⁠</text:span><text:span text:style-name="T216">⁠. </text:span><text:span text:style-name="T223">Nonetheless</text:span><text:span text:style-name="T216">, the poor representation of plant diversity, </text:span><text:span text:style-name="T223">especially regarding to functional trait diversity,</text:span><text:span text:style-name="T216"> </text:span><text:span text:style-name="T224">may be hampering the DGVMs’ ability to make more accurate projections on</text:span><text:span text:style-name="T216"> </text:span><text:span text:style-name="T223">this issue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lainTextFormattedCitation&quot;: &quot;(PAVLICK et al., 2013a; SCHEITER; LANGAN; HIGGINS, 2013; VAN BODEGOM et al., 2012; VERHEIJEN et al., 2015)&quot;, &quot;previouslyFormattedCitation&quot;: &quot;(PAVLICK et al., 2013a; SCHEITER; LANGAN; HIGGINS, 2013; VAN BODEGOM et al., 2012; VERHEIJEN et al., 2015)&quot;}, &quot;properties&quot;: {&quot;noteIndex&quot;: 0}, &quot;schema&quot;: &quot;https://github.com/citation-style-language/schema/raw/master/csl-citation.json&quot;} RNDN5khZIj7a6"/><text:span text:style-name="T188">(PAVLICK et al., 2013a; SCHEITER; LANGAN; HIGGINS, 2013;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lainTextFormattedCitation&quot;: &quot;(PAVLICK et al., 2013a; SCHEITER; LANGAN; HIGGINS, 2013; VAN BODEGOM et al., 2012; VERHEIJEN et al., 2015)&quot;, &quot;previouslyFormattedCitation&quot;: &quot;(PAVLICK et al., 2013a; SCHEITER; LANGAN; HIGGINS, 2013; VAN BODEGOM et al., 2012; VERHEIJEN et al., 2015)&quot;}, &quot;properties&quot;: {&quot;noteIndex&quot;: 0}, &quot;schema&quot;: &quot;https://github.com/citation-style-language/schema/raw/master/csl-citation.json&quot;} RNDN5khZIj7a6"/><text:span text:style-name="T189">.</text:span><text:span text:style-name="T216"> </text:span></text:p>
      <text:p text:style-name="P44"><text:span text:style-name="T129">The lack of diversity on functional traits in DGVM’s can lead to an over or underestimation of the impacts of environmental changes on ecosystems, and this is especially important in hyperdiverse ecosystems such as Amazon </text:span><text:span text:style-name="T130">(at least in the taxonomic sense;</text:span><text:span text:style-name="T129">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btselqhBE9"/><text:span text:style-name="T172">(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btselqhBE9"/><text:span text:style-name="T129">⁠. This is because as</text:span><text:span text:style-name="T120"> the climate change</text:span><text:span text:style-name="T121">s</text:span><text:span text:style-name="T120">, </text:span><text:span text:style-name="T122">the environmental filtering becomes different, and hence,</text:span><text:span text:style-name="T120"> </text:span><text:span text:style-name="T123">the requirements for an individual to be successful change as well </text:span><text:reference-mark-start text:name="ADDIN CSL_CITATION {&quot;citationItems&quot;: [{&quot;id&quot;: &quot;ITEM-1&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1&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mendeley&quot;: {&quot;formattedCitation&quot;: &quot;(WEBB et al., 2010)&quot;, &quot;plainTextFormattedCitation&quot;: &quot;(WEBB et al., 2010)&quot;, &quot;previouslyFormattedCitation&quot;: &quot;(WEBB et al., 2010)&quot;}, &quot;properties&quot;: {&quot;noteIndex&quot;: 0}, &quot;schema&quot;: &quot;https://github.com/citation-style-language/schema/raw/master/csl-citation.json&quot;} RNDprvc45AosO"/><text:span text:style-name="T170">(WEBB et al., 2010)</text:span><text:reference-mark-end text:name="ADDIN CSL_CITATION {&quot;citationItems&quot;: [{&quot;id&quot;: &quot;ITEM-1&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1&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mendeley&quot;: {&quot;formattedCitation&quot;: &quot;(WEBB et al., 2010)&quot;, &quot;plainTextFormattedCitation&quot;: &quot;(WEBB et al., 2010)&quot;, &quot;previouslyFormattedCitation&quot;: &quot;(WEBB et al., 2010)&quot;}, &quot;properties&quot;: {&quot;noteIndex&quot;: 0}, &quot;schema&quot;: &quot;https://github.com/citation-style-language/schema/raw/master/csl-citation.json&quot;} RNDprvc45AosO"/><text:span text:style-name="T124">⁠</text:span><text:span text:style-name="T123">. </text:span><text:span text:style-name="T125">It means that the physiological tolerances determined by functional traits is </text:span><text:span text:style-name="T128">also</text:span><text:span text:style-name="T125"> modified what could </text:span><text:span text:style-name="T126">generate a rearrange of the community traits </text:span><text:span text:style-name="T131">(e.g. frequency and occurrence) </text:span><text:span text:style-name="T126">and </text:span><text:span text:style-name="T125">select for alternative </text:span><text:span text:style-name="T126">communities</text:span><text:span text:style-name="T125"> </text:span><text:span text:style-name="T123">functional </text:span><text:span text:style-name="T126">structure and </text:span><text:span text:style-name="T123">composition <text:s/></text:span><text:reference-mark-start text:name="ADDIN CSL_CITATION {&quot;citationItems&quot;: [{&quot;id&quot;: &quot;ITEM-1&quot;, &quot;itemData&quot;: {&quot;ISBN&quot;: &quot;9292251376&quot;, &quot;author&quot;: [{&quot;dropping-particle&quot;: &quot;&quot;, &quot;family&quot;: &quot;Thompson&quot;, &quot;given&quot;: &quot;I&quot;, &quot;non-dropping-particle&quot;: &quot;&quot;, &quot;parse-names&quot;: false, &quot;suffix&quot;: &quot;&quot;}, {&quot;dropping-particle&quot;: &quot;&quot;, &quot;family&quot;: &quot;Mackey&quot;, &quot;given&quot;: &quot;B&quot;, &quot;non-dropping-particle&quot;: &quot;&quot;, &quot;parse-names&quot;: false, &quot;suffix&quot;: &quot;&quot;}, {&quot;dropping-particle&quot;: &quot;&quot;, &quot;family&quot;: &quot;McNulty&quot;, &quot;given&quot;: &quot;S&quot;, &quot;non-dropping-particle&quot;: &quot;&quot;, &quot;parse-names&quot;: false, &quot;suffix&quot;: &quot;&quot;}, {&quot;dropping-particle&quot;: &quot;&quot;, &quot;family&quot;: &quot;Mosseler&quot;, &quot;given&quot;: &quot;A&quot;, &quot;non-dropping-particle&quot;: &quot;&quot;, &quot;parse-names&quot;: false, &quot;suffix&quot;: &quot;&quot;}], &quot;id&quot;: &quot;ITEM-1&quot;, &quot;issued&quot;: {&quot;date-parts&quot;: [[&quot;2009&quot;]]}, &quot;number-of-pages&quot;: &quot;67&quot;, &quot;title&quot;: &quot;Forest resilience, biodiversity, and climate change&quot;, &quot;type&quot;: &quot;book&quot;, &quot;volume&quot;: &quot;43&quot;}, &quot;uris&quot;: [&quot;http://www.mendeley.com/documents/?uuid=995a8c38-e6cc-406a-aef4-0bc45f67fc8d&quot;]}], &quot;mendeley&quot;: {&quot;formattedCitation&quot;: &quot;(THOMPSON et al., 2009)&quot;, &quot;plainTextFormattedCitation&quot;: &quot;(THOMPSON et al., 2009)&quot;, &quot;previouslyFormattedCitation&quot;: &quot;(THOMPSON et al., 2009)&quot;}, &quot;properties&quot;: {&quot;noteIndex&quot;: 0}, &quot;schema&quot;: &quot;https://github.com/citation-style-language/schema/raw/master/csl-citation.json&quot;} RNDWNbe7Fo1QG"/><text:span text:style-name="T170">(THOMPSON et al., 2009)</text:span><text:reference-mark-end text:name="ADDIN CSL_CITATION {&quot;citationItems&quot;: [{&quot;id&quot;: &quot;ITEM-1&quot;, &quot;itemData&quot;: {&quot;ISBN&quot;: &quot;9292251376&quot;, &quot;author&quot;: [{&quot;dropping-particle&quot;: &quot;&quot;, &quot;family&quot;: &quot;Thompson&quot;, &quot;given&quot;: &quot;I&quot;, &quot;non-dropping-particle&quot;: &quot;&quot;, &quot;parse-names&quot;: false, &quot;suffix&quot;: &quot;&quot;}, {&quot;dropping-particle&quot;: &quot;&quot;, &quot;family&quot;: &quot;Mackey&quot;, &quot;given&quot;: &quot;B&quot;, &quot;non-dropping-particle&quot;: &quot;&quot;, &quot;parse-names&quot;: false, &quot;suffix&quot;: &quot;&quot;}, {&quot;dropping-particle&quot;: &quot;&quot;, &quot;family&quot;: &quot;McNulty&quot;, &quot;given&quot;: &quot;S&quot;, &quot;non-dropping-particle&quot;: &quot;&quot;, &quot;parse-names&quot;: false, &quot;suffix&quot;: &quot;&quot;}, {&quot;dropping-particle&quot;: &quot;&quot;, &quot;family&quot;: &quot;Mosseler&quot;, &quot;given&quot;: &quot;A&quot;, &quot;non-dropping-particle&quot;: &quot;&quot;, &quot;parse-names&quot;: false, &quot;suffix&quot;: &quot;&quot;}], &quot;id&quot;: &quot;ITEM-1&quot;, &quot;issued&quot;: {&quot;date-parts&quot;: [[&quot;2009&quot;]]}, &quot;number-of-pages&quot;: &quot;67&quot;, &quot;title&quot;: &quot;Forest resilience, biodiversity, and climate change&quot;, &quot;type&quot;: &quot;book&quot;, &quot;volume&quot;: &quot;43&quot;}, &quot;uris&quot;: [&quot;http://www.mendeley.com/documents/?uuid=995a8c38-e6cc-406a-aef4-0bc45f67fc8d&quot;]}], &quot;mendeley&quot;: {&quot;formattedCitation&quot;: &quot;(THOMPSON et al., 2009)&quot;, &quot;plainTextFormattedCitation&quot;: &quot;(THOMPSON et al., 2009)&quot;, &quot;previouslyFormattedCitation&quot;: &quot;(THOMPSON et al., 2009)&quot;}, &quot;properties&quot;: {&quot;noteIndex&quot;: 0}, &quot;schema&quot;: &quot;https://github.com/citation-style-language/schema/raw/master/csl-citation.json&quot;} RNDWNbe7Fo1QG"/><text:span text:style-name="T123">⁠. This rearrangement can turn the community more </text:span><text:span text:style-name="T129">or less </text:span><text:span text:style-name="T123">suitable for the new climate conditio</text:span><text:span text:style-name="T127">n</text:span><text:span text:style-name="T123">s</text:span><text:span text:style-name="T120">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2&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AGUIRRE-GUTI\u00c9RREZ et al., 2019; ENQUIST et al., 2015; FAUSET et al., 2012)&quot;, &quot;plainTextFormattedCitation&quot;: &quot;(AGUIRRE-GUTI\u00c9RREZ et al., 2019; ENQUIST et al., 2015; FAUSET et al., 2012)&quot;, &quot;previouslyFormattedCitation&quot;: &quot;(AGUIRRE-GUTI\u00c9RREZ et al., 2019; ENQUIST et al., 2015; FAUSET et al., 2012)&quot;}, &quot;properties&quot;: {&quot;noteIndex&quot;: 0}, &quot;schema&quot;: &quot;https://github.com/citation-style-language/schema/raw/master/csl-citation.json&quot;} RNDQCyRHbjhcK"/><text:span text:style-name="T171">(AGUIRRE-GUTIÉRREZ et al., 2019; ENQUIST et al., 2015; 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2&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AGUIRRE-GUTI\u00c9RREZ et al., 2019; ENQUIST et al., 2015; FAUSET et al., 2012)&quot;, &quot;plainTextFormattedCitation&quot;: &quot;(AGUIRRE-GUTI\u00c9RREZ et al., 2019; ENQUIST et al., 2015; FAUSET et al., 2012)&quot;, &quot;previouslyFormattedCitation&quot;: &quot;(AGUIRRE-GUTI\u00c9RREZ et al., 2019; ENQUIST et al., 2015; FAUSET et al., 2012)&quot;}, &quot;properties&quot;: {&quot;noteIndex&quot;: 0}, &quot;schema&quot;: &quot;https://github.com/citation-style-language/schema/raw/master/csl-citation.json&quot;} RNDQCyRHbjhcK"/><text:span text:style-name="T120">⁠.</text:span></text:p>
      <text:p text:style-name="P45"><text:soft-page-break/><text:span text:style-name="T90">T</text:span><text:span text:style-name="T81">he scheme used for the majority of DGVMs to represent the vegetation is not able to capture such community rearrengement</text:span><text:span text:style-name="T73"> </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2&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mendeley&quot;: {&quot;formattedCitation&quot;: &quot;(FYLLAS et al., 2014; SCHEITER; LANGAN; HIGGINS, 2013)&quot;, &quot;plainTextFormattedCitation&quot;: &quot;(FYLLAS et al., 2014; SCHEITER; LANGAN; HIGGINS, 2013)&quot;, &quot;previouslyFormattedCitation&quot;: &quot;(FYLLAS et al., 2014; SCHEITER; LANGAN; HIGGINS, 2013)&quot;}, &quot;properties&quot;: {&quot;noteIndex&quot;: 0}, &quot;schema&quot;: &quot;https://github.com/citation-style-language/schema/raw/master/csl-citation.json&quot;} RNDHM86g2AROC"/><text:span text:style-name="T137">(FYLLAS et al., 2014; 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2&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mendeley&quot;: {&quot;formattedCitation&quot;: &quot;(FYLLAS et al., 2014; SCHEITER; LANGAN; HIGGINS, 2013)&quot;, &quot;plainTextFormattedCitation&quot;: &quot;(FYLLAS et al., 2014; SCHEITER; LANGAN; HIGGINS, 2013)&quot;, &quot;previouslyFormattedCitation&quot;: &quot;(FYLLAS et al., 2014; SCHEITER; LANGAN; HIGGINS, 2013)&quot;}, &quot;properties&quot;: {&quot;noteIndex&quot;: 0}, &quot;schema&quot;: &quot;https://github.com/citation-style-language/schema/raw/master/csl-citation.json&quot;} RNDHM86g2AROC"/><text:span text:style-name="T65"> </text:span><text:span text:style-name="T87">they</text:span><text:span text:style-name="T65"> </text:span><text:span text:style-name="T81">commonly</text:span><text:span text:style-name="T65"> use the concept of Plant functional types (PFTs) to represent </text:span><text:span text:style-name="T71">plant</text:span><text:span text:style-name="T66"> </text:span><text:span text:style-name="T69">diversity </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manualFormatting&quot;: &quot;(REU et al., 2014; SCHEITER; LANGAN; HIGGINS, 2013; VERHEIJEN et al., 2015): t&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sPL92A9wUa"/><text:span text:style-name="T134">(REU et al., 2014; SCHEITER; LANGAN; HIGGINS, 2013; VERHEIJEN et al., 2015): t</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manualFormatting&quot;: &quot;(REU et al., 2014; SCHEITER; LANGAN; HIGGINS, 2013; VERHEIJEN et al., 2015): t&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sPL92A9wUa"/><text:span text:style-name="T71">his approach</text:span><text:span text:style-name="T65"> uses a small set of </text:span><text:span text:style-name="T67">fixed </text:span><text:span text:style-name="T65">parameters</text:span><text:span text:style-name="T70">, in space and time</text:span><text:span text:style-name="T65"> (</text:span><text:span text:style-name="T68">through</text:span><text:span text:style-name="T65"> mean value</text:span><text:span text:style-name="T68">s</text:span><text:span text:style-name="T65">) to represent plant functional traits </text:span><text:span text:style-name="T82">and</text:span><text:span text:style-name="T65"> </text:span><text:span text:style-name="T423">aggregates groups of plants with presumably similar ecological roles responding in a comparable manner to environmental conditions and performing similar influences on ecosystem functioning</text:span><text:span text:style-name="T65">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id&quot;: &quot;ITEM-5&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5&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 PAPPAS; FATICHI; BURLANDO, 2016; PAVLICK et al., 2013a; VAN BODEGOM et al., 2012; VERHEIJEN et al., 2015)&quot;, &quot;plainTextFormattedCitation&quot;: &quot;(LAVOREL; GARNIER, 2002; PAPPAS; FATICHI; BURLANDO, 2016; PAVLICK et al., 2013a; VAN BODEGOM et al., 2012; VERHEIJEN et al., 2015)&quot;, &quot;previouslyFormattedCitation&quot;: &quot;(LAVOREL; GARNIER, 2002; PAPPAS; FATICHI; BURLANDO, 2016; PAVLICK et al., 2013a; VAN BODEGOM et al., 2012; VERHEIJEN et al., 2015)&quot;}, &quot;properties&quot;: {&quot;noteIndex&quot;: 0}, &quot;schema&quot;: &quot;https://github.com/citation-style-language/schema/raw/master/csl-citation.json&quot;} RNDlozPIPhMW6"/><text:span text:style-name="T133">(LAVOREL; GARNIER, 2002; PAPPAS; FATICHI; BURLANDO, 2016; PAVLICK et al., 2013a;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id&quot;: &quot;ITEM-5&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5&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 PAPPAS; FATICHI; BURLANDO, 2016; PAVLICK et al., 2013a; VAN BODEGOM et al., 2012; VERHEIJEN et al., 2015)&quot;, &quot;plainTextFormattedCitation&quot;: &quot;(LAVOREL; GARNIER, 2002; PAPPAS; FATICHI; BURLANDO, 2016; PAVLICK et al., 2013a; VAN BODEGOM et al., 2012; VERHEIJEN et al., 2015)&quot;, &quot;previouslyFormattedCitation&quot;: &quot;(LAVOREL; GARNIER, 2002; PAPPAS; FATICHI; BURLANDO, 2016; PAVLICK et al., 2013a; VAN BODEGOM et al., 2012; VERHEIJEN et al., 2015)&quot;}, &quot;properties&quot;: {&quot;noteIndex&quot;: 0}, &quot;schema&quot;: &quot;https://github.com/citation-style-language/schema/raw/master/csl-citation.json&quot;} RNDlozPIPhMW6"/><text:span text:style-name="T65">⁠. </text:span><text:span text:style-name="T90">It means that using the PFT scheme the </text:span><text:span text:style-name="T91">identification of the</text:span><text:span text:style-name="T90"> changes above cited on the communitues are </text:span><text:span text:style-name="T91">precluded</text:span><text:span text:style-name="T83"> </text:span><text:reference-mark-start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wezo29XAP6"/><text:span text:style-name="T135">(YANG et al., 2015)</text:span><text:reference-mark-end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wezo29XAP6"/><text:span text:style-name="T83">⁠.</text:span><text:span text:style-name="T84"> </text:span><text:span text:style-name="T83">This </text:span><text:span text:style-name="T72">drawback</text:span><text:span text:style-name="T85"> </text:span><text:span text:style-name="T91">hampers</text:span><text:span text:style-name="T85"> advancements in the compreenhension of the </text:span><text:span text:style-name="T86">still uncertain </text:span><text:span text:style-name="T85">effects of climate change on functional diversity </text:span><text:reference-mark-start text:name="ADDIN CSL_CITATION {&quot;citationItems&quot;: [{&quot;id&quot;: &quot;ITEM-1&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1&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D\u00cdAZ; CABIDO, 2001; LAVOREL; GARNIER, 2002)&quot;, &quot;plainTextFormattedCitation&quot;: &quot;(D\u00cdAZ; CABIDO, 2001; LAVOREL; GARNIER, 2002)&quot;, &quot;previouslyFormattedCitation&quot;: &quot;(D\u00cdAZ; CABIDO, 2001; LAVOREL; GARNIER, 2002)&quot;}, &quot;properties&quot;: {&quot;noteIndex&quot;: 0}, &quot;schema&quot;: &quot;https://github.com/citation-style-language/schema/raw/master/csl-citation.json&quot;} RNDERjje9qXVp"/><text:span text:style-name="T136">(DÍAZ; CABIDO, 2001; LAVOREL; GARNIER, 2002)</text:span><text:reference-mark-end text:name="ADDIN CSL_CITATION {&quot;citationItems&quot;: [{&quot;id&quot;: &quot;ITEM-1&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1&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D\u00cdAZ; CABIDO, 2001; LAVOREL; GARNIER, 2002)&quot;, &quot;plainTextFormattedCitation&quot;: &quot;(D\u00cdAZ; CABIDO, 2001; LAVOREL; GARNIER, 2002)&quot;, &quot;previouslyFormattedCitation&quot;: &quot;(D\u00cdAZ; CABIDO, 2001; LAVOREL; GARNIER, 2002)&quot;}, &quot;properties&quot;: {&quot;noteIndex&quot;: 0}, &quot;schema&quot;: &quot;https://github.com/citation-style-language/schema/raw/master/csl-citation.json&quot;} RNDERjje9qXVp"/><text:span text:style-name="T136">.</text:span><text:span text:style-name="T86"> </text:span></text:p>
      <text:p text:style-name="P47"><text:span text:style-name="T176">Thus, in order to overcome the weakness that a PFT approach imposes,</text:span><text:span text:style-name="T175"> some </text:span><text:span text:style-name="T176">vegetation </text:span><text:span text:style-name="T175">models, </text:span><text:span text:style-name="T177">the so called trait-based models,</text:span><text:span text:style-name="T175"> are trying to represent <text:s/></text:span><text:span text:style-name="T176">the </text:span><text:span text:style-name="T175">diversity </text:span><text:span text:style-name="T176">of plants</text:span><text:span text:style-name="T175"> </text:span><text:span text:style-name="T176">in an ecologically more trustworthy way </text:span><text:reference-mark-start text:name="ADDIN CSL_CITATION {&quot;citationItems&quot;: [{&quot;id&quot;: &quot;ITEM-1&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1&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id&quot;: &quot;ITEM-3&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3&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4&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4&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FYLLAS et al., 2014; PAVLICK et al., 2012; SAKSCHEWSKI et al., 2016b; SCHEITER; LANGAN; HIGGINS, 2013)&quot;, &quot;plainTextFormattedCitation&quot;: &quot;(FYLLAS et al., 2014; PAVLICK et al., 2012; SAKSCHEWSKI et al., 2016b; SCHEITER; LANGAN; HIGGINS, 2013)&quot;, &quot;previouslyFormattedCitation&quot;: &quot;(FYLLAS et al., 2014; PAVLICK et al., 2012; SAKSCHEWSKI et al., 2016b; SCHEITER; LANGAN; HIGGINS, 2013)&quot;}, &quot;properties&quot;: {&quot;noteIndex&quot;: 0}, &quot;schema&quot;: &quot;https://github.com/citation-style-language/schema/raw/master/csl-citation.json&quot;} RNDyc4OHRiwlg"/><text:span text:style-name="T176">(FYLLAS et al., 2014; PAVLICK et al., 2012; SAKSCHEWSKI et al., 2016b; SCHEITER; LANGAN; HIGGINS, 2013)</text:span><text:reference-mark-end text:name="ADDIN CSL_CITATION {&quot;citationItems&quot;: [{&quot;id&quot;: &quot;ITEM-1&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1&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id&quot;: &quot;ITEM-3&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3&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4&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4&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FYLLAS et al., 2014; PAVLICK et al., 2012; SAKSCHEWSKI et al., 2016b; SCHEITER; LANGAN; HIGGINS, 2013)&quot;, &quot;plainTextFormattedCitation&quot;: &quot;(FYLLAS et al., 2014; PAVLICK et al., 2012; SAKSCHEWSKI et al., 2016b; SCHEITER; LANGAN; HIGGINS, 2013)&quot;, &quot;previouslyFormattedCitation&quot;: &quot;(FYLLAS et al., 2014; PAVLICK et al., 2012; SAKSCHEWSKI et al., 2016b; SCHEITER; LANGAN; HIGGINS, 2013)&quot;}, &quot;properties&quot;: {&quot;noteIndex&quot;: 0}, &quot;schema&quot;: &quot;https://github.com/citation-style-language/schema/raw/master/csl-citation.json&quot;} RNDyc4OHRiwlg"/><text:span text:style-name="T176">⁠⁠. </text:span><text:span text:style-name="T177">T</text:span><text:span text:style-name="T176">his type of model replace the fix parameters of PFTs for variant ones </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2&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id&quot;: &quot;ITEM-3&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3&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id&quot;: &quot;ITEM-4&quot;, &quot;itemData&quot;: {&quot;DOI&quot;: &quot;10.1093/aob/mcu077&quot;, &quot;ISBN&quot;: &quot;1095-8290 (Electronic)\\r0305-7364 (Linking)&quot;, &quot;ISSN&quot;: &quot;10958290&quot;, &quot;PMID&quot;: &quot;24793697&quot;, &quot;abstract&quot;: &quot;BACKGROUND: Earth system models describe the physical, chemical and biological processes that govern our global climate. While it is difficult to single out one component as being more important than another in these sophisticated models, terrestrial vegetation is a critical player in the biogeochemical and biophysical dynamics of the Earth system. There is much debate, however, as to how plant diversity and function should be represented in these models. SCOPE: Plant functional types (PFTs) have been adopted by modellers to represent broad groupings of plant species that share similar characteristics (e.g. growth form) and roles (e.g. photosynthetic pathway) in ecosystem function. In this review, the PFT concept is traced from its origin in the early 1800s to its current use in regional and global dynamic vegetation models (DVMs). Special attention is given to the representation and parameterization of PFTs and to validation and benchmarking of predicted patterns of vegetation distribution in high-latitude ecosystems. These ecosystems are sensitive to changing climate and thus provide a useful test case for model-based simulations of past, current and future distribution of vegetation. CONCLUSIONS: Models that incorporate the PFT concept predict many of the emerging patterns of vegetation change in tundra and boreal forests, given known processes of tree mortality, treeline migration and shrub expansion. However, representation of above- and especially below-ground traits for specific PFTs continues to be problematic. Potential solutions include developing trait databases and replacing fixed parameters for PFTs with formulations based on trait co-variance and empirical trait-environment relationships. Surprisingly, despite being important to land-atmosphere interactions of carbon, water and energy, PFTs such as moss and lichen are largely absent from DVMs. Close collaboration among those involved in modelling with the disciplines of taxonomy, biogeography, ecology and remote sensing will be required if we are to overcome these and other shortcomings.&quot;, &quot;author&quot;: [{&quot;dropping-particle&quot;: &quot;&quot;, &quot;family&quot;: &quot;Wullschleger&quot;, &quot;given&quot;: &quot;Stan D.&quot;, &quot;non-dropping-particle&quot;: &quot;&quot;, &quot;parse-names&quot;: false, &quot;suffix&quot;: &quot;&quot;}, {&quot;dropping-particle&quot;: &quot;&quot;, &quot;family&quot;: &quot;Epstein&quot;, &quot;given&quot;: &quot;Howard E.&quot;, &quot;non-dropping-particle&quot;: &quot;&quot;, &quot;parse-names&quot;: false, &quot;suffix&quot;: &quot;&quot;}, {&quot;dropping-particle&quot;: &quot;&quot;, &quot;family&quot;: &quot;Box&quot;, &quot;given&quot;: &quot;Elgene O.&quot;, &quot;non-dropping-particle&quot;: &quot;&quot;, &quot;parse-names&quot;: false, &quot;suffix&quot;: &quot;&quot;}, {&quot;dropping-particle&quot;: &quot;&quot;, &quot;family&quot;: &quot;Euskirchen&quot;, &quot;given&quot;: &quot;Eug??nie S.&quot;, &quot;non-dropping-particle&quot;: &quot;&quot;, &quot;parse-names&quot;: false, &quot;suffix&quot;: &quot;&quot;}, {&quot;dropping-particle&quot;: &quot;&quot;, &quot;family&quot;: &quot;Goswami&quot;, &quot;given&quot;: &quot;Santonu&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Norby&quot;, &quot;given&quot;: &quot;Richard J.&quot;, &quot;non-dropping-particle&quot;: &quot;&quot;, &quot;parse-names&quot;: false, &quot;suffix&quot;: &quot;&quot;}, {&quot;dropping-particle&quot;: &quot;&quot;, &quot;family&quot;: &quot;Bodegom&quot;, &quot;given&quot;: &quot;Peter M.&quot;, &quot;non-dropping-particle&quot;: &quot;Van&quot;, &quot;parse-names&quot;: false, &quot;suffix&quot;: &quot;&quot;}, {&quot;dropping-particle&quot;: &quot;&quot;, &quot;family&quot;: &quot;Xu&quot;, &quot;given&quot;: &quot;Xiaofeng&quot;, &quot;non-dropping-particle&quot;: &quot;&quot;, &quot;parse-names&quot;: false, &quot;suffix&quot;: &quot;&quot;}], &quot;container-title&quot;: &quot;Annals of Botany&quot;, &quot;id&quot;: &quot;ITEM-4&quot;, &quot;issue&quot;: &quot;1&quot;, &quot;issued&quot;: {&quot;date-parts&quot;: [[&quot;2014&quot;]]}, &quot;page&quot;: &quot;1-16&quot;, &quot;title&quot;: &quot;Plant functional types in Earth system models: Past experiences and future directions for application of dynamic vegetation models in high-latitude ecosystems&quot;, &quot;type&quot;: &quot;article-journal&quot;, &quot;volume&quot;: &quot;114&quot;}, &quot;uris&quot;: [&quot;http://www.mendeley.com/documents/?uuid=287ee0f1-f5b9-4e94-896f-b1bb5dfa89c6&quot;]}], &quot;mendeley&quot;: {&quot;formattedCitation&quot;: &quot;(PAVLICK et al., 2013b; REU et al., 2014; WEBB et al., 2010; WULLSCHLEGER et al., 2014)&quot;, &quot;plainTextFormattedCitation&quot;: &quot;(PAVLICK et al., 2013b; REU et al., 2014; WEBB et al., 2010; WULLSCHLEGER et al., 2014)&quot;, &quot;previouslyFormattedCitation&quot;: &quot;(PAVLICK et al., 2013b; REU et al., 2014; WEBB et al., 2010; WULLSCHLEGER et al., 2014)&quot;}, &quot;properties&quot;: {&quot;noteIndex&quot;: 0}, &quot;schema&quot;: &quot;https://github.com/citation-style-language/schema/raw/master/csl-citation.json&quot;} RNDgoB6yA26FF"/><text:span text:style-name="T176">(PAVLICK et al., 2013b; REU et al., 2014; WEBB et al., 2010; WULLSCHLEGER et al., 2014)</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2&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id&quot;: &quot;ITEM-3&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3&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id&quot;: &quot;ITEM-4&quot;, &quot;itemData&quot;: {&quot;DOI&quot;: &quot;10.1093/aob/mcu077&quot;, &quot;ISBN&quot;: &quot;1095-8290 (Electronic)\\r0305-7364 (Linking)&quot;, &quot;ISSN&quot;: &quot;10958290&quot;, &quot;PMID&quot;: &quot;24793697&quot;, &quot;abstract&quot;: &quot;BACKGROUND: Earth system models describe the physical, chemical and biological processes that govern our global climate. While it is difficult to single out one component as being more important than another in these sophisticated models, terrestrial vegetation is a critical player in the biogeochemical and biophysical dynamics of the Earth system. There is much debate, however, as to how plant diversity and function should be represented in these models. SCOPE: Plant functional types (PFTs) have been adopted by modellers to represent broad groupings of plant species that share similar characteristics (e.g. growth form) and roles (e.g. photosynthetic pathway) in ecosystem function. In this review, the PFT concept is traced from its origin in the early 1800s to its current use in regional and global dynamic vegetation models (DVMs). Special attention is given to the representation and parameterization of PFTs and to validation and benchmarking of predicted patterns of vegetation distribution in high-latitude ecosystems. These ecosystems are sensitive to changing climate and thus provide a useful test case for model-based simulations of past, current and future distribution of vegetation. CONCLUSIONS: Models that incorporate the PFT concept predict many of the emerging patterns of vegetation change in tundra and boreal forests, given known processes of tree mortality, treeline migration and shrub expansion. However, representation of above- and especially below-ground traits for specific PFTs continues to be problematic. Potential solutions include developing trait databases and replacing fixed parameters for PFTs with formulations based on trait co-variance and empirical trait-environment relationships. Surprisingly, despite being important to land-atmosphere interactions of carbon, water and energy, PFTs such as moss and lichen are largely absent from DVMs. Close collaboration among those involved in modelling with the disciplines of taxonomy, biogeography, ecology and remote sensing will be required if we are to overcome these and other shortcomings.&quot;, &quot;author&quot;: [{&quot;dropping-particle&quot;: &quot;&quot;, &quot;family&quot;: &quot;Wullschleger&quot;, &quot;given&quot;: &quot;Stan D.&quot;, &quot;non-dropping-particle&quot;: &quot;&quot;, &quot;parse-names&quot;: false, &quot;suffix&quot;: &quot;&quot;}, {&quot;dropping-particle&quot;: &quot;&quot;, &quot;family&quot;: &quot;Epstein&quot;, &quot;given&quot;: &quot;Howard E.&quot;, &quot;non-dropping-particle&quot;: &quot;&quot;, &quot;parse-names&quot;: false, &quot;suffix&quot;: &quot;&quot;}, {&quot;dropping-particle&quot;: &quot;&quot;, &quot;family&quot;: &quot;Box&quot;, &quot;given&quot;: &quot;Elgene O.&quot;, &quot;non-dropping-particle&quot;: &quot;&quot;, &quot;parse-names&quot;: false, &quot;suffix&quot;: &quot;&quot;}, {&quot;dropping-particle&quot;: &quot;&quot;, &quot;family&quot;: &quot;Euskirchen&quot;, &quot;given&quot;: &quot;Eug??nie S.&quot;, &quot;non-dropping-particle&quot;: &quot;&quot;, &quot;parse-names&quot;: false, &quot;suffix&quot;: &quot;&quot;}, {&quot;dropping-particle&quot;: &quot;&quot;, &quot;family&quot;: &quot;Goswami&quot;, &quot;given&quot;: &quot;Santonu&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Norby&quot;, &quot;given&quot;: &quot;Richard J.&quot;, &quot;non-dropping-particle&quot;: &quot;&quot;, &quot;parse-names&quot;: false, &quot;suffix&quot;: &quot;&quot;}, {&quot;dropping-particle&quot;: &quot;&quot;, &quot;family&quot;: &quot;Bodegom&quot;, &quot;given&quot;: &quot;Peter M.&quot;, &quot;non-dropping-particle&quot;: &quot;Van&quot;, &quot;parse-names&quot;: false, &quot;suffix&quot;: &quot;&quot;}, {&quot;dropping-particle&quot;: &quot;&quot;, &quot;family&quot;: &quot;Xu&quot;, &quot;given&quot;: &quot;Xiaofeng&quot;, &quot;non-dropping-particle&quot;: &quot;&quot;, &quot;parse-names&quot;: false, &quot;suffix&quot;: &quot;&quot;}], &quot;container-title&quot;: &quot;Annals of Botany&quot;, &quot;id&quot;: &quot;ITEM-4&quot;, &quot;issue&quot;: &quot;1&quot;, &quot;issued&quot;: {&quot;date-parts&quot;: [[&quot;2014&quot;]]}, &quot;page&quot;: &quot;1-16&quot;, &quot;title&quot;: &quot;Plant functional types in Earth system models: Past experiences and future directions for application of dynamic vegetation models in high-latitude ecosystems&quot;, &quot;type&quot;: &quot;article-journal&quot;, &quot;volume&quot;: &quot;114&quot;}, &quot;uris&quot;: [&quot;http://www.mendeley.com/documents/?uuid=287ee0f1-f5b9-4e94-896f-b1bb5dfa89c6&quot;]}], &quot;mendeley&quot;: {&quot;formattedCitation&quot;: &quot;(PAVLICK et al., 2013b; REU et al., 2014; WEBB et al., 2010; WULLSCHLEGER et al., 2014)&quot;, &quot;plainTextFormattedCitation&quot;: &quot;(PAVLICK et al., 2013b; REU et al., 2014; WEBB et al., 2010; WULLSCHLEGER et al., 2014)&quot;, &quot;previouslyFormattedCitation&quot;: &quot;(PAVLICK et al., 2013b; REU et al., 2014; WEBB et al., 2010; WULLSCHLEGER et al., 2014)&quot;}, &quot;properties&quot;: {&quot;noteIndex&quot;: 0}, &quot;schema&quot;: &quot;https://github.com/citation-style-language/schema/raw/master/csl-citation.json&quot;} RNDgoB6yA26FF"/><text:span text:style-name="T176">⁠, </text:span><text:span text:style-name="T181">it</text:span><text:span text:style-name="T176"> allows </text:span><text:span text:style-name="T181">that the model’s vegetation</text:span><text:span text:style-name="T176"> communities </text:span><text:span text:style-name="T181">representation</text:span><text:span text:style-name="T176"> to be based on how plants with different trait combinations perform under a given set of environmental conditions </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SCHEITER; LANGAN; HIGGINS, 2013)&quot;, &quot;plainTextFormattedCitation&quot;: &quot;(SCHEITER; LANGAN; HIGGINS, 2013)&quot;, &quot;previouslyFormattedCitation&quot;: &quot;(SCHEITER; LANGAN; HIGGINS, 2013)&quot;}, &quot;properties&quot;: {&quot;noteIndex&quot;: 0}, &quot;schema&quot;: &quot;https://github.com/citation-style-language/schema/raw/master/csl-citation.json&quot;} RNDpMkXJ78BhS"/><text:span text:style-name="T176">(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SCHEITER; LANGAN; HIGGINS, 2013)&quot;, &quot;plainTextFormattedCitation&quot;: &quot;(SCHEITER; LANGAN; HIGGINS, 2013)&quot;, &quot;previouslyFormattedCitation&quot;: &quot;(SCHEITER; LANGAN; HIGGINS, 2013)&quot;}, &quot;properties&quot;: {&quot;noteIndex&quot;: 0}, &quot;schema&quot;: &quot;https://github.com/citation-style-language/schema/raw/master/csl-citation.json&quot;} RNDpMkXJ78BhS"/><text:span text:style-name="T176">⁠. </text:span><text:span text:style-name="T182">It provides</text:span><text:span text:style-name="T178"> the important opportunity to look beyond biogeochemical variables creating potential for exploitation of a multiplicity of ecological questions </text:span><text:reference-mark-start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mendeley&quot;: {&quot;formattedCitation&quot;: &quot;(SAKSCHEWSKI et al., 2016b)&quot;, &quot;plainTextFormattedCitation&quot;: &quot;(SAKSCHEWSKI et al., 2016b)&quot;, &quot;previouslyFormattedCitation&quot;: &quot;(SAKSCHEWSKI et al., 2016b)&quot;}, &quot;properties&quot;: {&quot;noteIndex&quot;: 0}, &quot;schema&quot;: &quot;https://github.com/citation-style-language/schema/raw/master/csl-citation.json&quot;} RND61MPvZOEER"/><text:span text:style-name="T178">(SAKSCHEWSKI et al., 2016b)</text:span><text:reference-mark-end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mendeley&quot;: {&quot;formattedCitation&quot;: &quot;(SAKSCHEWSKI et al., 2016b)&quot;, &quot;plainTextFormattedCitation&quot;: &quot;(SAKSCHEWSKI et al., 2016b)&quot;, &quot;previouslyFormattedCitation&quot;: &quot;(SAKSCHEWSKI et al., 2016b)&quot;}, &quot;properties&quot;: {&quot;noteIndex&quot;: 0}, &quot;schema&quot;: &quot;https://github.com/citation-style-language/schema/raw/master/csl-citation.json&quot;} RND61MPvZOEER"/><text:span text:style-name="T178">⁠; for example, it enables the advancement in </text:span><text:soft-page-break/><text:span text:style-name="T178">understanding the connection </text:span><text:span text:style-name="T179">between functional diversity, ecosystem funcitioning and climate change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3&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3&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4&quot;, &quot;itemData&quot;: {&quot;DOI&quot;: &quot;10.1016/j.tree.2016.02.003&quot;, &quot;ISBN&quot;: &quot;0169-5347&quot;, &quot;ISSN&quot;: &quot;01695347&quot;, &quot;PMID&quot;: &quot;26924737&quot;, &quot;abstract&quot;: &quot;Owing to the conceptual complexity of functional diversity (FD), a multitude of different methods are available for measuring it, with most being operational at only a small range of spatial scales. This causes uncertainty in ecological interpretations and limits the potential to generalize findings across studies or compare patterns across scales. We solve this problem by providing a unified framework expanding on and integrating existing approaches. The framework, based on trait probability density (TPD), is the first to fully implement the Hutchinsonian concept of the niche as a probabilistic hypervolume in estimating FD. This novel approach could revolutionize FD-based research by allowing quantification of the various FD components from organismal to macroecological scales, and allowing seamless transitions between scales. Functional trait diversity, in other words the variation of traits between organisms, can be used to address a great number of pressing ecological questions. Consequently, trait-based approaches are increasingly being used by ecologists.However, functional diversity comprises several components that can be evaluated at different spatial scales. Because of this conceptual complexity, there is an overabundance of disparate approaches for estimating it, which leads to confusion among users and hampers the comparability of different studies.A single mathematical framework encompassing different approaches while providing a seamless continuity between spatial scales is needed.Reconciling the approaches based on the concept of the niche as a hypervolume and those that consider traits in probabilistic terms is the first step towards the foundation of a unified framework.&quot;, &quot;author&quot;: [{&quot;dropping-particle&quot;: &quot;&quot;, &quot;family&quot;: &quot;Carmona&quot;, &quot;given&quot;: &quot;Carlos P.&quot;, &quot;non-dropping-particle&quot;: &quot;&quot;, &quot;parse-names&quot;: false, &quot;suffix&quot;: &quot;&quot;}, {&quot;dropping-particle&quot;: &quot;&quot;, &quot;family&quot;: &quot;Bello&quot;, &quot;given&quot;: &quot;Francesco&quot;, &quot;non-dropping-particle&quot;: &quot;de&quot;, &quot;parse-names&quot;: false, &quot;suffix&quot;: &quot;&quot;}, {&quot;dropping-particle&quot;: &quot;&quot;, &quot;family&quot;: &quot;Mason&quot;, &quot;given&quot;: &quot;Norman W.H.&quot;, &quot;non-dropping-particle&quot;: &quot;&quot;, &quot;parse-names&quot;: false, &quot;suffix&quot;: &quot;&quot;}, {&quot;dropping-particle&quot;: &quot;&quot;, &quot;family&quot;: &quot;Lep\u0161&quot;, &quot;given&quot;: &quot;Jan&quot;, &quot;non-dropping-particle&quot;: &quot;&quot;, &quot;parse-names&quot;: false, &quot;suffix&quot;: &quot;&quot;}], &quot;container-title&quot;: &quot;Trends in Ecology and Evolution&quot;, &quot;id&quot;: &quot;ITEM-4&quot;, &quot;issue&quot;: &quot;5&quot;, &quot;issued&quot;: {&quot;date-parts&quot;: [[&quot;2016&quot;]]}, &quot;page&quot;: &quot;382-394&quot;, &quot;title&quot;: &quot;Traits Without Borders: Integrating Functional Diversity Across Scales&quot;, &quot;type&quot;: &quot;article-journal&quot;, &quot;volume&quot;: &quot;31&quot;}, &quot;uris&quot;: [&quot;http://www.mendeley.com/documents/?uuid=1bdf4ec9-1f8e-4de1-b62a-72fcf971e85a&quot;]}], &quot;mendeley&quot;: {&quot;formattedCitation&quot;: &quot;(AGUIRRE-GUTI\u00c9RREZ et al., 2019; CARMONA et al., 2016; SAKSCHEWSKI et al., 2016b; YANG et al., 2015)&quot;, &quot;plainTextFormattedCitation&quot;: &quot;(AGUIRRE-GUTI\u00c9RREZ et al., 2019; CARMONA et al., 2016; SAKSCHEWSKI et al., 2016b; YANG et al., 2015)&quot;, &quot;previouslyFormattedCitation&quot;: &quot;(AGUIRRE-GUTI\u00c9RREZ et al., 2019; CARMONA et al., 2016; SAKSCHEWSKI et al., 2016b; YANG et al., 2015)&quot;}, &quot;properties&quot;: {&quot;noteIndex&quot;: 0}, &quot;schema&quot;: &quot;https://github.com/citation-style-language/schema/raw/master/csl-citation.json&quot;} RNDfPmhtEOaFS"/><text:span text:style-name="T179">(AGUIRRE-GUTIÉRREZ et al., 2019; CARMONA et al., 2016; SAKSCHEWSKI et al., 2016b; YANG et al., 2015)</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3&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3&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4&quot;, &quot;itemData&quot;: {&quot;DOI&quot;: &quot;10.1016/j.tree.2016.02.003&quot;, &quot;ISBN&quot;: &quot;0169-5347&quot;, &quot;ISSN&quot;: &quot;01695347&quot;, &quot;PMID&quot;: &quot;26924737&quot;, &quot;abstract&quot;: &quot;Owing to the conceptual complexity of functional diversity (FD), a multitude of different methods are available for measuring it, with most being operational at only a small range of spatial scales. This causes uncertainty in ecological interpretations and limits the potential to generalize findings across studies or compare patterns across scales. We solve this problem by providing a unified framework expanding on and integrating existing approaches. The framework, based on trait probability density (TPD), is the first to fully implement the Hutchinsonian concept of the niche as a probabilistic hypervolume in estimating FD. This novel approach could revolutionize FD-based research by allowing quantification of the various FD components from organismal to macroecological scales, and allowing seamless transitions between scales. Functional trait diversity, in other words the variation of traits between organisms, can be used to address a great number of pressing ecological questions. Consequently, trait-based approaches are increasingly being used by ecologists.However, functional diversity comprises several components that can be evaluated at different spatial scales. Because of this conceptual complexity, there is an overabundance of disparate approaches for estimating it, which leads to confusion among users and hampers the comparability of different studies.A single mathematical framework encompassing different approaches while providing a seamless continuity between spatial scales is needed.Reconciling the approaches based on the concept of the niche as a hypervolume and those that consider traits in probabilistic terms is the first step towards the foundation of a unified framework.&quot;, &quot;author&quot;: [{&quot;dropping-particle&quot;: &quot;&quot;, &quot;family&quot;: &quot;Carmona&quot;, &quot;given&quot;: &quot;Carlos P.&quot;, &quot;non-dropping-particle&quot;: &quot;&quot;, &quot;parse-names&quot;: false, &quot;suffix&quot;: &quot;&quot;}, {&quot;dropping-particle&quot;: &quot;&quot;, &quot;family&quot;: &quot;Bello&quot;, &quot;given&quot;: &quot;Francesco&quot;, &quot;non-dropping-particle&quot;: &quot;de&quot;, &quot;parse-names&quot;: false, &quot;suffix&quot;: &quot;&quot;}, {&quot;dropping-particle&quot;: &quot;&quot;, &quot;family&quot;: &quot;Mason&quot;, &quot;given&quot;: &quot;Norman W.H.&quot;, &quot;non-dropping-particle&quot;: &quot;&quot;, &quot;parse-names&quot;: false, &quot;suffix&quot;: &quot;&quot;}, {&quot;dropping-particle&quot;: &quot;&quot;, &quot;family&quot;: &quot;Lep\u0161&quot;, &quot;given&quot;: &quot;Jan&quot;, &quot;non-dropping-particle&quot;: &quot;&quot;, &quot;parse-names&quot;: false, &quot;suffix&quot;: &quot;&quot;}], &quot;container-title&quot;: &quot;Trends in Ecology and Evolution&quot;, &quot;id&quot;: &quot;ITEM-4&quot;, &quot;issue&quot;: &quot;5&quot;, &quot;issued&quot;: {&quot;date-parts&quot;: [[&quot;2016&quot;]]}, &quot;page&quot;: &quot;382-394&quot;, &quot;title&quot;: &quot;Traits Without Borders: Integrating Functional Diversity Across Scales&quot;, &quot;type&quot;: &quot;article-journal&quot;, &quot;volume&quot;: &quot;31&quot;}, &quot;uris&quot;: [&quot;http://www.mendeley.com/documents/?uuid=1bdf4ec9-1f8e-4de1-b62a-72fcf971e85a&quot;]}], &quot;mendeley&quot;: {&quot;formattedCitation&quot;: &quot;(AGUIRRE-GUTI\u00c9RREZ et al., 2019; CARMONA et al., 2016; SAKSCHEWSKI et al., 2016b; YANG et al., 2015)&quot;, &quot;plainTextFormattedCitation&quot;: &quot;(AGUIRRE-GUTI\u00c9RREZ et al., 2019; CARMONA et al., 2016; SAKSCHEWSKI et al., 2016b; YANG et al., 2015)&quot;, &quot;previouslyFormattedCitation&quot;: &quot;(AGUIRRE-GUTI\u00c9RREZ et al., 2019; CARMONA et al., 2016; SAKSCHEWSKI et al., 2016b; YANG et al., 2015)&quot;}, &quot;properties&quot;: {&quot;noteIndex&quot;: 0}, &quot;schema&quot;: &quot;https://github.com/citation-style-language/schema/raw/master/csl-citation.json&quot;} RNDfPmhtEOaFS"/><text:span text:style-name="T179">. </text:span><text:span text:style-name="T180">However, t</text:span><text:span text:style-name="T194">h</text:span><text:span text:style-name="T197">e development of this</text:span><text:span text:style-name="T194"> modelling strategy is only on </text:span><text:span text:style-name="T200">th</text:span><text:span text:style-name="T201">e</text:span><text:span text:style-name="T200"> </text:span><text:span text:style-name="T194">beginning, and many questions that could be adressed remain </text:span><text:span text:style-name="T197">unexplored and</text:span><text:span text:style-name="T194"> unanswered </text:span><field:fieldmark-start text:name="__Fieldmark__6710_3652824775" field:type="vnd.oasis.opendocument.field.UNHANDLED"><field:param field:name="vnd.oasis.opendocument.field.code" field:value="ADDIN CSL_CITATION { &quot;citationItems&quot; : [ { &quot;id&quot; : &quot;ITEM-1&quot;, &quot;itemData&quot; : { &quot;DOI&quot; : &quot;10.1890/07-1206.1&quot;, &quot;ISBN&quot; : &quot;0012-9658&quot;, &quot;ISSN&quot; : &quot;0012-9658&quot;, &quot;PMID&quot; : &quot;18724739&quot;, &quot;author&quot; : [ { &quot;dropping-particle&quot; : &quot;&quot;, &quot;family&quot; : &quot;S. Vill\u00e9ger , N. W. H. Mason&quot;, &quot;given&quot; : &quot;D. Mouillot&quot;, &quot;non-dropping-particle&quot; : &quot;&quot;, &quot;parse-names&quot; : false, &quot;suffix&quot; : &quot;&quot; } ], &quot;container-title&quot; : &quot;America&quot;, &quot;id&quot; : &quot;ITEM-1&quot;, &quot;issue&quot; : &quot;8&quot;, &quot;issued&quot; : { &quot;date-parts&quot; : [ [ &quot;2008&quot; ] ] }, &quot;page&quot; : &quot;2290-2301&quot;, &quot;title&quot; : &quot;New Multidimensional Functional Diversity Indices for a Multifaceted Framework in Functional Ecology&quot;, &quot;type&quot; : &quot;article-journal&quot;, &quot;volume&quot; : &quot;89&quot; }, &quot;uris&quot; : [ &quot;http://www.mendeley.com/documents/?uuid=66be93f5-0d63-4e75-8919-487e1fce70b7&quot; ] } ], &quot;mendeley&quot; : { &quot;formattedCitation&quot; : &quot;(S. VILL\u00c9GER , N. W. H. MASON, 2008)&quot;, &quot;plainTextFormattedCitation&quot; : &quot;(S. VILL\u00c9GER , N. W. H. MASON, 2008)&quot;, &quot;previouslyFormattedCitation&quot; : &quot;(S. VILL\u00c9GER , N. W. H. MASON, 2008)&quot; }, &quot;properties&quot; : { &quot;noteIndex&quot; : 1 }, &quot;schema&quot; : &quot;https://github.com/citation-style-language/schema/raw/master/csl-citation.json&quot; }"/><field:param field:name="vnd.oasis.opendocument.field.id" field:value="81"/></field:fieldmark-start><text:span text:style-name="T204">(S. VILLÉGER , N. W. H. MASON, 2008)</text:span><field:fieldmark-end/>.</text:p>
      <text:p text:style-name="P43"><text:span text:style-name="T74">In this article we present a new trait-based model, the model CAETÊ</text:span><text:span text:style-name="T461">1</text:span><text:span text:style-name="T74"> (</text:span><text:span text:style-name="T80">Ca</text:span><text:span text:style-name="T74">rbon and </text:span><text:span text:style-name="T80">E</text:span><text:span text:style-name="T74">cosystem </text:span><text:span text:style-name="T79">f</text:span><text:span text:style-name="T74">unctional </text:span><text:span text:style-name="T80">T</text:span><text:span text:style-name="T74">rait </text:span><text:span text:style-name="T80">E</text:span><text:span text:style-name="T74">valuation model), and show the results of a first-order modelling exercise </text:span><text:span text:style-name="T76">in Amazon forest</text:span><text:span text:style-name="T74">. We seeked to answer the following questions: </text:span><text:span text:style-name="T75">(i) does a trait-based approach </text:span><text:span text:style-name="T76">indeed</text:span><text:span text:style-name="T75"> improve the representation of biogeochemical </text:span><text:span text:style-name="T77">variables, such as carbon storage,</text:span><text:span text:style-name="T75"> when compared to a PFT approach?; (ii) </text:span><text:span text:style-name="T76">in a drought scenario, </text:span><text:span text:style-name="T78">does</text:span><text:span text:style-name="T76"> the trait-based and the PFT approach differ in their results regarding to the ability to store carbon?</text:span><text:span text:style-name="T75">; </text:span><text:span text:style-name="T76">and (iii) what is the impact of a drought scenario on </text:span><text:span text:style-name="T77">Amazon forest’s</text:span><text:span text:style-name="T76"> functional diversity </text:span><text:span text:style-name="T78">and how is it connected to the carbon storage</text:span><text:span text:style-name="T76">?</text:span></text:p>
      <text:p text:style-name="P41"><text:span text:style-name="T2">Materials </text:span><text:span text:style-name="T2"><office:annotation><dc:creator>Bianca Rius</dc:creator><dc:date>2020-01-14T11:06:24.163598903</dc:date><loext:sender-initials>BR</loext:sender-initials><text:p text:style-name="P108"><text:span text:style-name="T465">David, tirei os números das seções por conta do padrão da revista</text:span></text:p></office:annotation></text:span><text:span text:style-name="T2">and m</text:span><text:span text:style-name="T1">ethods</text:span></text:p>
      <text:p text:style-name="P23"><text:span text:style-name="T266">The CAET</text:span><text:span text:style-name="T266"><office:annotation><dc:creator>Bianca Rius</dc:creator><dc:date>2019-05-24T15:09:43.783481002</dc:date><loext:sender-initials>BR</loext:sender-initials><text:p text:style-name="P108"><text:span text:style-name="T465">Diagrama conceitual</text:span></text:p></office:annotation></text:span><text:span text:style-name="T266">Ê model: an overview</text:span></text:p>
      <text:p text:style-name="P73"><text:span text:style-name="T9">As a trait-based model </text:span><text:span text:style-name="T193">C</text:span><text:span text:style-name="T205">AETÊ</text:span><text:span text:style-name="T33"> focus on</text:span><text:span text:style-name="T10"> represent</text:span><text:span text:style-name="T14">ing</text:span><text:span text:style-name="T10"> more reliably the variability of plant functional traits and, as full as possible, the range of functional diversity found in plant communities. For this, the vegetation is represented by a set of ecological strategies (called as plant life strategies (PLS))</text:span><text:span text:style-name="T11"> in which each </text:span><text:span text:style-name="T13">one of them</text:span><text:span text:style-name="T11"> is</text:span><text:span text:style-name="T10"> a unique combination of functional traits values. These values combination intend to describe</text:span><text:bookmark text:name="result_box"/><text:span text:style-name="T10"> the ecophysiological behavior of plants and their relationship with the environment. For this, they control, for example, differential acquisition of carbon, light and water, ultimately, de</text:span><text:span text:style-name="T12">f</text:span><text:span text:style-name="T10">ining how the strategy copes </text:span><text:soft-page-break/><text:span text:style-name="T10">with the environmen</text:span><text:span text:style-name="T33">t </text:span><text:span text:style-name="T34">and, </text:span><text:span text:style-name="T36">together with the other </text:span><text:span text:style-name="T37">PLS</text:span><text:span text:style-name="T38">s</text:span><text:span text:style-name="T37"> of the community</text:span><text:span text:style-name="T36">,</text:span><text:span text:style-name="T34"> determining the </text:span><text:span text:style-name="T35">ecosystem functioning</text:span><text:span text:style-name="T34">.</text:span></text:p>
      <text:p text:style-name="P52"><text:span text:style-name="T15">The underlying premise </text:span><text:span text:style-name="T16">to create these PLS</text:span><text:span text:style-name="T15"> is that the range of values of a functional trait observed in nature can be seen as an axes of a multidimensional hypervolume formed by the combination of </text:span><text:span text:style-name="T32">n </text:span><text:span text:style-name="T15">chosen functional traits </text:span><text:reference-mark-start text:name="ADDIN CSL_CITATION {&quot;citationItems&quot;: [{&quot;id&quot;: &quot;ITEM-1&quot;, &quot;itemData&quot;: {&quot;DOI&quot;: &quot;10.1890/07-1206.1&quot;, &quot;ISBN&quot;: &quot;0012-9658&quot;, &quot;ISSN&quot;: &quot;0012-9658&quot;, &quot;PMID&quot;: &quot;18724739&quot;, &quot;author&quot;: [{&quot;dropping-particle&quot;: &quot;&quot;, &quot;family&quot;: &quot;Vill\u00e9ger&quot;, &quot;given&quot;: &quot;S\u00e9bastien&quot;, &quot;non-dropping-particle&quot;: &quot;&quot;, &quot;parse-names&quot;: false, &quot;suffix&quot;: &quot;&quot;}, {&quot;dropping-particle&quot;: &quot;&quot;, &quot;family&quot;: &quot;Mason&quot;, &quot;given&quot;: &quot;Norman W H&quot;, &quot;non-dropping-particle&quot;: &quot;&quot;, &quot;parse-names&quot;: false, &quot;suffix&quot;: &quot;&quot;}, {&quot;dropping-particle&quot;: &quot;&quot;, &quot;family&quot;: &quot;Mouillot&quot;, &quot;given&quot;: &quot;David&quot;, &quot;non-dropping-particle&quot;: &quot;&quot;, &quot;parse-names&quot;: false, &quot;suffix&quot;: &quot;&quot;}], &quot;container-title&quot;: &quot;America&quot;, &quot;id&quot;: &quot;ITEM-1&quot;, &quot;issue&quot;: &quot;8&quot;, &quot;issued&quot;: {&quot;date-parts&quot;: [[&quot;2008&quot;]]}, &quot;page&quot;: &quot;2290-2301&quot;, &quot;title&quot;: &quot;New Multidimensional Functional Diversity Indices for a Multifaceted Framework in Functional Ecology&quot;, &quot;type&quot;: &quot;article-journal&quot;, &quot;volume&quot;: &quot;89&quot;}, &quot;uris&quot;: [&quot;http://www.mendeley.com/documents/?uuid=66be93f5-0d63-4e75-8919-487e1fce70b7&quot;]}, {&quot;id&quot;: &quot;ITEM-2&quot;, &quot;itemData&quot;: {&quot;DOI&quot;: &quot;10.1111/ecog.03187&quot;, &quot;ISBN&quot;: &quot;09067590&quot;, &quot;ISSN&quot;: &quot;16000587&quot;, &quot;abstract&quot;: &quot;Hutchinson\u2019s n -dimensional hypervolume concept for the interpretation of niches as geometric shapes has provided a foundation for research across different fields of ecology and evolution. There is now an expanding set of applications for hypervolume concepts, as well as a growing set of statistical methods available to operationalize this concept with data. The concept has been applied to environmental, resource, functional trait, and morphometric axes and to different scales, i.e. from individuals, species, to communities and clades. Further, these shapes have been variously interpreted as niches, ecological or evolutionary strategy spaces, or proxies for community structure. This paper highlights these applications\u2019 shared mathematical framework, surveys uses of the hypervolume concept across fields, discusses key limitations and assumptions of hypervolume concepts in general, provides a critical guide to available statistical estimation methods, and delineates the situations where hypervolume concepts can be useful.&quot;, &quot;author&quot;: [{&quot;dropping-particle&quot;: &quot;&quot;, &quot;family&quot;: &quot;Blonder&quot;, &quot;given&quot;: &quot;Benjamin&quot;, &quot;non-dropping-particle&quot;: &quot;&quot;, &quot;parse-names&quot;: false, &quot;suffix&quot;: &quot;&quot;}], &quot;container-title&quot;: &quot;Ecography&quot;, &quot;id&quot;: &quot;ITEM-2&quot;, &quot;issue&quot;: &quot;August&quot;, &quot;issued&quot;: {&quot;date-parts&quot;: [[&quot;2017&quot;]]}, &quot;page&quot;: &quot;1-13&quot;, &quot;title&quot;: &quot;Hypervolume concepts in niche- and trait-based ecology&quot;, &quot;type&quot;: &quot;article-journal&quot;}, &quot;uris&quot;: [&quot;http://www.mendeley.com/documents/?uuid=79bc03cd-5c12-4b0c-84c0-8662d7fa0b01&quot;]}], &quot;mendeley&quot;: {&quot;formattedCitation&quot;: &quot;(BLONDER, 2017; VILL\u00c9GER; MASON; MOUILLOT, 2008)&quot;, &quot;plainTextFormattedCitation&quot;: &quot;(BLONDER, 2017; VILL\u00c9GER; MASON; MOUILLOT, 2008)&quot;, &quot;previouslyFormattedCitation&quot;: &quot;(BLONDER, 2017; VILL\u00c9GER; MASON; MOUILLOT, 2008)&quot;}, &quot;properties&quot;: {&quot;noteIndex&quot;: 0}, &quot;schema&quot;: &quot;https://github.com/citation-style-language/schema/raw/master/csl-citation.json&quot;} RNDaeuspvBp4Y"/><text:span text:style-name="T6">(BLONDER, 2017; VILLÉGER; MASON; MOUILLOT, 2008)</text:span><text:reference-mark-end text:name="ADDIN CSL_CITATION {&quot;citationItems&quot;: [{&quot;id&quot;: &quot;ITEM-1&quot;, &quot;itemData&quot;: {&quot;DOI&quot;: &quot;10.1890/07-1206.1&quot;, &quot;ISBN&quot;: &quot;0012-9658&quot;, &quot;ISSN&quot;: &quot;0012-9658&quot;, &quot;PMID&quot;: &quot;18724739&quot;, &quot;author&quot;: [{&quot;dropping-particle&quot;: &quot;&quot;, &quot;family&quot;: &quot;Vill\u00e9ger&quot;, &quot;given&quot;: &quot;S\u00e9bastien&quot;, &quot;non-dropping-particle&quot;: &quot;&quot;, &quot;parse-names&quot;: false, &quot;suffix&quot;: &quot;&quot;}, {&quot;dropping-particle&quot;: &quot;&quot;, &quot;family&quot;: &quot;Mason&quot;, &quot;given&quot;: &quot;Norman W H&quot;, &quot;non-dropping-particle&quot;: &quot;&quot;, &quot;parse-names&quot;: false, &quot;suffix&quot;: &quot;&quot;}, {&quot;dropping-particle&quot;: &quot;&quot;, &quot;family&quot;: &quot;Mouillot&quot;, &quot;given&quot;: &quot;David&quot;, &quot;non-dropping-particle&quot;: &quot;&quot;, &quot;parse-names&quot;: false, &quot;suffix&quot;: &quot;&quot;}], &quot;container-title&quot;: &quot;America&quot;, &quot;id&quot;: &quot;ITEM-1&quot;, &quot;issue&quot;: &quot;8&quot;, &quot;issued&quot;: {&quot;date-parts&quot;: [[&quot;2008&quot;]]}, &quot;page&quot;: &quot;2290-2301&quot;, &quot;title&quot;: &quot;New Multidimensional Functional Diversity Indices for a Multifaceted Framework in Functional Ecology&quot;, &quot;type&quot;: &quot;article-journal&quot;, &quot;volume&quot;: &quot;89&quot;}, &quot;uris&quot;: [&quot;http://www.mendeley.com/documents/?uuid=66be93f5-0d63-4e75-8919-487e1fce70b7&quot;]}, {&quot;id&quot;: &quot;ITEM-2&quot;, &quot;itemData&quot;: {&quot;DOI&quot;: &quot;10.1111/ecog.03187&quot;, &quot;ISBN&quot;: &quot;09067590&quot;, &quot;ISSN&quot;: &quot;16000587&quot;, &quot;abstract&quot;: &quot;Hutchinson\u2019s n -dimensional hypervolume concept for the interpretation of niches as geometric shapes has provided a foundation for research across different fields of ecology and evolution. There is now an expanding set of applications for hypervolume concepts, as well as a growing set of statistical methods available to operationalize this concept with data. The concept has been applied to environmental, resource, functional trait, and morphometric axes and to different scales, i.e. from individuals, species, to communities and clades. Further, these shapes have been variously interpreted as niches, ecological or evolutionary strategy spaces, or proxies for community structure. This paper highlights these applications\u2019 shared mathematical framework, surveys uses of the hypervolume concept across fields, discusses key limitations and assumptions of hypervolume concepts in general, provides a critical guide to available statistical estimation methods, and delineates the situations where hypervolume concepts can be useful.&quot;, &quot;author&quot;: [{&quot;dropping-particle&quot;: &quot;&quot;, &quot;family&quot;: &quot;Blonder&quot;, &quot;given&quot;: &quot;Benjamin&quot;, &quot;non-dropping-particle&quot;: &quot;&quot;, &quot;parse-names&quot;: false, &quot;suffix&quot;: &quot;&quot;}], &quot;container-title&quot;: &quot;Ecography&quot;, &quot;id&quot;: &quot;ITEM-2&quot;, &quot;issue&quot;: &quot;August&quot;, &quot;issued&quot;: {&quot;date-parts&quot;: [[&quot;2017&quot;]]}, &quot;page&quot;: &quot;1-13&quot;, &quot;title&quot;: &quot;Hypervolume concepts in niche- and trait-based ecology&quot;, &quot;type&quot;: &quot;article-journal&quot;}, &quot;uris&quot;: [&quot;http://www.mendeley.com/documents/?uuid=79bc03cd-5c12-4b0c-84c0-8662d7fa0b01&quot;]}], &quot;mendeley&quot;: {&quot;formattedCitation&quot;: &quot;(BLONDER, 2017; VILL\u00c9GER; MASON; MOUILLOT, 2008)&quot;, &quot;plainTextFormattedCitation&quot;: &quot;(BLONDER, 2017; VILL\u00c9GER; MASON; MOUILLOT, 2008)&quot;, &quot;previouslyFormattedCitation&quot;: &quot;(BLONDER, 2017; VILL\u00c9GER; MASON; MOUILLOT, 2008)&quot;}, &quot;properties&quot;: {&quot;noteIndex&quot;: 0}, &quot;schema&quot;: &quot;https://github.com/citation-style-language/schema/raw/master/csl-citation.json&quot;} RNDaeuspvBp4Y"/><text:span text:style-name="T15">⁠</text:span><text:bookmark text:name="__UnoMark__37955_985845779"/><text:span text:style-name="T15">⁠. In that sense, each point </text:span><text:span text:style-name="T25">inside </text:span><text:span text:style-name="T15">of this hypervolume is a unique combination of values for each </text:span><text:span text:style-name="T20">of the</text:span><text:span text:style-name="T15"> functional trait</text:span><text:span text:style-name="T20">s. </text:span><text:span text:style-name="T25">T</text:span><text:span text:style-name="T15">he volume that all points together occupy can be seen as a functional trait space. </text:span><text:span text:style-name="T21">The values of functional traits that compose the hypervolume are semi-randomly sampled from the initial and complete range of values (see </text:span><text:span text:style-name="T27">A</text:span><text:span text:style-name="T21">XXX). </text:span><text:span text:style-name="T39">The combination of all sampled values generate</text:span><text:span text:style-name="T40">s</text:span><text:span text:style-name="T39"> a great number </text:span><text:span text:style-name="T40">(&gt;10</text:span><text:span text:style-name="T58">5</text:span><text:span text:style-name="T7">)</text:span><text:span text:style-name="T39"> of combinations within the functional space, </text:span><text:span text:style-name="T41">that creates </text:span><text:span text:style-name="T42">what we call as a</text:span><text:span text:style-name="T41"> potential functional space. However, </text:span><text:span text:style-name="T42">to </text:span><text:span text:style-name="T41">use this amount of combinations</text:span><text:span text:style-name="T39"> can turn the model</text:span><text:span text:style-name="T40">l</text:span><text:span text:style-name="T39">ing computationally impracticable. Then, we presume, </text:span><text:span text:style-name="T40">based on Pavlick et al., (2013),</text:span><text:span text:style-name="T39"> that sampling an appropriate number of PLS</text:span><text:span text:style-name="T44">s</text:span><text:span text:style-name="T39"> from the potential functional space combined with </text:span><text:span text:style-name="T42">an </text:span><text:span text:style-name="T39">environmental filtering mechanism </text:span><text:span text:style-name="T43">and a competition prototype</text:span><text:span text:style-name="T39"> is possible to produce reasonable biogeochemical and functional diversity patterns</text:span><text:bookmark text:name="__UnoMark__3238_2377830668"/><text:span text:style-name="T39">. </text:span><text:span text:style-name="T41">This appropriate number is defined by a sensitivity test (</text:span><text:span text:style-name="T57">appendix </text:span><text:span text:style-name="T44">A</text:span><text:span text:style-name="T41">XXX).</text:span></text:p>
      <text:p text:style-name="P51"><text:span text:style-name="T22">The environmental filtering mechanism acts in the model </text:span><text:span text:style-name="T24">as</text:span><text:span text:style-name="T22"> e</text:span><text:span text:style-name="T15">ach combination of functional traits (i.e. </text:span><text:span text:style-name="T26">each </text:span><text:span text:style-name="T15">PLS) within the trait space performs differently in different regions depending on the environmental variables </text:span><text:span text:style-name="T16">(e.g. temperature and precipitation; </text:span><text:bookmark-start text:name="__UnoMark__37975_985845779"/><text:span text:style-name="T15">DIAZ; CABIDO; CASANOVES, 1998; WEBB et al., 2010). </text:span><text:span text:style-name="T45">All the grid cells are initiated with the same amount and the same identity of PLS</text:span><text:span text:style-name="T46">s</text:span><text:span text:style-name="T45"> in </text:span><text:span text:style-name="T48">a</text:span><text:span text:style-name="T45"> </text:span><text:span text:style-name="T48">condition analogous to </text:span><text:span text:style-name="T49">a </text:span><text:span text:style-name="T48">bare soil</text:span><text:span text:style-name="T45">. </text:span><text:span text:style-name="T49">It</text:span><text:span text:style-name="T45"> means that all trait combinatios are equally probable to occupy the grid cell </text:span><text:span text:style-name="T55">and</text:span><text:span text:style-name="T45"> each </text:span><text:span text:style-name="T55">one of them</text:span><text:span text:style-name="T45"> has its particular climatic conditions, some PLS</text:span><text:span text:style-name="T46">s</text:span><text:span text:style-name="T45"> will survive </text:span><text:span text:style-name="T49">and present different performance</text:span><text:span text:style-name="T50">s </text:span><text:span text:style-name="T55">and </text:span><text:soft-page-break/><text:span text:style-name="T55">abundances</text:span><text:span text:style-name="T50"> (i.e. </text:span><text:span text:style-name="T55">percentage occupation of the grid cell weighted by their biomass; </text:span><text:span text:style-name="T56">Appendix XXX</text:span><text:span text:style-name="T50">)</text:span><text:span text:style-name="T45"> and some </text:span><text:span text:style-name="T49">of them</text:span><text:span text:style-name="T45"> will not. </text:span><text:span text:style-name="T51">T</text:span><text:span text:style-name="T45">he </text:span><text:span text:style-name="T47">PLS</text:span><text:span text:style-name="T54">s</text:span><text:span text:style-name="T45"> which d</text:span><text:span text:style-name="T49">o</text:span><text:span text:style-name="T45"> not survive </text:span><text:span text:style-name="T49">and</text:span><text:span text:style-name="T45"> </text:span><text:span text:style-name="T52">are</text:span><text:span text:style-name="T45"> excluded from the g</text:span><text:span text:style-name="T53">r</text:span><text:span text:style-name="T45">id cell are not able to be reseated.</text:span></text:p>
      <text:p text:style-name="P54"><text:span text:style-name="T15">T</text:span><text:span text:style-name="T17">h</text:span><text:span text:style-name="T28">e differential </text:span><text:span text:style-name="T29">survival and abundance</text:span><text:span text:style-name="T15"> is possible because each functional trait </text:span><text:span text:style-name="T23">in the model</text:span><text:span text:style-name="T15"> is related to a</text:span><text:span text:style-name="T19">t least one</text:span><text:span text:style-name="T15"> trade-off (cost-benefit relationship) </text:span><text:span text:style-name="T18">leading</text:span><text:span text:style-name="T15"> to different </text:span><text:span text:style-name="T19">relative </text:span><text:span text:style-name="T17">performance</text:span><text:span text:style-name="T28">s</text:span><text:span text:style-name="T17">.</text:span><text:span text:style-name="T15"> </text:span><text:span text:style-name="T24">T</text:span><text:span text:style-name="T15">he trade-offs also impedes that the model creates Darwinian demons (i.e. maximizing all the functions that contribute for fitness; </text:span><text:bookmark-start text:name="__UnoMark__3234_23778306681"/><text:span text:style-name="T6">(SCHEITER; LANGAN; HIGGINS, 2013)</text:span><text:bookmark-end text:name="__UnoMark__3234_23778306681"/><text:span text:style-name="T15">⁠. </text:span><text:bookmark-end text:name="__UnoMark__37975_985845779"/><text:span text:style-name="T15">Since functional traits both respond to and affect the ecosystem </text:span><text:bookmark-start text:name="__UnoMark__37979_985845779"/><text:span text:style-name="T15">(DÍAZ et al., 2013; FUNK et al., 2017; LAVOREL; GARNIER, 2002)</text:span><text:bookmark-end text:name="__UnoMark__37979_985845779"/><text:span text:style-name="T15">⁠ these spatially different performance generates spatially different outputs (e.g. biogeochemical fluxes </text:span><text:span text:style-name="T21">and</text:span><text:span text:style-name="T15"> stocks and functional diversity) </text:span><text:span text:style-name="T30">that are aggregated to the grid cell scale according to the abundaces of PLSs </text:span><text:span text:style-name="T31">following the biomass-ratio hypothesis</text:span><text:span text:style-name="T30"> (</text:span><text:span text:style-name="T31">GRIME et al., 1998; </text:span><text:span text:style-name="T30">Appendix XX)</text:span><text:span text:style-name="T15"> .</text:span></text:p>
      <text:p text:style-name="P20"><text:span text:style-name="T163">T</text:span><text:span text:style-name="T164">he complete CAETÊ formulation can be found in Appendix (A – XXXXXX).</text:span></text:p>
      <text:p text:style-name="P84">Simulation setup</text:p>
      <text:p text:style-name="P12">In the version of the model here described,<text:span text:style-name="T458"> </text:span><office:annotation office:name="__Annotation__13178_4240813155"><dc:creator>Bianca Rius</dc:creator><dc:date>2019-11-11T11:02:12.513104975</dc:date><loext:sender-initials>BR</loext:sender-initials><text:p text:style-name="P108"><text:span text:style-name="T465">I don’t know if more explanations about it is necessary.</text:span></text:p></office:annotation><text:span text:style-name="T458">CAETÊ is an equilibrium model</text:span><office:annotation-end office:name="__Annotation__13178_4240813155"/><text:span text:style-name="T458">, </text:span>but next publications will bring the dynamic version of it. In this work the model CAETÊ was simulated for the period between 1980 and 2010 in a daily time step <text:span text:style-name="T460">and the results were integrated annualy through monthly means</text:span>. Before the model initialization a spinup simulation was perfomed to determine the initial carbon content in the plant compartments (see Appendix XXX). </text:p>
      <text:p text:style-name="P13"><text:span text:style-name="T345">I</text:span><text:span text:style-name="T346">n this work we used two versions of the CAETÊ model: one </text:span><text:span text:style-name="T347">employin</text:span><text:span text:style-name="T346">g, as the majority of </text:span><text:span text:style-name="T347">current </text:span><text:span text:style-name="T346">vegetation models, a PFT approach and other version using a trait-based approach. </text:span><text:span text:style-name="T345">This was done i</text:span><text:span text:style-name="T346">n order to </text:span><text:span text:style-name="T350">address the three proposed questions.</text:span><text:span text:style-name="T346"> </text:span><text:span text:style-name="T349">Despite the difference in the </text:span><text:soft-page-break/><text:span text:style-name="T349">number of plant types and in the way that functional traits values are chosen, </text:span><text:span text:style-name="T348">the </text:span><text:span text:style-name="T349">general </text:span><text:span text:style-name="T352">model </text:span><text:span text:style-name="T348">formulations </text:span><text:span text:style-name="T352">and principles</text:span><text:span text:style-name="T348"> are the same for both versions. </text:span></text:p>
      <text:p text:style-name="P14"><text:span text:style-name="T359">Since t</text:span><text:span text:style-name="T358">he focus </text:span><text:span text:style-name="T359">here</text:span><text:span text:style-name="T358"> is</text:span><text:span text:style-name="T353"> on</text:span><text:span text:style-name="T360"> th</text:span><text:span text:style-name="T354">e</text:span><text:span text:style-name="T360"> ecosystem process </text:span><text:span text:style-name="T354">of carbon storage </text:span><text:span text:style-name="T359">we choose to use</text:span><text:span text:style-name="T355"> </text:span><text:span text:style-name="T359">t</text:span><text:span text:style-name="T360">he </text:span><text:span text:style-name="T355">functional </text:span><text:span text:style-name="T360">traits related to the percentage of the carbon distributed to plant compartments </text:span><text:span text:style-name="T355">(carbon allocation)</text:span><text:span text:style-name="T360"> and the </text:span><text:span text:style-name="T355">carbon </text:span><text:span text:style-name="T360">residence time on each </text:span><text:span text:style-name="T359">plant </text:span><text:span text:style-name="T360">compartiment </text:span><text:span text:style-name="T368">(</text:span><text:span text:style-name="T364">how long</text:span><text:span text:style-name="T363"> the carbon stay in each compartment</text:span><text:span text:style-name="T368">)</text:span><text:span text:style-name="T360">. </text:span><text:span text:style-name="T359">Previous studies have shown that these traits</text:span><text:span text:style-name="T360"> </text:span><text:span text:style-name="T357">are</text:span><text:span text:style-name="T360"> of primary importance </text:span><text:span text:style-name="T356">for th</text:span><text:span text:style-name="T359">e considered process</text:span><text:span text:style-name="T360"> </text:span><text:bookmark-start text:name="__UnoMark__3262_2377830668"/><text:span text:style-name="T162">(CHAMBERS et al., 2012; FATICHI; LEUZINGER, 2013; MALHI, 2012; NORBY et al., 2005)</text:span><text:bookmark-end text:name="__UnoMark__3262_2377830668"/><text:span text:style-name="T360">⁠. </text:span><text:span text:style-name="T359">We considered</text:span><text:span text:style-name="T360"> three plant compartments: leaves, aboveground woody tissues (</text:span><text:span text:style-name="T361">representing</text:span><text:span text:style-name="T360"> stem and branches) and fine roots; </text:span><text:span text:style-name="T359">h</text:span><text:span text:style-name="T360">ence, six functional traits are considered as variants: </text:span><text:span text:style-name="T361">the</text:span><text:span text:style-name="T360"> allocation </text:span><text:span text:style-name="T361">and the carbon residence time for each of the plant compartments.</text:span><text:span text:style-name="T363"> Together, these functional traits ultimately define the amount of carbon in each compartment of a PLS </text:span><text:span text:style-name="T365">or PFT</text:span><text:span text:style-name="T363"> </text:span><text:span text:style-name="T366">in a certain time</text:span><text:span text:style-name="T363">, and then, the total plant </text:span><text:span text:style-name="T367">carbon</text:span><text:span text:style-name="T363"> of </text:span><text:span text:style-name="T365">that</text:span><text:span text:style-name="T363"> PLS/</text:span><text:span text:style-name="T365">PFT.</text:span><text:span text:style-name="T363"> </text:span></text:p>
      <text:p text:style-name="P14"><text:span text:style-name="T258">For the trait-based version, the initial range of values </text:span><text:span text:style-name="T259">for each functional trait (from where some of them will be sampled to create the hypervolume)</text:span><text:span text:style-name="T258"> are indicated in Table XXX. </text:span><text:span text:style-name="T255">For the PFT </text:span><text:span text:style-name="T256">version five tropical PFTs</text:span><text:span text:style-name="T255"> were defined to </text:span><text:span text:style-name="T257">describe</text:span><text:span text:style-name="T255"> the vegetation and the parameters that represent the functional traits used for this study are fix in space and time </text:span><text:span text:style-name="T256">for each one </text:span><text:span text:style-name="T258">(Table XXX)</text:span><text:span text:style-name="T256">. The use of only tropical PFTs is justified by the studied area and with them we tried to encompass the majority of types of plants previsously known for the amazon region. The values for the functional traits were chosen by consulting previous literature (indicated at the Table XXX).</text:span><text:span text:style-name="T351"> </text:span><text:span text:style-name="T362">The</text:span><text:span text:style-name="T369"> </text:span><text:span text:style-name="T370">ecophysi</text:span><text:span text:style-name="T371">o</text:span><text:span text:style-name="T370">logical </text:span><text:span text:style-name="T372">processes</text:span><text:span text:style-name="T370"> </text:span><text:span text:style-name="T369">linked to </text:span><text:span text:style-name="T373">each variant functional</text:span><text:span text:style-name="T369"> trait </text:span><text:span text:style-name="T374">and its </text:span><text:span text:style-name="T369">trade-offs </text:span><text:span text:style-name="T362">are </text:span><text:span text:style-name="T373">summarized in Table XXX and </text:span><text:span text:style-name="T362">described in Appendix XXXX. </text:span><text:span text:style-name="T370">I</text:span><text:span text:style-name="T342">t is important to highlight that CAETÊ admits the use of any functional trait of interest, as well as any number </text:span><text:soft-page-break/><text:span text:style-name="T342">of </text:span><text:span text:style-name="T350">them</text:span><text:span text:style-name="T342">, </text:span><text:span text:style-name="T343">as long as the trait </text:span><text:span text:style-name="T344">is</text:span><text:span text:style-name="T343"> linked to other model formulations and present trade-offs that can be incorporated</text:span><text:span text:style-name="T342">.</text:span></text:p>
      <text:p text:style-name="P15">In the present study the following climatic data were used as inputs for the model: air surface temperatur<text:span text:style-name="T449">e</text:span>, precipitation, shortwave radiation, relative humidity <text:span text:style-name="T443">and</text:span> <text:span text:style-name="T436">CO</text:span><text:span text:style-name="T437">2</text:span><text:span text:style-name="T167"> atmospheric concentration. The </text:span><text:span text:style-name="T192">first three variables</text:span><text:span text:style-name="T167"> were obtained from monthly averages of the period from 1980 to 2010. These data are available in the </text:span><text:span text:style-name="T132">ISI-MIP2 </text:span><text:span text:style-name="T167">platform </text:span><text:span text:style-name="T132">(Inter-Sectoral Impact Model Intercomparison Project 2). </text:span><text:span text:style-name="T441">The CO</text:span><text:span text:style-name="T438">2</text:span><text:span text:style-name="T168"> atmospheric concentration was obtained from the NOAA (National Oceanic and Atmospheric Administration; <text:s/></text:span><text:span text:style-name="T132">http://co2now.org/images/stories/data/co2-</text:span><text:span text:style-name="T168">mlo-monthly- noaa-esrl.pdf</text:span><text:span text:style-name="T169">) platform. It was used the mean value of [CO</text:span><text:span text:style-name="T439">2</text:span><text:span text:style-name="T169">] for the same period of climatic data (1980-2010). </text:span></text:p>
      <text:p text:style-name="P60">The spatial resolution of the model is 0.5º x 0.5º. The main language of the model is Fortran 90 with some modules written in Python.</text:p>
      <text:p text:style-name="P65"><text:span text:style-name="T111">Representation of functional </text:span><text:span text:style-name="T112">structure and </text:span><text:span text:style-name="T111">diversity</text:span></text:p>
      <text:p text:style-name="P55"><text:span text:style-name="T116">A first point to emphasize regarding to functional strcture and diversity representation is that this is only possible for the trait-based version. Here, functional diversity, following Díaz et al. (2007), is considered as </text:span><text:span text:style-name="T103">the values, ranges of values and relative abundance of functional traits in a given community </text:span><text:span text:style-name="T99">or ecological unit</text:span><text:span text:style-name="T103">. In this study we considered that the analysis unit is the whole Amazon basin, i</text:span><text:span text:style-name="T108">t means that the diversity within each grid-cell is not taked into account. </text:span><text:span text:style-name="T109">In that sense, the value of each of the six variant functional traits in each grid cell is represented by a mean value that is estimated according to the relative abundance of PLSs (Appendix XXX). For this, </text:span><text:span text:style-name="T157">we used the </text:span><text:span text:style-name="T158">Community Weighted Mean (CWM) metric t</text:span><text:span text:style-name="T159">hat postulates that the traits of the dominant species in a community</text:span><text:span text:style-name="T158"> are the main determinants of ecosystem functioning </text:span><text:bookmark-start text:name="__UnoMark__38073_98584577911"/><text:span text:style-name="T158">(DÍAZ et al., 2007; GRIME, 1998)</text:span><text:bookmark-end text:name="__UnoMark__38073_98584577911"/><text:span text:style-name="T158">⁠. </text:span><text:span text:style-name="T108">The implication </text:span><text:soft-page-break/><text:span text:style-name="T108">for this approach and alternatives to be used in future studies are presented in the </text:span><text:span text:style-name="T110">Discussion</text:span><text:span text:style-name="T108"> section.</text:span></text:p>
      <text:p text:style-name="P53"><text:span text:style-name="T98">Also, functional diversity is </text:span><text:span text:style-name="T100">here </text:span><text:span text:style-name="T98">view</text:span><text:span text:style-name="T100">ed</text:span><text:span text:style-name="T98"> both from the perspective of its single-trait component</text:span><text:span text:style-name="T104">s</text:span><text:span text:style-name="T98"> as well as its multi-trait component. The single-trait </text:span><text:span text:style-name="T104">element</text:span><text:span text:style-name="T98"> allows to interpret more precisely how the different traits interact (affects and responds) with the environment </text:span><text:bookmark-start text:name="__UnoMark__38087_985845779"/><text:span text:style-name="T105">(LEPŠ et al., 2006; RICOTTA; MORETTI, 2011)</text:span><text:bookmark-end text:name="__UnoMark__38087_985845779"/><text:span text:style-name="T105">⁠, while the multi-trait component gives information about the ecological strategy as a whole (i.e. as a syndrome), incorporates the relations between the traits, including </text:span><text:span text:style-name="T106">its</text:span><text:span text:style-name="T105"> trade-offs, </text:span><text:span text:style-name="T107">and also how the community occupies the given possible functional space.</text:span></text:p>
      <text:p text:style-name="P48"><text:span text:style-name="T375">For measuring func</text:span><text:span text:style-name="T378">t</text:span><text:span text:style-name="T375">ional diversity </text:span><text:span text:style-name="T376">in its single-trait component</text:span><text:span text:style-name="T375"> we used the method developed by Carmona et al. (2016). It estimates functional diversity based on the Hutchinsonian concept of niche as a probabilistic hypervolume </text:span><text:reference-mark-start text:name="ADDIN CSL_CITATION {&quot;citationItems&quot;: [{&quot;id&quot;: &quot;ITEM-1&quot;, &quot;itemData&quot;: {&quot;DOI&quot;: &quot;10.1101/SQB.1957.022.01.039&quot;, &quot;ISBN&quot;: &quot;0121819639&quot;, &quot;ISSN&quot;: &quot;0091-7451&quot;, &quot;PMID&quot;: &quot;24114496&quot;, &quot;abstract&quot;: &quot;An attempt at summarizing, however incompletely, the variety of topics and research perspectives as presented at the third conference of \&quot;Advances in Nutrition and Cancer\&quot; in Naples, May 2012 and herein reported in this volume would be at best repetitious, at worst confusing. Therefore, this summary will address a few selected issues that have emerged or are emerging since the previous conference \&quot;Advances in Nutrition and Cancer 2\&quot;, held in Naples in October 1998.&quot;, &quot;author&quot;: [{&quot;dropping-particle&quot;: &quot;&quot;, &quot;family&quot;: &quot;Hutchinson&quot;, &quot;given&quot;: &quot;G. E.&quot;, &quot;non-dropping-particle&quot;: &quot;&quot;, &quot;parse-names&quot;: false, &quot;suffix&quot;: &quot;&quot;}], &quot;container-title&quot;: &quot;Cold Spring Harbor Symposia on Quantitative Biology&quot;, &quot;id&quot;: &quot;ITEM-1&quot;, &quot;issue&quot;: &quot;0&quot;, &quot;issued&quot;: {&quot;date-parts&quot;: [[&quot;1957&quot;]]}, &quot;page&quot;: &quot;415-427&quot;, &quot;title&quot;: &quot;Concluding Remarks&quot;, &quot;type&quot;: &quot;article-journal&quot;, &quot;volume&quot;: &quot;22&quot;}, &quot;uris&quot;: [&quot;http://www.mendeley.com/documents/?uuid=34a9420f-ba3c-4d6f-92f3-91811137feee&quot;]}], &quot;mendeley&quot;: {&quot;formattedCitation&quot;: &quot;(HUTCHINSON, 1957)&quot;, &quot;plainTextFormattedCitation&quot;: &quot;(HUTCHINSON, 1957)&quot;, &quot;previouslyFormattedCitation&quot;: &quot;(HUTCHINSON, 1957)&quot;}, &quot;properties&quot;: {&quot;noteIndex&quot;: 0}, &quot;schema&quot;: &quot;https://github.com/citation-style-language/schema/raw/master/csl-citation.json&quot;} RNDhqopptK9ta"/><text:span text:style-name="T140">(HUTCHINSON, 1957)</text:span><text:reference-mark-end text:name="ADDIN CSL_CITATION {&quot;citationItems&quot;: [{&quot;id&quot;: &quot;ITEM-1&quot;, &quot;itemData&quot;: {&quot;DOI&quot;: &quot;10.1101/SQB.1957.022.01.039&quot;, &quot;ISBN&quot;: &quot;0121819639&quot;, &quot;ISSN&quot;: &quot;0091-7451&quot;, &quot;PMID&quot;: &quot;24114496&quot;, &quot;abstract&quot;: &quot;An attempt at summarizing, however incompletely, the variety of topics and research perspectives as presented at the third conference of \&quot;Advances in Nutrition and Cancer\&quot; in Naples, May 2012 and herein reported in this volume would be at best repetitious, at worst confusing. Therefore, this summary will address a few selected issues that have emerged or are emerging since the previous conference \&quot;Advances in Nutrition and Cancer 2\&quot;, held in Naples in October 1998.&quot;, &quot;author&quot;: [{&quot;dropping-particle&quot;: &quot;&quot;, &quot;family&quot;: &quot;Hutchinson&quot;, &quot;given&quot;: &quot;G. E.&quot;, &quot;non-dropping-particle&quot;: &quot;&quot;, &quot;parse-names&quot;: false, &quot;suffix&quot;: &quot;&quot;}], &quot;container-title&quot;: &quot;Cold Spring Harbor Symposia on Quantitative Biology&quot;, &quot;id&quot;: &quot;ITEM-1&quot;, &quot;issue&quot;: &quot;0&quot;, &quot;issued&quot;: {&quot;date-parts&quot;: [[&quot;1957&quot;]]}, &quot;page&quot;: &quot;415-427&quot;, &quot;title&quot;: &quot;Concluding Remarks&quot;, &quot;type&quot;: &quot;article-journal&quot;, &quot;volume&quot;: &quot;22&quot;}, &quot;uris&quot;: [&quot;http://www.mendeley.com/documents/?uuid=34a9420f-ba3c-4d6f-92f3-91811137feee&quot;]}], &quot;mendeley&quot;: {&quot;formattedCitation&quot;: &quot;(HUTCHINSON, 1957)&quot;, &quot;plainTextFormattedCitation&quot;: &quot;(HUTCHINSON, 1957)&quot;, &quot;previouslyFormattedCitation&quot;: &quot;(HUTCHINSON, 1957)&quot;}, &quot;properties&quot;: {&quot;noteIndex&quot;: 0}, &quot;schema&quot;: &quot;https://github.com/citation-style-language/schema/raw/master/csl-citation.json&quot;} RNDhqopptK9ta"/><text:span text:style-name="T375">⁠. </text:span><text:span text:style-name="T377">Then, t</text:span><text:span text:style-name="T375">his approach is based on trait probability density (TPD) which can be described as a probability density function: considering an ecological unit, the values </text:span><text:span text:style-name="T379">frequency distribution</text:span><text:span text:style-name="T375"> of the TPD are directly proportional to the relative abundance of their corresponding trait values within that unit integrated to 1. </text:span></text:p>
      <text:p text:style-name="P55"><text:span text:style-name="T104">We considered that </text:span><text:span text:style-name="T101">functional diversity presents different components that will be analysed separately</text:span><text:span text:style-name="T102">.</text:span><text:span text:style-name="T387"> </text:span><text:span text:style-name="T378">Single-trait f</text:span><text:span text:style-name="T375">unctional diversity was </text:span><text:span text:style-name="T378">decomposed</text:span><text:span text:style-name="T375"> </text:span><text:span text:style-name="T378">in</text:span><text:span text:style-name="T375"> </text:span><text:span text:style-name="T378">three</text:span><text:span text:style-name="T375"> </text:span><text:span text:style-name="T388">facets</text:span><text:span text:style-name="T375"> following Carmona et al. (2016) definitions: (i) functional richness: the portion of the </text:span><text:span text:style-name="T378">total </text:span><text:span text:style-name="T375">functional trait space</text:span><text:span text:style-name="T375"><text:note text:id="ftn1" text:note-class="footnote"><text:note-citation>1</text:note-citation><text:note-body><text:p text:style-name="P1"><text:s/><text:span text:style-name="T119">Here, functional trait space is the total range of values for an specific functional trait.</text:span></text:p></text:note-body></text:note></text:span><text:span text:style-name="T375"> that is occupied </text:span><text:span text:style-name="T378">in an ecological unit derived from the variance of trait values of all </text:span><text:span text:style-name="T375">the </text:span><text:span text:style-name="T378">considered</text:span><text:span text:style-name="T375"> organisms (PLSs in our case); (ii) functional evenness: how regular is the </text:span><text:span text:style-name="T379">frequency </text:span><text:span text:style-name="T375">distribution of the </text:span><text:span text:style-name="T379">PLSs’ trait values </text:span><text:span text:style-name="T375">in the functional trait space; (iii) functional divergence: </text:span><text:bookmark text:name="result_box21"/><text:span text:style-name="T375">the degree to which the abundance of PLSs’ </text:span><text:span text:style-name="T379">trait values</text:span><text:span text:style-name="T375"> </text:span><text:span text:style-name="T379">are</text:span><text:span text:style-name="T375"> distributed towards </text:span><text:soft-page-break/><text:span text:style-name="T375">the extremes of their functional volume within the entire functional trait space.</text:span><text:span text:style-name="T388"> </text:span><text:span text:style-name="T380">The </text:span><text:span text:style-name="T388">single-trait </text:span><text:span text:style-name="T380">analy</text:span><text:span text:style-name="T388">si</text:span><text:span text:style-name="T380">s were performed using R software version 3.5.0 with the package ‘TPD’. </text:span><text:span text:style-name="T375"><text:tab/></text:span></text:p>
      <text:p text:style-name="P77"><text:span text:style-name="T389"><text:tab/></text:span><text:span text:style-name="T393">In order to evaluate functional diversity in a multi-trait context we perfomed an analysis using the hypervolume method developed by Blonder et al. (2014). Hypervolumes can combine the distribution of </text:span><text:span text:style-name="T416">n </text:span><text:span text:style-name="T393">trait values and then calculate a metric of functional diversity that incorporates all of them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4LcbmGYBvM"/><text:span text:style-name="T141">(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4LcbmGYBvM"/><text:span text:style-name="T393">⁠. Another benefit of using hypervolumes is the possibility to compare two hypervolumes (e.g. before and after changes in climate) to assess the magnitude of change in the studied ecological unit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p5iAwjDkcg"/><text:span text:style-name="T141">(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p5iAwjDkcg"/><text:span text:style-name="T393">⁠.</text:span></text:p>
      <text:p text:style-name="P78"><text:span text:style-name="T429"><text:tab/></text:span><text:span text:style-name="T431">As recommended by Barros et al. (2016) we performed a principal component analysis (PCA) with a centred and scaled method to have a unique unit variance. The PCA was also necessary because our traits are correlated (e.g. the allocation for one comparment is correlated to the allocation in the others) and, besides that, to reduce dimenstionality, because the number of variables (six) exceds the suggested number of variables for constructing the hypervolume (Blonder et al., 2014). : according to Blonder et al. (2014) the number of variables should not exceed 5-8 in order to avoid disjunct hypervolumes (i.e. hypervolumes with “holes”). After the PCA the hypervolume is then delineated using the factor scores of the chosen principal components.</text:span><text:span text:style-name="T430"> </text:span><text:span text:style-name="T433">For delineating and analysing the hypervolumes we used the package ‘hypervolume’ in</text:span><text:span text:style-name="T432"> R software version 3.5.0.</text:span></text:p>
      <text:p text:style-name="P55"><office:annotation office:name="__Annotation__10361_2032663829"><dc:creator>Bianca Rius</dc:creator><dc:date>2020-01-09T14:10:32.634294393</dc:date><loext:sender-initials>BR</loext:sender-initials><text:p text:style-name="P108"><text:span text:style-name="T465">preciso entender melhor os parâmetros que te falei pra colocar aqui</text:span></text:p></office:annotation><text:span text:style-name="T395">Functional structure.</text:span><office:annotation-end office:name="__Annotation__10361_2032663829"/></text:p>
      <text:p text:style-name="P92">Evaluating CAETÊ’s performance</text:p>
      <text:p text:style-name="P62"><text:span text:style-name="T464">As a means of </text:span>to understand if the inclusion of diversity on vegetation models improve their ability in representing biogechemical variables<text:span text:style-name="T451"> we have used two sources of data for </text:span><text:soft-page-break/><text:span text:style-name="T451">comparison with results for both versions of the model: established benchmarks and ground-based measurements made in specific plots. The use of two type of data measurements is justified due to errors associated with each type of mensuration. Here we focused in evaluating the performance assoaciated to carbon stock but the evaluation regarding to NPP can be found in </text:span><text:span text:style-name="T462">Supplementary Material (XXXX).</text:span></text:p>
      <text:p text:style-name="P63"><text:span text:style-name="T248"><text:tab/></text:span><text:span text:style-name="T308">We used two carbons stock benchmarks maps available in literature to be compared with maps output from CAETÊ: Baccini et al. (2012) and Saatchi et al. (2011). <text:s/></text:span><text:span text:style-name="T314">Both use a combination of </text:span><text:span text:style-name="T310">satellite </text:span><text:span text:style-name="T313">technology and </text:span><text:span text:style-name="T250">in situ</text:span><text:span text:style-name="T313"> inventories. </text:span><text:span text:style-name="T309">B</text:span><text:span text:style-name="T313">accini’s </text:span><text:span text:style-name="T309">map show estimations of </text:span><text:span text:style-name="T317">vegetation carbon storage </text:span><text:span text:style-name="T309">only for the aboveground portio</text:span><text:span text:style-name="T313">n and Saatchi’s estimates belowground </text:span><text:span text:style-name="T317">carbon storage</text:span><text:span text:style-name="T313"> by using allometric equations, because of this, the comparison of carbon stock with the benchmarks was made only for the aboveground </text:span><text:span text:style-name="T318">carbon </text:span><text:span text:style-name="T313">storage</text:span><text:span text:style-name="T309">. In that sense, for this comparison, we have used only the CAETÊ’s compartments of leaves and aboveground woody tissues. </text:span><text:span text:style-name="T317">Saatchi’s map represents live biomass instead of carbon content, as simulated by CAETÊ, in that sense, for the maps to be comparable </text:span><text:span text:style-name="T310">we considered that </text:span><text:span text:style-name="T312">the percentage of </text:span><text:span text:style-name="T310">carbon on live biomass is equal to 47.5% </text:span><text:reference-mark-start text:name="ADDIN CSL_CITATION {&quot;citationItems&quot;: [{&quot;id&quot;: &quot;ITEM-1&quot;, &quot;itemData&quot;: {&quot;DOI&quot;: &quot;10.3390/f3020332&quot;, &quot;ISBN&quot;: &quot;1999-4907&quot;, &quot;ISSN&quot;: &quot;19994907&quot;, &quot;abstract&quot;: &quot;Assessing the potential for forest carbon (C) capture and storage requires accurate assessments of C in live tree tissues. In the vast majority of local, regional, and global assessments, C content has been assumed to be 50% of tree biomass; however, recent studies indicate that this assumption is not accurate, with substantial variation in C content among tree species as well as among tissue types. Here we conduct a comprehensive literature review to present a global synthesis of C content in tissues of live trees. We found a total of 253 species-specific stem wood C content records in 31 studies, and an additional 34 records of species with C content values of other tissues in addition to stem wood. In all biomes, wood C content varied widely across species ranging from 41.9\u201351.6% in tropical species, 45.7\u201360.7% in subtropical/Mediterranean species, and 43.4\u201355.6% in temperate/boreal species. Stem wood C content varied significantly as a function of biome and species type (conifer, angiosperm). Conifer species exhibited greater wood C content than angiosperm species (50.8 \u00b1 0.7% (95% C.I.) and 47.7 \u00b1 0.3%, respectively), a trend that was consistent among all biomes. Although studies have documented differences in C content among plant tissues, interspecific differences in stem wood appear to be of greater importance overall: among species, stem wood C content explained 37, 76, 48, 81, and 63% respectively of the variation in bark, branch, twig, coarse root, and fine root C content values, respectively. In each case, these intraspecific patterns approximated 1:1 linear relationships. Most published stem wood C content values (and all values for other tree tissues) are based on dried wood samples, and so neglect volatile C constituents that constitute on average 1.3\u20132.5% of total C in live wood. Capturing this volatile C fraction is an important methodological consideration for future studies. Our review, and associated data compilation, provides empirically suppor&quot;, &quot;author&quot;: [{&quot;dropping-particle&quot;: &quot;&quot;, &quot;family&quot;: &quot;Thomas&quot;, &quot;given&quot;: &quot;Sean C.&quot;, &quot;non-dropping-particle&quot;: &quot;&quot;, &quot;parse-names&quot;: false, &quot;suffix&quot;: &quot;&quot;}, {&quot;dropping-particle&quot;: &quot;&quot;, &quot;family&quot;: &quot;Martin&quot;, &quot;given&quot;: &quot;Adam R.&quot;, &quot;non-dropping-particle&quot;: &quot;&quot;, &quot;parse-names&quot;: false, &quot;suffix&quot;: &quot;&quot;}], &quot;container-title&quot;: &quot;Forests&quot;, &quot;id&quot;: &quot;ITEM-1&quot;, &quot;issue&quot;: &quot;2&quot;, &quot;issued&quot;: {&quot;date-parts&quot;: [[&quot;2012&quot;]]}, &quot;page&quot;: &quot;332-352&quot;, &quot;title&quot;: &quot;Carbon content of tree tissues: A synthesis&quot;, &quot;type&quot;: &quot;article-journal&quot;, &quot;volume&quot;: &quot;3&quot;}, &quot;uris&quot;: [&quot;http://www.mendeley.com/documents/?uuid=985c72aa-143c-4aef-a2df-a9103d61f776&quot;]}], &quot;mendeley&quot;: {&quot;formattedCitation&quot;: &quot;(THOMAS; MARTIN, 2012)&quot;, &quot;plainTextFormattedCitation&quot;: &quot;(THOMAS; MARTIN, 2012)&quot;, &quot;previouslyFormattedCitation&quot;: &quot;(THOMAS; MARTIN, 2012)&quot;}, &quot;properties&quot;: {&quot;noteIndex&quot;: 0}, &quot;schema&quot;: &quot;https://github.com/citation-style-language/schema/raw/master/csl-citation.json&quot;} RNDtCOHVzl32l"/><text:span text:style-name="T138">(THOMAS; MARTIN, 2012)</text:span><text:reference-mark-end text:name="ADDIN CSL_CITATION {&quot;citationItems&quot;: [{&quot;id&quot;: &quot;ITEM-1&quot;, &quot;itemData&quot;: {&quot;DOI&quot;: &quot;10.3390/f3020332&quot;, &quot;ISBN&quot;: &quot;1999-4907&quot;, &quot;ISSN&quot;: &quot;19994907&quot;, &quot;abstract&quot;: &quot;Assessing the potential for forest carbon (C) capture and storage requires accurate assessments of C in live tree tissues. In the vast majority of local, regional, and global assessments, C content has been assumed to be 50% of tree biomass; however, recent studies indicate that this assumption is not accurate, with substantial variation in C content among tree species as well as among tissue types. Here we conduct a comprehensive literature review to present a global synthesis of C content in tissues of live trees. We found a total of 253 species-specific stem wood C content records in 31 studies, and an additional 34 records of species with C content values of other tissues in addition to stem wood. In all biomes, wood C content varied widely across species ranging from 41.9\u201351.6% in tropical species, 45.7\u201360.7% in subtropical/Mediterranean species, and 43.4\u201355.6% in temperate/boreal species. Stem wood C content varied significantly as a function of biome and species type (conifer, angiosperm). Conifer species exhibited greater wood C content than angiosperm species (50.8 \u00b1 0.7% (95% C.I.) and 47.7 \u00b1 0.3%, respectively), a trend that was consistent among all biomes. Although studies have documented differences in C content among plant tissues, interspecific differences in stem wood appear to be of greater importance overall: among species, stem wood C content explained 37, 76, 48, 81, and 63% respectively of the variation in bark, branch, twig, coarse root, and fine root C content values, respectively. In each case, these intraspecific patterns approximated 1:1 linear relationships. Most published stem wood C content values (and all values for other tree tissues) are based on dried wood samples, and so neglect volatile C constituents that constitute on average 1.3\u20132.5% of total C in live wood. Capturing this volatile C fraction is an important methodological consideration for future studies. Our review, and associated data compilation, provides empirically suppor&quot;, &quot;author&quot;: [{&quot;dropping-particle&quot;: &quot;&quot;, &quot;family&quot;: &quot;Thomas&quot;, &quot;given&quot;: &quot;Sean C.&quot;, &quot;non-dropping-particle&quot;: &quot;&quot;, &quot;parse-names&quot;: false, &quot;suffix&quot;: &quot;&quot;}, {&quot;dropping-particle&quot;: &quot;&quot;, &quot;family&quot;: &quot;Martin&quot;, &quot;given&quot;: &quot;Adam R.&quot;, &quot;non-dropping-particle&quot;: &quot;&quot;, &quot;parse-names&quot;: false, &quot;suffix&quot;: &quot;&quot;}], &quot;container-title&quot;: &quot;Forests&quot;, &quot;id&quot;: &quot;ITEM-1&quot;, &quot;issue&quot;: &quot;2&quot;, &quot;issued&quot;: {&quot;date-parts&quot;: [[&quot;2012&quot;]]}, &quot;page&quot;: &quot;332-352&quot;, &quot;title&quot;: &quot;Carbon content of tree tissues: A synthesis&quot;, &quot;type&quot;: &quot;article-journal&quot;, &quot;volume&quot;: &quot;3&quot;}, &quot;uris&quot;: [&quot;http://www.mendeley.com/documents/?uuid=985c72aa-143c-4aef-a2df-a9103d61f776&quot;]}], &quot;mendeley&quot;: {&quot;formattedCitation&quot;: &quot;(THOMAS; MARTIN, 2012)&quot;, &quot;plainTextFormattedCitation&quot;: &quot;(THOMAS; MARTIN, 2012)&quot;, &quot;previouslyFormattedCitation&quot;: &quot;(THOMAS; MARTIN, 2012)&quot;}, &quot;properties&quot;: {&quot;noteIndex&quot;: 0}, &quot;schema&quot;: &quot;https://github.com/citation-style-language/schema/raw/master/csl-citation.json&quot;} RNDtCOHVzl32l"/><text:span text:style-name="T310">⁠. </text:span><text:span text:style-name="T317">Also, we changed the benchmarks maps resolution to one </text:span><text:span text:style-name="T309">compatible with CAETE’s (0.5º x 0.5), </text:span><text:span text:style-name="T310">this was made using </text:span><text:span text:style-name="T311">R software version 3.5.0 </text:span><text:span text:style-name="T310">through the library ‘raster’</text:span><text:span text:style-name="T309">. </text:span></text:p>
      <text:p text:style-name="P64"><text:span text:style-name="T309">T</text:span><text:span text:style-name="T308">he comparison of the results for the trait-based and PFT approach with the benchmarks was made by computing the difference between each approach and each benchmark. For this, we used the ‘raster calculator’ tool available on Q</text:span><text:span text:style-name="T319">GIS version 2.18.17.</text:span></text:p>
      <text:p text:style-name="P42">The ground-based comparison was made using plot measurements from previous studies <text:reference-mark-start text:name="ADDIN CSL_CITATION {&quot;citationItems&quot;: [{&quot;id&quot;: &quot;ITEM-1&quot;, &quot;itemData&quot;: {&quot;DOI&quot;: &quot;10.1111/j.1365-2486.2006.01120.x&quot;, &quot;ISBN&quot;: &quot;1354-1013&quot;, &quot;ISSN&quot;: &quot;13541013&quot;, &quot;abstract&quot;: &quot;The biomass of tropical forests plays an important role in the global carbon cycle, both as a dynamic reservoir of carbon, and as a source of carbon dioxide to the atmosphere in areas undergoing deforestation. However, the absolute magnitude and environmental determinants of tropical forest biomass are still poorly understood. Here, we present a new synthesis and interpolation of the basal area and aboveground live biomass of old-growth lowland tropical forests across South America, based on data from 227 forest plots, many previously unpublished. Forest biomass was analyzed in terms of two uncorrelated factors: basal area and mean wood density. Basal area is strongly affected by local landscape factors, but is relatively invariant at regional scale in moist tropical forests, and declines significantly at the dry periphery of the forest zone. Mean wood density is inversely correlated with forest dynamics, being lower in the dynamic forests of western Amazonia and high in the slow-growing forests of eastern Amazonia. The combination of these two factors results in biomass being highest in the moderately seasonal, slow growing forests of central Amazonia and the Guyanas (up to 350 Mg dry weight ha\u22121) and declining to 200-250 Mg dry weight ha\u22121 at the western, southern and eastern margins. Overall, we estimate the total aboveground live biomass of intact Amazonian rainforests (area 5.76 \u00d7 106 km2 in 2000) to be 93\u00b123 Pg C, taking into account lianas and small trees. Including dead biomass and belowground biomass would increase this value by approximately 10% and 21%, respectively, but the spatial variation of these additional terms still needs to be quantified&quot;, &quot;author&quot;: [{&quot;dropping-particle&quot;: &quot;&quot;, &quot;family&quot;: &quot;Malhi&quot;, &quot;given&quot;: &quot;Yadvinder&quot;, &quot;non-dropping-particle&quot;: &quot;&quot;, &quot;parse-names&quot;: false, &quot;suffix&quot;: &quot;&quot;}, {&quot;dropping-particle&quot;: &quot;&quot;, &quot;family&quot;: &quot;Wood&quot;, &quot;given&quot;: &quot;Daniel&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Cochrane&quot;, &quot;given&quot;: &quot;Thomas&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Chave&quot;, &quot;given&quot;: &quot;Jerome&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Arroyo&quot;, &quot;given&quot;: &quot;Luzmilla&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Killeen&quot;, &quot;given&quot;: &quot;Timothy J.&quot;, &quot;non-dropping-particle&quot;: &quot;&quot;, &quot;parse-names&quot;: false, &quot;suffix&quot;: &quot;&quot;}, {&quot;dropping-particle&quot;: &quot;&quot;, &quot;family&quot;: &quot;Laurance&quot;, &quot;given&quot;: &quot;Susan G.&quot;, &quot;non-dropping-particle&quot;: &quot;&quot;, &quot;parse-names&quot;: false, &quot;suffix&quot;: &quot;&quot;}, {&quot;dropping-particle&quot;: &quot;&quot;, &quot;family&quot;: &quot;Laurance&quot;, &quot;given&quot;: &quot;William F.&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Neill&quot;, &quot;given&quot;: &quot;David A.&quot;, &quot;non-dropping-particle&quot;: &quot;&quot;, &quot;parse-names&quot;: false, &quot;suffix&quot;: &quot;&quot;}, {&quot;dropping-particle&quot;: &quot;&quot;, &quot;family&quot;: &quot;Vargas&quot;, &quot;given&quot;: &quot;Percy N\u00fa\u00f1ez&quot;, &quot;non-dropping-particle&quot;: &quot;&quot;, &quot;parse-names&quot;: false, &quot;suffix&quot;: &quot;&quot;}, {&quot;dropping-particle&quot;: &quot;&quot;, &quot;family&quot;: &quot;Pitman&quot;, &quot;given&quot;: &quot;Nigel C A&quot;, &quot;non-dropping-particle&quot;: &quot;&quot;, &quot;parse-names&quot;: false, &quot;suffix&quot;: &quot;&quot;}, {&quot;dropping-particle&quot;: &quot;&quot;, &quot;family&quot;: &quot;Quesada&quot;, &quot;given&quot;: &quot;Carlos Alberto&quot;, &quot;non-dropping-particle&quot;: &quot;&quot;, &quot;parse-names&quot;: false, &quot;suffix&quot;: &quot;&quot;}, {&quot;dropping-particle&quot;: &quot;&quot;, &quot;family&quot;: &quot;Salom\u00e3o&quot;, &quot;given&quot;: &quot;Rafael&quot;, &quot;non-dropping-particle&quot;: &quot;&quot;, &quot;parse-names&quot;: false, &quot;suffix&quot;: &quot;&quot;}, {&quot;dropping-particle&quot;: &quot;&quot;, &quot;family&quot;: &quot;Silva&quot;, &quot;given&quot;: &quot;Jos\u00e9 Natalino M&quot;, &quot;non-dropping-particle&quot;: &quot;&quot;, &quot;parse-names&quot;: false, &quot;suffix&quot;: &quot;&quot;}, {&quot;dropping-particle&quot;: &quot;&quot;, &quot;family&quot;: &quot;Lezama&quot;, &quot;given&quot;: &quot;Armando Torres&quot;, &quot;non-dropping-particle&quot;: &quot;&quot;, &quot;parse-names&quot;: false, &quot;suffix&quot;: &quot;&quot;}, {&quot;dropping-particle&quot;: &quot;&quot;, &quot;family&quot;: &quot;Terborgh&quot;, &quot;given&quot;: &quot;John&quot;, &quot;non-dropping-particle&quot;: &quot;&quot;, &quot;parse-names&quot;: false, &quot;suffix&quot;: &quot;&quot;}, {&quot;dropping-particle&quot;: &quot;&quot;, &quot;family&quot;: &quot;Mart\u00ednez&quot;, &quot;given&quot;: &quot;Rodolfo V\u00e1squez&quot;, &quot;non-dropping-particle&quot;: &quot;&quot;, &quot;parse-names&quot;: false, &quot;suffix&quot;: &quot;&quot;}, {&quot;dropping-particle&quot;: &quot;&quot;, &quot;family&quot;: &quot;Vinceti&quot;, &quot;given&quot;: &quot;Barbara&quot;, &quot;non-dropping-particle&quot;: &quot;&quot;, &quot;parse-names&quot;: false, &quot;suffix&quot;: &quot;&quot;}], &quot;container-title&quot;: &quot;Global Change Biology&quot;, &quot;id&quot;: &quot;ITEM-1&quot;, &quot;issue&quot;: &quot;7&quot;, &quot;issued&quot;: {&quot;date-parts&quot;: [[&quot;2006&quot;]]}, &quot;page&quot;: &quot;1107-1138&quot;, &quot;title&quot;: &quot;The regional variation of aboveground live biomass in old-growth Amazonian forests&quot;, &quot;type&quot;: &quot;article-journal&quot;, &quot;volume&quot;: &quot;12&quot;}, &quot;uris&quot;: [&quot;http://www.mendeley.com/documents/?uuid=0223ba5b-f33e-4b5f-8b33-996fd97b237a&quot;]}, {&quot;id&quot;: &quot;ITEM-2&quot;, &quot;itemData&quot;: {&quot;DOI&quot;: &quot;10.1080/17550874.2013.798367&quot;, &quot;ISBN&quot;: &quot;1755-0874&quot;, &quot;ISSN&quot;: &quot;1755-0874&quot;, &quot;abstract&quot;: &quot;Background: Terra preta do indio or ?dark earth? soils formed as a result of a long-term addition of organic matter by indigenous peoples in Amazonia. Aims: Here we report on the first study of productivity, allocation and carbon cycling from a terra preta plot in eastern Amazonia (Caxiuan?, Par\u00e1, Brazil), and contrast its dynamics with a nearby plot on infertile soil (ferralsols). Methods: We determined total net primary production (NPP) for fine roots, wood, and canopy and total autotrophic respiration (rhizosphere, wood, and canopy respiration) from two 1-ha plots on contrasting soils. Results: Both gross primary productivity (GPP) (35.68 \u00b1 3.65 vs. 32.08 \u00b1 3.46 Mg C ha?1 year?1) and carbon use efficiency (CUE) (0.44 \u00b1 0.06 vs. 0.42 \u00b1 0.05) were slightly higher at the terra preta plot. Total NPP (15.77 \u00b1 1.13 Mg C ha?1 year?1 vs. 13.57 \u00b1 0.60 Mg C ha?1 year?1) and rates of fine root production (6.41 \u00b1 1.08 vs. 3.68 \u00b1 0.52 Mg C ha?1 year?1) were also greater at the terra preta plot vs. the tower plot. Conclusions: Forests on terra preta soil fix slightly more carbon and allocate slightly more of that carbon towards growth than forests on the infertile plot, which leads to greater total NPP, which was disproportionately allocated to fine roots. However, since increased fine root NPP was partially offset by increased heterotrophic soil respiration, the increased root growth was unlikely to greatly enhance soil carbon stocks in terra preta soils.&quot;, &quot;author&quot;: [{&quot;dropping-particle&quot;: &quot;&quot;, &quot;family&quot;: &quot;Doughty&quot;, &quot;given&quot;: &quot;Christopher E&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Costa&quot;, &quot;given&quot;: &quot;Mauricio C&quot;, &quot;non-dropping-particle&quot;: &quot;da&quot;, &quot;parse-names&quot;: false, &quot;suffix&quot;: &quot;&quot;}, {&quot;dropping-particle&quot;: &quot;&quot;, &quot;family&quot;: &quot;Oliveira&quot;, &quot;given&quot;: &quot;Alex a R&quot;, &quot;non-dropping-particle&quot;: &quot;de&quot;, &quot;parse-names&quot;: false, &quot;suffix&quot;: &quot;&quot;}, {&quot;dropping-particle&quot;: &quot;&quot;, &quot;family&quot;: &quot;Neto&quot;, &quot;given&quot;: &quot;G F C&quot;, &quot;non-dropping-particle&quot;: &quot;&quot;, &quot;parse-names&quot;: false, &quot;suffix&quot;: &quot;&quot;}, {&quot;dropping-particle&quot;: &quot;&quot;, &quot;family&quot;: &quot;Silva&quot;, &quot;given&quot;: &quot;Jo\u00e3o a&quot;, &quot;non-dropping-particle&quot;: &quot;&quot;, &quot;parse-names&quot;: false, &quot;suffix&quot;: &quot;&quot;}, {&quot;dropping-particle&quot;: &quot;&quot;, &quot;family&quot;: &quot;Arag\u00e3o&quot;, &quot;given&quot;: &quot;Luiz E O C&quot;, &quot;non-dropping-particle&quot;: &quot;&quot;, &quot;parse-names&quot;: false, &quot;suffix&quot;: &quot;&quot;}, {&quot;dropping-particle&quot;: &quot;&quot;, &quot;family&quot;: &quot;Almeida&quot;, &quot;given&quot;: &quot;Samuel S&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Girardin&quot;, &quot;given&quot;: &quot;Cecile a J&quot;, &quot;non-dropping-particle&quot;: &quot;&quot;, &quot;parse-names&quot;: false, &quot;suffix&quot;: &quot;&quot;}, {&quot;dropping-particle&quot;: &quot;&quot;, &quot;family&quot;: &quot;Halladay&quot;, &quot;given&quot;: &quot;Kate&quot;, &quot;non-dropping-particle&quot;: &quot;&quot;, &quot;parse-names&quot;: false, &quot;suffix&quot;: &quot;&quot;}, {&quot;dropping-particle&quot;: &quot;&quot;, &quot;family&quot;: &quot;Costa&quot;, &quot;given&quot;: &quot;Anthonio C L&quot;, &quot;non-dropping-particle&quot;: &quot;da&quot;, &quot;parse-names&quot;: false, &quot;suffix&quot;: &quot;&quot;}, {&quot;dropping-particle&quot;: &quot;&quot;, &quot;family&quot;: &quot;Malhi&quot;, &quot;given&quot;: &quot;Yadvinder&quot;, &quot;non-dropping-particle&quot;: &quot;&quot;, &quot;parse-names&quot;: false, &quot;suffix&quot;: &quot;&quot;}], &quot;container-title&quot;: &quot;Plant Ecology &amp; Diversity&quot;, &quot;id&quot;: &quot;ITEM-2&quot;, &quot;issue&quot;: &quot;1-2&quot;, &quot;issued&quot;: {&quot;date-parts&quot;: [[&quot;2013&quot;]]}, &quot;page&quot;: &quot;41-53&quot;, &quot;title&quot;: &quot;The production, allocation and cycling of carbon in a forest on fertile terra preta soil in eastern Amazonia compared with a forest on adjacent infertile soil&quot;, &quot;type&quot;: &quot;article-journal&quot;, &quot;volume&quot;: &quot;7&quot;}, &quot;uris&quot;: [&quot;http://www.mendeley.com/documents/?uuid=da4517f1-73af-4295-b330-b3b3c39cba93&quot;]}, {&quot;id&quot;: &quot;ITEM-3&quot;, &quot;itemData&quot;: {&quot;DOI&quot;: &quot;10.1111/j.1365-2486.2008.01780.x&quot;, &quot;ISBN&quot;: &quot;1354-1013&quot;, &quot;ISSN&quot;: &quot;13541013&quot;, &quot;abstract&quot;: &quot;The allocation and cycling of carbon (C) within forests is an important component of the biospheric C cycle, but is particularly understudied within tropical forests. We synthesise reported and unpublished results from three lowland rainforest sites in Amazonia (in the regions of Manaus, Tapajo's and Caxiuana~), all major sites of the Large-Scale Biosphere- Atmosphere Programme (LBA). We attempt a comprehensive synthesis of the C stocks, nutrient status and, particularly, the allocation and internal C dynamics of all three sites. The calculated net primary productivities (NPP) are 10.1 1.4MgCha1 yr1 (Manaus), 14.4 1.3MgCha1 yr1 (Tapajo's) and 10.0 1.2MgCha1 yr1 (Caxiuana~). All errors bars report standard errors. Soil and leaf nutrient analyses indicate that Tapajo's has significantly more plant-available phosphorus and calcium. Autotrophic respiration at all three sites (14.9-21.4MgCha yr1) is more challenging to measure, with the largest component and greatest source of uncertainty being leaf dark respiration. Comparison of measured soil respiration with that predicted from C cycling measurements provides an independent constraint. It shows general good agreement at all three sites, with perhaps some evidence for measured soil respiration being less than expected. Twenty to thirty percent of fixed C is allocated belowground. Comparison of gross primary productivity (GPP), derived from ecosystem flux measurements with that derived from component studies (NPP plus autotrophic respiration) provides an additional crosscheck. The two approaches are in good agreement, giving increased confidence in both approaches to estimating GPP. The ecosystem carbon-use efficiency (CUEs), the ratio of NPP to GPP, is similar at Manaus (0.34 0.10) and Caxiuana~ (0.32 0.07), butmay be higher at Tapajo's (0.49 0.16), although the difference is not significant. Old growth or infertile tropical forests may have low CUE compared with recently disturbed and/or fertile forests&quot;, &quot;author&quot;: [{&quot;dropping-particle&quot;: &quot;&quot;, &quot;family&quot;: &quot;Malhi&quot;, &quot;given&quot;: &quot;Yadvinder&quot;, &quot;non-dropping-particle&quot;: &quot;&quot;, &quot;parse-names&quot;: false, &quot;suffix&quot;: &quot;&quot;}, {&quot;dropping-particle&quot;: &quot;&quot;, &quot;family&quot;: &quot;Arag\u00e3o&quot;, &quot;given&quot;: &quot;Luiz Eduardo O C&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Paiva&quot;, &quot;given&quot;: &quot;Romild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Anderson&quot;, &quot;given&quot;: &quot;Liana&quot;, &quot;non-dropping-particle&quot;: &quot;&quot;, &quot;parse-names&quot;: false, &quot;suffix&quot;: &quot;&quot;}, {&quot;dropping-particle&quot;: &quot;&quot;, &quot;family&quot;: &quot;Brando&quot;, &quot;given&quot;: &quot;Paulo&quot;, &quot;non-dropping-particle&quot;: &quot;&quot;, &quot;parse-names&quot;: false, &quot;suffix&quot;: &quot;&quot;}, {&quot;dropping-particle&quot;: &quot;&quot;, &quot;family&quot;: &quot;Chambers&quot;, &quot;given&quot;: &quot;Jeffrey Q.&quot;, &quot;non-dropping-particle&quot;: &quot;&quot;, &quot;parse-names&quot;: false, &quot;suffix&quot;: &quot;&quot;}, {&quot;dropping-particle&quot;: &quot;&quot;, &quot;family&quot;: &quot;Costa&quot;, &quot;given&quot;: &quot;Antonio C L&quot;, &quot;non-dropping-particle&quot;: &quot;da&quot;, &quot;parse-names&quot;: false, &quot;suffix&quot;: &quot;&quot;}, {&quot;dropping-particle&quot;: &quot;&quot;, &quot;family&quot;: &quot;Hutyra&quot;, &quot;given&quot;: &quot;Lucy R.&quot;, &quot;non-dropping-particle&quot;: &quot;&quot;, &quot;parse-names&quot;: false, &quot;suffix&quot;: &quot;&quot;}, {&quot;dropping-particle&quot;: &quot;&quot;, &quot;family&quot;: &quot;Oliveira&quot;, &quot;given&quot;: &quot;Paulo&quot;, &quot;non-dropping-particle&quot;: &quot;&quot;, &quot;parse-names&quot;: false, &quot;suffix&quot;: &quot;&quot;}, {&quot;dropping-particle&quot;: &quot;&quot;, &quot;family&quot;: &quot;Pati\u00f1o&quot;, &quot;given&quot;: &quot;Sandra&quot;, &quot;non-dropping-particle&quot;: &quot;&quot;, &quot;parse-names&quot;: false, &quot;suffix&quot;: &quot;&quot;}, {&quot;dropping-particle&quot;: &quot;&quot;, &quot;family&quot;: &quot;Pyle&quot;, &quot;given&quot;: &quot;Elizabeth H.&quot;, &quot;non-dropping-particle&quot;: &quot;&quot;, &quot;parse-names&quot;: false, &quot;suffix&quot;: &quot;&quot;}, {&quot;dropping-particle&quot;: &quot;&quot;, &quot;family&quot;: &quot;Robertson&quot;, &quot;given&quot;: &quot;Amanda L.&quot;, &quot;non-dropping-particle&quot;: &quot;&quot;, &quot;parse-names&quot;: false, &quot;suffix&quot;: &quot;&quot;}, {&quot;dropping-particle&quot;: &quot;&quot;, &quot;family&quot;: &quot;Teixeira&quot;, &quot;given&quot;: &quot;Lilliane M.&quot;, &quot;non-dropping-particle&quot;: &quot;&quot;, &quot;parse-names&quot;: false, &quot;suffix&quot;: &quot;&quot;}], &quot;container-title&quot;: &quot;Global Change Biology&quot;, &quot;id&quot;: &quot;ITEM-3&quot;, &quot;issued&quot;: {&quot;date-parts&quot;: [[&quot;2009&quot;]]}, &quot;note&quot;: &quot;In this paper, we synthesise results on the C stocks, nutrient stocks and particularly the internal C allocation in forests close to three major LBA eddy covariance flux towers in the regions of Manaus, Tapa- jo\n\u00b4s and Caxiuana.\n\nThis paper reviews and interprets data available from various LBA studies, and thereafter provides a synthesis of the results. This&quot;, &quot;page&quot;: &quot;1255-1274&quot;, &quot;title&quot;: &quot;Comprehensive assessment of carbon productivity, allocation and storage in three Amazonian forests&quot;, &quot;type&quot;: &quot;article-journal&quot;, &quot;volume&quot;: &quot;15&quot;}, &quot;uris&quot;: [&quot;http://www.mendeley.com/documents/?uuid=6e952122-1acf-41ea-a2f9-5ff804f21ee8&quot;]}, {&quot;id&quot;: &quot;ITEM-4&quot;, &quot;itemData&quot;: {&quot;DOI&quot;: &quot;DOI 10.1046/j.1365-2486.2001.00426.x&quot;, &quot;ISBN&quot;: &quot;1354-1013&quot;, &quot;ISSN&quot;: &quot;13541013&quot;, &quot;PMID&quot;: &quot;2365336&quot;, &quot;abstract&quot;: &quot;The amount of carbon released to the atmosphere as a result of deforestation is determined, in part, by the amount of carbon held in the biomass of the forests converted to other uses. Uncertainty in forest biomass is responsible for much of the uncertainty in current estimates of the flux of carbon from land-use change. In the present contribution several estimates of forest biomass are compared for the Brazilian Amazon, based on spatial interpolations of direct measurements, relationships to climatic variables, and remote sensing data. Three questions were posed: First, do the methods yield similar estimates? Second, do they yield similar spatial patterns of distribution of biomass? And, third, what factors need most attention if we are to predict more accurately the distribution of forest biomass over large areas? The answer to the first two questions is that estimates of biomass for Brazil's Amazonian forests (including dead and belowground biomass) vary by more than a factor of two, from a low of 39 PgC to a high of 93 PgC. Furthermore, the estimates disagree as to the regions of high and low biomass. The lack of agreement among estimates confirms the need for reliable determination of aboveground biomass over large areas. Potential methods include direct measurement of biomass through forest inventories with improved allometric regression equations, dynamic modelling of forest recovery following observed stand-replacing disturbances, and estimation of aboveground biomass from airborne or satellite-based instruments sensitive to the vertical structure plant canopies.&quot;, &quot;author&quot;: [{&quot;dropping-particle&quot;: &quot;&quot;, &quot;family&quot;: &quot;Houghton&quot;, &quot;given&quot;: &quot;R a&quot;, &quot;non-dropping-particle&quot;: &quot;&quot;, &quot;parse-names&quot;: false, &quot;suffix&quot;: &quot;&quot;}, {&quot;dropping-particle&quot;: &quot;&quot;, &quot;family&quot;: &quot;Lawrence&quot;, &quot;given&quot;: &quot;K T&quot;, &quot;non-dropping-particle&quot;: &quot;&quot;, &quot;parse-names&quot;: false, &quot;suffix&quot;: &quot;&quot;}, {&quot;dropping-particle&quot;: &quot;&quot;, &quot;family&quot;: &quot;Hackler&quot;, &quot;given&quot;: &quot;J L&quot;, &quot;non-dropping-particle&quot;: &quot;&quot;, &quot;parse-names&quot;: false, &quot;suffix&quot;: &quot;&quot;}, {&quot;dropping-particle&quot;: &quot;&quot;, &quot;family&quot;: &quot;Brown&quot;, &quot;given&quot;: &quot;S&quot;, &quot;non-dropping-particle&quot;: &quot;&quot;, &quot;parse-names&quot;: false, &quot;suffix&quot;: &quot;&quot;}], &quot;container-title&quot;: &quot;Global Change Biology&quot;, &quot;id&quot;: &quot;ITEM-4&quot;, &quot;issue&quot;: &quot;7&quot;, &quot;issued&quot;: {&quot;date-parts&quot;: [[&quot;2001&quot;]]}, &quot;page&quot;: &quot;731-746&quot;, &quot;title&quot;: &quot;The spatial distribution of forest biomass in the Brazilian Amazon: a comparison of estimates&quot;, &quot;type&quot;: &quot;article-journal&quot;, &quot;volume&quot;: &quot;7&quot;}, &quot;uris&quot;: [&quot;http://www.mendeley.com/documents/?uuid=85aa7499-6ccb-422e-8095-846129227590&quot;]}, {&quot;id&quot;: &quot;ITEM-5&quot;, &quot;itemData&quot;: {&quot;DOI&quot;: &quot;10.2307/3060895&quot;, &quot;ISBN&quot;: &quot;1051-0761&quot;, &quot;ISSN&quot;: &quot;1051-0761&quot;, &quot;abstract&quot;: &quot;Information on net primary production in tropical forests is needed for the development of realistic global carbon budgets, for projecting how these ecosystems will be affected by climatic and atmospheric changes, and for evaluating eddy covariance measurements of tropical forest carbon flux. However, a review of the database commonly used to address these issues shows that it has serious flaws. In this paper we synthesize the data in the primary literature on NPP in old-growth tropical forests to produce a consistent data set on NPP for these forests. Studies in this biome have addressed only a few NPP components, all aboveground. Given the limited scope of the direct field measurements, we sought relationships in the existing data that allow estimation of unmeasured aspects of production from those that are more easily assessed. We found a predictive relationship between annual litterfall and aboveground biomass increment. For 39 diverse tropical forest sites, we then developed consistent, documented estimates of the upper and lower bounds around total NPP to serve as benchmarks for calibrating and validating biogeochemical models with respect to this biome. We developed these estimates based on existing field measurements, current understanding of aboveground consumption and biogenic volatile organic carbon emissions, and our judgment that belowground production is bounded by the range 0.2-1.2 x ANPP (aboveground NPP). Across this broad spectrum of tropical forests (dry to wet, lowland to montane, nutrient-rich to nutrient-poor soils), our estimates of lower and upper bounds on total NPP range from 1.7 to 11.8 Mg C.ha(-1).yr(-1) (lower bounds) and from 3.1 to 21.7 Mg C.ha(-1).yr(-1) (upper bounds). We also showed that two relationships that have been used for estimating NPP (the Bray-Gorham relationship based on leaf litterfall and the Miami model based on temperature or precipitation) are not valid for the tropical forest biome.&quot;, &quot;author&quot;: [{&quot;dropping-particle&quot;: &quot;&quot;, &quot;family&quot;: &quot;Clark&quot;, &quot;given&quot;: &quot;D a&quot;, &quot;non-dropping-particle&quot;: &quot;&quot;, &quot;parse-names&quot;: false, &quot;suffix&quot;: &quot;&quot;}, {&quot;dropping-particle&quot;: &quot;&quot;, &quot;family&quot;: &quot;Brown&quot;, &quot;given&quot;: &quot;S&quot;, &quot;non-dropping-particle&quot;: &quot;&quot;, &quot;parse-names&quot;: false, &quot;suffix&quot;: &quot;&quot;}, {&quot;dropping-particle&quot;: &quot;&quot;, &quot;family&quot;: &quot;Kicklighter&quot;, &quot;given&quot;: &quot;D W&quot;, &quot;non-dropping-particle&quot;: &quot;&quot;, &quot;parse-names&quot;: false, &quot;suffix&quot;: &quot;&quot;}, {&quot;dropping-particle&quot;: &quot;&quot;, &quot;family&quot;: &quot;Chambers&quot;, &quot;given&quot;: &quot;J Q&quot;, &quot;non-dropping-particle&quot;: &quot;&quot;, &quot;parse-names&quot;: false, &quot;suffix&quot;: &quot;&quot;}, {&quot;dropping-particle&quot;: &quot;&quot;, &quot;family&quot;: &quot;Thomlinson&quot;, &quot;given&quot;: &quot;J R&quot;, &quot;non-dropping-particle&quot;: &quot;&quot;, &quot;parse-names&quot;: false, &quot;suffix&quot;: &quot;&quot;}, {&quot;dropping-particle&quot;: &quot;&quot;, &quot;family&quot;: &quot;Ni&quot;, &quot;given&quot;: &quot;J&quot;, &quot;non-dropping-particle&quot;: &quot;&quot;, &quot;parse-names&quot;: false, &quot;suffix&quot;: &quot;&quot;}, {&quot;dropping-particle&quot;: &quot;&quot;, &quot;family&quot;: &quot;Holland&quot;, &quot;given&quot;: &quot;E a&quot;, &quot;non-dropping-particle&quot;: &quot;&quot;, &quot;parse-names&quot;: false, &quot;suffix&quot;: &quot;&quot;}], &quot;container-title&quot;: &quot;Ecological Applications&quot;, &quot;id&quot;: &quot;ITEM-5&quot;, &quot;issue&quot;: &quot;2&quot;, &quot;issued&quot;: {&quot;date-parts&quot;: [[&quot;2001&quot;]]}, &quot;page&quot;: &quot;371-384&quot;, &quot;title&quot;: &quot;Net primary production in tropical forests: An evaluation and synthesis of existing field data&quot;, &quot;type&quot;: &quot;article-journal&quot;, &quot;volume&quot;: &quot;11&quot;}, &quot;uris&quot;: [&quot;http://www.mendeley.com/documents/?uuid=ae684be1-68bf-41bc-a24e-04415b4cf5c7&quot;]}], &quot;mendeley&quot;: {&quot;formattedCitation&quot;: &quot;(CLARK et al., 2001; DOUGHTY et al., 2013; HOUGHTON et al., 2001; MALHI et al., 2006, 2009)&quot;, &quot;plainTextFormattedCitation&quot;: &quot;(CLARK et al., 2001; DOUGHTY et al., 2013; HOUGHTON et al., 2001; MALHI et al., 2006, 2009)&quot;}, &quot;properties&quot;: {&quot;noteIndex&quot;: 0}, &quot;schema&quot;: &quot;https://github.com/citation-style-language/schema/raw/master/csl-citation.json&quot;} RNDphxkUl32Q3"/><text:span text:style-name="T132">(CLARK et al., 2001; DOUGHTY et al., 2013; HOUGHTON et al., 2001; MALHI et al., 2006, 2009)</text:span><text:reference-mark-end text:name="ADDIN CSL_CITATION {&quot;citationItems&quot;: [{&quot;id&quot;: &quot;ITEM-1&quot;, &quot;itemData&quot;: {&quot;DOI&quot;: &quot;10.1111/j.1365-2486.2006.01120.x&quot;, &quot;ISBN&quot;: &quot;1354-1013&quot;, &quot;ISSN&quot;: &quot;13541013&quot;, &quot;abstract&quot;: &quot;The biomass of tropical forests plays an important role in the global carbon cycle, both as a dynamic reservoir of carbon, and as a source of carbon dioxide to the atmosphere in areas undergoing deforestation. However, the absolute magnitude and environmental determinants of tropical forest biomass are still poorly understood. Here, we present a new synthesis and interpolation of the basal area and aboveground live biomass of old-growth lowland tropical forests across South America, based on data from 227 forest plots, many previously unpublished. Forest biomass was analyzed in terms of two uncorrelated factors: basal area and mean wood density. Basal area is strongly affected by local landscape factors, but is relatively invariant at regional scale in moist tropical forests, and declines significantly at the dry periphery of the forest zone. Mean wood density is inversely correlated with forest dynamics, being lower in the dynamic forests of western Amazonia and high in the slow-growing forests of eastern Amazonia. The combination of these two factors results in biomass being highest in the moderately seasonal, slow growing forests of central Amazonia and the Guyanas (up to 350 Mg dry weight ha\u22121) and declining to 200-250 Mg dry weight ha\u22121 at the western, southern and eastern margins. Overall, we estimate the total aboveground live biomass of intact Amazonian rainforests (area 5.76 \u00d7 106 km2 in 2000) to be 93\u00b123 Pg C, taking into account lianas and small trees. Including dead biomass and belowground biomass would increase this value by approximately 10% and 21%, respectively, but the spatial variation of these additional terms still needs to be quantified&quot;, &quot;author&quot;: [{&quot;dropping-particle&quot;: &quot;&quot;, &quot;family&quot;: &quot;Malhi&quot;, &quot;given&quot;: &quot;Yadvinder&quot;, &quot;non-dropping-particle&quot;: &quot;&quot;, &quot;parse-names&quot;: false, &quot;suffix&quot;: &quot;&quot;}, {&quot;dropping-particle&quot;: &quot;&quot;, &quot;family&quot;: &quot;Wood&quot;, &quot;given&quot;: &quot;Daniel&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Cochrane&quot;, &quot;given&quot;: &quot;Thomas&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Chave&quot;, &quot;given&quot;: &quot;Jerome&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Arroyo&quot;, &quot;given&quot;: &quot;Luzmilla&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Killeen&quot;, &quot;given&quot;: &quot;Timothy J.&quot;, &quot;non-dropping-particle&quot;: &quot;&quot;, &quot;parse-names&quot;: false, &quot;suffix&quot;: &quot;&quot;}, {&quot;dropping-particle&quot;: &quot;&quot;, &quot;family&quot;: &quot;Laurance&quot;, &quot;given&quot;: &quot;Susan G.&quot;, &quot;non-dropping-particle&quot;: &quot;&quot;, &quot;parse-names&quot;: false, &quot;suffix&quot;: &quot;&quot;}, {&quot;dropping-particle&quot;: &quot;&quot;, &quot;family&quot;: &quot;Laurance&quot;, &quot;given&quot;: &quot;William F.&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Neill&quot;, &quot;given&quot;: &quot;David A.&quot;, &quot;non-dropping-particle&quot;: &quot;&quot;, &quot;parse-names&quot;: false, &quot;suffix&quot;: &quot;&quot;}, {&quot;dropping-particle&quot;: &quot;&quot;, &quot;family&quot;: &quot;Vargas&quot;, &quot;given&quot;: &quot;Percy N\u00fa\u00f1ez&quot;, &quot;non-dropping-particle&quot;: &quot;&quot;, &quot;parse-names&quot;: false, &quot;suffix&quot;: &quot;&quot;}, {&quot;dropping-particle&quot;: &quot;&quot;, &quot;family&quot;: &quot;Pitman&quot;, &quot;given&quot;: &quot;Nigel C A&quot;, &quot;non-dropping-particle&quot;: &quot;&quot;, &quot;parse-names&quot;: false, &quot;suffix&quot;: &quot;&quot;}, {&quot;dropping-particle&quot;: &quot;&quot;, &quot;family&quot;: &quot;Quesada&quot;, &quot;given&quot;: &quot;Carlos Alberto&quot;, &quot;non-dropping-particle&quot;: &quot;&quot;, &quot;parse-names&quot;: false, &quot;suffix&quot;: &quot;&quot;}, {&quot;dropping-particle&quot;: &quot;&quot;, &quot;family&quot;: &quot;Salom\u00e3o&quot;, &quot;given&quot;: &quot;Rafael&quot;, &quot;non-dropping-particle&quot;: &quot;&quot;, &quot;parse-names&quot;: false, &quot;suffix&quot;: &quot;&quot;}, {&quot;dropping-particle&quot;: &quot;&quot;, &quot;family&quot;: &quot;Silva&quot;, &quot;given&quot;: &quot;Jos\u00e9 Natalino M&quot;, &quot;non-dropping-particle&quot;: &quot;&quot;, &quot;parse-names&quot;: false, &quot;suffix&quot;: &quot;&quot;}, {&quot;dropping-particle&quot;: &quot;&quot;, &quot;family&quot;: &quot;Lezama&quot;, &quot;given&quot;: &quot;Armando Torres&quot;, &quot;non-dropping-particle&quot;: &quot;&quot;, &quot;parse-names&quot;: false, &quot;suffix&quot;: &quot;&quot;}, {&quot;dropping-particle&quot;: &quot;&quot;, &quot;family&quot;: &quot;Terborgh&quot;, &quot;given&quot;: &quot;John&quot;, &quot;non-dropping-particle&quot;: &quot;&quot;, &quot;parse-names&quot;: false, &quot;suffix&quot;: &quot;&quot;}, {&quot;dropping-particle&quot;: &quot;&quot;, &quot;family&quot;: &quot;Mart\u00ednez&quot;, &quot;given&quot;: &quot;Rodolfo V\u00e1squez&quot;, &quot;non-dropping-particle&quot;: &quot;&quot;, &quot;parse-names&quot;: false, &quot;suffix&quot;: &quot;&quot;}, {&quot;dropping-particle&quot;: &quot;&quot;, &quot;family&quot;: &quot;Vinceti&quot;, &quot;given&quot;: &quot;Barbara&quot;, &quot;non-dropping-particle&quot;: &quot;&quot;, &quot;parse-names&quot;: false, &quot;suffix&quot;: &quot;&quot;}], &quot;container-title&quot;: &quot;Global Change Biology&quot;, &quot;id&quot;: &quot;ITEM-1&quot;, &quot;issue&quot;: &quot;7&quot;, &quot;issued&quot;: {&quot;date-parts&quot;: [[&quot;2006&quot;]]}, &quot;page&quot;: &quot;1107-1138&quot;, &quot;title&quot;: &quot;The regional variation of aboveground live biomass in old-growth Amazonian forests&quot;, &quot;type&quot;: &quot;article-journal&quot;, &quot;volume&quot;: &quot;12&quot;}, &quot;uris&quot;: [&quot;http://www.mendeley.com/documents/?uuid=0223ba5b-f33e-4b5f-8b33-996fd97b237a&quot;]}, {&quot;id&quot;: &quot;ITEM-2&quot;, &quot;itemData&quot;: {&quot;DOI&quot;: &quot;10.1080/17550874.2013.798367&quot;, &quot;ISBN&quot;: &quot;1755-0874&quot;, &quot;ISSN&quot;: &quot;1755-0874&quot;, &quot;abstract&quot;: &quot;Background: Terra preta do indio or ?dark earth? soils formed as a result of a long-term addition of organic matter by indigenous peoples in Amazonia. Aims: Here we report on the first study of productivity, allocation and carbon cycling from a terra preta plot in eastern Amazonia (Caxiuan?, Par\u00e1, Brazil), and contrast its dynamics with a nearby plot on infertile soil (ferralsols). Methods: We determined total net primary production (NPP) for fine roots, wood, and canopy and total autotrophic respiration (rhizosphere, wood, and canopy respiration) from two 1-ha plots on contrasting soils. Results: Both gross primary productivity (GPP) (35.68 \u00b1 3.65 vs. 32.08 \u00b1 3.46 Mg C ha?1 year?1) and carbon use efficiency (CUE) (0.44 \u00b1 0.06 vs. 0.42 \u00b1 0.05) were slightly higher at the terra preta plot. Total NPP (15.77 \u00b1 1.13 Mg C ha?1 year?1 vs. 13.57 \u00b1 0.60 Mg C ha?1 year?1) and rates of fine root production (6.41 \u00b1 1.08 vs. 3.68 \u00b1 0.52 Mg C ha?1 year?1) were also greater at the terra preta plot vs. the tower plot. Conclusions: Forests on terra preta soil fix slightly more carbon and allocate slightly more of that carbon towards growth than forests on the infertile plot, which leads to greater total NPP, which was disproportionately allocated to fine roots. However, since increased fine root NPP was partially offset by increased heterotrophic soil respiration, the increased root growth was unlikely to greatly enhance soil carbon stocks in terra preta soils.&quot;, &quot;author&quot;: [{&quot;dropping-particle&quot;: &quot;&quot;, &quot;family&quot;: &quot;Doughty&quot;, &quot;given&quot;: &quot;Christopher E&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Costa&quot;, &quot;given&quot;: &quot;Mauricio C&quot;, &quot;non-dropping-particle&quot;: &quot;da&quot;, &quot;parse-names&quot;: false, &quot;suffix&quot;: &quot;&quot;}, {&quot;dropping-particle&quot;: &quot;&quot;, &quot;family&quot;: &quot;Oliveira&quot;, &quot;given&quot;: &quot;Alex a R&quot;, &quot;non-dropping-particle&quot;: &quot;de&quot;, &quot;parse-names&quot;: false, &quot;suffix&quot;: &quot;&quot;}, {&quot;dropping-particle&quot;: &quot;&quot;, &quot;family&quot;: &quot;Neto&quot;, &quot;given&quot;: &quot;G F C&quot;, &quot;non-dropping-particle&quot;: &quot;&quot;, &quot;parse-names&quot;: false, &quot;suffix&quot;: &quot;&quot;}, {&quot;dropping-particle&quot;: &quot;&quot;, &quot;family&quot;: &quot;Silva&quot;, &quot;given&quot;: &quot;Jo\u00e3o a&quot;, &quot;non-dropping-particle&quot;: &quot;&quot;, &quot;parse-names&quot;: false, &quot;suffix&quot;: &quot;&quot;}, {&quot;dropping-particle&quot;: &quot;&quot;, &quot;family&quot;: &quot;Arag\u00e3o&quot;, &quot;given&quot;: &quot;Luiz E O C&quot;, &quot;non-dropping-particle&quot;: &quot;&quot;, &quot;parse-names&quot;: false, &quot;suffix&quot;: &quot;&quot;}, {&quot;dropping-particle&quot;: &quot;&quot;, &quot;family&quot;: &quot;Almeida&quot;, &quot;given&quot;: &quot;Samuel S&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Girardin&quot;, &quot;given&quot;: &quot;Cecile a J&quot;, &quot;non-dropping-particle&quot;: &quot;&quot;, &quot;parse-names&quot;: false, &quot;suffix&quot;: &quot;&quot;}, {&quot;dropping-particle&quot;: &quot;&quot;, &quot;family&quot;: &quot;Halladay&quot;, &quot;given&quot;: &quot;Kate&quot;, &quot;non-dropping-particle&quot;: &quot;&quot;, &quot;parse-names&quot;: false, &quot;suffix&quot;: &quot;&quot;}, {&quot;dropping-particle&quot;: &quot;&quot;, &quot;family&quot;: &quot;Costa&quot;, &quot;given&quot;: &quot;Anthonio C L&quot;, &quot;non-dropping-particle&quot;: &quot;da&quot;, &quot;parse-names&quot;: false, &quot;suffix&quot;: &quot;&quot;}, {&quot;dropping-particle&quot;: &quot;&quot;, &quot;family&quot;: &quot;Malhi&quot;, &quot;given&quot;: &quot;Yadvinder&quot;, &quot;non-dropping-particle&quot;: &quot;&quot;, &quot;parse-names&quot;: false, &quot;suffix&quot;: &quot;&quot;}], &quot;container-title&quot;: &quot;Plant Ecology &amp; Diversity&quot;, &quot;id&quot;: &quot;ITEM-2&quot;, &quot;issue&quot;: &quot;1-2&quot;, &quot;issued&quot;: {&quot;date-parts&quot;: [[&quot;2013&quot;]]}, &quot;page&quot;: &quot;41-53&quot;, &quot;title&quot;: &quot;The production, allocation and cycling of carbon in a forest on fertile terra preta soil in eastern Amazonia compared with a forest on adjacent infertile soil&quot;, &quot;type&quot;: &quot;article-journal&quot;, &quot;volume&quot;: &quot;7&quot;}, &quot;uris&quot;: [&quot;http://www.mendeley.com/documents/?uuid=da4517f1-73af-4295-b330-b3b3c39cba93&quot;]}, {&quot;id&quot;: &quot;ITEM-3&quot;, &quot;itemData&quot;: {&quot;DOI&quot;: &quot;10.1111/j.1365-2486.2008.01780.x&quot;, &quot;ISBN&quot;: &quot;1354-1013&quot;, &quot;ISSN&quot;: &quot;13541013&quot;, &quot;abstract&quot;: &quot;The allocation and cycling of carbon (C) within forests is an important component of the biospheric C cycle, but is particularly understudied within tropical forests. We synthesise reported and unpublished results from three lowland rainforest sites in Amazonia (in the regions of Manaus, Tapajo's and Caxiuana~), all major sites of the Large-Scale Biosphere- Atmosphere Programme (LBA). We attempt a comprehensive synthesis of the C stocks, nutrient status and, particularly, the allocation and internal C dynamics of all three sites. The calculated net primary productivities (NPP) are 10.1 1.4MgCha1 yr1 (Manaus), 14.4 1.3MgCha1 yr1 (Tapajo's) and 10.0 1.2MgCha1 yr1 (Caxiuana~). All errors bars report standard errors. Soil and leaf nutrient analyses indicate that Tapajo's has significantly more plant-available phosphorus and calcium. Autotrophic respiration at all three sites (14.9-21.4MgCha yr1) is more challenging to measure, with the largest component and greatest source of uncertainty being leaf dark respiration. Comparison of measured soil respiration with that predicted from C cycling measurements provides an independent constraint. It shows general good agreement at all three sites, with perhaps some evidence for measured soil respiration being less than expected. Twenty to thirty percent of fixed C is allocated belowground. Comparison of gross primary productivity (GPP), derived from ecosystem flux measurements with that derived from component studies (NPP plus autotrophic respiration) provides an additional crosscheck. The two approaches are in good agreement, giving increased confidence in both approaches to estimating GPP. The ecosystem carbon-use efficiency (CUEs), the ratio of NPP to GPP, is similar at Manaus (0.34 0.10) and Caxiuana~ (0.32 0.07), butmay be higher at Tapajo's (0.49 0.16), although the difference is not significant. Old growth or infertile tropical forests may have low CUE compared with recently disturbed and/or fertile forests&quot;, &quot;author&quot;: [{&quot;dropping-particle&quot;: &quot;&quot;, &quot;family&quot;: &quot;Malhi&quot;, &quot;given&quot;: &quot;Yadvinder&quot;, &quot;non-dropping-particle&quot;: &quot;&quot;, &quot;parse-names&quot;: false, &quot;suffix&quot;: &quot;&quot;}, {&quot;dropping-particle&quot;: &quot;&quot;, &quot;family&quot;: &quot;Arag\u00e3o&quot;, &quot;given&quot;: &quot;Luiz Eduardo O C&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Paiva&quot;, &quot;given&quot;: &quot;Romild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Anderson&quot;, &quot;given&quot;: &quot;Liana&quot;, &quot;non-dropping-particle&quot;: &quot;&quot;, &quot;parse-names&quot;: false, &quot;suffix&quot;: &quot;&quot;}, {&quot;dropping-particle&quot;: &quot;&quot;, &quot;family&quot;: &quot;Brando&quot;, &quot;given&quot;: &quot;Paulo&quot;, &quot;non-dropping-particle&quot;: &quot;&quot;, &quot;parse-names&quot;: false, &quot;suffix&quot;: &quot;&quot;}, {&quot;dropping-particle&quot;: &quot;&quot;, &quot;family&quot;: &quot;Chambers&quot;, &quot;given&quot;: &quot;Jeffrey Q.&quot;, &quot;non-dropping-particle&quot;: &quot;&quot;, &quot;parse-names&quot;: false, &quot;suffix&quot;: &quot;&quot;}, {&quot;dropping-particle&quot;: &quot;&quot;, &quot;family&quot;: &quot;Costa&quot;, &quot;given&quot;: &quot;Antonio C L&quot;, &quot;non-dropping-particle&quot;: &quot;da&quot;, &quot;parse-names&quot;: false, &quot;suffix&quot;: &quot;&quot;}, {&quot;dropping-particle&quot;: &quot;&quot;, &quot;family&quot;: &quot;Hutyra&quot;, &quot;given&quot;: &quot;Lucy R.&quot;, &quot;non-dropping-particle&quot;: &quot;&quot;, &quot;parse-names&quot;: false, &quot;suffix&quot;: &quot;&quot;}, {&quot;dropping-particle&quot;: &quot;&quot;, &quot;family&quot;: &quot;Oliveira&quot;, &quot;given&quot;: &quot;Paulo&quot;, &quot;non-dropping-particle&quot;: &quot;&quot;, &quot;parse-names&quot;: false, &quot;suffix&quot;: &quot;&quot;}, {&quot;dropping-particle&quot;: &quot;&quot;, &quot;family&quot;: &quot;Pati\u00f1o&quot;, &quot;given&quot;: &quot;Sandra&quot;, &quot;non-dropping-particle&quot;: &quot;&quot;, &quot;parse-names&quot;: false, &quot;suffix&quot;: &quot;&quot;}, {&quot;dropping-particle&quot;: &quot;&quot;, &quot;family&quot;: &quot;Pyle&quot;, &quot;given&quot;: &quot;Elizabeth H.&quot;, &quot;non-dropping-particle&quot;: &quot;&quot;, &quot;parse-names&quot;: false, &quot;suffix&quot;: &quot;&quot;}, {&quot;dropping-particle&quot;: &quot;&quot;, &quot;family&quot;: &quot;Robertson&quot;, &quot;given&quot;: &quot;Amanda L.&quot;, &quot;non-dropping-particle&quot;: &quot;&quot;, &quot;parse-names&quot;: false, &quot;suffix&quot;: &quot;&quot;}, {&quot;dropping-particle&quot;: &quot;&quot;, &quot;family&quot;: &quot;Teixeira&quot;, &quot;given&quot;: &quot;Lilliane M.&quot;, &quot;non-dropping-particle&quot;: &quot;&quot;, &quot;parse-names&quot;: false, &quot;suffix&quot;: &quot;&quot;}], &quot;container-title&quot;: &quot;Global Change Biology&quot;, &quot;id&quot;: &quot;ITEM-3&quot;, &quot;issued&quot;: {&quot;date-parts&quot;: [[&quot;2009&quot;]]}, &quot;note&quot;: &quot;In this paper, we synthesise results on the C stocks, nutrient stocks and particularly the internal C allocation in forests close to three major LBA eddy covariance flux towers in the regions of Manaus, Tapa- jo\n\u00b4s and Caxiuana.\n\nThis paper reviews and interprets data available from various LBA studies, and thereafter provides a synthesis of the results. This&quot;, &quot;page&quot;: &quot;1255-1274&quot;, &quot;title&quot;: &quot;Comprehensive assessment of carbon productivity, allocation and storage in three Amazonian forests&quot;, &quot;type&quot;: &quot;article-journal&quot;, &quot;volume&quot;: &quot;15&quot;}, &quot;uris&quot;: [&quot;http://www.mendeley.com/documents/?uuid=6e952122-1acf-41ea-a2f9-5ff804f21ee8&quot;]}, {&quot;id&quot;: &quot;ITEM-4&quot;, &quot;itemData&quot;: {&quot;DOI&quot;: &quot;DOI 10.1046/j.1365-2486.2001.00426.x&quot;, &quot;ISBN&quot;: &quot;1354-1013&quot;, &quot;ISSN&quot;: &quot;13541013&quot;, &quot;PMID&quot;: &quot;2365336&quot;, &quot;abstract&quot;: &quot;The amount of carbon released to the atmosphere as a result of deforestation is determined, in part, by the amount of carbon held in the biomass of the forests converted to other uses. Uncertainty in forest biomass is responsible for much of the uncertainty in current estimates of the flux of carbon from land-use change. In the present contribution several estimates of forest biomass are compared for the Brazilian Amazon, based on spatial interpolations of direct measurements, relationships to climatic variables, and remote sensing data. Three questions were posed: First, do the methods yield similar estimates? Second, do they yield similar spatial patterns of distribution of biomass? And, third, what factors need most attention if we are to predict more accurately the distribution of forest biomass over large areas? The answer to the first two questions is that estimates of biomass for Brazil's Amazonian forests (including dead and belowground biomass) vary by more than a factor of two, from a low of 39 PgC to a high of 93 PgC. Furthermore, the estimates disagree as to the regions of high and low biomass. The lack of agreement among estimates confirms the need for reliable determination of aboveground biomass over large areas. Potential methods include direct measurement of biomass through forest inventories with improved allometric regression equations, dynamic modelling of forest recovery following observed stand-replacing disturbances, and estimation of aboveground biomass from airborne or satellite-based instruments sensitive to the vertical structure plant canopies.&quot;, &quot;author&quot;: [{&quot;dropping-particle&quot;: &quot;&quot;, &quot;family&quot;: &quot;Houghton&quot;, &quot;given&quot;: &quot;R a&quot;, &quot;non-dropping-particle&quot;: &quot;&quot;, &quot;parse-names&quot;: false, &quot;suffix&quot;: &quot;&quot;}, {&quot;dropping-particle&quot;: &quot;&quot;, &quot;family&quot;: &quot;Lawrence&quot;, &quot;given&quot;: &quot;K T&quot;, &quot;non-dropping-particle&quot;: &quot;&quot;, &quot;parse-names&quot;: false, &quot;suffix&quot;: &quot;&quot;}, {&quot;dropping-particle&quot;: &quot;&quot;, &quot;family&quot;: &quot;Hackler&quot;, &quot;given&quot;: &quot;J L&quot;, &quot;non-dropping-particle&quot;: &quot;&quot;, &quot;parse-names&quot;: false, &quot;suffix&quot;: &quot;&quot;}, {&quot;dropping-particle&quot;: &quot;&quot;, &quot;family&quot;: &quot;Brown&quot;, &quot;given&quot;: &quot;S&quot;, &quot;non-dropping-particle&quot;: &quot;&quot;, &quot;parse-names&quot;: false, &quot;suffix&quot;: &quot;&quot;}], &quot;container-title&quot;: &quot;Global Change Biology&quot;, &quot;id&quot;: &quot;ITEM-4&quot;, &quot;issue&quot;: &quot;7&quot;, &quot;issued&quot;: {&quot;date-parts&quot;: [[&quot;2001&quot;]]}, &quot;page&quot;: &quot;731-746&quot;, &quot;title&quot;: &quot;The spatial distribution of forest biomass in the Brazilian Amazon: a comparison of estimates&quot;, &quot;type&quot;: &quot;article-journal&quot;, &quot;volume&quot;: &quot;7&quot;}, &quot;uris&quot;: [&quot;http://www.mendeley.com/documents/?uuid=85aa7499-6ccb-422e-8095-846129227590&quot;]}, {&quot;id&quot;: &quot;ITEM-5&quot;, &quot;itemData&quot;: {&quot;DOI&quot;: &quot;10.2307/3060895&quot;, &quot;ISBN&quot;: &quot;1051-0761&quot;, &quot;ISSN&quot;: &quot;1051-0761&quot;, &quot;abstract&quot;: &quot;Information on net primary production in tropical forests is needed for the development of realistic global carbon budgets, for projecting how these ecosystems will be affected by climatic and atmospheric changes, and for evaluating eddy covariance measurements of tropical forest carbon flux. However, a review of the database commonly used to address these issues shows that it has serious flaws. In this paper we synthesize the data in the primary literature on NPP in old-growth tropical forests to produce a consistent data set on NPP for these forests. Studies in this biome have addressed only a few NPP components, all aboveground. Given the limited scope of the direct field measurements, we sought relationships in the existing data that allow estimation of unmeasured aspects of production from those that are more easily assessed. We found a predictive relationship between annual litterfall and aboveground biomass increment. For 39 diverse tropical forest sites, we then developed consistent, documented estimates of the upper and lower bounds around total NPP to serve as benchmarks for calibrating and validating biogeochemical models with respect to this biome. We developed these estimates based on existing field measurements, current understanding of aboveground consumption and biogenic volatile organic carbon emissions, and our judgment that belowground production is bounded by the range 0.2-1.2 x ANPP (aboveground NPP). Across this broad spectrum of tropical forests (dry to wet, lowland to montane, nutrient-rich to nutrient-poor soils), our estimates of lower and upper bounds on total NPP range from 1.7 to 11.8 Mg C.ha(-1).yr(-1) (lower bounds) and from 3.1 to 21.7 Mg C.ha(-1).yr(-1) (upper bounds). We also showed that two relationships that have been used for estimating NPP (the Bray-Gorham relationship based on leaf litterfall and the Miami model based on temperature or precipitation) are not valid for the tropical forest biome.&quot;, &quot;author&quot;: [{&quot;dropping-particle&quot;: &quot;&quot;, &quot;family&quot;: &quot;Clark&quot;, &quot;given&quot;: &quot;D a&quot;, &quot;non-dropping-particle&quot;: &quot;&quot;, &quot;parse-names&quot;: false, &quot;suffix&quot;: &quot;&quot;}, {&quot;dropping-particle&quot;: &quot;&quot;, &quot;family&quot;: &quot;Brown&quot;, &quot;given&quot;: &quot;S&quot;, &quot;non-dropping-particle&quot;: &quot;&quot;, &quot;parse-names&quot;: false, &quot;suffix&quot;: &quot;&quot;}, {&quot;dropping-particle&quot;: &quot;&quot;, &quot;family&quot;: &quot;Kicklighter&quot;, &quot;given&quot;: &quot;D W&quot;, &quot;non-dropping-particle&quot;: &quot;&quot;, &quot;parse-names&quot;: false, &quot;suffix&quot;: &quot;&quot;}, {&quot;dropping-particle&quot;: &quot;&quot;, &quot;family&quot;: &quot;Chambers&quot;, &quot;given&quot;: &quot;J Q&quot;, &quot;non-dropping-particle&quot;: &quot;&quot;, &quot;parse-names&quot;: false, &quot;suffix&quot;: &quot;&quot;}, {&quot;dropping-particle&quot;: &quot;&quot;, &quot;family&quot;: &quot;Thomlinson&quot;, &quot;given&quot;: &quot;J R&quot;, &quot;non-dropping-particle&quot;: &quot;&quot;, &quot;parse-names&quot;: false, &quot;suffix&quot;: &quot;&quot;}, {&quot;dropping-particle&quot;: &quot;&quot;, &quot;family&quot;: &quot;Ni&quot;, &quot;given&quot;: &quot;J&quot;, &quot;non-dropping-particle&quot;: &quot;&quot;, &quot;parse-names&quot;: false, &quot;suffix&quot;: &quot;&quot;}, {&quot;dropping-particle&quot;: &quot;&quot;, &quot;family&quot;: &quot;Holland&quot;, &quot;given&quot;: &quot;E a&quot;, &quot;non-dropping-particle&quot;: &quot;&quot;, &quot;parse-names&quot;: false, &quot;suffix&quot;: &quot;&quot;}], &quot;container-title&quot;: &quot;Ecological Applications&quot;, &quot;id&quot;: &quot;ITEM-5&quot;, &quot;issue&quot;: &quot;2&quot;, &quot;issued&quot;: {&quot;date-parts&quot;: [[&quot;2001&quot;]]}, &quot;page&quot;: &quot;371-384&quot;, &quot;title&quot;: &quot;Net primary production in tropical forests: An evaluation and synthesis of existing field data&quot;, &quot;type&quot;: &quot;article-journal&quot;, &quot;volume&quot;: &quot;11&quot;}, &quot;uris&quot;: [&quot;http://www.mendeley.com/documents/?uuid=ae684be1-68bf-41bc-a24e-04415b4cf5c7&quot;]}], &quot;mendeley&quot;: {&quot;formattedCitation&quot;: &quot;(CLARK et al., 2001; DOUGHTY et al., 2013; HOUGHTON et al., 2001; MALHI et al., 2006, 2009)&quot;, &quot;plainTextFormattedCitation&quot;: &quot;(CLARK et al., 2001; DOUGHTY et al., 2013; HOUGHTON et al., 2001; MALHI et al., 2006, 2009)&quot;}, &quot;properties&quot;: {&quot;noteIndex&quot;: 0}, &quot;schema&quot;: &quot;https://github.com/citation-style-language/schema/raw/master/csl-citation.json&quot;} RNDphxkUl32Q3"/><text:span text:style-name="T132">⁠</text:span> at different points along the Amazon basin (Figure SXXX). The measurement of <text:soft-page-break/>carbon stock on plots that are located in the same region were averaged (Table SXXX). When the reference study used the biomass estimation we considered that <text:span text:style-name="T421">the percentage of </text:span><text:span text:style-name="T422">carbon on live biomass is equal to 47.5% </text:span><text:span text:style-name="T166">(THOMAS; MARTIN, 2012)</text:span><text:span text:style-name="T422">⁠.</text:span></text:p>
      <text:p text:style-name="P46"><text:span text:style-name="T435"><text:s/></text:span><text:span text:style-name="T434">A climatic variable change scenario: the first CAETÊ case study</text:span></text:p>
      <text:p text:style-name="P56"><text:span text:style-name="T216"><text:tab/></text:span><text:span text:style-name="T217">As a case study, we applied a reduction of 50% on precipitation </text:span><text:span text:style-name="T231">for the whole Amazon basin</text:span><text:span text:style-name="T217">. This intense scenario of drought was performed in order to understand the overall model’s sensitivity and, mainly, to understand if the responses </text:span><text:span text:style-name="T218">concerning to carbon storage </text:span><text:span text:style-name="T217">against the reduced precipitation of the two versions of the model (PFT and trait-based) differ. In other words, we were interested in undestand if a community with higher functional diversity (trait-based version) compared to a community with low functional diversity (PFT version) respond differently to a drier climate </text:span><text:span text:style-name="T218">in its ability to store carbon</text:span><text:span text:style-name="T217">.</text:span></text:p>
      <text:p text:style-name="P49"><text:span text:style-name="T195"><text:tab/></text:span><text:span text:style-name="T196">Furthermore, using the trait-based version we were able to explore the impacts of the drought scenario on functional diversity </text:span><text:span text:style-name="T203">and</text:span><text:span text:style-name="T196">. This is the first time that a trait-based model is used to understand the impacts of a climatic variable change on </text:span><text:span text:style-name="T202">the different facets of </text:span><text:span text:style-name="T196">functional diversity </text:span><text:span text:style-name="T202">and on functional structure</text:span><text:span text:style-name="T196"> </text:span><text:span text:style-name="T202">of Amazon forest.</text:span> <text:span text:style-name="T213">Regarding to functional diversity, f</text:span><text:span text:style-name="T210">or the single-trait framework we compared the TPDs </text:span><text:span text:style-name="T211">generated by the two climatic conditions: regular climate and reduced precipitation. </text:span><text:span text:style-name="T214">For this the dissimilarities between the two TPDs </text:span><text:span text:style-name="T215">were computed,</text:span><text:span text:style-name="T381">in other words, </text:span><text:span text:style-name="T386">we calculated</text:span><text:span text:style-name="T381"> <text:s/>the overlap degree of the </text:span><text:span text:style-name="T382">two</text:span><text:span text:style-name="T381"> distributions </text:span><text:span text:style-name="T385">what gave us a dissimilarity index that can vary from 0 (total similar) to 1</text:span><text:span text:style-name="T381"> </text:span><text:bookmark-start text:name="__UnoMark__38111_985845779"/><text:span text:style-name="T381">(</text:span><text:span text:style-name="T385">completely different; </text:span><text:span text:style-name="T381">CARMONA et al., 2016)</text:span><text:bookmark-end text:name="__UnoMark__38111_985845779"/><text:span text:style-name="T381">⁠. </text:span><text:span text:style-name="T382">We </text:span><text:span text:style-name="T386">also </text:span><text:span text:style-name="T382">compared </text:span><text:span text:style-name="T384">how the three</text:span><text:span text:style-name="T382"> facets </text:span><text:span text:style-name="T384">of functional diversity afore mentioned change</text:span><text:span text:style-name="T386">d</text:span><text:span text:style-name="T382"> after </text:span><text:span text:style-name="T384">the applied </text:span><text:span text:style-name="T382">disturbance.</text:span><text:span text:style-name="T212"> </text:span></text:p>
      <text:p text:style-name="P50"><text:span text:style-name="T391"><text:tab/>For the multi-trait framework t</text:span><text:span text:style-name="T390">wo hypervolumes were constructed: one with regular climate and other with reduced precipitation. After the </text:span><text:span text:style-name="T392">performing the </text:span><text:span text:style-name="T390">PCA </text:span><text:span text:style-name="T392">(a previous </text:span><text:soft-page-break/><text:span text:style-name="T392">necessary step explained in </text:span><text:span text:style-name="T394">the previous </text:span><text:span text:style-name="T392">section</text:span><text:span text:style-name="T394">)</text:span><text:span text:style-name="T390"> the hypervolumes were delineated using the factor scores of the three first principal components (PCs) since they were able to explain more than 98% of the variance. </text:span><text:span text:style-name="T394">Whereas that</text:span><text:span text:style-name="T418"> one of the interest </text:span><text:span text:style-name="T420">was</text:span><text:span text:style-name="T418"> to assess how the reduction in precipitation can change the functional diversity in a multi-trait framework, the PCA need</text:span><text:span text:style-name="T419">ed</text:span><text:span text:style-name="T418"> to be calculated with the two climatic conditions together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k8YAzFlbbT"/><text:span text:style-name="T161">(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k8YAzFlbbT"/><text:span text:style-name="T418">⁠; </text:span><text:span text:style-name="T419">after, separate hypervolumes was calculated from the factor scores corresponding to each climatic condition dataset. </text:span><text:span text:style-name="T383">After constructing the two hypervolumes we were able to compare them. The </text:span><text:span text:style-name="T386">R </text:span><text:span text:style-name="T383">package </text:span><text:span text:style-name="T386">used</text:span><text:span text:style-name="T383"> enables to compare hypervolumes through three metrics: (i) overlap; (ii) centroid distance and (iii) similarity index (e.g. Jaccard). These three metrics together can gives us an idea of how the functional profile of the community </text:span><text:span text:style-name="T386">is </text:span><text:span text:style-name="T383">impacted by a drier climate.</text:span></text:p>
      <text:p text:style-name="P24"><text:s/>functional<office:annotation><dc:creator>Bianca Rius</dc:creator><dc:date>2020-01-09T16:37:25.009139272</dc:date><loext:sender-initials>BR</loext:sender-initials><text:p text:style-name="P108"><text:span text:style-name="T465">Ainda preciso colocar como analisamos a estrutura funcional, mas antes vou precisar entender aquelas métricas que te falei em reunião</text:span></text:p></office:annotation> structur<text:span text:style-name="T463">e</text:span></text:p>
      <text:p text:style-name="P5"><text:span text:style-name="T2">3. </text:span><text:span text:style-name="T1">Results</text:span></text:p>
      <text:p text:style-name="P6"><text:span text:style-name="T261">3.2. Exploring </text:span><text:span text:style-name="T260">CAETÊ performance</text:span></text:p>
      <text:p text:style-name="P6"><text:span text:style-name="T264"><text:tab/></text:span><text:span text:style-name="T262">3.2.1. </text:span><text:span text:style-name="T260">Biogeochemical </text:span><text:span text:style-name="T262">variables</text:span></text:p>
      <text:p text:style-name="P7"><text:span text:style-name="T262"><text:tab/></text:span><text:span text:style-name="T268">Since the focus of this study was on vegetation carbon stock only this biogeochemical variable is </text:span><text:span text:style-name="T270">explored </text:span><text:span text:style-name="T269">in this section. </text:span><office:annotation office:name="__Annotation__7037_1597989124"><dc:creator>Bianca Rius</dc:creator><dc:date>2020-01-08T22:12:33.366664425</dc:date><loext:sender-initials>BR</loext:sender-initials><text:p text:style-name="P108"><text:span text:style-name="T465">Ainda não foi feito</text:span></text:p></office:annotation><text:span text:style-name="T269">The results for NPP </text:span><text:span text:style-name="T303">and</text:span><text:span text:style-name="T269"> GPP </text:span><text:span text:style-name="T320">are </text:span><text:span text:style-name="T323">discussed</text:span><text:span text:style-name="T320"> in Appendix (XXXXX) .</text:span><office:annotation-end office:name="__Annotation__7037_1597989124"/></text:p>
      <text:p text:style-name="P8"><text:span text:style-name="T320"><text:tab/></text:span><office:annotation office:name="__Annotation__50169_1389602585"><dc:creator>Bianca Rius</dc:creator><dc:date>2020-01-13T17:31:39.925929119</dc:date><loext:sender-initials>BR</loext:sender-initials><text:p text:style-name="P108"><text:span text:style-name="T465">Ver o que você anotou no caderno que o David falou</text:span></text:p></office:annotation><text:span text:style-name="T323">Both versions of the model show a</text:span><text:span text:style-name="T324">n increasing</text:span><text:span text:style-name="T323"> carbon stock gradient e</text:span><text:span text:style-name="T329">a</text:span><text:span text:style-name="T323">st </text:span><text:span text:style-name="T324">to </text:span><text:span text:style-name="T329">w</text:span><text:span text:style-name="T323">est </text:span><text:span text:style-name="T324">(Fig. SXXX)</text:span><text:span text:style-name="T323">. </text:span><text:span text:style-name="T324">However, previous literature claim for a </text:span><text:span text:style-name="T328">no</text:span><office:annotation-end office:name="__Annotation__50169_1389602585"/><text:span text:style-name="T328">rth-east to south-west gradient </text:span><text:span text:style-name="T324">decreasing gradient </text:span><text:reference-mark-start text:name="ADDIN CSL_CITATION {&quot;citationItems&quot;: [{&quot;id&quot;: &quot;ITEM-1&quot;, &quot;itemData&quot;: {&quot;DOI&quot;: &quot;10.1111/j.1365-2486.2006.01120.x&quot;, &quot;ISBN&quot;: &quot;1354-1013&quot;, &quot;ISSN&quot;: &quot;13541013&quot;, &quot;abstract&quot;: &quot;The biomass of tropical forests plays an important role in the global carbon cycle, both as a dynamic reservoir of carbon, and as a source of carbon dioxide to the atmosphere in areas undergoing deforestation. However, the absolute magnitude and environmental determinants of tropical forest biomass are still poorly understood. Here, we present a new synthesis and interpolation of the basal area and aboveground live biomass of old-growth lowland tropical forests across South America, based on data from 227 forest plots, many previously unpublished. Forest biomass was analyzed in terms of two uncorrelated factors: basal area and mean wood density. Basal area is strongly affected by local landscape factors, but is relatively invariant at regional scale in moist tropical forests, and declines significantly at the dry periphery of the forest zone. Mean wood density is inversely correlated with forest dynamics, being lower in the dynamic forests of western Amazonia and high in the slow-growing forests of eastern Amazonia. The combination of these two factors results in biomass being highest in the moderately seasonal, slow growing forests of central Amazonia and the Guyanas (up to 350 Mg dry weight ha\u22121) and declining to 200-250 Mg dry weight ha\u22121 at the western, southern and eastern margins. Overall, we estimate the total aboveground live biomass of intact Amazonian rainforests (area 5.76 \u00d7 106 km2 in 2000) to be 93\u00b123 Pg C, taking into account lianas and small trees. Including dead biomass and belowground biomass would increase this value by approximately 10% and 21%, respectively, but the spatial variation of these additional terms still needs to be quantified&quot;, &quot;author&quot;: [{&quot;dropping-particle&quot;: &quot;&quot;, &quot;family&quot;: &quot;Malhi&quot;, &quot;given&quot;: &quot;Yadvinder&quot;, &quot;non-dropping-particle&quot;: &quot;&quot;, &quot;parse-names&quot;: false, &quot;suffix&quot;: &quot;&quot;}, {&quot;dropping-particle&quot;: &quot;&quot;, &quot;family&quot;: &quot;Wood&quot;, &quot;given&quot;: &quot;Daniel&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Cochrane&quot;, &quot;given&quot;: &quot;Thomas&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Chave&quot;, &quot;given&quot;: &quot;Jerome&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Arroyo&quot;, &quot;given&quot;: &quot;Luzmilla&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Killeen&quot;, &quot;given&quot;: &quot;Timothy J.&quot;, &quot;non-dropping-particle&quot;: &quot;&quot;, &quot;parse-names&quot;: false, &quot;suffix&quot;: &quot;&quot;}, {&quot;dropping-particle&quot;: &quot;&quot;, &quot;family&quot;: &quot;Laurance&quot;, &quot;given&quot;: &quot;Susan G.&quot;, &quot;non-dropping-particle&quot;: &quot;&quot;, &quot;parse-names&quot;: false, &quot;suffix&quot;: &quot;&quot;}, {&quot;dropping-particle&quot;: &quot;&quot;, &quot;family&quot;: &quot;Laurance&quot;, &quot;given&quot;: &quot;William F.&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Neill&quot;, &quot;given&quot;: &quot;David A.&quot;, &quot;non-dropping-particle&quot;: &quot;&quot;, &quot;parse-names&quot;: false, &quot;suffix&quot;: &quot;&quot;}, {&quot;dropping-particle&quot;: &quot;&quot;, &quot;family&quot;: &quot;Vargas&quot;, &quot;given&quot;: &quot;Percy N\u00fa\u00f1ez&quot;, &quot;non-dropping-particle&quot;: &quot;&quot;, &quot;parse-names&quot;: false, &quot;suffix&quot;: &quot;&quot;}, {&quot;dropping-particle&quot;: &quot;&quot;, &quot;family&quot;: &quot;Pitman&quot;, &quot;given&quot;: &quot;Nigel C A&quot;, &quot;non-dropping-particle&quot;: &quot;&quot;, &quot;parse-names&quot;: false, &quot;suffix&quot;: &quot;&quot;}, {&quot;dropping-particle&quot;: &quot;&quot;, &quot;family&quot;: &quot;Quesada&quot;, &quot;given&quot;: &quot;Carlos Alberto&quot;, &quot;non-dropping-particle&quot;: &quot;&quot;, &quot;parse-names&quot;: false, &quot;suffix&quot;: &quot;&quot;}, {&quot;dropping-particle&quot;: &quot;&quot;, &quot;family&quot;: &quot;Salom\u00e3o&quot;, &quot;given&quot;: &quot;Rafael&quot;, &quot;non-dropping-particle&quot;: &quot;&quot;, &quot;parse-names&quot;: false, &quot;suffix&quot;: &quot;&quot;}, {&quot;dropping-particle&quot;: &quot;&quot;, &quot;family&quot;: &quot;Silva&quot;, &quot;given&quot;: &quot;Jos\u00e9 Natalino M&quot;, &quot;non-dropping-particle&quot;: &quot;&quot;, &quot;parse-names&quot;: false, &quot;suffix&quot;: &quot;&quot;}, {&quot;dropping-particle&quot;: &quot;&quot;, &quot;family&quot;: &quot;Lezama&quot;, &quot;given&quot;: &quot;Armando Torres&quot;, &quot;non-dropping-particle&quot;: &quot;&quot;, &quot;parse-names&quot;: false, &quot;suffix&quot;: &quot;&quot;}, {&quot;dropping-particle&quot;: &quot;&quot;, &quot;family&quot;: &quot;Terborgh&quot;, &quot;given&quot;: &quot;John&quot;, &quot;non-dropping-particle&quot;: &quot;&quot;, &quot;parse-names&quot;: false, &quot;suffix&quot;: &quot;&quot;}, {&quot;dropping-particle&quot;: &quot;&quot;, &quot;family&quot;: &quot;Mart\u00ednez&quot;, &quot;given&quot;: &quot;Rodolfo V\u00e1squez&quot;, &quot;non-dropping-particle&quot;: &quot;&quot;, &quot;parse-names&quot;: false, &quot;suffix&quot;: &quot;&quot;}, {&quot;dropping-particle&quot;: &quot;&quot;, &quot;family&quot;: &quot;Vinceti&quot;, &quot;given&quot;: &quot;Barbara&quot;, &quot;non-dropping-particle&quot;: &quot;&quot;, &quot;parse-names&quot;: false, &quot;suffix&quot;: &quot;&quot;}], &quot;container-title&quot;: &quot;Global Change Biology&quot;, &quot;id&quot;: &quot;ITEM-1&quot;, &quot;issue&quot;: &quot;7&quot;, &quot;issued&quot;: {&quot;date-parts&quot;: [[&quot;2006&quot;]]}, &quot;page&quot;: &quot;1107-1138&quot;, &quot;title&quot;: &quot;The regional variation of aboveground live biomass in old-growth Amazonian forests&quot;, &quot;type&quot;: &quot;article-journal&quot;, &quot;volume&quot;: &quot;12&quot;}, &quot;uris&quot;: [&quot;http://www.mendeley.com/documents/?uuid=0223ba5b-f33e-4b5f-8b33-996fd97b237a&quot;]}, {&quot;id&quot;: &quot;ITEM-2&quot;, &quot;itemData&quot;: {&quot;DOI&quot;: &quot;10.5194/bg-9-2203-2012&quot;, &quot;ISBN&quot;: &quot;1726-4189&quot;, &quot;ISSN&quot;: &quot;17264170&quot;, &quot;PMID&quot;: &quot;15122120818225461829&quot;, &quot;abstract&quot;: &quot;Forest structure and dynamics vary across the Amazon Basin in an east-west gradient coincident with variations in soil fertility and geology. This has resulted in the hypothesis that soil fertility may play an important role in explaining Basin-wide variations in forest biomass, growth and stem turnover rates. \\r\\n\\r\\nSoil samples were collected in a total of 59 different forest plots across the Amazon Basin and analysed for exchangeable cations, carbon, nitrogen and pH, with several phosphorus fractions of likely different plant availability also quantified. Physical properties were additionally examined and an index of soil physical quality developed. Bivariate relationships of soil and climatic properties with above-ground wood productivity, stand-level tree turnover rates, above-ground wood biomass and wood density were first examined with multivariate regression models then applied. Both forms of analysis were undertaken with and without considerations regarding the underlying spatial structure of the dataset. \\r\\n\\r\\nDespite the presence of autocorrelated spatial structures complicating many analyses, forest structure and dynamics were found to be strongly and quantitatively related to edaphic as well as climatic conditions. Basin-wide differences in stand-level turnover rates are mostly influenced by soil physical properties with variations in rates of coarse wood production mostly related to soil phosphorus status. Total soil P was a better predictor of wood production rates than any of the fractionated organic- or inorganic-P pools. This suggests that it is not only the immediately available P forms, but probably the entire soil phosphorus pool that is interacting with forest growth on longer timescales. \\r\\n\\r\\nA role for soil potassium in modulating Amazon forest dynamics through its effects on stand-level wood density was also detected. Taking this into account, otherwise enigmatic variations in stand-level biomass across the Basin were then accounted for through the interacting effects of soil physical and chemical properties with climate. A hypothesis of self-maintaining forest dynamic feedback mechanisms initiated by edaphic conditions is proposed. It is further suggested that this is a major factor determining endogenous disturbance levels, species composition, and forest productivity across the Amazon Basin.&quot;, &quot;author&quot;: [{&quot;dropping-particle&quot;: &quot;&quot;, &quot;family&quot;: &quot;Quesada&quot;, &quot;given&quot;: &quot;C. A.&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Schwarz&quot;, &quot;given&quot;: &quot;M.&quot;, &quot;non-dropping-particle&quot;: &quot;&quot;, &quot;parse-names&quot;: false, &quot;suffix&quot;: &quot;&quot;}, {&quot;dropping-particle&quot;: &quot;&quot;, &quot;family&quot;: &quot;Czimczik&quot;, &quot;given&quot;: &quot;C. I.&quot;, &quot;non-dropping-particle&quot;: &quot;&quot;, &quot;parse-names&quot;: false, &quot;suffix&quot;: &quot;&quot;}, {&quot;dropping-particle&quot;: &quot;&quot;, &quot;family&quot;: &quot;Baker&quot;, &quot;given&quot;: &quot;T. R.&quot;, &quot;non-dropping-particle&quot;: &quot;&quot;, &quot;parse-names&quot;: false, &quot;suffix&quot;: &quot;&quot;}, {&quot;dropping-particle&quot;: &quot;&quot;, &quot;family&quot;: &quot;Pati??o&quot;, &quot;given&quot;: &quot;S.&quot;, &quot;non-dropping-particle&quot;: &quot;&quot;, &quot;parse-names&quot;: false, &quot;suffix&quot;: &quot;&quot;}, {&quot;dropping-particle&quot;: &quot;&quot;, &quot;family&quot;: &quot;Fyllas&quot;, &quot;given&quot;: &quot;N. M.&quot;, &quot;non-dropping-particle&quot;: &quot;&quot;, &quot;parse-names&quot;: false, &quot;suffix&quot;: &quot;&quot;}, {&quot;dropping-particle&quot;: &quot;&quot;, &quot;family&quot;: &quot;Hodnett&quot;, &quot;given&quot;: &quot;M. G.&quot;, &quot;non-dropping-particle&quot;: &quot;&quot;, &quot;parse-names&quot;: false, &quot;suffix&quot;: &quot;&quot;}, {&quot;dropping-particle&quot;: &quot;&quot;, &quot;family&quot;: &quot;Herrera&quot;, &quot;given&quot;: &quot;R.&quot;, &quot;non-dropping-particle&quot;: &quot;&quot;, &quot;parse-names&quot;: false, &quot;suffix&quot;: &quot;&quot;}, {&quot;dropping-particle&quot;: &quot;&quot;, &quot;family&quot;: &quot;Almeida&quot;, &quot;given&quot;: &quot;S.&quot;, &quot;non-dropping-particle&quot;: &quot;&quot;, &quot;parse-names&quot;: false, &quot;suffix&quot;: &quot;&quot;}, {&quot;dropping-particle&quot;: &quot;&quot;, &quot;family&quot;: &quot;Alvarez D??vila&quot;, &quot;given&quot;: &quot;E.&quot;, &quot;non-dropping-particle&quot;: &quot;&quot;, &quot;parse-names&quot;: false, &quot;suffix&quot;: &quot;&quot;}, {&quot;dropping-particle&quot;: &quot;&quot;, &quot;family&quot;: &quot;Arneth&quot;, &quot;given&quot;: &quot;A.&quot;, &quot;non-dropping-particle&quot;: &quot;&quot;, &quot;parse-names&quot;: false, &quot;suffix&quot;: &quot;&quot;}, {&quot;dropping-particle&quot;: &quot;&quot;, &quot;family&quot;: &quot;Arroyo&quot;, &quot;given&quot;: &quot;L.&quot;, &quot;non-dropping-particle&quot;: &quot;&quot;, &quot;parse-names&quot;: false, &quot;suffix&quot;: &quot;&quot;}, {&quot;dropping-particle&quot;: &quot;&quot;, &quot;family&quot;: &quot;Chao&quot;, &quot;given&quot;: &quot;K. J.&quot;, &quot;non-dropping-particle&quot;: &quot;&quot;, &quot;parse-names&quot;: false, &quot;suffix&quot;: &quot;&quot;}, {&quot;dropping-particle&quot;: &quot;&quot;, &quot;family&quot;: &quot;Dezzeo&quot;, &quot;given&quot;: &quot;N.&quot;, &quot;non-dropping-particle&quot;: &quot;&quot;, &quot;parse-names&quot;: false, &quot;suffix&quot;: &quot;&quot;}, {&quot;dropping-particle&quot;: &quot;&quot;, &quot;family&quot;: &quot;Erwin&quot;, &quot;given&quot;: &quot;T.&quot;, &quot;non-dropping-particle&quot;: &quot;&quot;, &quot;parse-names&quot;: false, &quot;suffix&quot;: &quot;&quot;}, {&quot;dropping-particle&quot;: &quot;&quot;, &quot;family&quot;: &quot;Fiore&quot;, &quot;given&quot;: &quot;A.&quot;, &quot;non-dropping-particle&quot;: &quot;Di&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Honorio Coronado&quot;, &quot;given&quot;: &quot;E.&quot;, &quot;non-dropping-particle&quot;: &quot;&quot;, &quot;parse-names&quot;: false, &quot;suffix&quot;: &quot;&quot;}, {&quot;dropping-particle&quot;: &quot;&quot;, &quot;family&quot;: &quot;Jimenez&quot;, &quot;given&quot;: &quot;E. M.&quot;, &quot;non-dropping-particle&quot;: &quot;&quot;, &quot;parse-names&quot;: false, &quot;suffix&quot;: &quot;&quot;}, {&quot;dropping-particle&quot;: &quot;&quot;, &quot;family&quot;: &quot;Killeen&quot;, &quot;given&quot;: &quot;T.&quot;, &quot;non-dropping-particle&quot;: &quot;&quot;, &quot;parse-names&quot;: false, &quot;suffix&quot;: &quot;&quot;}, {&quot;dropping-particle&quot;: &quot;&quot;, &quot;family&quot;: &quot;Lezama&quot;, &quot;given&quot;: &quot;A. T.&quot;, &quot;non-dropping-particle&quot;: &quot;&quot;, &quot;parse-names&quot;: false, &quot;suffix&quot;: &quot;&quot;}, {&quot;dropping-particle&quot;: &quot;&quot;, &quot;family&quot;: &quot;Lloyd&quot;, &quot;given&quot;: &quot;G.&quot;, &quot;non-dropping-particle&quot;: &quot;&quot;, &quot;parse-names&quot;: false, &quot;suffix&quot;: &quot;&quot;}, {&quot;dropping-particle&quot;: &quot;&quot;, &quot;family&quot;: &quot;L??pez-Gonz??lez&quot;, &quot;given&quot;: &quot;G.&quot;, &quot;non-dropping-particle&quot;: &quot;&quot;, &quot;parse-names&quot;: false, &quot;suffix&quot;: &quot;&quot;}, {&quot;dropping-particle&quot;: &quot;&quot;, &quot;family&quot;: &quot;Luiz??o&quot;, &quot;given&quot;: &quot;F. J.&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Monteagudo&quot;, &quot;given&quot;: &quot;A.&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N????ez Vargas&quot;, &quot;given&quot;: &quot;P.&quot;, &quot;non-dropping-particle&quot;: &quot;&quot;, &quot;parse-names&quot;: false, &quot;suffix&quot;: &quot;&quot;}, {&quot;dropping-particle&quot;: &quot;&quot;, &quot;family&quot;: &quot;Paiva&quot;, &quot;given&quot;: &quot;R.&quot;, &quot;non-dropping-particle&quot;: &quot;&quot;, &quot;parse-names&quot;: false, &quot;suffix&quot;: &quot;&quot;}, {&quot;dropping-particle&quot;: &quot;&quot;, &quot;family&quot;: &quot;Peacock&quot;, &quot;given&quot;: &quot;J.&quot;, &quot;non-dropping-particle&quot;: &quot;&quot;, &quot;parse-names&quot;: false, &quot;suffix&quot;: &quot;&quot;}, {&quot;dropping-particle&quot;: &quot;&quot;, &quot;family&quot;: &quot;Pe??uela&quot;, &quot;given&quot;: &quot;M. C.&quot;, &quot;non-dropping-particle&quot;: &quot;&quot;, &quot;parse-names&quot;: false, &quot;suffix&quot;: &quot;&quot;}, {&quot;dropping-particle&quot;: &quot;&quot;, &quot;family&quot;: &quot;Pe??a Cruz&quot;, &quot;given&quot;: &quot;A.&quot;, &quot;non-dropping-particle&quot;: &quot;&quot;, &quot;parse-names&quot;: false, &quot;suffix&quot;: &quot;&quot;}, {&quot;dropping-particle&quot;: &quot;&quot;, &quot;family&quot;: &quot;Pitman&quot;, &quot;given&quot;: &quot;N.&quot;, &quot;non-dropping-particle&quot;: &quot;&quot;, &quot;parse-names&quot;: false, &quot;suffix&quot;: &quot;&quot;}, {&quot;dropping-particle&quot;: &quot;&quot;, &quot;family&quot;: &quot;Priante Filho&quot;, &quot;given&quot;: &quot;N.&quot;, &quot;non-dropping-particle&quot;: &quot;&quot;, &quot;parse-names&quot;: false, &quot;suffix&quot;: &quot;&quot;}, {&quot;dropping-particle&quot;: &quot;&quot;, &quot;family&quot;: &quot;Prieto&quot;, &quot;given&quot;: &quot;A.&quot;, &quot;non-dropping-particle&quot;: &quot;&quot;, &quot;parse-names&quot;: false, &quot;suffix&quot;: &quot;&quot;}, {&quot;dropping-particle&quot;: &quot;&quot;, &quot;family&quot;: &quot;Ram??rez&quot;, &quot;given&quot;: &quot;H.&quot;, &quot;non-dropping-particle&quot;: &quot;&quot;, &quot;parse-names&quot;: false, &quot;suffix&quot;: &quot;&quot;}, {&quot;dropping-particle&quot;: &quot;&quot;, &quot;family&quot;: &quot;Rudas&quot;, &quot;given&quot;: &quot;A.&quot;, &quot;non-dropping-particle&quot;: &quot;&quot;, &quot;parse-names&quot;: false, &quot;suffix&quot;: &quot;&quot;}, {&quot;dropping-particle&quot;: &quot;&quot;, &quot;family&quot;: &quot;Salom??o&quot;, &quot;given&quot;: &quot;R.&quot;, &quot;non-dropping-particle&quot;: &quot;&quot;, &quot;parse-names&quot;: false, &quot;suffix&quot;: &quot;&quot;}, {&quot;dropping-particle&quot;: &quot;&quot;, &quot;family&quot;: &quot;Santos&quot;, &quot;given&quot;: &quot;A. J B&quot;, &quot;non-dropping-particle&quot;: &quot;&quot;, &quot;parse-names&quot;: false, &quot;suffix&quot;: &quot;&quot;}, {&quot;dropping-particle&quot;: &quot;&quot;, &quot;family&quot;: &quot;Schmerler&quot;, &quot;given&quot;: &quot;J.&quot;, &quot;non-dropping-particle&quot;: &quot;&quot;, &quot;parse-names&quot;: false, &quot;suffix&quot;: &quot;&quot;}, {&quot;dropping-particle&quot;: &quot;&quot;, &quot;family&quot;: &quot;Silva&quot;, &quot;given&quot;: &quot;N.&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V??squez&quot;, &quot;given&quot;: &quot;R.&quot;, &quot;non-dropping-particle&quot;: &quot;&quot;, &quot;parse-names&quot;: false, &quot;suffix&quot;: &quot;&quot;}, {&quot;dropping-particle&quot;: &quot;&quot;, &quot;family&quot;: &quot;Vieira&quot;, &quot;given&quot;: &quot;I.&quot;, &quot;non-dropping-particle&quot;: &quot;&quot;, &quot;parse-names&quot;: false, &quot;suffix&quot;: &quot;&quot;}, {&quot;dropping-particle&quot;: &quot;&quot;, &quot;family&quot;: &quot;Terborgh&quot;, &quot;given&quot;: &quot;J.&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Biogeosciences&quot;, &quot;id&quot;: &quot;ITEM-2&quot;, &quot;issue&quot;: &quot;6&quot;, &quot;issued&quot;: {&quot;date-parts&quot;: [[&quot;2012&quot;]]}, &quot;note&quot;: &quot;okkk&quot;, &quot;page&quot;: &quot;2203-2246&quot;, &quot;title&quot;: &quot;Basin-wide variations in Amazon forest structure and function are mediated by both soils and climate&quot;, &quot;type&quot;: &quot;article-journal&quot;, &quot;volume&quot;: &quot;9&quot;}, &quot;uris&quot;: [&quot;http://www.mendeley.com/documents/?uuid=75eae910-9dd5-48b6-9ed4-9bfeec621f59&quot;]}, {&quot;id&quot;: &quot;ITEM-3&quot;, &quot;itemData&quot;: {&quot;DOI&quot;: &quot;10.1186/1750-0680-8-10&quot;, &quot;ISBN&quot;: &quot;1750-0680&quot;, &quot;ISSN&quot;: &quot;1750-0680&quot;, &quot;PMID&quot;: &quot;24161143&quot;, &quot;abstract&quot;: &quot;BACKGROUND: Mapping the aboveground biomass of tropical forests is essential both for implementing conservation policy and reducing uncertainties in the global carbon cycle. Two medium resolution (500 m - 1000 m) pantropical maps of vegetation biomass have been recently published, and have been widely used by sub-national and national-level activities in relation to Reducing Emissions from Deforestation and forest Degradation (REDD+). Both maps use similar input data layers, and are driven by the same spaceborne LiDAR dataset providing systematic forest height and canopy structure estimates, but use different ground datasets for calibration and different spatial modelling methodologies. Here, we compare these two maps to each other, to the FAO's Forest Resource Assessment (FRA) 2010 country-level data, and to a high resolution (100 m) biomass map generated for a portion of the Colombian Amazon.\\n\\nRESULTS: We find substantial differences between the two maps, in particular in central Amazonia, the Congo basin, the south of Papua New Guinea, the Miombo woodlands of Africa, and the dry forests and savannas of South America. There is little consistency in the direction of the difference. However, when the maps are aggregated to the country or biome scale there is greater agreement, with differences cancelling out to a certain extent. When comparing country level biomass stocks, the two maps agree with each other to a much greater extent than to the FRA 2010 estimates. In the Colombian Amazon, both pantropical maps estimate higher biomass than the independent high resolution map, but show a similar spatial distribution of this biomass.\\n\\nCONCLUSIONS: Biomass mapping has progressed enormously over the past decade, to the stage where we can produce globally consistent maps of aboveground biomass. We show that there are still large uncertainties in these maps, in particular in areas with little field data. However, when used at a regional scale, different maps appear to converge, suggesting we can provide reasonable stock estimates when aggregated over large regions. Therefore we believe the largest uncertainties for REDD+ activities relate to the spatial distribution of biomass and to the spatial pattern of forest cover change, rather than to total globally or nationally summed carbon density.&quot;, &quot;author&quot;: [{&quot;dropping-particle&quot;: &quot;&quot;, &quot;family&quot;: &quot;Mitchard&quot;, &quot;given&quot;: &quot;Edward Ta&quot;, &quot;non-dropping-particle&quot;: &quot;&quot;, &quot;parse-names&quot;: false, &quot;suffix&quot;: &quot;&quot;}, {&quot;dropping-particle&quot;: &quot;&quot;, &quot;family&quot;: &quot;Saatchi&quot;, &quot;given&quot;: &quot;Sassan S&quot;, &quot;non-dropping-particle&quot;: &quot;&quot;, &quot;parse-names&quot;: false, &quot;suffix&quot;: &quot;&quot;}, {&quot;dropping-particle&quot;: &quot;&quot;, &quot;family&quot;: &quot;Baccini&quot;, &quot;given&quot;: &quot;Alessandro&quot;, &quot;non-dropping-particle&quot;: &quot;&quot;, &quot;parse-names&quot;: false, &quot;suffix&quot;: &quot;&quot;}, {&quot;dropping-particle&quot;: &quot;&quot;, &quot;family&quot;: &quot;Asner&quot;, &quot;given&quot;: &quot;Gregory P&quot;, &quot;non-dropping-particle&quot;: &quot;&quot;, &quot;parse-names&quot;: false, &quot;suffix&quot;: &quot;&quot;}, {&quot;dropping-particle&quot;: &quot;&quot;, &quot;family&quot;: &quot;Goetz&quot;, &quot;given&quot;: &quot;Scott J&quot;, &quot;non-dropping-particle&quot;: &quot;&quot;, &quot;parse-names&quot;: false, &quot;suffix&quot;: &quot;&quot;}, {&quot;dropping-particle&quot;: &quot;&quot;, &quot;family&quot;: &quot;Harris&quot;, &quot;given&quot;: &quot;Nancy L&quot;, &quot;non-dropping-particle&quot;: &quot;&quot;, &quot;parse-names&quot;: false, &quot;suffix&quot;: &quot;&quot;}, {&quot;dropping-particle&quot;: &quot;&quot;, &quot;family&quot;: &quot;Brown&quot;, &quot;given&quot;: &quot;Sandra&quot;, &quot;non-dropping-particle&quot;: &quot;&quot;, &quot;parse-names&quot;: false, &quot;suffix&quot;: &quot;&quot;}], &quot;container-title&quot;: &quot;Carbon balance and management&quot;, &quot;id&quot;: &quot;ITEM-3&quot;, &quot;issue&quot;: &quot;1&quot;, &quot;issued&quot;: {&quot;date-parts&quot;: [[&quot;2013&quot;]]}, &quot;page&quot;: &quot;10&quot;, &quot;title&quot;: &quot;Uncertainty in the spatial distribution of tropical forest biomass: a comparison of pan-tropical maps.&quot;, &quot;type&quot;: &quot;article-journal&quot;, &quot;volume&quot;: &quot;8&quot;}, &quot;uris&quot;: [&quot;http://www.mendeley.com/documents/?uuid=66fc761c-b428-493d-a04c-e2910cbc46c8&quot;]}], &quot;mendeley&quot;: {&quot;formattedCitation&quot;: &quot;(MALHI et al., 2006; MITCHARD et al., 2013; QUESADA et al., 2012)&quot;, &quot;plainTextFormattedCitation&quot;: &quot;(MALHI et al., 2006; MITCHARD et al., 2013; QUESADA et al., 2012)&quot;, &quot;previouslyFormattedCitation&quot;: &quot;(MALHI et al., 2006; MITCHARD et al., 2013; QUESADA et al., 2012)&quot;}, &quot;properties&quot;: {&quot;noteIndex&quot;: 0}, &quot;schema&quot;: &quot;https://github.com/citation-style-language/schema/raw/master/csl-citation.json&quot;} RNDfWclu1wPqa"/><text:span text:style-name="T139">(MALHI et al., 2006; MITCHARD et al., 2013; QUESADA et al., 2012)</text:span><text:reference-mark-end text:name="ADDIN CSL_CITATION {&quot;citationItems&quot;: [{&quot;id&quot;: &quot;ITEM-1&quot;, &quot;itemData&quot;: {&quot;DOI&quot;: &quot;10.1111/j.1365-2486.2006.01120.x&quot;, &quot;ISBN&quot;: &quot;1354-1013&quot;, &quot;ISSN&quot;: &quot;13541013&quot;, &quot;abstract&quot;: &quot;The biomass of tropical forests plays an important role in the global carbon cycle, both as a dynamic reservoir of carbon, and as a source of carbon dioxide to the atmosphere in areas undergoing deforestation. However, the absolute magnitude and environmental determinants of tropical forest biomass are still poorly understood. Here, we present a new synthesis and interpolation of the basal area and aboveground live biomass of old-growth lowland tropical forests across South America, based on data from 227 forest plots, many previously unpublished. Forest biomass was analyzed in terms of two uncorrelated factors: basal area and mean wood density. Basal area is strongly affected by local landscape factors, but is relatively invariant at regional scale in moist tropical forests, and declines significantly at the dry periphery of the forest zone. Mean wood density is inversely correlated with forest dynamics, being lower in the dynamic forests of western Amazonia and high in the slow-growing forests of eastern Amazonia. The combination of these two factors results in biomass being highest in the moderately seasonal, slow growing forests of central Amazonia and the Guyanas (up to 350 Mg dry weight ha\u22121) and declining to 200-250 Mg dry weight ha\u22121 at the western, southern and eastern margins. Overall, we estimate the total aboveground live biomass of intact Amazonian rainforests (area 5.76 \u00d7 106 km2 in 2000) to be 93\u00b123 Pg C, taking into account lianas and small trees. Including dead biomass and belowground biomass would increase this value by approximately 10% and 21%, respectively, but the spatial variation of these additional terms still needs to be quantified&quot;, &quot;author&quot;: [{&quot;dropping-particle&quot;: &quot;&quot;, &quot;family&quot;: &quot;Malhi&quot;, &quot;given&quot;: &quot;Yadvinder&quot;, &quot;non-dropping-particle&quot;: &quot;&quot;, &quot;parse-names&quot;: false, &quot;suffix&quot;: &quot;&quot;}, {&quot;dropping-particle&quot;: &quot;&quot;, &quot;family&quot;: &quot;Wood&quot;, &quot;given&quot;: &quot;Daniel&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Cochrane&quot;, &quot;given&quot;: &quot;Thomas&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Chave&quot;, &quot;given&quot;: &quot;Jerome&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Arroyo&quot;, &quot;given&quot;: &quot;Luzmilla&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Killeen&quot;, &quot;given&quot;: &quot;Timothy J.&quot;, &quot;non-dropping-particle&quot;: &quot;&quot;, &quot;parse-names&quot;: false, &quot;suffix&quot;: &quot;&quot;}, {&quot;dropping-particle&quot;: &quot;&quot;, &quot;family&quot;: &quot;Laurance&quot;, &quot;given&quot;: &quot;Susan G.&quot;, &quot;non-dropping-particle&quot;: &quot;&quot;, &quot;parse-names&quot;: false, &quot;suffix&quot;: &quot;&quot;}, {&quot;dropping-particle&quot;: &quot;&quot;, &quot;family&quot;: &quot;Laurance&quot;, &quot;given&quot;: &quot;William F.&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Neill&quot;, &quot;given&quot;: &quot;David A.&quot;, &quot;non-dropping-particle&quot;: &quot;&quot;, &quot;parse-names&quot;: false, &quot;suffix&quot;: &quot;&quot;}, {&quot;dropping-particle&quot;: &quot;&quot;, &quot;family&quot;: &quot;Vargas&quot;, &quot;given&quot;: &quot;Percy N\u00fa\u00f1ez&quot;, &quot;non-dropping-particle&quot;: &quot;&quot;, &quot;parse-names&quot;: false, &quot;suffix&quot;: &quot;&quot;}, {&quot;dropping-particle&quot;: &quot;&quot;, &quot;family&quot;: &quot;Pitman&quot;, &quot;given&quot;: &quot;Nigel C A&quot;, &quot;non-dropping-particle&quot;: &quot;&quot;, &quot;parse-names&quot;: false, &quot;suffix&quot;: &quot;&quot;}, {&quot;dropping-particle&quot;: &quot;&quot;, &quot;family&quot;: &quot;Quesada&quot;, &quot;given&quot;: &quot;Carlos Alberto&quot;, &quot;non-dropping-particle&quot;: &quot;&quot;, &quot;parse-names&quot;: false, &quot;suffix&quot;: &quot;&quot;}, {&quot;dropping-particle&quot;: &quot;&quot;, &quot;family&quot;: &quot;Salom\u00e3o&quot;, &quot;given&quot;: &quot;Rafael&quot;, &quot;non-dropping-particle&quot;: &quot;&quot;, &quot;parse-names&quot;: false, &quot;suffix&quot;: &quot;&quot;}, {&quot;dropping-particle&quot;: &quot;&quot;, &quot;family&quot;: &quot;Silva&quot;, &quot;given&quot;: &quot;Jos\u00e9 Natalino M&quot;, &quot;non-dropping-particle&quot;: &quot;&quot;, &quot;parse-names&quot;: false, &quot;suffix&quot;: &quot;&quot;}, {&quot;dropping-particle&quot;: &quot;&quot;, &quot;family&quot;: &quot;Lezama&quot;, &quot;given&quot;: &quot;Armando Torres&quot;, &quot;non-dropping-particle&quot;: &quot;&quot;, &quot;parse-names&quot;: false, &quot;suffix&quot;: &quot;&quot;}, {&quot;dropping-particle&quot;: &quot;&quot;, &quot;family&quot;: &quot;Terborgh&quot;, &quot;given&quot;: &quot;John&quot;, &quot;non-dropping-particle&quot;: &quot;&quot;, &quot;parse-names&quot;: false, &quot;suffix&quot;: &quot;&quot;}, {&quot;dropping-particle&quot;: &quot;&quot;, &quot;family&quot;: &quot;Mart\u00ednez&quot;, &quot;given&quot;: &quot;Rodolfo V\u00e1squez&quot;, &quot;non-dropping-particle&quot;: &quot;&quot;, &quot;parse-names&quot;: false, &quot;suffix&quot;: &quot;&quot;}, {&quot;dropping-particle&quot;: &quot;&quot;, &quot;family&quot;: &quot;Vinceti&quot;, &quot;given&quot;: &quot;Barbara&quot;, &quot;non-dropping-particle&quot;: &quot;&quot;, &quot;parse-names&quot;: false, &quot;suffix&quot;: &quot;&quot;}], &quot;container-title&quot;: &quot;Global Change Biology&quot;, &quot;id&quot;: &quot;ITEM-1&quot;, &quot;issue&quot;: &quot;7&quot;, &quot;issued&quot;: {&quot;date-parts&quot;: [[&quot;2006&quot;]]}, &quot;page&quot;: &quot;1107-1138&quot;, &quot;title&quot;: &quot;The regional variation of aboveground live biomass in old-growth Amazonian forests&quot;, &quot;type&quot;: &quot;article-journal&quot;, &quot;volume&quot;: &quot;12&quot;}, &quot;uris&quot;: [&quot;http://www.mendeley.com/documents/?uuid=0223ba5b-f33e-4b5f-8b33-996fd97b237a&quot;]}, {&quot;id&quot;: &quot;ITEM-2&quot;, &quot;itemData&quot;: {&quot;DOI&quot;: &quot;10.5194/bg-9-2203-2012&quot;, &quot;ISBN&quot;: &quot;1726-4189&quot;, &quot;ISSN&quot;: &quot;17264170&quot;, &quot;PMID&quot;: &quot;15122120818225461829&quot;, &quot;abstract&quot;: &quot;Forest structure and dynamics vary across the Amazon Basin in an east-west gradient coincident with variations in soil fertility and geology. This has resulted in the hypothesis that soil fertility may play an important role in explaining Basin-wide variations in forest biomass, growth and stem turnover rates. \\r\\n\\r\\nSoil samples were collected in a total of 59 different forest plots across the Amazon Basin and analysed for exchangeable cations, carbon, nitrogen and pH, with several phosphorus fractions of likely different plant availability also quantified. Physical properties were additionally examined and an index of soil physical quality developed. Bivariate relationships of soil and climatic properties with above-ground wood productivity, stand-level tree turnover rates, above-ground wood biomass and wood density were first examined with multivariate regression models then applied. Both forms of analysis were undertaken with and without considerations regarding the underlying spatial structure of the dataset. \\r\\n\\r\\nDespite the presence of autocorrelated spatial structures complicating many analyses, forest structure and dynamics were found to be strongly and quantitatively related to edaphic as well as climatic conditions. Basin-wide differences in stand-level turnover rates are mostly influenced by soil physical properties with variations in rates of coarse wood production mostly related to soil phosphorus status. Total soil P was a better predictor of wood production rates than any of the fractionated organic- or inorganic-P pools. This suggests that it is not only the immediately available P forms, but probably the entire soil phosphorus pool that is interacting with forest growth on longer timescales. \\r\\n\\r\\nA role for soil potassium in modulating Amazon forest dynamics through its effects on stand-level wood density was also detected. Taking this into account, otherwise enigmatic variations in stand-level biomass across the Basin were then accounted for through the interacting effects of soil physical and chemical properties with climate. A hypothesis of self-maintaining forest dynamic feedback mechanisms initiated by edaphic conditions is proposed. It is further suggested that this is a major factor determining endogenous disturbance levels, species composition, and forest productivity across the Amazon Basin.&quot;, &quot;author&quot;: [{&quot;dropping-particle&quot;: &quot;&quot;, &quot;family&quot;: &quot;Quesada&quot;, &quot;given&quot;: &quot;C. A.&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Schwarz&quot;, &quot;given&quot;: &quot;M.&quot;, &quot;non-dropping-particle&quot;: &quot;&quot;, &quot;parse-names&quot;: false, &quot;suffix&quot;: &quot;&quot;}, {&quot;dropping-particle&quot;: &quot;&quot;, &quot;family&quot;: &quot;Czimczik&quot;, &quot;given&quot;: &quot;C. I.&quot;, &quot;non-dropping-particle&quot;: &quot;&quot;, &quot;parse-names&quot;: false, &quot;suffix&quot;: &quot;&quot;}, {&quot;dropping-particle&quot;: &quot;&quot;, &quot;family&quot;: &quot;Baker&quot;, &quot;given&quot;: &quot;T. R.&quot;, &quot;non-dropping-particle&quot;: &quot;&quot;, &quot;parse-names&quot;: false, &quot;suffix&quot;: &quot;&quot;}, {&quot;dropping-particle&quot;: &quot;&quot;, &quot;family&quot;: &quot;Pati??o&quot;, &quot;given&quot;: &quot;S.&quot;, &quot;non-dropping-particle&quot;: &quot;&quot;, &quot;parse-names&quot;: false, &quot;suffix&quot;: &quot;&quot;}, {&quot;dropping-particle&quot;: &quot;&quot;, &quot;family&quot;: &quot;Fyllas&quot;, &quot;given&quot;: &quot;N. M.&quot;, &quot;non-dropping-particle&quot;: &quot;&quot;, &quot;parse-names&quot;: false, &quot;suffix&quot;: &quot;&quot;}, {&quot;dropping-particle&quot;: &quot;&quot;, &quot;family&quot;: &quot;Hodnett&quot;, &quot;given&quot;: &quot;M. G.&quot;, &quot;non-dropping-particle&quot;: &quot;&quot;, &quot;parse-names&quot;: false, &quot;suffix&quot;: &quot;&quot;}, {&quot;dropping-particle&quot;: &quot;&quot;, &quot;family&quot;: &quot;Herrera&quot;, &quot;given&quot;: &quot;R.&quot;, &quot;non-dropping-particle&quot;: &quot;&quot;, &quot;parse-names&quot;: false, &quot;suffix&quot;: &quot;&quot;}, {&quot;dropping-particle&quot;: &quot;&quot;, &quot;family&quot;: &quot;Almeida&quot;, &quot;given&quot;: &quot;S.&quot;, &quot;non-dropping-particle&quot;: &quot;&quot;, &quot;parse-names&quot;: false, &quot;suffix&quot;: &quot;&quot;}, {&quot;dropping-particle&quot;: &quot;&quot;, &quot;family&quot;: &quot;Alvarez D??vila&quot;, &quot;given&quot;: &quot;E.&quot;, &quot;non-dropping-particle&quot;: &quot;&quot;, &quot;parse-names&quot;: false, &quot;suffix&quot;: &quot;&quot;}, {&quot;dropping-particle&quot;: &quot;&quot;, &quot;family&quot;: &quot;Arneth&quot;, &quot;given&quot;: &quot;A.&quot;, &quot;non-dropping-particle&quot;: &quot;&quot;, &quot;parse-names&quot;: false, &quot;suffix&quot;: &quot;&quot;}, {&quot;dropping-particle&quot;: &quot;&quot;, &quot;family&quot;: &quot;Arroyo&quot;, &quot;given&quot;: &quot;L.&quot;, &quot;non-dropping-particle&quot;: &quot;&quot;, &quot;parse-names&quot;: false, &quot;suffix&quot;: &quot;&quot;}, {&quot;dropping-particle&quot;: &quot;&quot;, &quot;family&quot;: &quot;Chao&quot;, &quot;given&quot;: &quot;K. J.&quot;, &quot;non-dropping-particle&quot;: &quot;&quot;, &quot;parse-names&quot;: false, &quot;suffix&quot;: &quot;&quot;}, {&quot;dropping-particle&quot;: &quot;&quot;, &quot;family&quot;: &quot;Dezzeo&quot;, &quot;given&quot;: &quot;N.&quot;, &quot;non-dropping-particle&quot;: &quot;&quot;, &quot;parse-names&quot;: false, &quot;suffix&quot;: &quot;&quot;}, {&quot;dropping-particle&quot;: &quot;&quot;, &quot;family&quot;: &quot;Erwin&quot;, &quot;given&quot;: &quot;T.&quot;, &quot;non-dropping-particle&quot;: &quot;&quot;, &quot;parse-names&quot;: false, &quot;suffix&quot;: &quot;&quot;}, {&quot;dropping-particle&quot;: &quot;&quot;, &quot;family&quot;: &quot;Fiore&quot;, &quot;given&quot;: &quot;A.&quot;, &quot;non-dropping-particle&quot;: &quot;Di&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Honorio Coronado&quot;, &quot;given&quot;: &quot;E.&quot;, &quot;non-dropping-particle&quot;: &quot;&quot;, &quot;parse-names&quot;: false, &quot;suffix&quot;: &quot;&quot;}, {&quot;dropping-particle&quot;: &quot;&quot;, &quot;family&quot;: &quot;Jimenez&quot;, &quot;given&quot;: &quot;E. M.&quot;, &quot;non-dropping-particle&quot;: &quot;&quot;, &quot;parse-names&quot;: false, &quot;suffix&quot;: &quot;&quot;}, {&quot;dropping-particle&quot;: &quot;&quot;, &quot;family&quot;: &quot;Killeen&quot;, &quot;given&quot;: &quot;T.&quot;, &quot;non-dropping-particle&quot;: &quot;&quot;, &quot;parse-names&quot;: false, &quot;suffix&quot;: &quot;&quot;}, {&quot;dropping-particle&quot;: &quot;&quot;, &quot;family&quot;: &quot;Lezama&quot;, &quot;given&quot;: &quot;A. T.&quot;, &quot;non-dropping-particle&quot;: &quot;&quot;, &quot;parse-names&quot;: false, &quot;suffix&quot;: &quot;&quot;}, {&quot;dropping-particle&quot;: &quot;&quot;, &quot;family&quot;: &quot;Lloyd&quot;, &quot;given&quot;: &quot;G.&quot;, &quot;non-dropping-particle&quot;: &quot;&quot;, &quot;parse-names&quot;: false, &quot;suffix&quot;: &quot;&quot;}, {&quot;dropping-particle&quot;: &quot;&quot;, &quot;family&quot;: &quot;L??pez-Gonz??lez&quot;, &quot;given&quot;: &quot;G.&quot;, &quot;non-dropping-particle&quot;: &quot;&quot;, &quot;parse-names&quot;: false, &quot;suffix&quot;: &quot;&quot;}, {&quot;dropping-particle&quot;: &quot;&quot;, &quot;family&quot;: &quot;Luiz??o&quot;, &quot;given&quot;: &quot;F. J.&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Monteagudo&quot;, &quot;given&quot;: &quot;A.&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N????ez Vargas&quot;, &quot;given&quot;: &quot;P.&quot;, &quot;non-dropping-particle&quot;: &quot;&quot;, &quot;parse-names&quot;: false, &quot;suffix&quot;: &quot;&quot;}, {&quot;dropping-particle&quot;: &quot;&quot;, &quot;family&quot;: &quot;Paiva&quot;, &quot;given&quot;: &quot;R.&quot;, &quot;non-dropping-particle&quot;: &quot;&quot;, &quot;parse-names&quot;: false, &quot;suffix&quot;: &quot;&quot;}, {&quot;dropping-particle&quot;: &quot;&quot;, &quot;family&quot;: &quot;Peacock&quot;, &quot;given&quot;: &quot;J.&quot;, &quot;non-dropping-particle&quot;: &quot;&quot;, &quot;parse-names&quot;: false, &quot;suffix&quot;: &quot;&quot;}, {&quot;dropping-particle&quot;: &quot;&quot;, &quot;family&quot;: &quot;Pe??uela&quot;, &quot;given&quot;: &quot;M. C.&quot;, &quot;non-dropping-particle&quot;: &quot;&quot;, &quot;parse-names&quot;: false, &quot;suffix&quot;: &quot;&quot;}, {&quot;dropping-particle&quot;: &quot;&quot;, &quot;family&quot;: &quot;Pe??a Cruz&quot;, &quot;given&quot;: &quot;A.&quot;, &quot;non-dropping-particle&quot;: &quot;&quot;, &quot;parse-names&quot;: false, &quot;suffix&quot;: &quot;&quot;}, {&quot;dropping-particle&quot;: &quot;&quot;, &quot;family&quot;: &quot;Pitman&quot;, &quot;given&quot;: &quot;N.&quot;, &quot;non-dropping-particle&quot;: &quot;&quot;, &quot;parse-names&quot;: false, &quot;suffix&quot;: &quot;&quot;}, {&quot;dropping-particle&quot;: &quot;&quot;, &quot;family&quot;: &quot;Priante Filho&quot;, &quot;given&quot;: &quot;N.&quot;, &quot;non-dropping-particle&quot;: &quot;&quot;, &quot;parse-names&quot;: false, &quot;suffix&quot;: &quot;&quot;}, {&quot;dropping-particle&quot;: &quot;&quot;, &quot;family&quot;: &quot;Prieto&quot;, &quot;given&quot;: &quot;A.&quot;, &quot;non-dropping-particle&quot;: &quot;&quot;, &quot;parse-names&quot;: false, &quot;suffix&quot;: &quot;&quot;}, {&quot;dropping-particle&quot;: &quot;&quot;, &quot;family&quot;: &quot;Ram??rez&quot;, &quot;given&quot;: &quot;H.&quot;, &quot;non-dropping-particle&quot;: &quot;&quot;, &quot;parse-names&quot;: false, &quot;suffix&quot;: &quot;&quot;}, {&quot;dropping-particle&quot;: &quot;&quot;, &quot;family&quot;: &quot;Rudas&quot;, &quot;given&quot;: &quot;A.&quot;, &quot;non-dropping-particle&quot;: &quot;&quot;, &quot;parse-names&quot;: false, &quot;suffix&quot;: &quot;&quot;}, {&quot;dropping-particle&quot;: &quot;&quot;, &quot;family&quot;: &quot;Salom??o&quot;, &quot;given&quot;: &quot;R.&quot;, &quot;non-dropping-particle&quot;: &quot;&quot;, &quot;parse-names&quot;: false, &quot;suffix&quot;: &quot;&quot;}, {&quot;dropping-particle&quot;: &quot;&quot;, &quot;family&quot;: &quot;Santos&quot;, &quot;given&quot;: &quot;A. J B&quot;, &quot;non-dropping-particle&quot;: &quot;&quot;, &quot;parse-names&quot;: false, &quot;suffix&quot;: &quot;&quot;}, {&quot;dropping-particle&quot;: &quot;&quot;, &quot;family&quot;: &quot;Schmerler&quot;, &quot;given&quot;: &quot;J.&quot;, &quot;non-dropping-particle&quot;: &quot;&quot;, &quot;parse-names&quot;: false, &quot;suffix&quot;: &quot;&quot;}, {&quot;dropping-particle&quot;: &quot;&quot;, &quot;family&quot;: &quot;Silva&quot;, &quot;given&quot;: &quot;N.&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V??squez&quot;, &quot;given&quot;: &quot;R.&quot;, &quot;non-dropping-particle&quot;: &quot;&quot;, &quot;parse-names&quot;: false, &quot;suffix&quot;: &quot;&quot;}, {&quot;dropping-particle&quot;: &quot;&quot;, &quot;family&quot;: &quot;Vieira&quot;, &quot;given&quot;: &quot;I.&quot;, &quot;non-dropping-particle&quot;: &quot;&quot;, &quot;parse-names&quot;: false, &quot;suffix&quot;: &quot;&quot;}, {&quot;dropping-particle&quot;: &quot;&quot;, &quot;family&quot;: &quot;Terborgh&quot;, &quot;given&quot;: &quot;J.&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Biogeosciences&quot;, &quot;id&quot;: &quot;ITEM-2&quot;, &quot;issue&quot;: &quot;6&quot;, &quot;issued&quot;: {&quot;date-parts&quot;: [[&quot;2012&quot;]]}, &quot;note&quot;: &quot;okkk&quot;, &quot;page&quot;: &quot;2203-2246&quot;, &quot;title&quot;: &quot;Basin-wide variations in Amazon forest structure and function are mediated by both soils and climate&quot;, &quot;type&quot;: &quot;article-journal&quot;, &quot;volume&quot;: &quot;9&quot;}, &quot;uris&quot;: [&quot;http://www.mendeley.com/documents/?uuid=75eae910-9dd5-48b6-9ed4-9bfeec621f59&quot;]}, {&quot;id&quot;: &quot;ITEM-3&quot;, &quot;itemData&quot;: {&quot;DOI&quot;: &quot;10.1186/1750-0680-8-10&quot;, &quot;ISBN&quot;: &quot;1750-0680&quot;, &quot;ISSN&quot;: &quot;1750-0680&quot;, &quot;PMID&quot;: &quot;24161143&quot;, &quot;abstract&quot;: &quot;BACKGROUND: Mapping the aboveground biomass of tropical forests is essential both for implementing conservation policy and reducing uncertainties in the global carbon cycle. Two medium resolution (500 m - 1000 m) pantropical maps of vegetation biomass have been recently published, and have been widely used by sub-national and national-level activities in relation to Reducing Emissions from Deforestation and forest Degradation (REDD+). Both maps use similar input data layers, and are driven by the same spaceborne LiDAR dataset providing systematic forest height and canopy structure estimates, but use different ground datasets for calibration and different spatial modelling methodologies. Here, we compare these two maps to each other, to the FAO's Forest Resource Assessment (FRA) 2010 country-level data, and to a high resolution (100 m) biomass map generated for a portion of the Colombian Amazon.\\n\\nRESULTS: We find substantial differences between the two maps, in particular in central Amazonia, the Congo basin, the south of Papua New Guinea, the Miombo woodlands of Africa, and the dry forests and savannas of South America. There is little consistency in the direction of the difference. However, when the maps are aggregated to the country or biome scale there is greater agreement, with differences cancelling out to a certain extent. When comparing country level biomass stocks, the two maps agree with each other to a much greater extent than to the FRA 2010 estimates. In the Colombian Amazon, both pantropical maps estimate higher biomass than the independent high resolution map, but show a similar spatial distribution of this biomass.\\n\\nCONCLUSIONS: Biomass mapping has progressed enormously over the past decade, to the stage where we can produce globally consistent maps of aboveground biomass. We show that there are still large uncertainties in these maps, in particular in areas with little field data. However, when used at a regional scale, different maps appear to converge, suggesting we can provide reasonable stock estimates when aggregated over large regions. Therefore we believe the largest uncertainties for REDD+ activities relate to the spatial distribution of biomass and to the spatial pattern of forest cover change, rather than to total globally or nationally summed carbon density.&quot;, &quot;author&quot;: [{&quot;dropping-particle&quot;: &quot;&quot;, &quot;family&quot;: &quot;Mitchard&quot;, &quot;given&quot;: &quot;Edward Ta&quot;, &quot;non-dropping-particle&quot;: &quot;&quot;, &quot;parse-names&quot;: false, &quot;suffix&quot;: &quot;&quot;}, {&quot;dropping-particle&quot;: &quot;&quot;, &quot;family&quot;: &quot;Saatchi&quot;, &quot;given&quot;: &quot;Sassan S&quot;, &quot;non-dropping-particle&quot;: &quot;&quot;, &quot;parse-names&quot;: false, &quot;suffix&quot;: &quot;&quot;}, {&quot;dropping-particle&quot;: &quot;&quot;, &quot;family&quot;: &quot;Baccini&quot;, &quot;given&quot;: &quot;Alessandro&quot;, &quot;non-dropping-particle&quot;: &quot;&quot;, &quot;parse-names&quot;: false, &quot;suffix&quot;: &quot;&quot;}, {&quot;dropping-particle&quot;: &quot;&quot;, &quot;family&quot;: &quot;Asner&quot;, &quot;given&quot;: &quot;Gregory P&quot;, &quot;non-dropping-particle&quot;: &quot;&quot;, &quot;parse-names&quot;: false, &quot;suffix&quot;: &quot;&quot;}, {&quot;dropping-particle&quot;: &quot;&quot;, &quot;family&quot;: &quot;Goetz&quot;, &quot;given&quot;: &quot;Scott J&quot;, &quot;non-dropping-particle&quot;: &quot;&quot;, &quot;parse-names&quot;: false, &quot;suffix&quot;: &quot;&quot;}, {&quot;dropping-particle&quot;: &quot;&quot;, &quot;family&quot;: &quot;Harris&quot;, &quot;given&quot;: &quot;Nancy L&quot;, &quot;non-dropping-particle&quot;: &quot;&quot;, &quot;parse-names&quot;: false, &quot;suffix&quot;: &quot;&quot;}, {&quot;dropping-particle&quot;: &quot;&quot;, &quot;family&quot;: &quot;Brown&quot;, &quot;given&quot;: &quot;Sandra&quot;, &quot;non-dropping-particle&quot;: &quot;&quot;, &quot;parse-names&quot;: false, &quot;suffix&quot;: &quot;&quot;}], &quot;container-title&quot;: &quot;Carbon balance and management&quot;, &quot;id&quot;: &quot;ITEM-3&quot;, &quot;issue&quot;: &quot;1&quot;, &quot;issued&quot;: {&quot;date-parts&quot;: [[&quot;2013&quot;]]}, &quot;page&quot;: &quot;10&quot;, &quot;title&quot;: &quot;Uncertainty in the spatial distribution of tropical forest biomass: a comparison of pan-tropical maps.&quot;, &quot;type&quot;: &quot;article-journal&quot;, &quot;volume&quot;: &quot;8&quot;}, &quot;uris&quot;: [&quot;http://www.mendeley.com/documents/?uuid=66fc761c-b428-493d-a04c-e2910cbc46c8&quot;]}], &quot;mendeley&quot;: {&quot;formattedCitation&quot;: &quot;(MALHI et al., 2006; MITCHARD et al., 2013; QUESADA et al., 2012)&quot;, &quot;plainTextFormattedCitation&quot;: &quot;(MALHI et al., 2006; MITCHARD et al., 2013; QUESADA et al., 2012)&quot;, &quot;previouslyFormattedCitation&quot;: &quot;(MALHI et al., 2006; MITCHARD et al., 2013; QUESADA et al., 2012)&quot;}, &quot;properties&quot;: {&quot;noteIndex&quot;: 0}, &quot;schema&quot;: &quot;https://github.com/citation-style-language/schema/raw/master/csl-citation.json&quot;} RNDfWclu1wPqa"/><text:span text:style-name="T324">⁠. </text:span><text:span text:style-name="T329">Despite both versions are not able to reproduce well the observed biomass gradient on Amazon basin, they differ on the spatial distribution of carbon stock: </text:span><text:span text:style-name="T323"><text:s/>the gradient in the trait-based approach </text:span><text:soft-page-break/><text:span text:style-name="T323">is, as expected, more prominent, with the regions southest and northeast that border the limits of the basin showing lower values </text:span><text:span text:style-name="T324">(Fig. SXXX)</text:span><text:span text:style-name="T323">. These lower values in this region is expected since it is a transition region for a drier climate with a more sparsed and smaller vegetation, <text:s/>characteristic of </text:span><text:span text:style-name="T265">cerrado</text:span><text:span text:style-name="T323"> vegetation. </text:span><text:span text:style-name="T329">Onthe other hand,</text:span><text:span text:style-name="T323"> the PFT approach show a more homogenous distribution of values and can not capture this transit</text:span><text:span text:style-name="T329">ion</text:span><text:span text:style-name="T323"> to the </text:span><text:span text:style-name="T265">cerrado</text:span><text:span text:style-name="T323"> region. </text:span></text:p>
      <text:p text:style-name="P57"><text:span text:style-name="T236"><text:tab/>Figure XXX shows the </text:span><text:span text:style-name="T237">sp</text:span><text:span text:style-name="T237"><office:annotation><dc:creator>Bianca Rius</dc:creator><dc:date>2020-01-13T17:30:44.830362250</dc:date><loext:sender-initials>BR</loext:sender-initials><text:p text:style-name="P108"><text:span text:style-name="T465">Ver fauset 2019</text:span></text:p></office:annotation></text:span><text:span text:style-name="T237">atial</text:span><text:span text:style-name="T236"> difference between the aboveground carbon stock estimated through satellite measurements by Baccini et al. (2012</text:span><text:span text:style-name="T237">)</text:span><text:span text:style-name="T236"> and by Saatchi et al. (2011</text:span><text:span text:style-name="T238">) and the aboveground carbon stock</text:span><text:span text:style-name="T236"> simulated by CAETÊ in its PFT appr</text:span><text:span text:style-name="T236"><office:annotation><dc:creator>Bianca Rius</dc:creator><dc:date>2019-05-08T13:42:50.089676146</dc:date><loext:sender-initials>BR</loext:sender-initials><text:p text:style-name="P108"><text:span text:style-name="T465">Comentar sobre a subestimativa na Amz centra por conta do gradiente errado</text:span></text:p></office:annotation></text:span><text:span text:style-name="T236">oach (Fig. </text:span><text:span text:style-name="T238">XXXa and XXXc) and its trait-based approach (Fig. XXXb and XXXd). </text:span></text:p>
      <text:p text:style-name="P57"><text:span text:style-name="T238"><text:tab/></text:span><text:span text:style-name="T237">The figure shows that when compared to Baccini’s carbon stock estimation both approaches show regions of over and underestimation despite some places of agreement. In both versions the overestimations tends to be located in </text:span><text:span text:style-name="T239">regions that are known to be heavily deforested </text:span><text:span text:style-name="T241">(e.g. the perimeter of the Amazon Basin)</text:span><text:span text:style-name="T239">, </text:span><text:span text:style-name="T241">this is because CAETÊ still do not incorporate human land use nor fire for determing vegetation distribution</text:span><text:span text:style-name="T239">. </text:span><text:span text:style-name="T240">Besides, they also tend to overestimate </text:span><text:span text:style-name="T239">in </text:span><text:span text:style-name="T237">drier conditions </text:span><text:span text:style-name="T239">regions</text:span><text:span text:style-name="T237"> (e.g. transition between Amazon and Cerrado), </text:span><text:span text:style-name="T239">although the overestimation in these regions tend to be higher in the PFT approach, </text:span><text:span text:style-name="T240">this is because in drier conditions the PLS approach tend to invest more carbon in roots than in wood tissues to get more water, however it decreases the total </text:span><text:span text:style-name="T244">carbon stock</text:span><text:span text:style-name="T240"> since wood</text:span><text:span text:style-name="T244">y</text:span><text:span text:style-name="T240"> tissues contribute more to the total </text:span><text:span text:style-name="T244">carbon content of a plant</text:span><text:span text:style-name="T240"> (Fig. SXXXX). </text:span><text:span text:style-name="T242">The underestimation for both CAETE’s versions occurs mainly on the east center of the basin (south of Pará state) and on the south-west of Amazonas state and Acre state althouth, this underestimation is more pronounced for the trait-based version. <text:s/></text:span><text:span text:style-name="T243">The underestimated regions may be due to the model’s inability to represent the west-east gradient correctly.</text:span></text:p>
      <text:p text:style-name="P59"><text:soft-page-break/><text:span text:style-name="T246">C</text:span><text:span text:style-name="T245">om</text:span><text:span text:style-name="T245"><office:annotation><dc:creator>Bianca Rius</dc:creator><dc:date>2019-05-09T10:18:27.211868569</dc:date><loext:sender-initials>BR</loext:sender-initials><text:p text:style-name="P108"><text:span text:style-name="T465">Comparação com Saatchi</text:span></text:p></office:annotation></text:span><text:span text:style-name="T245">paração com Saatchi</text:span></text:p>
      <text:p text:style-name="P32"><text:span text:style-name="T321"><text:tab/></text:span><text:span text:style-name="T325">Within the studied region the CAETÊ model simulated a total aboveground carbon stock of 94.37 and 81.25 PgC for PFT and trait-based version, respectively. </text:span><text:span text:style-name="T321">The total </text:span><text:span text:style-name="T325">aboveground </text:span><text:span text:style-name="T321">carbon stock </text:span><text:span text:style-name="T325">estimated by</text:span><text:span text:style-name="T322"> Baccini </text:span><text:span text:style-name="T325">et al. (2012)</text:span><text:span text:style-name="T322"> and Saatchi </text:span><text:span text:style-name="T325">et al. (2011)</text:span><text:span text:style-name="T322"> </text:span><text:span text:style-name="T325">was</text:span><text:span text:style-name="T322"> 80.23 </text:span><text:span text:style-name="T325">and</text:span><text:span text:style-name="T322"> 71.6</text:span><text:span text:style-name="T325">7, </text:span><text:span text:style-name="T326">respectively</text:span><text:span text:style-name="T322">. </text:span><text:span text:style-name="T326">In that sense, despite both versions simulations agree well with the estimated values for total aboveground carbon stock, trait-based version shows a slightly higher agreement.</text:span><text:span text:style-name="T322"> </text:span></text:p>
      <text:p text:style-name="P40"><text:s/>Comp<office:annotation><dc:creator>Bianca Rius</dc:creator><dc:date>2020-01-13T17:33:09.549210685</dc:date><loext:sender-initials>BR</loext:sender-initials><text:p text:style-name="P108"><text:span text:style-name="T465">Não precisa ser nova seção</text:span></text:p></office:annotation>arison wi<office:annotation><dc:creator>Bianca Rius</dc:creator><dc:date>2020-01-09T11:12:41.966659949</dc:date><loext:sender-initials>BR</loext:sender-initials><text:p text:style-name="P108"><text:span text:style-name="T465">Ver fauset et al 2019</text:span></text:p></office:annotation>th ground-based observations</text:p>
      <text:p text:style-name="P31"><text:span text:style-name="T452"><text:tab/></text:span><text:span text:style-name="T330">Não sei como analisar esses dados</text:span><text:span text:style-name="T327"><office:annotation><dc:creator>Bianca Rius</dc:creator><dc:date>2019-05-09T12:55:51.392620059</dc:date><loext:sender-initials>BR</loext:sender-initials><text:p text:style-name="P108"><text:span text:style-name="T465">Como analisar?</text:span></text:p></office:annotation></text:span></text:p>
      <text:p text:style-name="P74">3.3. <text:span text:style-name="T459">Drought </text:span>Impacts on biogeochemical variables: Does the approach matter?</text:p>
      <text:p text:style-name="P75"><text:tab/><text:span text:style-name="T271">As expected, the reduction on precipitation caused a reduction on the carbon stock for both versions of CAETÊ (Fig. XXX). This reduction was also observed on the other biogeochemical variables </text:span><text:span text:style-name="T331">(NPP </text:span><text:span text:style-name="T332">and</text:span><text:span text:style-name="T331"> GPP ; See Supplementary Material section SXXXX).</text:span><text:span text:style-name="T271"> </text:span><text:span text:style-name="T272">On average, the PFT approach has lost 50.62% of its total carbon stock and for the trait-based approach the mean loss was 59.98%. However, in total, the PFT approach showed a loss of 51.02 PgC while the trait-based approach lost 49.43 PgC, what means </text:span><text:span text:style-name="T273">that the latter avoided the loss of 1.59 PgC when compared to the former.</text:span><text:span text:style-name="T272"> </text:span><text:span text:style-name="T273">This difference is equivalent to the Brazilian carbon emission in 2010 (~ 1.3 PgC) </text:span><text:span text:style-name="T274">mainly due to land use change, agricultural sector and use of fuels (SIRENE, 2010).</text:span><text:span text:style-name="T273"> </text:span></text:p>
      <text:p text:style-name="P76"><text:span text:style-name="T273"><text:tab/></text:span><text:span text:style-name="T274">Also, there are some important geographical difference </text:span><text:span text:style-name="T275">on the</text:span><text:span text:style-name="T274"> carbon loss between the two versions that need to be highlighted. </text:span><text:span text:style-name="T275">First, in Figure XXX is possible to see that </text:span><text:span text:style-name="T276">the loss of carbon in the trait-based version is more gradual between the different regions, while in the PFT version the loss is </text:span><text:span text:style-name="T304">much </text:span><text:span text:style-name="T276">more abrupt, </text:span><text:span text:style-name="T304">for example, some side by side cells presented </text:span><text:soft-page-break/><text:span text:style-name="T304">completely different percentage of carbon loss</text:span><text:span text:style-name="T276">. Furtheremore, there are some regions in which the trait-based approach is able to maintain some amount of carbon where the PFT approach los</text:span><text:span text:style-name="T304">t</text:span><text:span text:style-name="T276"> it completely, </text:span><text:span text:style-name="T304">f</text:span><text:span text:style-name="T276">or example </text:span><text:span text:style-name="T304">at</text:span><text:span text:style-name="T276"> the transition regions </text:span><text:span text:style-name="T277">that surrounds the borders of the basin </text:span><text:span text:style-name="T276">where the climate is naturally drier, </text:span><text:span text:style-name="T277">especially in the southeast and also in the central Amazon. However, </text:span><text:span text:style-name="T304">unexpectedly,</text:span><text:span text:style-name="T277"> in regions where the PFT version is able to maintain </text:span><text:span text:style-name="T302">some amount of carbono</text:span><text:span text:style-name="T277">, the degree of loss is lower </text:span><text:span text:style-name="T304">when compared to the other version</text:span><text:span text:style-name="T277">. </text:span></text:p>
      <text:p text:style-name="P76"><text:span text:style-name="T278"><text:tab/></text:span><office:annotation office:name="__Annotation__4667_2609439322"><dc:creator>Bianca Rius</dc:creator><dc:date>2020-01-10T10:50:15.821380795</dc:date><loext:sender-initials>BR</loext:sender-initials><text:p text:style-name="P108"><text:span text:style-name="T465">Necessário colocar mapa mostrando a distribuição geográfica da relação root:shoot?</text:span></text:p></office:annotation><text:span text:style-name="T333">Also, we observed that the carbon loss in the different plant compartments </text:span><text:span text:style-name="T334">is dissimilar between the tw</text:span><text:span text:style-name="T335">o</text:span><text:span text:style-name="T334"> versions (Figure XXX) what</text:span><text:span text:style-name="T336"> has led</text:span><text:span text:style-name="T337"> to </text:span><text:span text:style-name="T336">distinguished</text:span><text:span text:style-name="T337"> change in the root:shoot ratio </text:span><text:span text:style-name="T336">with the reduction in precipitation (Figure XXX): </text:span><text:span text:style-name="T338">on average, the PFT version decreased the root:shoot ratio while the trait-based version increased it</text:span><text:span text:style-name="T336">. </text:span><office:annotation-end office:name="__Annotation__4667_2609439322"/></text:p>
      <text:p text:style-name="P39">3.3. Fu<office:annotation><dc:creator>Bianca Rius</dc:creator><dc:date>2020-01-15T14:55:50.256698111</dc:date><loext:sender-initials>BR</loext:sender-initials><text:p text:style-name="P109"><text:span text:style-name="T467">Recent theory (9) suggests that climate change (e.g., rapid warming or rapid fluctuations in temperature or precipitation) should cause whole-community trait distributions to track the environment by decreasing fitness and growth of existing dominant phenotypes while increasing fitness of some currently rare phenotypes. As warming occurs and phenotypes shift, the expectation is that a one-sided tail in the distribution (skewness) will be created due to time lags caused by individuals</text:span></text:p><text:p text:style-name="P109"><text:span text:style-name="T467">with newly maladaptive traits that are slowly declining in fre- quency (9) (Fig. 4A). If environmental change (e.g., climate warming) causes a trait distribution to shift upward or downward in trait space, the mean trait value also shifts upward or down- ward, and the lagging tail will exhibit negative or positive skew- ness, respectively, relative to the initial distribution. Wieczynski, Daniel J 2019</text:span></text:p></office:annotation>nctio<office:annotation><dc:creator>Bianca Rius</dc:creator><dc:date>2020-01-09T14:12:44.413021858</dc:date><loext:sender-initials>BR</loext:sender-initials><text:p text:style-name="P108"><text:span text:style-name="T465">The most common value</text:span></text:p></office:annotation>nal diversity responses for a drier cli<office:annotation><dc:creator>Bianca Rius</dc:creator><dc:date>2019-06-26T23:05:06.215448102</dc:date><loext:sender-initials>BR</loext:sender-initials><text:p text:style-name="P108"><text:span text:style-name="T465">Trait distribution – pense nos termos que você está usando (Enquist 2015)</text:span></text:p></office:annotation>mate: How is our new community?</text:p>
      <text:p text:style-name="P11"><text:span text:style-name="T248"><text:tab/></text:span><text:span text:style-name="T249">The reduction o</text:span><text:span text:style-name="T251">n</text:span><text:span text:style-name="T249"> precipitation led to a modification </text:span><text:span text:style-name="T252">on Amazon’s</text:span><text:span text:style-name="T249"> functional diversity </text:span><text:span text:style-name="T254">and structure</text:span><text:span text:style-name="T249">. </text:span><text:span text:style-name="T254">The next two sections explore the results for the single and multi-traits frameworks.</text:span></text:p>
      <text:p text:style-name="P38"><text:tab/><text:span text:style-name="T453">PRIMEIRO COLOCAR DA DIVERSIDADE FUNCIONAL E DEPOIS DA ESTRUTURA OU O CONTRÁRIO?</text:span></text:p>
      <text:p text:style-name="P38"><text:span text:style-name="T279">F</text:span><text:span text:style-name="T279"><office:annotation><dc:creator>Bianca Rius</dc:creator><dc:date>2020-01-13T17:34:47.460628163</dc:date><loext:sender-initials>BR</loext:sender-initials><text:p text:style-name="P108"><text:span text:style-name="T465">Skewness e etc</text:span></text:p></office:annotation></text:span><text:span text:style-name="T279">igure XXXX shows the </text:span><text:span text:style-name="T305">modification on the</text:span><text:span text:style-name="T279"> </text:span><text:span text:style-name="T299">frequency</text:span><text:span text:style-name="T279"> distribution </text:span><text:span text:style-name="T305">of</text:span><text:span text:style-name="T279"> the six variant functional traits in consequence of reduced precipitation </text:span><text:span text:style-name="T307">what conduced to a change on fun</text:span><text:span text:style-name="T307"><office:annotation><dc:creator>Bianca Rius</dc:creator><dc:date>2020-01-13T17:35:01.436553968</dc:date><loext:sender-initials>BR</loext:sender-initials><text:p text:style-name="P108"><text:span text:style-name="T465">Hyperdominance in Amazon</text:span></text:p></office:annotation></text:span><text:span text:style-name="T307">ctional diversity components (</text:span><text:span text:style-name="T279">Table XXX</text:span><text:span text:style-name="T307">), the most common value (Table XXX) and on functional structure.</text:span><text:span text:style-name="T279"> <text:s/></text:span><office:annotation office:name="__Annotation__4930_2609439322"><dc:creator>Bianca Rius</dc:creator><dc:date>2020-01-10T11:03:24.827608572</dc:date><loext:sender-initials>BR</loext:sender-initials><text:p text:style-name="P108"><text:span text:style-name="T465">fazer</text:span></text:p></office:annotation><text:span text:style-name="T339">The most common value.</text:span><office:annotation-end office:name="__Annotation__4930_2609439322"/></text:p>
      <text:p text:style-name="P34"><text:span text:style-name="T279"><text:tab/></text:span><text:span text:style-name="T280">For all the traits is possible to see that the </text:span><text:span text:style-name="T300">shape</text:span><text:span text:style-name="T280"> of the curve has considerably change. First, </text:span><text:span text:style-name="T283">for all the six functional traits is clearly visible a change in the dominance of the more frequent values, in other words, with reduction on precipitation the more common value</text:span><text:span text:style-name="T306">s</text:span><text:span text:style-name="T283"> for a </text:span><text:soft-page-break/><text:span text:style-name="T283">trait has dimished its frequency, and, as consequence, other values for this functional traits w</text:span><text:span text:style-name="T300">ere</text:span><text:span text:style-name="T283"> able to occur in the trait space </text:span><text:span text:style-name="T300">lein the total range of values.</text:span><text:span text:style-name="T283"> It also means that the proportion of the grid cell that the mo</text:span><text:span text:style-name="T306">st</text:span><text:span text:style-name="T283"> common trait occupie</text:span><text:span text:style-name="T289">d </text:span><text:span text:style-name="T300">has diminished with </text:span><text:span text:style-name="T289">reduc</text:span><text:span text:style-name="T300">ed</text:span><text:span text:style-name="T289"> precipitation</text:span><text:span text:style-name="T283">, allowing trait values </text:span><text:span text:style-name="T300">that were not present in the regular climate</text:span><text:span text:style-name="T283"> to occupy the same grid cell. </text:span><text:span text:style-name="T285">The emergence of these new values for functional traits change the </text:span><text:span text:style-name="T289">occurrence </text:span><text:span text:style-name="T285">tendency of the values. </text:span><text:span text:style-name="T301">Table XX summarizes the changes on these tendencies for all the traits. </text:span><text:span text:style-name="T284"><text:s/></text:span></text:p>
      <table:table table:name="Tabela1" table:style-name="Tabela1">
        <table:table-column table:style-name="Tabela1.A" table:number-columns-repeated="3"/>
        <table:table-row>
          <table:table-cell table:style-name="Tabela1.A1" office:value-type="string">
            <text:p text:style-name="P2"/>
          </table:table-cell>
          <table:table-cell table:style-name="Tabela1.B1" table:number-columns-spanned="2" office:value-type="string">
            <text:p text:style-name="P3">Trait</text:p>
          </table:table-cell>
          <table:covered-table-cell/>
        </table:table-row>
        <table:table-row>
          <table:table-cell table:style-name="Tabela1.A2" office:value-type="string">
            <text:p text:style-name="P4">Compartment</text:p>
          </table:table-cell>
          <table:table-cell table:style-name="Tabela1.A2" office:value-type="string">
            <text:p text:style-name="P4">Allocation</text:p>
          </table:table-cell>
          <table:table-cell table:style-name="Tabela1.C2" office:value-type="string">
            <text:p text:style-name="P4">Residence time</text:p>
          </table:table-cell>
        </table:table-row>
        <table:table-row>
          <table:table-cell table:style-name="Tabela1.A2" office:value-type="string">
            <text:p text:style-name="P4">Leaves</text:p>
          </table:table-cell>
          <table:table-cell table:style-name="Tabela1.A2" office:value-type="string">
            <text:p text:style-name="P4">Decrease</text:p>
          </table:table-cell>
          <table:table-cell table:style-name="Tabela1.C2" office:value-type="string">
            <text:p text:style-name="P4">Increase</text:p>
          </table:table-cell>
        </table:table-row>
        <table:table-row>
          <table:table-cell table:style-name="Tabela1.A2" office:value-type="string">
            <text:p text:style-name="P4">Fine roots</text:p>
          </table:table-cell>
          <table:table-cell table:style-name="Tabela1.A2" office:value-type="string">
            <text:p text:style-name="P4">Increase</text:p>
          </table:table-cell>
          <table:table-cell table:style-name="Tabela1.C2" office:value-type="string">
            <text:p text:style-name="P4">Increase</text:p>
          </table:table-cell>
        </table:table-row>
        <table:table-row>
          <table:table-cell table:style-name="Tabela1.A2" office:value-type="string">
            <text:p text:style-name="P4">Abovegroun woody tissues</text:p>
          </table:table-cell>
          <table:table-cell table:style-name="Tabela1.A2" office:value-type="string">
            <text:p text:style-name="P4">Decrease</text:p>
          </table:table-cell>
          <table:table-cell table:style-name="Tabela1.C2" office:value-type="string">
            <text:p text:style-name="P4">Decrease</text:p>
          </table:table-cell>
        </table:table-row>
      </table:table>
      <text:p text:style-name="P16"/>
      <text:p text:style-name="P35"><text:span text:style-name="T286"><text:tab/></text:span><text:span text:style-name="T290">Besides, t</text:span><text:span text:style-name="T286">he change <text:s/>on the functional profile in the analyzed </text:span><text:span text:style-name="T290">region</text:span><text:span text:style-name="T286"> <text:s/></text:span><text:span text:style-name="T290">reverberated on</text:span><text:span text:style-name="T286"> biogeochemical variables: the increase of higher values for fine roots allocation and for fine roots residence time end up to determine higher values for carbon stock on fine roots (Figure XXX) and the increase of frequency in lower values both for allocation and residence time in wood tissues led to a decrease in the carbon stocked in this compartment, affecting, in its turn, the total biomass with the drier condition </text:span><text:span text:style-name="T301">(since this is the higher contributor for total biomass</text:span><text:span text:style-name="T286">. </text:span></text:p>
      <text:p text:style-name="P36"><text:span text:style-name="T280"><text:tab/>The changes in the pattern distribution of the values reflected on the functional divers</text:span><text:span text:style-name="T281">i</text:span><text:span text:style-name="T280">ty parameters </text:span><text:span text:style-name="T295">altering the functional sctructure </text:span><text:span text:style-name="T301">(Table XXX sumarizes it)</text:span><text:span text:style-name="T280">. </text:span><text:span text:style-name="T282">The more proeminent result is the considerable </text:span><text:span text:style-name="T290">and unexpected</text:span><text:span text:style-name="T282"> increase in functional richness for all the functional traits</text:span><text:span text:style-name="T280"> (i.e. increase in the occupation of the functional space, that means, higher </text:span><text:soft-page-break/><text:span text:style-name="T280">varialibity of values), </text:span><text:span text:style-name="T283">with some functional traits </text:span><text:span text:style-name="T291">increasing ther richness in more than 500 </text:span><text:span text:style-name="T283">% (e.g. allocation for fine roots and wood tissues and residence time in wood tissues). </text:span><text:span text:style-name="T284">Th</text:span><text:span text:style-name="T291">e increase in functional diversity is due to</text:span><text:span text:style-name="T284"> the above described </text:span><text:span text:style-name="T291">decrease in dominance </text:span><text:span text:style-name="T301">that permited the emergence of new trait values not present in the previous condition</text:span><text:span text:style-name="T283">. The</text:span><text:span text:style-name="T281"> evennes (i.e. </text:span><text:span text:style-name="T291">the abundance regularity in the frequency distribution of </text:span><text:span text:style-name="T292">the trait values in a</text:span><text:span text:style-name="T291"> trait space</text:span><text:span text:style-name="T281">) </text:span><text:span text:style-name="T283">has also showed an increase </text:span><text:span text:style-name="T281">for all the six </text:span><text:span text:style-name="T283">functional </text:span><text:span text:style-name="T281">traits </text:span><text:span text:style-name="T292">what means that the reduced precipitation made that the distribution of trait values in the trait space became more regular, another indication of the dominance decrease</text:span><text:span text:style-name="T281">. The divergence (i.e. </text:span><text:span text:style-name="T293">the degree to which the most common values occur</text:span><text:span text:style-name="T294">s</text:span><text:span text:style-name="T293"> at the extremities of the functional space</text:span><text:span text:style-name="T281">) </text:span><text:span text:style-name="T294">has increased for all the traits except for leaf and wood tissues residence time</text:span><text:span text:style-name="T281"> </text:span><text:span text:style-name="T295">that showed a decrease in this variable although in a low degree (5.0 and 4.7% decrease for leaf and wood tissues residence time, respectively). </text:span></text:p>
      <text:p text:style-name="P37"><text:span text:style-name="T280"><text:tab/></text:span><text:span text:style-name="T296">Table XXX also shows the dissimilarity between the distribution of values for both climatic conditions. This index calculated based on Carmona et al. (2016) approach range from 0 to 1 with 0 indicating that, functionally, the two distributions are identical and with 1 indicating that the two distributions are completely differents in terms of functionality. All the six traits present a dissmilarity that tends to 1, indicating that, in fact, the change in the precipitation has resulted in a modification of the functional structure.</text:span></text:p>
      <text:p text:style-name="P37"><text:span text:style-name="T279"><text:tab/></text:span><text:span text:style-name="T295">Lastly, the modification in the functional diversity variables in the traits separately mediates the occurrence and frequency of the ecological strategies in front of the precitation reduction (see next section).</text:span></text:p>
      <text:p text:style-name="P17"><text:tab/><text:span text:style-name="T459">Multitrait: As recommended by Barros et al. (2016), before make the hypervolume construction and analysis we have performed a PCA with all the six functional traits in both </text:span><text:soft-page-break/><text:span text:style-name="T459">climatic conditions (regular and reduced precipitation). The Figure XXX show the PCA and the </text:span><office:annotation office:name="__Annotation__2325_3535560205"><dc:creator>Bianca Rius</dc:creator><dc:date>2019-05-20T11:52:14.653904716</dc:date><loext:sender-initials>BR</loext:sender-initials><text:p text:style-name="P108"><text:span text:style-name="T465">Tabela deve conter: principal component, proportion of variance explained and cumulative proportion of variance explained</text:span></text:p></office:annotation><text:span text:style-name="T459">Table SXXX</text:span><office:annotation-end office:name="__Annotation__2325_3535560205"/><text:span text:style-name="T340"> show the relative importance of the axes for explaning the variationand Table X</text:span><text:span text:style-name="T340"><office:annotation><dc:creator>Bianca Rius</dc:creator><dc:date>2019-05-24T08:48:05.922903020</dc:date><loext:sender-initials>BR</loext:sender-initials><text:p text:style-name="P108"><text:span text:style-name="T465">Definir se isso vai no suplementar ou no corpo do artigo</text:span></text:p></office:annotation></text:span><text:span text:style-name="T340">XX the </text:span><office:annotation office:name="__Annotation__2379_148220101"><dc:creator>Bianca Rius</dc:creator><dc:date>2019-05-24T08:46:56.183945855</dc:date><loext:sender-initials>BR</loext:sender-initials><text:p text:style-name="P108"><text:span text:style-name="T465">Aqui você precisa descobrir se é rotation, loading e etc….ver coisas que o João mandou no seu e-mail</text:span></text:p></office:annotation><text:span text:style-name="T425">scores</text:span><office:annotation-end office:name="__Annotation__2379_148220101"/><text:span text:style-name="T340"> of each functional trait.</text:span></text:p>
      <text:p text:style-name="P18"><text:tab/><office:annotation office:name="__Annotation__7543_3535560205"><dc:creator>Bianca Rius</dc:creator><dc:date>2019-05-20T14:03:44.242240075</dc:date><loext:sender-initials>BR</loext:sender-initials><text:p text:style-name="P108"><text:span text:style-name="T465">Divide em plantas que investem em raízes e em tecidos lenhosos?</text:span></text:p><text:p text:style-name="P108"><text:span text:style-name="T465">E isso depende da condição climática?</text:span></text:p></office:annotation><office:annotation office:name="__Annotation__2472_148220101"><dc:creator>Bianca Rius</dc:creator><dc:date>2019-05-24T08:57:31.674804112</dc:date><loext:sender-initials>BR</loext:sender-initials><text:p text:style-name="P108"><text:span text:style-name="T465">melhorar</text:span></text:p></office:annotation><text:span text:style-name="T341">The first axis of the PCA explain 84.3% of the variance and was the major discriminator between the values for the two climatic conditions (red for reduced precipitation and blue for regular climate in Figure XXX). From the original variables </text:span><text:span text:style-name="T426">rotation</text:span><text:span text:style-name="T341"> is possible to see that the traits that more influence in this variation <text:s/>root residence time and allocation and leaf residence time, and in a lesser extent woody allocation e no sentido contrário. </text:span><text:span text:style-name="T341"><office:annotation office:name="__Annotation__14951_3652824775"><dc:creator>Bianca Rius</dc:creator><dc:date>2020-01-15T14:54:09.769551926</dc:date><loext:sender-initials>BR</loext:sender-initials><text:p text:style-name="P109"><text:span text:style-name="T467">“</text:span><text:span text:style-name="T467">Together, these principal trait axes account for 48.4% (PC1 =</text:span></text:p><text:p text:style-name="P109"><text:span text:style-name="T467">28.9%, PC2 = 19.5%) of total variation in mean trait values across all forests and encapsulate fundamental trade-offs in growth strategies operating at the community level (Fig. 3A).”Wieczynski, Daniel J 2019</text:span></text:p></office:annotation></text:span><text:span text:style-name="T341">It is important to highli</text:span><office:annotation-end office:name="__Annotation__14951_3652824775"/><text:span text:style-name="T341">ght the identification of a trade-off between root residence time and allocation and leaf residence time and wood allocation (forma de manter a fotossíntese, já que o tradeoff entre a alocação para raízes e outros compartimentos impede a continuidade da alocação para folhas por exemplo) that have important consequences for carbon storage and the responses of the biogeochemical variables to the reduction on precipitation. The second axes explain 11.7% of the variance and is more correlated to leaf allocation and wood tissues residence time.</text:span><office:annotation-end office:name="__Annotation__2472_148220101"/><office:annotation-end office:name="__Annotation__7543_3535560205"/></text:p>
      <text:p text:style-name="P19"><text:tab/><text:span text:style-name="T428">From the PCA was possible to analyze all the six functional traits together in order to look at the PLSs as ecological strategies. For this we delineated a hypervolume with new variables obtained from the PCA. The dimensionality of the hypervolume was equal to three since we chose to use the three first PCs that together explain more than 98% of the data variance (Table SXXX). Figure XXX show the pairs plot representation of the hypervolumes both for regular climate (in blue) and for reduced precipitation (in red) in order to represent the shape (i.e. the size), the centroid (i.e. the mean values) and the overlap of the hypervolumes in the two different climatic conditions (for a 3D animated representation see </text:span><office:annotation office:name="__Annotation__2568_148220101"><dc:creator>Bianca Rius</dc:creator><dc:date>2019-05-24T09:07:42.356165150</dc:date><loext:sender-initials>BR</loext:sender-initials><text:p text:style-name="P108"><text:span text:style-name="T465">Como escreve isso quando fica disponpivel online?</text:span></text:p></office:annotation><text:span text:style-name="T428">Supporting Material XXXXX</text:span><office:annotation-end office:name="__Annotation__2568_148220101"/><text:span text:style-name="T428">). Unexpectadly, we found a pronounced increase in the size of </text:span><text:soft-page-break/><text:span text:style-name="T428">the hypervolume with a drier climate: the size of the hypervolume was 0.89 and 25.55 for regular climate and low precipitation, respectively. The increase in the size of the hypervomule represents changes in the amplitude of <text:s/>trait’s variation (i.e. changes in variance; BARROS et a., 2016) that can be interpreted as an increase in the functional diversity space occupied by the surviving PLSs with the new climatic condition. It is also possible to see a displacement in the centroid (filled dots in Figure XXX), that represents a change in the mean values with the change in the precipitation, what indicates that, in mean, the strategies has changed their predominant trait values. The overlap degree between the two hypervolumes was calculated through a Jaccard similarity index that was equal to 0.036 meaning that the change in the climatic <text:s/>variable was strong enough to change the hypervolumes in a manner they almost do not overlap anymore. </text:span></text:p>
      <text:p text:style-name="P21"><office:annotation office:name="__Annotation__2857_148220101"><dc:creator>Bianca Rius</dc:creator><dc:date>2019-05-24T10:29:43.994163037</dc:date><loext:sender-initials>BR</loext:sender-initials><text:p text:style-name="P108"><text:span text:style-name="T465">Não sei como analisar isso...se pelos eixos mesmo ou pelos rotations</text:span></text:p></office:annotation><text:span text:style-name="T267"><text:tab/></text:span><text:span text:style-name="T297">To understand which functional trait(s) was responsible for the change in each hypervolume dimensionality we </text:span><text:span text:style-name="T298">performed</text:span><text:span text:style-name="T297"> a pair to pair </text:span><text:span text:style-name="T298">plot</text:span><text:span text:style-name="T297"> with the three principal component axes from the</text:span><text:span text:style-name="T287"> </text:span><text:span text:style-name="T288">initial</text:span><text:span text:style-name="T287"> PCA </text:span><text:span text:style-name="T298">(Figure SXXXX)</text:span><text:span text:style-name="T287">. <text:s/></text:span><office:annotation-end office:name="__Annotation__2857_148220101"/></text:p>
      <text:p text:style-name="P9"><text:span text:style-name="T3">4. </text:span><text:span text:style-name="T1">Discussion</text:span></text:p>
      <text:p text:style-name="P22"><text:span text:style-name="T260">4.1. Does a trait based approach improve the representation of the biogeochemical cycles? </text:span><text:span text:style-name="T263">To</text:span><text:span text:style-name="T260"> what extent?</text:span></text:p>
      <text:list xml:id="list3030823176" text:style-name="WW8Num3">
        <text:list-header>
          <text:p text:style-name="P97"><text:span text:style-name="T93">4.2. </text:span><text:bookmark-start text:name="__DdeLink__727_3656280037"/><text:span text:style-name="T92">What is the </text:span><text:span text:style-name="T96">effect of </text:span><text:span text:style-name="T97">reduced precipitation</text:span><text:span text:style-name="T92"> on biogeochemical cycles for </text:span><text:span text:style-name="T94">PFT and trait-based</text:span><text:span text:style-name="T92"> version</text:span><text:span text:style-name="T94">s</text:span><text:span text:style-name="T92">? Does the approach changes the result/</text:span><text:span text:style-name="T95">matters</text:span><text:span text:style-name="T92">?</text:span><text:bookmark-end text:name="__DdeLink__727_3656280037"/></text:p>
        </text:list-header>
      </text:list>
      <text:p text:style-name="P70"><text:span text:style-name="T396">It has been argured that a PFT approach is not the best way to represent carbon cycle and its responses to climate change due to its limited representation on functional diversity </text:span><text:bookmark-start text:name="__UnoMark__8082_3577122105"/><text:span text:style-name="T142">(VAN BODEGOM; DOUMA; VERHEIJEN, 2014; VERHEIJEN et al., 2015; YANG et al., 2015)</text:span><text:bookmark-end text:name="__UnoMark__8082_3577122105"/><text:span text:style-name="T396">⁠. Besides, it is widely accepted that a more diverse ecosystem, including diversity in terms of </text:span><text:soft-page-break/><text:span text:style-name="T396">functionality, is less sensible to the environmental change adverse effects, especially because it present a more diverse response to the changes and would, in theory, be able to recover from a disturbance through, for example, change on functional composition and structure that would compensate the possible loss of species and/or strategies (REFERENCIA).</text:span></text:p>
      <text:p text:style-name="P70"><text:span text:style-name="T396">As expected we observed a </text:span><text:span text:style-name="T397">generalized</text:span><text:span text:style-name="T396"> expressive reduction in carbon stock for both </text:span><text:span text:style-name="T398">CAETÊ </text:span><text:span text:style-name="T396">versions given the degree of reduction on precipitation </text:span><text:span text:style-name="T397">(Fig. XXX)</text:span><text:span text:style-name="T396">. The </text:span><text:span text:style-name="T398">decr</text:span><text:span text:style-name="T399">e</text:span><text:span text:style-name="T398">ase </text:span><text:span text:style-name="T397">on </text:span><text:span text:style-name="T398">Amazon</text:span><text:span text:style-name="T396"> biomass due to reduced precipitation is in agreement with experimental </text:span><text:bookmark-start text:name="__UnoMark__8086_3577122105"/><text:span text:style-name="T142">(DA COSTA et al., 2010; NEPSTAD et al., 2007)</text:span><text:bookmark-end text:name="__UnoMark__8086_3577122105"/><text:span text:style-name="T396">⁠, observational </text:span><text:bookmark-start text:name="__UnoMark__8090_3577122105"/><text:bookmark-start text:name="__UnoMark__8124_3577122105"/><text:span text:style-name="T142">(BRIENEN et al., 2015; ENQUIST; ENQUIST, 2011; PHILLIPS et al., 2009, 2010)</text:span><text:bookmark-end text:name="__UnoMark__8090_3577122105"/><text:bookmark-end text:name="__UnoMark__8124_3577122105"/><text:span text:style-name="T396">⁠ and modelling studies </text:span><text:reference-mark-start text:name="ADDIN CSL_CITATION {&quot;citationItems&quot;: [{&quot;id&quot;: &quot;ITEM-1&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1&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3&quot;, &quot;issue&quot;: &quot;3&quot;, &quot;issued&quot;: {&quot;date-parts&quot;: [[&quot;2009&quot;]]}, &quot;page&quot;: &quot;1-22&quot;, &quot;title&quot;: &quot;Exploring the range of climate biome projections for tropical South America: The role of CO2 fertilization and seasonality&quot;, &quot;type&quot;: &quot;article-journal&quot;, &quot;volume&quot;: &quot;23&quot;}, &quot;uris&quot;: [&quot;http://www.mendeley.com/documents/?uuid=90c53b8c-f487-417f-bfc7-383d31c5a8fb&quot;]}], &quot;mendeley&quot;: {&quot;formattedCitation&quot;: &quot;(LAPOLA; OYAMA; NOBRE, 2009; POWELL et al., 2013; RAMMIG et al., 2010)&quot;, &quot;plainTextFormattedCitation&quot;: &quot;(LAPOLA; OYAMA; NOBRE, 2009; POWELL et al., 2013; RAMMIG et al., 2010)&quot;, &quot;previouslyFormattedCitation&quot;: &quot;(LAPOLA; OYAMA; NOBRE, 2009; POWELL et al., 2013; RAMMIG et al., 2010)&quot;}, &quot;properties&quot;: {&quot;noteIndex&quot;: 0}, &quot;schema&quot;: &quot;https://github.com/citation-style-language/schema/raw/master/csl-citation.json&quot;} RNDUoZka5uWU1"/><text:span text:style-name="T396">(LAPOLA; OYAMA; NOBRE, 2009; POWELL et al., 2013; RAMMIG et al., 2010)</text:span><text:bookmark-start text:name="__UnoMark__8100_3577122105"/><text:reference-mark-end text:name="ADDIN CSL_CITATION {&quot;citationItems&quot;: [{&quot;id&quot;: &quot;ITEM-1&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1&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3&quot;, &quot;issue&quot;: &quot;3&quot;, &quot;issued&quot;: {&quot;date-parts&quot;: [[&quot;2009&quot;]]}, &quot;page&quot;: &quot;1-22&quot;, &quot;title&quot;: &quot;Exploring the range of climate biome projections for tropical South America: The role of CO2 fertilization and seasonality&quot;, &quot;type&quot;: &quot;article-journal&quot;, &quot;volume&quot;: &quot;23&quot;}, &quot;uris&quot;: [&quot;http://www.mendeley.com/documents/?uuid=90c53b8c-f487-417f-bfc7-383d31c5a8fb&quot;]}], &quot;mendeley&quot;: {&quot;formattedCitation&quot;: &quot;(LAPOLA; OYAMA; NOBRE, 2009; POWELL et al., 2013; RAMMIG et al., 2010)&quot;, &quot;plainTextFormattedCitation&quot;: &quot;(LAPOLA; OYAMA; NOBRE, 2009; POWELL et al., 2013; RAMMIG et al., 2010)&quot;, &quot;previouslyFormattedCitation&quot;: &quot;(LAPOLA; OYAMA; NOBRE, 2009; POWELL et al., 2013; RAMMIG et al., 2010)&quot;}, &quot;properties&quot;: {&quot;noteIndex&quot;: 0}, &quot;schema&quot;: &quot;https://github.com/citation-style-language/schema/raw/master/csl-citation.json&quot;} RNDUoZka5uWU1"/><text:span text:style-name="T142">⁠</text:span><text:bookmark-end text:name="__UnoMark__8100_3577122105"/><text:span text:style-name="T396">⁠. In our model, </text:span><text:span text:style-name="T398">for both versions, t</text:span><text:span text:style-name="T396">his reduction is a result of the increased soil moisture stress that reduces the photosynthetic rates (see Equation XX and section XXX) and the net primary productivity, it means that the carbon avaiable to be invested in the plant compartments is globally reduced. <text:s/>However, some studies have being clai</text:span><text:span text:style-name="T398">m</text:span><text:span text:style-name="T396">ed that the decrease in biomass due to drought is not necessarely linked to a decrease in carbon availability, but much more related to hydraulic failure </text:span><text:span text:style-name="T400">such as embolism </text:span><text:span text:style-name="T401">and cavitation</text:span><text:span text:style-name="T396"> </text:span><text:reference-mark-start text:name="ADDIN CSL_CITATION {&quot;citationItems&quot;: [{&quot;id&quot;: &quot;ITEM-1&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1&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id&quot;: &quot;ITEM-2&quot;, &quot;itemData&quot;: {&quot;DOI&quot;: &quot;10.1038/nature14213&quot;, &quot;ISBN&quot;: &quot;doi:10.1038/nature14213&quot;, &quot;ISSN&quot;: &quot;0028-0836&quot;, &quot;PMID&quot;: &quot;25739631&quot;, &quot;abstract&quot;: &quot;Nature 519, 78 (2015). doi:10.1038/nature14213&quot;, &quot;author&quot;: [{&quot;dropping-particle&quot;: &quot;&quot;, &quot;family&quot;: &quot;Doughty&quot;, &quot;given&quot;: &quot;Christopher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Girardin&quot;, &quot;given&quot;: &quot;C A J&quot;, &quot;non-dropping-particle&quot;: &quot;&quot;, &quot;parse-names&quot;: false, &quot;suffix&quot;: &quot;&quot;}, {&quot;dropping-particle&quot;: &quot;&quot;, &quot;family&quot;: &quot;Am\u00e9zquita&quot;, &quot;given&quot;: &quot;F Farf\u00e1n&quot;, &quot;non-dropping-particle&quot;: &quot;&quot;, &quot;parse-names&quot;: false, &quot;suffix&quot;: &quot;&quot;}, {&quot;dropping-particle&quot;: &quot;&quot;, &quot;family&quot;: &quot;Cabrera&quot;, &quot;given&quot;: &quot;D Galiano&quot;, &quot;non-dropping-particle&quot;: &quot;&quot;, &quot;parse-names&quot;: false, &quot;suffix&quot;: &quot;&quot;}, {&quot;dropping-particle&quot;: &quot;&quot;, &quot;family&quot;: &quot;Huasco&quot;, &quot;given&quot;: &quot;W Huaraca&quot;, &quot;non-dropping-particle&quot;: &quot;&quot;, &quot;parse-names&quot;: false, &quot;suffix&quot;: &quot;&quot;}, {&quot;dropping-particle&quot;: &quot;&quot;, &quot;family&quot;: &quot;Silva-Espejo&quot;, &quot;given&quot;: &quot;J E&quot;, &quot;non-dropping-particle&quot;: &quot;&quot;, &quot;parse-names&quot;: false, &quot;suffix&quot;: &quot;&quot;}, {&quot;dropping-particle&quot;: &quot;&quot;, &quot;family&quot;: &quot;Araujo-Murakami&quot;, &quot;given&quot;: &quot;A&quot;, &quot;non-dropping-particle&quot;: &quot;&quot;, &quot;parse-names&quot;: false, &quot;suffix&quot;: &quot;&quot;}, {&quot;dropping-particle&quot;: &quot;&quot;, &quot;family&quot;: &quot;Costa&quot;, &quot;given&quot;: &quot;M C&quot;, &quot;non-dropping-particle&quot;: &quot;da&quot;, &quot;parse-names&quot;: false, &quot;suffix&quot;: &quot;&quot;}, {&quot;dropping-particle&quot;: &quot;&quot;, &quot;family&quot;: &quot;Rocha&quot;, &quot;given&quot;: &quot;W&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Mendoza&quot;, &quot;given&quot;: &quot;A L M&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Meir&quot;, &quot;given&quot;: &quot;P&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Malhi&quot;, &quot;given&quot;: &quot;Y&quot;, &quot;non-dropping-particle&quot;: &quot;&quot;, &quot;parse-names&quot;: false, &quot;suffix&quot;: &quot;&quot;}], &quot;container-title&quot;: &quot;Nature&quot;, &quot;id&quot;: &quot;ITEM-2&quot;, &quot;issue&quot;: &quot;7541&quot;, &quot;issued&quot;: {&quot;date-parts&quot;: [[&quot;2015&quot;]]}, &quot;page&quot;: &quot;78-82&quot;, &quot;title&quot;: &quot;Drought impact on forest carbon dynamics and fluxes in Amazonia&quot;, &quot;type&quot;: &quot;article-journal&quot;, &quot;volume&quot;: &quot;519&quot;}, &quot;uris&quot;: [&quot;http://www.mendeley.com/documents/?uuid=65b66a39-6b1b-487c-8e65-bbb65b4ddf36&quot;]}, {&quot;id&quot;: &quot;ITEM-3&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3&quot;, &quot;issued&quot;: {&quot;date-parts&quot;: [[&quot;2010&quot;]]}, &quot;page&quot;: &quot;631-646&quot;, &quot;title&quot;: &quot;Drought\u2013mortality relationships for tropical forests&quot;, &quot;type&quot;: &quot;article-journal&quot;, &quot;volume&quot;: &quot;187&quot;}, &quot;uris&quot;: [&quot;http://www.mendeley.com/documents/?uuid=191ab0cf-a751-49bc-ac5a-09ea09055fb3&quot;]}, {&quot;id&quot;: &quot;ITEM-4&quot;, &quot;itemData&quot;: {&quot;DOI&quot;: &quot;10.1098/rstb.2017.0315&quot;, &quot;ISBN&quot;: &quot;0000000277952&quot;, &quot;ISSN&quot;: &quot;0962-8436&quot;, &quot;author&quot;: [{&quot;dropping-particle&quot;: &quot;&quot;, &quot;family&quot;: &quot;Eller&quot;, &quot;given&quot;: &quot;Cleiton B.&quot;, &quot;non-dropping-particle&quot;: &quot;&quot;, &quot;parse-names&quot;: false, &quot;suffix&quot;: &quot;&quot;}, {&quot;dropping-particle&quot;: &quot;&quot;, &quot;family&quot;: &quot;Rowland&quot;, &quot;given&quot;: &quot;Lucy M.&quot;, &quot;non-dropping-particle&quot;: &quot;&quot;, &quot;parse-names&quot;: false, &quot;suffix&quot;: &quot;&quot;}, {&quot;dropping-particle&quot;: &quot;&quot;, &quot;family&quot;: &quot;Oliveira&quot;, &quot;given&quot;: &quot;Rafael S.&quot;, &quot;non-dropping-particle&quot;: &quot;&quot;, &quot;parse-names&quot;: false, &quot;suffix&quot;: &quot;&quot;}, {&quot;dropping-particle&quot;: &quot;&quot;, &quot;family&quot;: &quot;R.L. Bittencourt&quot;, &quot;given&quot;: &quot;Paulo&quot;, &quot;non-dropping-particle&quot;: &quot;&quot;, &quot;parse-names&quot;: false, &quot;suffix&quot;: &quot;&quot;}, {&quot;dropping-particle&quot;: &quot;&quot;, &quot;family&quot;: &quot;V. Barros&quot;, &quot;given&quot;: &quot;Fernanda&quot;, &quot;non-dropping-particle&quot;: &quot;de&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Mencuccini&quot;, &quot;given&quot;: &quot;Maurizio&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Philosophical Transactions of the Royal Society B: Biological Sciences&quot;, &quot;id&quot;: &quot;ITEM-4&quot;, &quot;issue&quot;: &quot;1760&quot;, &quot;issued&quot;: {&quot;date-parts&quot;: [[&quot;2018&quot;]]}, &quot;page&quot;: &quot;20170315&quot;, &quot;title&quot;: &quot;Modelling tropical forest responses to drought and El Ni\u00f1o with a stomatal optimization model based on xylem hydraulics&quot;, &quot;type&quot;: &quot;article-journal&quot;, &quot;volume&quot;: &quot;373&quot;}, &quot;uris&quot;: [&quot;http://www.mendeley.com/documents/?uuid=66748efa-0d66-429c-8b0f-f881e984c580&quot;]}], &quot;mendeley&quot;: {&quot;formattedCitation&quot;: &quot;(DOUGHTY et al., 2015; ELLER et al., 2018; PHILLIPS et al., 2010; ROWLAND et al., 2015)&quot;, &quot;plainTextFormattedCitation&quot;: &quot;(DOUGHTY et al., 2015; ELLER et al., 2018; PHILLIPS et al., 2010; ROWLAND et al., 2015)&quot;, &quot;previouslyFormattedCitation&quot;: &quot;(DOUGHTY et al., 2015; ELLER et al., 2018; PHILLIPS et al., 2010; ROWLAND et al., 2015)&quot;}, &quot;properties&quot;: {&quot;noteIndex&quot;: 0}, &quot;schema&quot;: &quot;https://github.com/citation-style-language/schema/raw/master/csl-citation.json&quot;} RND3VOZqKjusP"/><text:span text:style-name="T142">(DOUGHTY et al., 2015; ELLER et al., 2018; PHILLIPS et al., 2010; ROWLAND et al., 2015)</text:span><text:reference-mark-end text:name="ADDIN CSL_CITATION {&quot;citationItems&quot;: [{&quot;id&quot;: &quot;ITEM-1&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1&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id&quot;: &quot;ITEM-2&quot;, &quot;itemData&quot;: {&quot;DOI&quot;: &quot;10.1038/nature14213&quot;, &quot;ISBN&quot;: &quot;doi:10.1038/nature14213&quot;, &quot;ISSN&quot;: &quot;0028-0836&quot;, &quot;PMID&quot;: &quot;25739631&quot;, &quot;abstract&quot;: &quot;Nature 519, 78 (2015). doi:10.1038/nature14213&quot;, &quot;author&quot;: [{&quot;dropping-particle&quot;: &quot;&quot;, &quot;family&quot;: &quot;Doughty&quot;, &quot;given&quot;: &quot;Christopher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Girardin&quot;, &quot;given&quot;: &quot;C A J&quot;, &quot;non-dropping-particle&quot;: &quot;&quot;, &quot;parse-names&quot;: false, &quot;suffix&quot;: &quot;&quot;}, {&quot;dropping-particle&quot;: &quot;&quot;, &quot;family&quot;: &quot;Am\u00e9zquita&quot;, &quot;given&quot;: &quot;F Farf\u00e1n&quot;, &quot;non-dropping-particle&quot;: &quot;&quot;, &quot;parse-names&quot;: false, &quot;suffix&quot;: &quot;&quot;}, {&quot;dropping-particle&quot;: &quot;&quot;, &quot;family&quot;: &quot;Cabrera&quot;, &quot;given&quot;: &quot;D Galiano&quot;, &quot;non-dropping-particle&quot;: &quot;&quot;, &quot;parse-names&quot;: false, &quot;suffix&quot;: &quot;&quot;}, {&quot;dropping-particle&quot;: &quot;&quot;, &quot;family&quot;: &quot;Huasco&quot;, &quot;given&quot;: &quot;W Huaraca&quot;, &quot;non-dropping-particle&quot;: &quot;&quot;, &quot;parse-names&quot;: false, &quot;suffix&quot;: &quot;&quot;}, {&quot;dropping-particle&quot;: &quot;&quot;, &quot;family&quot;: &quot;Silva-Espejo&quot;, &quot;given&quot;: &quot;J E&quot;, &quot;non-dropping-particle&quot;: &quot;&quot;, &quot;parse-names&quot;: false, &quot;suffix&quot;: &quot;&quot;}, {&quot;dropping-particle&quot;: &quot;&quot;, &quot;family&quot;: &quot;Araujo-Murakami&quot;, &quot;given&quot;: &quot;A&quot;, &quot;non-dropping-particle&quot;: &quot;&quot;, &quot;parse-names&quot;: false, &quot;suffix&quot;: &quot;&quot;}, {&quot;dropping-particle&quot;: &quot;&quot;, &quot;family&quot;: &quot;Costa&quot;, &quot;given&quot;: &quot;M C&quot;, &quot;non-dropping-particle&quot;: &quot;da&quot;, &quot;parse-names&quot;: false, &quot;suffix&quot;: &quot;&quot;}, {&quot;dropping-particle&quot;: &quot;&quot;, &quot;family&quot;: &quot;Rocha&quot;, &quot;given&quot;: &quot;W&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Mendoza&quot;, &quot;given&quot;: &quot;A L M&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Meir&quot;, &quot;given&quot;: &quot;P&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Malhi&quot;, &quot;given&quot;: &quot;Y&quot;, &quot;non-dropping-particle&quot;: &quot;&quot;, &quot;parse-names&quot;: false, &quot;suffix&quot;: &quot;&quot;}], &quot;container-title&quot;: &quot;Nature&quot;, &quot;id&quot;: &quot;ITEM-2&quot;, &quot;issue&quot;: &quot;7541&quot;, &quot;issued&quot;: {&quot;date-parts&quot;: [[&quot;2015&quot;]]}, &quot;page&quot;: &quot;78-82&quot;, &quot;title&quot;: &quot;Drought impact on forest carbon dynamics and fluxes in Amazonia&quot;, &quot;type&quot;: &quot;article-journal&quot;, &quot;volume&quot;: &quot;519&quot;}, &quot;uris&quot;: [&quot;http://www.mendeley.com/documents/?uuid=65b66a39-6b1b-487c-8e65-bbb65b4ddf36&quot;]}, {&quot;id&quot;: &quot;ITEM-3&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3&quot;, &quot;issued&quot;: {&quot;date-parts&quot;: [[&quot;2010&quot;]]}, &quot;page&quot;: &quot;631-646&quot;, &quot;title&quot;: &quot;Drought\u2013mortality relationships for tropical forests&quot;, &quot;type&quot;: &quot;article-journal&quot;, &quot;volume&quot;: &quot;187&quot;}, &quot;uris&quot;: [&quot;http://www.mendeley.com/documents/?uuid=191ab0cf-a751-49bc-ac5a-09ea09055fb3&quot;]}, {&quot;id&quot;: &quot;ITEM-4&quot;, &quot;itemData&quot;: {&quot;DOI&quot;: &quot;10.1098/rstb.2017.0315&quot;, &quot;ISBN&quot;: &quot;0000000277952&quot;, &quot;ISSN&quot;: &quot;0962-8436&quot;, &quot;author&quot;: [{&quot;dropping-particle&quot;: &quot;&quot;, &quot;family&quot;: &quot;Eller&quot;, &quot;given&quot;: &quot;Cleiton B.&quot;, &quot;non-dropping-particle&quot;: &quot;&quot;, &quot;parse-names&quot;: false, &quot;suffix&quot;: &quot;&quot;}, {&quot;dropping-particle&quot;: &quot;&quot;, &quot;family&quot;: &quot;Rowland&quot;, &quot;given&quot;: &quot;Lucy M.&quot;, &quot;non-dropping-particle&quot;: &quot;&quot;, &quot;parse-names&quot;: false, &quot;suffix&quot;: &quot;&quot;}, {&quot;dropping-particle&quot;: &quot;&quot;, &quot;family&quot;: &quot;Oliveira&quot;, &quot;given&quot;: &quot;Rafael S.&quot;, &quot;non-dropping-particle&quot;: &quot;&quot;, &quot;parse-names&quot;: false, &quot;suffix&quot;: &quot;&quot;}, {&quot;dropping-particle&quot;: &quot;&quot;, &quot;family&quot;: &quot;R.L. Bittencourt&quot;, &quot;given&quot;: &quot;Paulo&quot;, &quot;non-dropping-particle&quot;: &quot;&quot;, &quot;parse-names&quot;: false, &quot;suffix&quot;: &quot;&quot;}, {&quot;dropping-particle&quot;: &quot;&quot;, &quot;family&quot;: &quot;V. Barros&quot;, &quot;given&quot;: &quot;Fernanda&quot;, &quot;non-dropping-particle&quot;: &quot;de&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Mencuccini&quot;, &quot;given&quot;: &quot;Maurizio&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Philosophical Transactions of the Royal Society B: Biological Sciences&quot;, &quot;id&quot;: &quot;ITEM-4&quot;, &quot;issue&quot;: &quot;1760&quot;, &quot;issued&quot;: {&quot;date-parts&quot;: [[&quot;2018&quot;]]}, &quot;page&quot;: &quot;20170315&quot;, &quot;title&quot;: &quot;Modelling tropical forest responses to drought and El Ni\u00f1o with a stomatal optimization model based on xylem hydraulics&quot;, &quot;type&quot;: &quot;article-journal&quot;, &quot;volume&quot;: &quot;373&quot;}, &quot;uris&quot;: [&quot;http://www.mendeley.com/documents/?uuid=66748efa-0d66-429c-8b0f-f881e984c580&quot;]}], &quot;mendeley&quot;: {&quot;formattedCitation&quot;: &quot;(DOUGHTY et al., 2015; ELLER et al., 2018; PHILLIPS et al., 2010; ROWLAND et al., 2015)&quot;, &quot;plainTextFormattedCitation&quot;: &quot;(DOUGHTY et al., 2015; ELLER et al., 2018; PHILLIPS et al., 2010; ROWLAND et al., 2015)&quot;, &quot;previouslyFormattedCitation&quot;: &quot;(DOUGHTY et al., 2015; ELLER et al., 2018; PHILLIPS et al., 2010; ROWLAND et al., 2015)&quot;}, &quot;properties&quot;: {&quot;noteIndex&quot;: 0}, &quot;schema&quot;: &quot;https://github.com/citation-style-language/schema/raw/master/csl-citation.json&quot;} RND3VOZqKjusP"/><text:span text:style-name="T396">⁠⁠; however, to date, our model is not able to capture this type of mortality. In that sense, further studies using models, </text:span><text:span text:style-name="T401">including CAETÊ,</text:span><text:span text:style-name="T396"> t</text:span><text:span text:style-name="T402">hat aim to</text:span><text:span text:style-name="T396"> understand the impacts of drought </text:span><text:span text:style-name="T401">on </text:span><text:span text:style-name="T402">carbon stock</text:span><text:span text:style-name="T396">, should consider these </text:span><text:span text:style-name="T400">mortality</text:span><text:span text:style-name="T396"> factors and </text:span><text:span text:style-name="T400">also </text:span><text:span text:style-name="T396">include hydraulic traits </text:span><text:span text:style-name="T402">in order to add more reliability</text:span><text:span text:style-name="T396">. </text:span></text:p>
      <text:p text:style-name="P70"><text:span text:style-name="T397">Despite the diffuse lost of biomass with increased drought in our results (Fig. XXX), we observed, </text:span><text:span text:style-name="T403">for both PFT and trait-based approaches,</text:span><text:span text:style-name="T397"> a geographical </text:span><text:span text:style-name="T404">pattern of different </text:span><text:span text:style-name="T397">degree</text:span><text:span text:style-name="T404">s</text:span><text:span text:style-name="T397"> of biomass loss. </text:span><text:span text:style-name="T396">The biomass reduction was more conspicuos on the naturally drier Amazon regions, especially on the fringes of Amazon basin that are characterized by a transition </text:span><text:soft-page-break/><text:span text:style-name="T396">between the moist forest to a </text:span><text:span text:style-name="T403">more</text:span><text:span text:style-name="T396"> seasonal forest and a woody savannah-like type of <text:s/>vegetation, </text:span><text:span text:style-name="T403">and</text:span><text:span text:style-name="T396"> also in country borders between Brazil, Venezuela and Colombia. This is expected because in these locations </text:span><text:span text:style-name="T59">the vegetation is already under high physiological stress because of limited water resources </text:span><text:span text:style-name="T60">(the precipitation is naturally lower)</text:span><text:span text:style-name="T59">, consequently, a drier condition may push them to a threshold condition </text:span><text:span text:style-name="T62">(AGUIRRE-GUTIÉRREZ et al., 2019</text:span><text:bookmark text:name="__UnoMark__8115_3577122105"/><text:bookmark text:name="__UnoMark__8113_3577122105"/><text:bookmark text:name="__UnoMark__8108_3577122105"/><text:span text:style-name="T62">)</text:span><text:span text:style-name="T59">⁠. </text:span><text:span text:style-name="T61">Although some authors argue that this region would be more resilient to drought since the vegetation in these areas already have some characteristcs that make them to deal better with drier conditions </text:span><text:reference-mark-start text:name="ADDIN CSL_CITATION {&quot;citationItems&quot;: [{&quot;id&quot;: &quot;ITEM-1&quot;, &quot;itemData&quot;: {&quot;DOI&quot;: &quot;10.1088/1748-9326/aa5968&quot;, &quot;ISSN&quot;: &quot;1748-9326&quot;, &quot;author&quot;: [{&quot;dropping-particle&quot;: &quot;&quot;, &quot;family&quot;: &quot;Allen&quot;, &quot;given&quot;: &quot;Kara&quot;, &quot;non-dropping-particle&quot;: &quot;&quot;, &quot;parse-names&quot;: false, &quot;suffix&quot;: &quot;&quot;}, {&quot;dropping-particle&quot;: &quot;&quot;, &quot;family&quot;: &quot;Gei&quot;, &quot;given&quot;: &quot;Maria G&quot;, &quot;non-dropping-particle&quot;: &quot;&quot;, &quot;parse-names&quot;: false, &quot;suffix&quot;: &quot;&quot;}, {&quot;dropping-particle&quot;: &quot;&quot;, &quot;family&quot;: &quot;Waring&quot;, &quot;given&quot;: &quot;Bonnie G&quot;, &quot;non-dropping-particle&quot;: &quot;&quot;, &quot;parse-names&quot;: false, &quot;suffix&quot;: &quot;&quot;}, {&quot;dropping-particle&quot;: &quot;&quot;, &quot;family&quot;: &quot;Powers&quot;, &quot;given&quot;: &quot;Jennifer S.&quot;, &quot;non-dropping-particle&quot;: &quot;&quot;, &quot;parse-names&quot;: false, &quot;suffix&quot;: &quot;&quot;}, {&quot;dropping-particle&quot;: &quot;&quot;, &quot;family&quot;: &quot;Dupuy&quot;, &quot;given&quot;: &quot;Juan Manuel&quot;, &quot;non-dropping-particle&quot;: &quot;&quot;, &quot;parse-names&quot;: false, &quot;suffix&quot;: &quot;&quot;}, {&quot;dropping-particle&quot;: &quot;&quot;, &quot;family&quot;: &quot;Hulshof&quot;, &quot;given&quot;: &quot;Catherine&quot;, &quot;non-dropping-particle&quot;: &quot;&quot;, &quot;parse-names&quot;: false, &quot;suffix&quot;: &quot;&quot;}, {&quot;dropping-particle&quot;: &quot;&quot;, &quot;family&quot;: &quot;Medvigy&quot;, &quot;given&quot;: &quot;David&quot;, &quot;non-dropping-particle&quot;: &quot;&quot;, &quot;parse-names&quot;: false, &quot;suffix&quot;: &quot;&quot;}, {&quot;dropping-particle&quot;: &quot;&quot;, &quot;family&quot;: &quot;Trierweiler&quot;, &quot;given&quot;: &quot;Annette&quot;, &quot;non-dropping-particle&quot;: &quot;&quot;, &quot;parse-names&quot;: false, &quot;suffix&quot;: &quot;&quot;}, {&quot;dropping-particle&quot;: &quot;&quot;, &quot;family&quot;: &quot;Xu&quot;, &quot;given&quot;: &quot;Xiangtao&quot;, &quot;non-dropping-particle&quot;: &quot;&quot;, &quot;parse-names&quot;: false, &quot;suffix&quot;: &quot;&quot;}, {&quot;dropping-particle&quot;: &quot;&quot;, &quot;family&quot;: &quot;Pizano&quot;, &quot;given&quot;: &quot;Camila&quot;, &quot;non-dropping-particle&quot;: &quot;&quot;, &quot;parse-names&quot;: false, &quot;suffix&quot;: &quot;&quot;}, {&quot;dropping-particle&quot;: &quot;&quot;, &quot;family&quot;: &quot;Salgado-Negret&quot;, &quot;given&quot;: &quot;Beatriz&quot;, &quot;non-dropping-particle&quot;: &quot;&quot;, &quot;parse-names&quot;: false, &quot;suffix&quot;: &quot;&quot;}, {&quot;dropping-particle&quot;: &quot;&quot;, &quot;family&quot;: &quot;Smith&quot;, &quot;given&quot;: &quot;Christina M&quot;, &quot;non-dropping-particle&quot;: &quot;&quot;, &quot;parse-names&quot;: false, &quot;suffix&quot;: &quot;&quot;}, {&quot;dropping-particle&quot;: &quot;&quot;, &quot;family&quot;: &quot;Bloem&quot;, &quot;given&quot;: &quot;Skip J&quot;, &quot;non-dropping-particle&quot;: &quot;Van&quot;, &quot;parse-names&quot;: false, &quot;suffix&quot;: &quot;&quot;}], &quot;container-title&quot;: &quot;Environmental Research Letters&quot;, &quot;id&quot;: &quot;ITEM-1&quot;, &quot;issue&quot;: &quot;2&quot;, &quot;issued&quot;: {&quot;date-parts&quot;: [[&quot;2017&quot;]]}, &quot;title&quot;: &quot;Will seasonally dry tropical forests be sensitive or resistant to future changes in rainfall regimes?&quot;, &quot;type&quot;: &quot;article-journal&quot;, &quot;volume&quot;: &quot;12&quot;}, &quot;uris&quot;: [&quot;http://www.mendeley.com/documents/?uuid=a8515079-b658-48ed-9a0f-3955439348ed&quot;]}, {&quot;id&quot;: &quot;ITEM-2&quot;, &quot;itemData&quot;: {&quot;DOI&quot;: &quot;10.1007/s13595-015-0522-5&quot;, &quot;ISSN&quot;: &quot;1297966X&quot;, &quot;abstract&quot;: &quot;\u00a9 2015, INRA and Springer-Verlag France. Key message: We review the recent findings on the influence of drought on tree mortality, growth or ecosystem functioning in tropical rainforests. Drought plays a major role in shaping tropical rainforests and the response mechanisms are highly diverse and complex. The numerous gaps identified here require the international scientific community to combine efforts in order to conduct comprehensive studies in tropical rainforests on the three continents. These results are essential to simulate the future of these ecosystems under diverse climate scenarios and to predict the future of the global earth carbon balance. Context: Tropical rainforest ecosystems are characterized by high annual rainfall. Nevertheless, rainfall regularly fluctuates during the year and seasonal soil droughts do occur. Over the past decades, a number of extreme droughts have hit tropical rainforests, not only in Amazonia but also in Asia and Africa. The influence of drought events on tree mortality and growth or on ecosystem functioning (carbon and water fluxes) in tropical rainforest ecosystems has been studied intensively, but the response mechanisms are complex. Aims: Herein, we review the recent findings related to the response of tropical forest ecosystems to seasonal and extreme droughts and the current knowledge about the future of these ecosystems. Results: This review emphasizes the progress made over recent years and the importance of the studies conducted under extreme drought conditions or in through-fall exclusion experiments in understanding the response of these ecosystems. It also points to the great diversity and complexity of the response of tropical rainforest ecosystems to drought. Conclusion: The numerous gaps identified here require the international scientific community to combine efforts in order to conduct comprehensive studies in tropical forest regions. These results are essential to simulate the future of these ecosystems under diverse climate scenarios and to predict the future of the global earth carbon balance.&quot;, &quot;author&quot;: [{&quot;dropping-particle&quot;: &quot;&quot;, &quot;family&quot;: &quot;Bonal&quot;, &quot;given&quot;: &quot;Damien&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Stahl&quot;, &quot;given&quot;: &quot;Cl\u00e9ment&quot;, &quot;non-dropping-particle&quot;: &quot;&quot;, &quot;parse-names&quot;: false, &quot;suffix&quot;: &quot;&quot;}, {&quot;dropping-particle&quot;: &quot;&quot;, &quot;family&quot;: &quot;Wagner&quot;, &quot;given&quot;: &quot;Fabien&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Annals of Forest Science&quot;, &quot;id&quot;: &quot;ITEM-2&quot;, &quot;issue&quot;: &quot;1&quot;, &quot;issued&quot;: {&quot;date-parts&quot;: [[&quot;2016&quot;]]}, &quot;page&quot;: &quot;27-44&quot;, &quot;title&quot;: &quot;The response of tropical rainforests to drought\u2014lessons from recent research and future prospects&quot;, &quot;type&quot;: &quot;article-journal&quot;, &quot;volume&quot;: &quot;73&quot;}, &quot;uris&quot;: [&quot;http://www.mendeley.com/documents/?uuid=d8187cb1-f5f4-47a3-8535-3227939e260c&quot;]}], &quot;mendeley&quot;: {&quot;formattedCitation&quot;: &quot;(ALLEN et al., 2017; BONAL et al., 2016)&quot;, &quot;plainTextFormattedCitation&quot;: &quot;(ALLEN et al., 2017; BONAL et al., 2016)&quot;, &quot;previouslyFormattedCitation&quot;: &quot;(ALLEN et al., 2017; BONAL et al., 2016)&quot;}, &quot;properties&quot;: {&quot;noteIndex&quot;: 0}, &quot;schema&quot;: &quot;https://github.com/citation-style-language/schema/raw/master/csl-citation.json&quot;} RNDyf5iiTMQDo"/><text:span text:style-name="T61">(ALLEN et al., 2017; BONAL et al., 2016)</text:span><text:reference-mark-end text:name="ADDIN CSL_CITATION {&quot;citationItems&quot;: [{&quot;id&quot;: &quot;ITEM-1&quot;, &quot;itemData&quot;: {&quot;DOI&quot;: &quot;10.1088/1748-9326/aa5968&quot;, &quot;ISSN&quot;: &quot;1748-9326&quot;, &quot;author&quot;: [{&quot;dropping-particle&quot;: &quot;&quot;, &quot;family&quot;: &quot;Allen&quot;, &quot;given&quot;: &quot;Kara&quot;, &quot;non-dropping-particle&quot;: &quot;&quot;, &quot;parse-names&quot;: false, &quot;suffix&quot;: &quot;&quot;}, {&quot;dropping-particle&quot;: &quot;&quot;, &quot;family&quot;: &quot;Gei&quot;, &quot;given&quot;: &quot;Maria G&quot;, &quot;non-dropping-particle&quot;: &quot;&quot;, &quot;parse-names&quot;: false, &quot;suffix&quot;: &quot;&quot;}, {&quot;dropping-particle&quot;: &quot;&quot;, &quot;family&quot;: &quot;Waring&quot;, &quot;given&quot;: &quot;Bonnie G&quot;, &quot;non-dropping-particle&quot;: &quot;&quot;, &quot;parse-names&quot;: false, &quot;suffix&quot;: &quot;&quot;}, {&quot;dropping-particle&quot;: &quot;&quot;, &quot;family&quot;: &quot;Powers&quot;, &quot;given&quot;: &quot;Jennifer S.&quot;, &quot;non-dropping-particle&quot;: &quot;&quot;, &quot;parse-names&quot;: false, &quot;suffix&quot;: &quot;&quot;}, {&quot;dropping-particle&quot;: &quot;&quot;, &quot;family&quot;: &quot;Dupuy&quot;, &quot;given&quot;: &quot;Juan Manuel&quot;, &quot;non-dropping-particle&quot;: &quot;&quot;, &quot;parse-names&quot;: false, &quot;suffix&quot;: &quot;&quot;}, {&quot;dropping-particle&quot;: &quot;&quot;, &quot;family&quot;: &quot;Hulshof&quot;, &quot;given&quot;: &quot;Catherine&quot;, &quot;non-dropping-particle&quot;: &quot;&quot;, &quot;parse-names&quot;: false, &quot;suffix&quot;: &quot;&quot;}, {&quot;dropping-particle&quot;: &quot;&quot;, &quot;family&quot;: &quot;Medvigy&quot;, &quot;given&quot;: &quot;David&quot;, &quot;non-dropping-particle&quot;: &quot;&quot;, &quot;parse-names&quot;: false, &quot;suffix&quot;: &quot;&quot;}, {&quot;dropping-particle&quot;: &quot;&quot;, &quot;family&quot;: &quot;Trierweiler&quot;, &quot;given&quot;: &quot;Annette&quot;, &quot;non-dropping-particle&quot;: &quot;&quot;, &quot;parse-names&quot;: false, &quot;suffix&quot;: &quot;&quot;}, {&quot;dropping-particle&quot;: &quot;&quot;, &quot;family&quot;: &quot;Xu&quot;, &quot;given&quot;: &quot;Xiangtao&quot;, &quot;non-dropping-particle&quot;: &quot;&quot;, &quot;parse-names&quot;: false, &quot;suffix&quot;: &quot;&quot;}, {&quot;dropping-particle&quot;: &quot;&quot;, &quot;family&quot;: &quot;Pizano&quot;, &quot;given&quot;: &quot;Camila&quot;, &quot;non-dropping-particle&quot;: &quot;&quot;, &quot;parse-names&quot;: false, &quot;suffix&quot;: &quot;&quot;}, {&quot;dropping-particle&quot;: &quot;&quot;, &quot;family&quot;: &quot;Salgado-Negret&quot;, &quot;given&quot;: &quot;Beatriz&quot;, &quot;non-dropping-particle&quot;: &quot;&quot;, &quot;parse-names&quot;: false, &quot;suffix&quot;: &quot;&quot;}, {&quot;dropping-particle&quot;: &quot;&quot;, &quot;family&quot;: &quot;Smith&quot;, &quot;given&quot;: &quot;Christina M&quot;, &quot;non-dropping-particle&quot;: &quot;&quot;, &quot;parse-names&quot;: false, &quot;suffix&quot;: &quot;&quot;}, {&quot;dropping-particle&quot;: &quot;&quot;, &quot;family&quot;: &quot;Bloem&quot;, &quot;given&quot;: &quot;Skip J&quot;, &quot;non-dropping-particle&quot;: &quot;Van&quot;, &quot;parse-names&quot;: false, &quot;suffix&quot;: &quot;&quot;}], &quot;container-title&quot;: &quot;Environmental Research Letters&quot;, &quot;id&quot;: &quot;ITEM-1&quot;, &quot;issue&quot;: &quot;2&quot;, &quot;issued&quot;: {&quot;date-parts&quot;: [[&quot;2017&quot;]]}, &quot;title&quot;: &quot;Will seasonally dry tropical forests be sensitive or resistant to future changes in rainfall regimes?&quot;, &quot;type&quot;: &quot;article-journal&quot;, &quot;volume&quot;: &quot;12&quot;}, &quot;uris&quot;: [&quot;http://www.mendeley.com/documents/?uuid=a8515079-b658-48ed-9a0f-3955439348ed&quot;]}, {&quot;id&quot;: &quot;ITEM-2&quot;, &quot;itemData&quot;: {&quot;DOI&quot;: &quot;10.1007/s13595-015-0522-5&quot;, &quot;ISSN&quot;: &quot;1297966X&quot;, &quot;abstract&quot;: &quot;\u00a9 2015, INRA and Springer-Verlag France. Key message: We review the recent findings on the influence of drought on tree mortality, growth or ecosystem functioning in tropical rainforests. Drought plays a major role in shaping tropical rainforests and the response mechanisms are highly diverse and complex. The numerous gaps identified here require the international scientific community to combine efforts in order to conduct comprehensive studies in tropical rainforests on the three continents. These results are essential to simulate the future of these ecosystems under diverse climate scenarios and to predict the future of the global earth carbon balance. Context: Tropical rainforest ecosystems are characterized by high annual rainfall. Nevertheless, rainfall regularly fluctuates during the year and seasonal soil droughts do occur. Over the past decades, a number of extreme droughts have hit tropical rainforests, not only in Amazonia but also in Asia and Africa. The influence of drought events on tree mortality and growth or on ecosystem functioning (carbon and water fluxes) in tropical rainforest ecosystems has been studied intensively, but the response mechanisms are complex. Aims: Herein, we review the recent findings related to the response of tropical forest ecosystems to seasonal and extreme droughts and the current knowledge about the future of these ecosystems. Results: This review emphasizes the progress made over recent years and the importance of the studies conducted under extreme drought conditions or in through-fall exclusion experiments in understanding the response of these ecosystems. It also points to the great diversity and complexity of the response of tropical rainforest ecosystems to drought. Conclusion: The numerous gaps identified here require the international scientific community to combine efforts in order to conduct comprehensive studies in tropical forest regions. These results are essential to simulate the future of these ecosystems under diverse climate scenarios and to predict the future of the global earth carbon balance.&quot;, &quot;author&quot;: [{&quot;dropping-particle&quot;: &quot;&quot;, &quot;family&quot;: &quot;Bonal&quot;, &quot;given&quot;: &quot;Damien&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Stahl&quot;, &quot;given&quot;: &quot;Cl\u00e9ment&quot;, &quot;non-dropping-particle&quot;: &quot;&quot;, &quot;parse-names&quot;: false, &quot;suffix&quot;: &quot;&quot;}, {&quot;dropping-particle&quot;: &quot;&quot;, &quot;family&quot;: &quot;Wagner&quot;, &quot;given&quot;: &quot;Fabien&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Annals of Forest Science&quot;, &quot;id&quot;: &quot;ITEM-2&quot;, &quot;issue&quot;: &quot;1&quot;, &quot;issued&quot;: {&quot;date-parts&quot;: [[&quot;2016&quot;]]}, &quot;page&quot;: &quot;27-44&quot;, &quot;title&quot;: &quot;The response of tropical rainforests to drought\u2014lessons from recent research and future prospects&quot;, &quot;type&quot;: &quot;article-journal&quot;, &quot;volume&quot;: &quot;73&quot;}, &quot;uris&quot;: [&quot;http://www.mendeley.com/documents/?uuid=d8187cb1-f5f4-47a3-8535-3227939e260c&quot;]}], &quot;mendeley&quot;: {&quot;formattedCitation&quot;: &quot;(ALLEN et al., 2017; BONAL et al., 2016)&quot;, &quot;plainTextFormattedCitation&quot;: &quot;(ALLEN et al., 2017; BONAL et al., 2016)&quot;, &quot;previouslyFormattedCitation&quot;: &quot;(ALLEN et al., 2017; BONAL et al., 2016)&quot;}, &quot;properties&quot;: {&quot;noteIndex&quot;: 0}, &quot;schema&quot;: &quot;https://github.com/citation-style-language/schema/raw/master/csl-citation.json&quot;} RNDyf5iiTMQDo"/><text:span text:style-name="T63">. </text:span><text:span text:style-name="T64">However if vegetation that experiences naturally drier conditions are more resilient to drought is still on debate.</text:span></text:p>
      <text:p text:style-name="P70"><text:span text:style-name="T405">Comparing the PFT and the trait-based approach in terms of total carbon loss, the latter presented a carbon loss avoidance of 1.59 PgC. This was due to the fact that the trait-based approach enabled the maintenance of biomass in some places where the PFT approach was not able to do, especially on naturally drier regions (Fig XXX). This can be explained by the ability of the trait-based approach to change the trait values and distribution, </text:span><text:span text:style-name="T406">in the applied scenario</text:span><text:span text:style-name="T405"> this approach invested more carbon in fine roots </text:span><text:span text:style-name="T407">(Fig XXX)</text:span><text:span text:style-name="T405">, what allowed a higher water uptake </text:span><text:span text:style-name="T407">and avoided a decrease in NPP in a greater magnitude</text:span><text:span text:style-name="T405"> (</text:span><office:annotation office:name="__Annotation__4147_29603547"><dc:creator>Bianca Rius</dc:creator><dc:date>2019-07-16T10:17:59.975228434</dc:date><loext:sender-initials>BR</loext:sender-initials><text:p text:style-name="P112"><text:span text:style-name="T469">rever</text:span></text:p></office:annotation><text:span text:style-name="T405">for further discussion </text:span><text:span text:style-name="T406">about the change on trait values and distribution</text:span><text:span text:style-name="T405"> see next section</text:span><office:annotation-end office:name="__Annotation__4147_29603547"/><text:span text:style-name="T405">). <text:tab/>Ho</text:span><text:span text:style-name="T405"><office:annotation><dc:creator>Bianca Rius</dc:creator><dc:date>2019-07-16T15:01:08.404717597</dc:date><loext:sender-initials>BR</loext:sender-initials><text:p text:style-name="P111"><text:span text:style-name="T469">Bão esquecer de falar sobre isso :n those rare cases, one PFT of the low-diversity model was by chance well-suited to post-impact climate, showing a higher performance than a diverse forest (Supplementary Discussion 1). Sakschewski et al 2016</text:span></text:p></office:annotation></text:span><text:span text:style-name="T405">wever, w</text:span><text:span text:style-name="T396">e expected a more pronounced difference regarding the ability of storing carbon between the two approach</text:span><text:span text:style-name="T405">es against reduced precipitation</text:span><text:span text:style-name="T396">. </text:span><text:span text:style-name="T405">Nevertheless,</text:span><text:span text:style-name="T396"> the model operation, the chosen </text:span><text:span text:style-name="T406">functional </text:span><text:span text:style-name="T396">traits </text:span><text:span text:style-name="T406">to be variant</text:span><text:span text:style-name="T396"> and the defined </text:span><text:span text:style-name="T406">and emergent</text:span><text:span text:style-name="T396"> trade-offs </text:span><text:span text:style-name="T406">can</text:span><text:span text:style-name="T396"> explain this result. </text:span><text:span text:style-name="T406">Despite the trait-based approach enabled the maintenance of biomass in some places where the PFT approach was not able, in places where both were able to maintain some level of biomass the PFT approach presented a higher value for this variable, for example on the northwest of the basin (Fig XXX). <text:s/></text:span></text:p>
      <text:p text:style-name="P70"><text:soft-page-break/><text:span text:style-name="T396"><text:tab/>This is because the mechanism of biomass loss with reduced precipitation was different in the different approaches. Because in the trait-based approach is possible that the community to change their traits, composition and structure, we saw an increase in the investiment on fine roots ( for further discussion in terms of the traits and mechanisms responsible for that see next session), however it was to detriment of investiment in woody tissues </text:span><text:span text:style-name="T408">(Fig. XXX P</text:span><text:span text:style-name="T408"><office:annotation><dc:creator>Bianca Rius</dc:creator><dc:date>2019-08-28T12:04:19.945099183</dc:date><loext:sender-initials>BR</loext:sender-initials><text:p text:style-name="P108"><text:span text:style-name="T469">The observations showed that awood and aleafnegatively correlated with aroot, and the correlation between awood and aleaf was not significant (Figures 7a–7c). All five models successfully reproduced the negative correlations between awood and aroot (Figures 7d, 7g, 7j, 7m, and 7p) but simulated a positive correlation between aleaf and aroot (Figures 7h, 7k, 7n, and 7q) and a negative correlation between awood and aleaf (Figures 7f, 7i, 7l, 7o, and 7r). Therefore, none of the five models captured the negative correlation between aleafand aroot. Xia et al 2019</text:span></text:p></office:annotation></text:span><text:span text:style-name="T408">CA)</text:span><text:span text:style-name="T396">. Because fine roots contribute in a lesser extent to total biomass when compared to woody tissues it may led to a relative lower biomass in places where the PFT was also able to maintain biomass. </text:span><text:span text:style-name="T408">As the model use CWM to determine the grid-cell occupation, in a scenario where the PFT approach can not change their communities for a more suitted for the new climate, the PFT has maintened their investiment in woody tisssues, despite disso conduzir à perda total de biomassa in certain areas.This result may be derived from the structure of the model and the chosen functional traits. In our model the only advantage associated to woody tissues is that 5% of the strategies that show higher biomass are able to capture 100% of the light. Besides that woody tissues only brind respiratory costs. In that sense, in a scenario of drought invest in fine roots seems much more advatangable event if the total biomass is prejudicada. In that sense, in future studies new relationships regarding to woody tissues may be necessary.</text:span></text:p>
      <text:p text:style-name="P67">If it at the first moment seems to confer more resilience for a trait based approach which enable an increase in fine roots investiments, in long term it can lead to uncertain and even oppose results. The predominance of strategies that invest less in woody tisues can lead to an ecosystem that store less carbon in total. If biomass is a measure of resilience, as many studies consider, it may turn in long term the ecosystem less resilient. </text:p>
      <text:p text:style-name="P69"/>
      <text:p text:style-name="P67">drought</text:p>
      <text:list xml:id="list1548404870" text:style-name="WWNum4">
        <text:list-item>
          <text:list>
            <text:list-item>
              <text:p text:style-name="P93"><text:soft-page-break/></text:p>
            </text:list-item>
            <text:list-item>
              <text:p text:style-name="P99">Apesar da vantagem trazida pelo aumento das raízes finas por aumentar a absroção de água, acontece uma diminuição relativa da biomassa total, já que raízes finas são tecidos de mais curta duração e porque tecidos lenhosos são os que mais contribuem para biomassa total. Tal diferença de investimento em tecido de curta ou alta duração pode ter enviesado nossos resultados de maneira a observamos uma redução na biomassa total maior do que a esperada.</text:p>
            </text:list-item>
            <text:list-item>
              <text:p text:style-name="P100">Apesar de ter previnido a perda total de biomassa em regiões onde o de PFT isso pode levar a uma diminuição no estoque total de carbono.</text:p>
            </text:list-item>
            <text:list-item>
              <text:p text:style-name="P94">a perda mais gradual pode mostrar certa resiliência</text:p>
            </text:list-item>
            <text:list-item>
              <text:p text:style-name="P94">a abruptidão na perda dos pft é porque não consegue mudar e investir em raízes quando necessário</text:p>
            </text:list-item>
            <text:list-item>
              <text:p text:style-name="P101">tradeoffs raízes finas e investimento em tecidos lenhosos (PCA?)</text:p>
            </text:list-item>
          </text:list>
        </text:list-item>
      </text:list>
      <text:p text:style-name="P69">- <text:span text:style-name="T454">o gradiente de perda</text:span></text:p>
      <text:p text:style-name="P67">-Aqui é o lugar certo para falar de resiliência. -porém é preciso pensar nessa modificação a longo prazo</text:p>
      <text:p text:style-name="P70"><text:span text:style-name="T396">- It is important to highlight that we did not consider the CO2 fertilization effect, that can be a source of “resilience” against reduced precipitation and higher temperatures </text:span><text:bookmark-start text:name="__UnoMark__7290_3577122105"/><text:bookmark-start text:name="__UnoMark__8122_3577122105"/><text:bookmark-start text:name="__UnoMark__8123_3577122105"/><text:span text:style-name="T396">(LAPOLA; OYAMA; NOBRE, 2009; RAMMIG et al., 2010)</text:span><text:bookmark-end text:name="__UnoMark__7290_3577122105"/><text:bookmark-end text:name="__UnoMark__8122_3577122105"/><text:bookmark-end text:name="__UnoMark__8123_3577122105"/></text:p>
      <text:p text:style-name="P68"/>
      <text:p text:style-name="P70"><text:span text:style-name="T142">-our results is contrary to the ones found in </text:span><text:bookmark-start text:name="__UnoMark__8118_3577122105"/><text:span text:style-name="T142">(VERHEIJEN et al., 2015)</text:span><text:bookmark-end text:name="__UnoMark__8118_3577122105"/></text:p>
      <text:p text:style-name="P71"><text:soft-page-break/>Apesar dos defeitos the trait-based approach seems better for investigating the relationship between drought and functional diversity.</text:p>
      <text:list xml:id="list171606205364554" text:continue-list="list3030823176" text:style-name="WW8Num3">
        <text:list-item>
          <text:list>
            <text:list-header>
              <text:p text:style-name="P98"><office:annotation office:name="__Annotation__14762_2845645438"><dc:creator>Bianca Rius</dc:creator><dc:date>2020-01-14T12:03:01.059336699</dc:date><loext:sender-initials>BR</loext:sender-initials><text:p text:style-name="P108"><text:span text:style-name="T465"><text:s/></text:span><text:span text:style-name="T465">Aplasticidade não existe mas como estamos olhando pra comunidade é como se vissemos uma comunidade se transformando ao longo do tempo</text:span></text:p></office:annotation><text:span text:style-name="T208">4.3. </text:span><text:span text:style-name="T206">What</text:span><text:span text:style-name="T206"><office:annotation><dc:creator>Bianca Rius</dc:creator><dc:date>2020-01-15T16:34:41.885013104</dc:date><loext:sender-initials>BR</loext:sender-initials><text:p text:style-name="P109"><text:span text:style-name="T467">“</text:span><text:span text:style-name="T467">Further, theoretical elaborations of TDT have shown that the diversity of phenotypes (traits) present in a given assemblage can be influenced by trade-offs between traits that influence growth. For example, trade-offs between allocation to predator defence and growth rate (Norberg et al., 2001; Savage et al., 2007) can increase the variance of a given trait. In a variable envi- ronment, correlations between traits that underlie the growth function, f, lead to the survival oforganisms with trait values that are less favourable in the current environment but may be well suited for new environments that arise. “ Enquist et al 2015</text:span></text:p></office:annotation></text:span><text:span text:style-name="T206"> is the effect of <text:s/></text:span><text:span text:style-name="T209">reduced precipation</text:span><text:span text:style-name="T206"> on functional diversity and its implications to </text:span><text:span text:style-name="T207">Amazon </text:span><text:span text:style-name="T206">carbon stock?</text:span><office:annotation-end office:name="__Annotation__14762_2845645438"/></text:p>
            </text:list-header>
          </text:list>
        </text:list-item>
      </text:list>
      <text:p text:style-name="P80"><text:s text:c="5"/>Climate change, as reduced precipitation, is already changing biodiversity all over the world by eliminating species <text:span text:style-name="T455">and</text:span> changing the communities composition. However, much less is known about the effects on functional composition, structure and, ultimately, on functional diversity . </text:p>
      <text:p text:style-name="P81"><text:span text:style-name="T396"><text:tab/><text:tab/>Our results show that the applied scenario of reduced precipitation has led to a significant functional reorganization of Amazon forest </text:span><text:span text:style-name="T409">in terms of composition, dominance relationship, functional richness, evenness and divergence</text:span><text:span text:style-name="T396">. The reorganization of the community was due to the alteration on the environmental filtering, in other words, the drier condition selected strategies that coped better with the moisture stress, changing, in that manner, the functional composition. This selection was in the direction of strategies with higher values towards fine roots allocation and residence time to the detriment of allocation in other compartments (these results can be seen in the PCA (Fig XXX) and in the trends of the values distribution (Fig XXX and Table XXXX)). </text:span><text:span text:style-name="T410">The increase in fine roots allocation instead in other compartments with drought was also found in observational stud</text:span><text:span text:style-name="T411">ies</text:span><text:span text:style-name="T410"> </text:span><text:span text:style-name="T411">in other tropical forests, including Amazon</text:span><text:span text:style-name="T410"> </text:span><text:reference-mark-start text:name="ADDIN CSL_CITATION {&quot;citationItems&quot;: [{&quot;id&quot;: &quot;ITEM-1&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1&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2&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2&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DOUGHTY et al., 2014; ROWLAND et al., 2014)&quot;, &quot;plainTextFormattedCitation&quot;: &quot;(DOUGHTY et al., 2014; ROWLAND et al., 2014)&quot;, &quot;previouslyFormattedCitation&quot;: &quot;(DOUGHTY et al., 2014; ROWLAND et al., 2014)&quot;}, &quot;properties&quot;: {&quot;noteIndex&quot;: 0}, &quot;schema&quot;: &quot;https://github.com/citation-style-language/schema/raw/master/csl-citation.json&quot;} RNDM0qQYcYmer"/><text:span text:style-name="T144">(DOUGHTY et al., 2014; ROWLAND et al., 2014)</text:span><text:reference-mark-end text:name="ADDIN CSL_CITATION {&quot;citationItems&quot;: [{&quot;id&quot;: &quot;ITEM-1&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1&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2&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2&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DOUGHTY et al., 2014; ROWLAND et al., 2014)&quot;, &quot;plainTextFormattedCitation&quot;: &quot;(DOUGHTY et al., 2014; ROWLAND et al., 2014)&quot;, &quot;previouslyFormattedCitation&quot;: &quot;(DOUGHTY et al., 2014; ROWLAND et al., 2014)&quot;}, &quot;properties&quot;: {&quot;noteIndex&quot;: 0}, &quot;schema&quot;: &quot;https://github.com/citation-style-language/schema/raw/master/csl-citation.json&quot;} RNDM0qQYcYmer"/><text:span text:style-name="T410">⁠. Also, the shift in functional composition derived from increased moisture stress observed in our study</text:span><text:span text:style-name="T396"> </text:span><text:span text:style-name="T410">is </text:span><text:span text:style-name="T396">in agreement with previous theoretical, observational and experimental studies </text:span><text:bookmark-start text:name="__UnoMark__5006_4104707853"/><text:span text:style-name="T142">(AGUIRRE-GUTIÉRREZ et al., 2019; ENQUIST; ENQUIST, 2011; ESQUIVEL-MUELBERT et al., 2018; NEPSTAD et al., 2007; PHILLIPS et al., 2010; SAKSCHEWSKI et al., 2016)</text:span><text:bookmark-end text:name="__UnoMark__5006_4104707853"/><text:span text:style-name="T396">⁠. <text:s/>The </text:span><text:soft-page-break/><text:span text:style-name="T396">observed change on functional composition had two </text:span><text:span text:style-name="T409">main </text:span><text:span text:style-name="T396">consequences: first, because in our model higher values of fine roots biomass (determined by carbon allocation and residence time) is linked to higher capacity of water uptake, we can infer that the imposed drought led to a change in functional composition towards more dry-affiliated strategies. The same type of shift in functional composition was observed in Amazon </text:span><text:bookmark-start text:name="__UnoMark__5020_4104707853"/><text:span text:style-name="T142">(ESQUIVEL-MUELBERT et al., 2018; MADANI et al., 2018; PHILLIPS et al., 2010)</text:span><text:bookmark-end text:name="__UnoMark__5020_4104707853"/><text:span text:style-name="T396">⁠ and other tropical forests</text:span><text:bookmark-start text:name="__UnoMark__5024_4104707853"/><text:span text:style-name="T142">(ENQUIST; ENQUIST, 2011; FAUSET et al., 2012; FEELEY et al., 2011)</text:span><text:bookmark-end text:name="__UnoMark__5024_4104707853"/><text:span text:style-name="T396">⁠. </text:span></text:p>
      <text:p text:style-name="P79"><text:span text:style-name="T396"><text:tab/></text:span><text:span text:style-name="T412">Second, the observed increase in fine roots biomass was at the expense of investiment </text:span><text:span text:style-name="T413">in other compartments</text:span><text:span text:style-name="T412"> especially in woody tissues. This is a product of the trade offs </text:span><text:span text:style-name="T417">a priori </text:span><text:span text:style-name="T412">defined (for example, </text:span><text:span text:style-name="T396">the allocation to one compartments always restrics the allocation to another; Table XXX)</text:span><text:span text:style-name="T412"> and of the trade-offs that emerge from the model itself. The most proeminent emergent trade-off was the one observed between fine roots and aboveground woody tissues traits (Figure PCA XXX). The trade-off between root and aboveground woody tissues was also found in observational studies in Amazon </text:span><text:bookmark-start text:name="__UnoMark__5028_4104707853"/><text:span text:style-name="T160">(MALHI; DOUGHTY; GALBRAITH, 2011)</text:span><text:bookmark-end text:name="__UnoMark__5028_4104707853"/><text:span text:style-name="T412">⁠ and other forests around the world </text:span><text:span text:style-name="T160">(WOLF; FIELD; BERRY, 2011</text:span><text:bookmark text:name="__UnoMark__5037_4104707853"/><text:bookmark text:name="__UnoMark__5039_4104707853"/><text:bookmark text:name="__UnoMark__5032_4104707853"/><text:bookmark text:name="__UnoMark__4944_4104707853"/><text:span text:style-name="T160">)</text:span><text:span text:style-name="T412">⁠. </text:span><text:span text:style-name="T414">Doughty et al. (2014) argue that this trade-off is especially important in drought scenario or with precipitation seasonality.</text:span><text:span text:style-name="T412"> Despite the advantages confered by the increase in fine roots biomass against the drier climate </text:span><text:span text:style-name="T415">(e.g. the avoidance of complete loss of biomass in some grid-cells for the trait-based version)</text:span><text:span text:style-name="T412">, it can result in relative lower values of total plant biomass and, consequently, to a smaller capacity of ecosystem to store carbon </text:span><text:span text:style-name="T415">in a long term</text:span><text:span text:style-name="T412">. This is because fine roots are plant tissues of short duration and contribute much less to the total plant biomass when compared to aboveground woody tissues </text:span><text:reference-mark-start text:name="ADDIN CSL_CITATION {&quot;citationItems&quot;: [{&quot;id&quot;: &quot;ITEM-1&quot;, &quot;itemData&quot;: {&quot;DOI&quot;: &quot;10.1111/j.1461-0248.2009.01285.x&quot;, &quot;ISSN&quot;: &quot;14610248&quot;, &quot;abstract&quot;: &quot;Wood performs several essential functions in plants, including mechanically supporting aboveground tissue, storing water and other resources, and transporting sap. Woody tissues are likely to face physiological, structural and defensive trade-offs. How a plant optimizes among these competing functions can have major ecological implications, which have been under-appreciated by ecologists compared to the focus they have given to leaf function. To draw together our current understanding of wood function, we identify and collate data on the major wood functional traits, including the largest wood density database to date (8412 taxa), mechanical strength measures and anatomical features, as well as clade-specific features such as secondary chemistry. We then show how wood traits are related to one another, highlighting functional trade-offs, and to ecological and demographic plant features (growth form, growth rate, latitude, ecological setting). We suggest that, similar to the manifold that tree species leaf traits cluster around the 'leaf economics spectrum', a similar 'wood economics spectrum' may be defined. We then discuss the biogeography, evolution and biogeochemistry of the spectrum, and conclude by pointing out the major gaps in our current knowledge of wood functional traits.&quot;, &quot;author&quot;: [{&quot;dropping-particle&quot;: &quot;&quot;, &quot;family&quot;: &quot;Chave&quot;, &quot;given&quot;: &quot;Jerome&quot;, &quot;non-dropping-particle&quot;: &quot;&quot;, &quot;parse-names&quot;: false, &quot;suffix&quot;: &quot;&quot;}, {&quot;dropping-particle&quot;: &quot;&quot;, &quot;family&quot;: &quot;Coomes&quot;, &quot;given&quot;: &quot;David&quot;, &quot;non-dropping-particle&quot;: &quot;&quot;, &quot;parse-names&quot;: false, &quot;suffix&quot;: &quot;&quot;}, {&quot;dropping-particle&quot;: &quot;&quot;, &quot;family&quot;: &quot;Jansen&quot;, &quot;given&quot;: &quot;Steven&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Swenson&quot;, &quot;given&quot;: &quot;Nathan G.&quot;, &quot;non-dropping-particle&quot;: &quot;&quot;, &quot;parse-names&quot;: false, &quot;suffix&quot;: &quot;&quot;}, {&quot;dropping-particle&quot;: &quot;&quot;, &quot;family&quot;: &quot;Zanne&quot;, &quot;given&quot;: &quot;Amy E.&quot;, &quot;non-dropping-particle&quot;: &quot;&quot;, &quot;parse-names&quot;: false, &quot;suffix&quot;: &quot;&quot;}], &quot;container-title&quot;: &quot;Ecology Letters&quot;, &quot;id&quot;: &quot;ITEM-1&quot;, &quot;issue&quot;: &quot;4&quot;, &quot;issued&quot;: {&quot;date-parts&quot;: [[&quot;2009&quot;]]}, &quot;page&quot;: &quot;351-366&quot;, &quot;title&quot;: &quot;Towards a worldwide wood economics spectrum&quot;, &quot;type&quot;: &quot;article-journal&quot;, &quot;volume&quot;: &quot;12&quot;}, &quot;uris&quot;: [&quot;http://www.mendeley.com/documents/?uuid=d5e7ace5-42cd-43a3-af21-62586ae9ad45&quot;]}], &quot;mendeley&quot;: {&quot;formattedCitation&quot;: &quot;(CHAVE et al., 2009)&quot;, &quot;plainTextFormattedCitation&quot;: &quot;(CHAVE et al., 2009)&quot;, &quot;previouslyFormattedCitation&quot;: &quot;(CHAVE et al., 2009)&quot;}, &quot;properties&quot;: {&quot;noteIndex&quot;: 0}, &quot;schema&quot;: &quot;https://github.com/citation-style-language/schema/raw/master/csl-citation.json&quot;} RNDNORdxQBaye"/><text:span text:style-name="T160">(CHAVE et al., 2009)</text:span><text:reference-mark-end text:name="ADDIN CSL_CITATION {&quot;citationItems&quot;: [{&quot;id&quot;: &quot;ITEM-1&quot;, &quot;itemData&quot;: {&quot;DOI&quot;: &quot;10.1111/j.1461-0248.2009.01285.x&quot;, &quot;ISSN&quot;: &quot;14610248&quot;, &quot;abstract&quot;: &quot;Wood performs several essential functions in plants, including mechanically supporting aboveground tissue, storing water and other resources, and transporting sap. Woody tissues are likely to face physiological, structural and defensive trade-offs. How a plant optimizes among these competing functions can have major ecological implications, which have been under-appreciated by ecologists compared to the focus they have given to leaf function. To draw together our current understanding of wood function, we identify and collate data on the major wood functional traits, including the largest wood density database to date (8412 taxa), mechanical strength measures and anatomical features, as well as clade-specific features such as secondary chemistry. We then show how wood traits are related to one another, highlighting functional trade-offs, and to ecological and demographic plant features (growth form, growth rate, latitude, ecological setting). We suggest that, similar to the manifold that tree species leaf traits cluster around the 'leaf economics spectrum', a similar 'wood economics spectrum' may be defined. We then discuss the biogeography, evolution and biogeochemistry of the spectrum, and conclude by pointing out the major gaps in our current knowledge of wood functional traits.&quot;, &quot;author&quot;: [{&quot;dropping-particle&quot;: &quot;&quot;, &quot;family&quot;: &quot;Chave&quot;, &quot;given&quot;: &quot;Jerome&quot;, &quot;non-dropping-particle&quot;: &quot;&quot;, &quot;parse-names&quot;: false, &quot;suffix&quot;: &quot;&quot;}, {&quot;dropping-particle&quot;: &quot;&quot;, &quot;family&quot;: &quot;Coomes&quot;, &quot;given&quot;: &quot;David&quot;, &quot;non-dropping-particle&quot;: &quot;&quot;, &quot;parse-names&quot;: false, &quot;suffix&quot;: &quot;&quot;}, {&quot;dropping-particle&quot;: &quot;&quot;, &quot;family&quot;: &quot;Jansen&quot;, &quot;given&quot;: &quot;Steven&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Swenson&quot;, &quot;given&quot;: &quot;Nathan G.&quot;, &quot;non-dropping-particle&quot;: &quot;&quot;, &quot;parse-names&quot;: false, &quot;suffix&quot;: &quot;&quot;}, {&quot;dropping-particle&quot;: &quot;&quot;, &quot;family&quot;: &quot;Zanne&quot;, &quot;given&quot;: &quot;Amy E.&quot;, &quot;non-dropping-particle&quot;: &quot;&quot;, &quot;parse-names&quot;: false, &quot;suffix&quot;: &quot;&quot;}], &quot;container-title&quot;: &quot;Ecology Letters&quot;, &quot;id&quot;: &quot;ITEM-1&quot;, &quot;issue&quot;: &quot;4&quot;, &quot;issued&quot;: {&quot;date-parts&quot;: [[&quot;2009&quot;]]}, &quot;page&quot;: &quot;351-366&quot;, &quot;title&quot;: &quot;Towards a worldwide wood economics spectrum&quot;, &quot;type&quot;: &quot;article-journal&quot;, &quot;volume&quot;: &quot;12&quot;}, &quot;uris&quot;: [&quot;http://www.mendeley.com/documents/?uuid=d5e7ace5-42cd-43a3-af21-62586ae9ad45&quot;]}], &quot;mendeley&quot;: {&quot;formattedCitation&quot;: &quot;(CHAVE et al., 2009)&quot;, &quot;plainTextFormattedCitation&quot;: &quot;(CHAVE et al., 2009)&quot;, &quot;previouslyFormattedCitation&quot;: &quot;(CHAVE et al., 2009)&quot;}, &quot;properties&quot;: {&quot;noteIndex&quot;: 0}, &quot;schema&quot;: &quot;https://github.com/citation-style-language/schema/raw/master/csl-citation.json&quot;} RNDNORdxQBaye"/><text:span text:style-name="T412">⁠. </text:span><text:span text:style-name="T415">In that sense, the functional reorganization may produce results that goes beyond their immediate effects. </text:span><text:span text:style-name="T413">In our model, aboveground woody tissues <text:s/>confer only the advantage of </text:span><text:soft-page-break/><text:span text:style-name="T413">capturing more light (although in a non-mechanistic way).</text:span><text:span text:style-name="T415"> </text:span><text:span text:style-name="T412">Because of this, the functional composition shift may have biased </text:span><text:span text:style-name="T413">the new communities to invest less in woody tissues, what in its turn, may have biased </text:span><text:span text:style-name="T412">our results concerned to the imapcts of reduced precipitation on the Amazon ability to store carbon (see section XXX). In that sense, future studies using CAETÊ to understand the impacts of climate change, should use traits and trade-offs that are more mechanistically related to the role of woody tissues in determine the ecosystem resistance to disturbance (e.g. woody density, cavitation vulnerability and </text:span><text:span text:style-name="T413">mortality associated to height</text:span><text:span text:style-name="T412">; </text:span><text:span text:style-name="T160">PHILLIPS et al., 2010; ROWLAND et al., 2015</text:span><text:span text:style-name="T412">⁠).</text:span></text:p>
      <text:p text:style-name="P81"><text:span text:style-name="T142"><text:tab/><text:tab/> Besides the modification on functional composition the modified environmental filtering also affected the abundance of strategies and, consequently, the frequency distribution of trait values, what, ultimately, change the dominance relationship between strategies </text:span><text:bookmark-start text:name="__UnoMark__5335_1831103198"/><text:span text:style-name="T142">(Figure XXXX; ENQUIST; ENQUIST, 2011; ESQUIVEL-MUELBERT et al., 2018)</text:span><text:bookmark-end text:name="__UnoMark__5335_1831103198"/><text:span text:style-name="T142">⁠. Some observational studies show that Amazon forest presents a hyperdominance of few species and also that this dominance relationship can <text:s/>change with climate changes </text:span><text:bookmark-start text:name="__UnoMark__5339_1831103198"/><text:span text:style-name="T142">(FAUSET et al., 2015; TER STEEGE et al., 2013)</text:span><text:bookmark-end text:name="__UnoMark__5339_1831103198"/><text:span text:style-name="T142">⁠. Our results show that model CAETÊ is able to reproduce this hyperdominance in regular climate conditions: </text:span><text:span text:style-name="T145">a peaked distribution </text:span><text:reference-mark-start text:name="ADDIN CSL_CITATION {&quot;citationItems&quot;: [{&quot;id&quot;: &quot;ITEM-1&quot;, &quot;itemData&quot;: {&quot;DOI&quot;: &quot;10.1111/geb.12645&quot;, &quot;ISBN&quot;: &quot;2012203566&quot;, &quot;ISSN&quot;: &quot;14668238&quot;, &quot;abstract&quot;: &quot;Aim Tropical elevation gradients are natural laboratories to assess how changing climate can influence tropical forests. However, there is a need for theory and integrated data collection to scale from traits to ecosystems. We assess predictions of a novel trait-based scaling theory, including whether observed shifts in forest traits across a broad tropical temperature gradient are consistent with local phenotypic optima and adaptive compensation for temperature. Location An elevation gradient spanning 3,300 m and consisting of thousands of tropical tree trait measures taken from 16 1-ha tropical forest plots in southern Per\u00fa, where gross and net primary productivity (GPP and NPP) were measured. Time period April to November 2013. Major taxa studied Plants; tropical trees. Methods We developed theory to scale from traits to communities and ecosystems and tested several predictions. We assessed the covariation between climate, traits, biomass and GPP and NPP. We measured multiple traits linked to variation in tree growth and assessed their frequency distributions within and across the elevation gradient. We paired these trait measures across individuals within 16 forests with simultaneous measures of ecosystem net and gross primary productivity. Results Consistent with theory, variation in forest NPP and GPP primarily scaled with forest biomass, but the secondary effect of temperature on productivity was much less than expected. This weak temperature dependence appears to reflect directional shifts in several mean community traits that underlie tree growth with decreases in site temperature. Main conclusions The observed shift in traits of trees that dominate in more cold environments is consistent with an \u2018adaptive/acclimatory\u2019 compensation for the kinetic effects of temperature on leaf photosynthesis and tree growth. Forest trait distributions across the gradient showed overly peaked and skewed distributions, consistent with the importance of local filtering of optimal growth traits and recent shifts in species composition and dominance attributable to warming from climate change. Trait-based scaling theory provides a basis to predict how shifts in climate have and will influence the trait composition and ecosystem functioning of tropical forests.&quot;, &quot;author&quot;: [{&quot;dropping-particle&quot;: &quot;&quot;, &quot;family&quot;: &quot;Enquist&quot;, &quot;given&quot;: &quot;Brian J.&quot;, &quot;non-dropping-particle&quot;: &quot;&quot;, &quot;parse-names&quot;: false, &quot;suffix&quot;: &quot;&quot;}, {&quot;dropping-particle&quot;: &quot;&quot;, &quot;family&quot;: &quot;Bentley&quot;, &quot;given&quot;: &quot;Lisa Patrick&quot;, &quot;non-dropping-particle&quot;: &quot;&quot;, &quot;parse-names&quot;: false, &quot;suffix&quot;: &quot;&quot;}, {&quot;dropping-particle&quot;: &quot;&quot;, &quot;family&quot;: &quot;Shenkin&quot;, &quot;given&quot;: &quot;Alexander&quot;, &quot;non-dropping-particle&quot;: &quot;&quot;, &quot;parse-names&quot;: false, &quot;suffix&quot;: &quot;&quot;}, {&quot;dropping-particle&quot;: &quot;&quot;, &quot;family&quot;: &quot;Maitner&quot;, &quot;given&quot;: &quot;Brian&quot;, &quot;non-dropping-particle&quot;: &quot;&quot;, &quot;parse-names&quot;: false, &quot;suffix&quot;: &quot;&quot;}, {&quot;dropping-particle&quot;: &quot;&quot;, &quot;family&quot;: &quot;Savage&quot;, &quot;given&quot;: &quot;Van&quot;, &quot;non-dropping-particle&quot;: &quot;&quot;, &quot;parse-names&quot;: false, &quot;suffix&quot;: &quot;&quot;}, {&quot;dropping-particle&quot;: &quot;&quot;, &quot;family&quot;: &quot;Michaletz&quot;, &quot;given&quot;: &quot;Sean&quot;, &quot;non-dropping-particle&quot;: &quot;&quot;, &quot;parse-names&quot;: false, &quot;suffix&quot;: &quot;&quot;}, {&quot;dropping-particle&quot;: &quot;&quot;, &quot;family&quot;: &quot;Blonder&quot;, &quot;given&quot;: &quot;Benjamin&quot;, &quot;non-dropping-particle&quot;: &quot;&quot;, &quot;parse-names&quot;: false, &quot;suffix&quot;: &quot;&quot;}, {&quot;dropping-particle&quot;: &quot;&quot;, &quot;family&quot;: &quot;Buzzard&quot;, &quot;given&quot;: &quot;Vanessa&quot;, &quot;non-dropping-particle&quot;: &quot;&quot;, &quot;parse-names&quot;: false, &quot;suffix&quot;: &quot;&quot;}, {&quot;dropping-particle&quot;: &quot;&quot;, &quot;family&quot;: &quot;Espinoza&quot;, &quot;given&quot;: &quot;Tatiana Erika Boza&quot;, &quot;non-dropping-particle&quot;: &quot;&quot;, &quot;parse-names&quot;: false, &quot;suffix&quot;: &quot;&quot;}, {&quot;dropping-particle&quot;: &quot;&quot;, &quot;family&quot;: &quot;Farfan-Rios&quot;, &quot;given&quot;: &quot;William&quot;, &quot;non-dropping-particle&quot;: &quot;&quot;, &quot;parse-names&quot;: false, &quot;suffix&quot;: &quot;&quot;}, {&quot;dropping-particle&quot;: &quot;&quot;, &quot;family&quot;: &quot;Doughty&quot;, &quot;given&quot;: &quot;Christopher E.&quot;, &quot;non-dropping-particle&quot;: &quot;&quot;, &quot;parse-names&quot;: false, &quot;suffix&quot;: &quot;&quot;}, {&quot;dropping-particle&quot;: &quot;&quot;, &quot;family&quot;: &quot;Goldsmith&quot;, &quot;given&quot;: &quot;Gregory R.&quot;, &quot;non-dropping-particle&quot;: &quot;&quot;, &quot;parse-names&quot;: false, &quot;suffix&quot;: &quot;&quot;}, {&quot;dropping-particle&quot;: &quot;&quot;, &quot;family&quot;: &quot;Martin&quot;, &quot;given&quot;: &quot;Roberta E.&quot;, &quot;non-dropping-particle&quot;: &quot;&quot;, &quot;parse-names&quot;: false, &quot;suffix&quot;: &quot;&quot;}, {&quot;dropping-particle&quot;: &quot;&quot;, &quot;family&quot;: &quot;Salinas&quot;, &quot;given&quot;: &quot;Norma&quot;, &quot;non-dropping-particle&quot;: &quot;&quot;, &quot;parse-names&quot;: false, &quot;suffix&quot;: &quot;&quot;}, {&quot;dropping-particle&quot;: &quot;&quot;, &quot;family&quot;: &quot;Silman&quot;, &quot;given&quot;: &quot;Miles&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Asner&quot;, &quot;given&quot;: &quot;Gregory P.&quot;, &quot;non-dropping-particle&quot;: &quot;&quot;, &quot;parse-names&quot;: false, &quot;suffix&quot;: &quot;&quot;}, {&quot;dropping-particle&quot;: &quot;&quot;, &quot;family&quot;: &quot;Malhi&quot;, &quot;given&quot;: &quot;Yadvinder&quot;, &quot;non-dropping-particle&quot;: &quot;&quot;, &quot;parse-names&quot;: false, &quot;suffix&quot;: &quot;&quot;}], &quot;container-title&quot;: &quot;Global Ecology and Biogeography&quot;, &quot;id&quot;: &quot;ITEM-1&quot;, &quot;issue&quot;: &quot;12&quot;, &quot;issued&quot;: {&quot;date-parts&quot;: [[&quot;2017&quot;]]}, &quot;page&quot;: &quot;1357-1373&quot;, &quot;title&quot;: &quot;Assessing trait-based scaling theory in tropical forests spanning a broad temperature gradient&quot;, &quot;type&quot;: &quot;article-journal&quot;, &quot;volume&quot;: &quot;26&quot;}, &quot;uris&quot;: [&quot;http://www.mendeley.com/documents/?uuid=223b64e4-e6cb-4d97-aff5-c91792fde309&quot;]}], &quot;mendeley&quot;: {&quot;formattedCitation&quot;: &quot;(ENQUIST et al., 2017)&quot;, &quot;plainTextFormattedCitation&quot;: &quot;(ENQUIST et al., 2017)&quot;, &quot;previouslyFormattedCitation&quot;: &quot;(ENQUIST et al., 2017)&quot;}, &quot;properties&quot;: {&quot;noteIndex&quot;: 0}, &quot;schema&quot;: &quot;https://github.com/citation-style-language/schema/raw/master/csl-citation.json&quot;} RNDMX2fWZs8mq"/><text:span text:style-name="T145">(ENQUIST et al., 2017)</text:span><text:reference-mark-end text:name="ADDIN CSL_CITATION {&quot;citationItems&quot;: [{&quot;id&quot;: &quot;ITEM-1&quot;, &quot;itemData&quot;: {&quot;DOI&quot;: &quot;10.1111/geb.12645&quot;, &quot;ISBN&quot;: &quot;2012203566&quot;, &quot;ISSN&quot;: &quot;14668238&quot;, &quot;abstract&quot;: &quot;Aim Tropical elevation gradients are natural laboratories to assess how changing climate can influence tropical forests. However, there is a need for theory and integrated data collection to scale from traits to ecosystems. We assess predictions of a novel trait-based scaling theory, including whether observed shifts in forest traits across a broad tropical temperature gradient are consistent with local phenotypic optima and adaptive compensation for temperature. Location An elevation gradient spanning 3,300 m and consisting of thousands of tropical tree trait measures taken from 16 1-ha tropical forest plots in southern Per\u00fa, where gross and net primary productivity (GPP and NPP) were measured. Time period April to November 2013. Major taxa studied Plants; tropical trees. Methods We developed theory to scale from traits to communities and ecosystems and tested several predictions. We assessed the covariation between climate, traits, biomass and GPP and NPP. We measured multiple traits linked to variation in tree growth and assessed their frequency distributions within and across the elevation gradient. We paired these trait measures across individuals within 16 forests with simultaneous measures of ecosystem net and gross primary productivity. Results Consistent with theory, variation in forest NPP and GPP primarily scaled with forest biomass, but the secondary effect of temperature on productivity was much less than expected. This weak temperature dependence appears to reflect directional shifts in several mean community traits that underlie tree growth with decreases in site temperature. Main conclusions The observed shift in traits of trees that dominate in more cold environments is consistent with an \u2018adaptive/acclimatory\u2019 compensation for the kinetic effects of temperature on leaf photosynthesis and tree growth. Forest trait distributions across the gradient showed overly peaked and skewed distributions, consistent with the importance of local filtering of optimal growth traits and recent shifts in species composition and dominance attributable to warming from climate change. Trait-based scaling theory provides a basis to predict how shifts in climate have and will influence the trait composition and ecosystem functioning of tropical forests.&quot;, &quot;author&quot;: [{&quot;dropping-particle&quot;: &quot;&quot;, &quot;family&quot;: &quot;Enquist&quot;, &quot;given&quot;: &quot;Brian J.&quot;, &quot;non-dropping-particle&quot;: &quot;&quot;, &quot;parse-names&quot;: false, &quot;suffix&quot;: &quot;&quot;}, {&quot;dropping-particle&quot;: &quot;&quot;, &quot;family&quot;: &quot;Bentley&quot;, &quot;given&quot;: &quot;Lisa Patrick&quot;, &quot;non-dropping-particle&quot;: &quot;&quot;, &quot;parse-names&quot;: false, &quot;suffix&quot;: &quot;&quot;}, {&quot;dropping-particle&quot;: &quot;&quot;, &quot;family&quot;: &quot;Shenkin&quot;, &quot;given&quot;: &quot;Alexander&quot;, &quot;non-dropping-particle&quot;: &quot;&quot;, &quot;parse-names&quot;: false, &quot;suffix&quot;: &quot;&quot;}, {&quot;dropping-particle&quot;: &quot;&quot;, &quot;family&quot;: &quot;Maitner&quot;, &quot;given&quot;: &quot;Brian&quot;, &quot;non-dropping-particle&quot;: &quot;&quot;, &quot;parse-names&quot;: false, &quot;suffix&quot;: &quot;&quot;}, {&quot;dropping-particle&quot;: &quot;&quot;, &quot;family&quot;: &quot;Savage&quot;, &quot;given&quot;: &quot;Van&quot;, &quot;non-dropping-particle&quot;: &quot;&quot;, &quot;parse-names&quot;: false, &quot;suffix&quot;: &quot;&quot;}, {&quot;dropping-particle&quot;: &quot;&quot;, &quot;family&quot;: &quot;Michaletz&quot;, &quot;given&quot;: &quot;Sean&quot;, &quot;non-dropping-particle&quot;: &quot;&quot;, &quot;parse-names&quot;: false, &quot;suffix&quot;: &quot;&quot;}, {&quot;dropping-particle&quot;: &quot;&quot;, &quot;family&quot;: &quot;Blonder&quot;, &quot;given&quot;: &quot;Benjamin&quot;, &quot;non-dropping-particle&quot;: &quot;&quot;, &quot;parse-names&quot;: false, &quot;suffix&quot;: &quot;&quot;}, {&quot;dropping-particle&quot;: &quot;&quot;, &quot;family&quot;: &quot;Buzzard&quot;, &quot;given&quot;: &quot;Vanessa&quot;, &quot;non-dropping-particle&quot;: &quot;&quot;, &quot;parse-names&quot;: false, &quot;suffix&quot;: &quot;&quot;}, {&quot;dropping-particle&quot;: &quot;&quot;, &quot;family&quot;: &quot;Espinoza&quot;, &quot;given&quot;: &quot;Tatiana Erika Boza&quot;, &quot;non-dropping-particle&quot;: &quot;&quot;, &quot;parse-names&quot;: false, &quot;suffix&quot;: &quot;&quot;}, {&quot;dropping-particle&quot;: &quot;&quot;, &quot;family&quot;: &quot;Farfan-Rios&quot;, &quot;given&quot;: &quot;William&quot;, &quot;non-dropping-particle&quot;: &quot;&quot;, &quot;parse-names&quot;: false, &quot;suffix&quot;: &quot;&quot;}, {&quot;dropping-particle&quot;: &quot;&quot;, &quot;family&quot;: &quot;Doughty&quot;, &quot;given&quot;: &quot;Christopher E.&quot;, &quot;non-dropping-particle&quot;: &quot;&quot;, &quot;parse-names&quot;: false, &quot;suffix&quot;: &quot;&quot;}, {&quot;dropping-particle&quot;: &quot;&quot;, &quot;family&quot;: &quot;Goldsmith&quot;, &quot;given&quot;: &quot;Gregory R.&quot;, &quot;non-dropping-particle&quot;: &quot;&quot;, &quot;parse-names&quot;: false, &quot;suffix&quot;: &quot;&quot;}, {&quot;dropping-particle&quot;: &quot;&quot;, &quot;family&quot;: &quot;Martin&quot;, &quot;given&quot;: &quot;Roberta E.&quot;, &quot;non-dropping-particle&quot;: &quot;&quot;, &quot;parse-names&quot;: false, &quot;suffix&quot;: &quot;&quot;}, {&quot;dropping-particle&quot;: &quot;&quot;, &quot;family&quot;: &quot;Salinas&quot;, &quot;given&quot;: &quot;Norma&quot;, &quot;non-dropping-particle&quot;: &quot;&quot;, &quot;parse-names&quot;: false, &quot;suffix&quot;: &quot;&quot;}, {&quot;dropping-particle&quot;: &quot;&quot;, &quot;family&quot;: &quot;Silman&quot;, &quot;given&quot;: &quot;Miles&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Asner&quot;, &quot;given&quot;: &quot;Gregory P.&quot;, &quot;non-dropping-particle&quot;: &quot;&quot;, &quot;parse-names&quot;: false, &quot;suffix&quot;: &quot;&quot;}, {&quot;dropping-particle&quot;: &quot;&quot;, &quot;family&quot;: &quot;Malhi&quot;, &quot;given&quot;: &quot;Yadvinder&quot;, &quot;non-dropping-particle&quot;: &quot;&quot;, &quot;parse-names&quot;: false, &quot;suffix&quot;: &quot;&quot;}], &quot;container-title&quot;: &quot;Global Ecology and Biogeography&quot;, &quot;id&quot;: &quot;ITEM-1&quot;, &quot;issue&quot;: &quot;12&quot;, &quot;issued&quot;: {&quot;date-parts&quot;: [[&quot;2017&quot;]]}, &quot;page&quot;: &quot;1357-1373&quot;, &quot;title&quot;: &quot;Assessing trait-based scaling theory in tropical forests spanning a broad temperature gradient&quot;, &quot;type&quot;: &quot;article-journal&quot;, &quot;volume&quot;: &quot;26&quot;}, &quot;uris&quot;: [&quot;http://www.mendeley.com/documents/?uuid=223b64e4-e6cb-4d97-aff5-c91792fde309&quot;]}], &quot;mendeley&quot;: {&quot;formattedCitation&quot;: &quot;(ENQUIST et al., 2017)&quot;, &quot;plainTextFormattedCitation&quot;: &quot;(ENQUIST et al., 2017)&quot;, &quot;previouslyFormattedCitation&quot;: &quot;(ENQUIST et al., 2017)&quot;}, &quot;properties&quot;: {&quot;noteIndex&quot;: 0}, &quot;schema&quot;: &quot;https://github.com/citation-style-language/schema/raw/master/csl-citation.json&quot;} RNDMX2fWZs8mq"/><text:span text:style-name="T145">⁠ and</text:span><text:span text:style-name="T142"> </text:span><text:span text:style-name="T145">a</text:span><text:span text:style-name="T142"> concentration of higher frequency values around a small range of trait values. </text:span><text:span text:style-name="T146">The reduced precipitation and the consequent appeareance of new strategies and/or increase in abundance of prevously rare trait values occurrence show, according with literature, that rare species (or rare combination of traits in our case</text:span><text:span text:style-name="T147">)</text:span><text:span text:style-name="T146">, contribute significantly to long term and large-scale ecosystem functioning, providing, in variable environments, </text:span><text:span text:style-name="T147">community </text:span><text:span text:style-name="T146">insurance,</text:span><text:span text:style-name="T148"> </text:span><text:span text:style-name="T147">this is, providind distinct </text:span><text:span text:style-name="T148">functional traits values that are able to support the main ecosystem processes under future environmental conditions </text:span><text:span text:style-name="T146"><text:s/></text:span><text:reference-mark-start text:name="ADDIN CSL_CITATION {&quot;citationItems&quot;: [{&quot;id&quot;: &quot;ITEM-1&quot;, &quot;itemData&quot;: {&quot;DOI&quot;: &quot;10.1371/journal.pbio.1001569&quot;, &quot;ISSN&quot;: &quot;15449173&quot;, &quot;abstract&quot;: &quot; The most unusual, and thus irreplaceable, functions performed by species in three different species-rich ecosystems are fulfilled by only the rare species in these ecosystems.&quot;, &quot;author&quot;: [{&quot;dropping-particle&quot;: &quot;&quot;, &quot;family&quot;: &quot;Mouillot&quot;, &quot;given&quot;: &quot;David&quot;, &quot;non-dropping-particle&quot;: &quot;&quot;, &quot;parse-names&quot;: false, &quot;suffix&quot;: &quot;&quot;}, {&quot;dropping-particle&quot;: &quot;&quot;, &quot;family&quot;: &quot;Bellwood&quot;, &quot;given&quot;: &quot;David R.&quot;, &quot;non-dropping-particle&quot;: &quot;&quot;, &quot;parse-names&quot;: false, &quot;suffix&quot;: &quot;&quot;}, {&quot;dropping-particle&quot;: &quot;&quot;, &quot;family&quot;: &quot;Baraloto&quot;, &quot;given&quot;: &quot;Christopher&quot;, &quot;non-dropping-particle&quot;: &quot;&quot;, &quot;parse-names&quot;: false, &quot;suffix&quot;: &quot;&quot;}, {&quot;dropping-particle&quot;: &quot;&quot;, &quot;family&quot;: &quot;Chave&quot;, &quot;given&quot;: &quot;Jerome&quot;, &quot;non-dropping-particle&quot;: &quot;&quot;, &quot;parse-names&quot;: false, &quot;suffix&quot;: &quot;&quot;}, {&quot;dropping-particle&quot;: &quot;&quot;, &quot;family&quot;: &quot;Galzin&quot;, &quot;given&quot;: &quot;Rene&quot;, &quot;non-dropping-particle&quot;: &quot;&quot;, &quot;parse-names&quot;: false, &quot;suffix&quot;: &quot;&quot;}, {&quot;dropping-particle&quot;: &quot;&quot;, &quot;family&quot;: &quot;Harmelin-Vivien&quot;, &quot;given&quot;: &quot;Mireille&quot;, &quot;non-dropping-particle&quot;: &quot;&quot;, &quot;parse-names&quot;: false, &quot;suffix&quot;: &quot;&quot;}, {&quot;dropping-particle&quot;: &quot;&quot;, &quot;family&quot;: &quot;Kulbicki&quot;, &quot;given&quot;: &quot;Michel&quot;, &quot;non-dropping-particle&quot;: &quot;&quot;, &quot;parse-names&quot;: false, &quot;suffix&quot;: &quot;&quot;}, {&quot;dropping-particle&quot;: &quot;&quot;, &quot;family&quot;: &quot;Lavergne&quot;, &quot;given&quot;: &quot;Sebastien&quot;, &quot;non-dropping-particle&quot;: &quot;&quot;, &quot;parse-names&quot;: false, &quot;suffix&quot;: &quot;&quot;}, {&quot;dropping-particle&quot;: &quot;&quot;, &quot;family&quot;: &quot;Lavorel&quot;, &quot;given&quot;: &quot;Sandra&quot;, &quot;non-dropping-particle&quot;: &quot;&quot;, &quot;parse-names&quot;: false, &quot;suffix&quot;: &quot;&quot;}, {&quot;dropping-particle&quot;: &quot;&quot;, &quot;family&quot;: &quot;Mouquet&quot;, &quot;given&quot;: &quot;Nicolas&quot;, &quot;non-dropping-particle&quot;: &quot;&quot;, &quot;parse-names&quot;: false, &quot;suffix&quot;: &quot;&quot;}, {&quot;dropping-particle&quot;: &quot;&quot;, &quot;family&quot;: &quot;Paine&quot;, &quot;given&quot;: &quot;C. E.Timothy&quot;, &quot;non-dropping-particle&quot;: &quot;&quot;, &quot;parse-names&quot;: false, &quot;suffix&quot;: &quot;&quot;}, {&quot;dropping-particle&quot;: &quot;&quot;, &quot;family&quot;: &quot;Renaud&quot;, &quot;given&quot;: &quot;Julien&quot;, &quot;non-dropping-particle&quot;: &quot;&quot;, &quot;parse-names&quot;: false, &quot;suffix&quot;: &quot;&quot;}, {&quot;dropping-particle&quot;: &quot;&quot;, &quot;family&quot;: &quot;Thuiller&quot;, &quot;given&quot;: &quot;Wilfried&quot;, &quot;non-dropping-particle&quot;: &quot;&quot;, &quot;parse-names&quot;: false, &quot;suffix&quot;: &quot;&quot;}], &quot;container-title&quot;: &quot;PLoS Biology&quot;, &quot;id&quot;: &quot;ITEM-1&quot;, &quot;issue&quot;: &quot;5&quot;, &quot;issued&quot;: {&quot;date-parts&quot;: [[&quot;2013&quot;]]}, &quot;title&quot;: &quot;Rare Species Support Vulnerable Functions in High-Diversity Ecosystems&quot;, &quot;type&quot;: &quot;article-journal&quot;, &quot;volume&quot;: &quot;11&quot;}, &quot;uris&quot;: [&quot;http://www.mendeley.com/documents/?uuid=94912184-657b-4a53-ba63-33759e99eda5&quot;]}], &quot;mendeley&quot;: {&quot;formattedCitation&quot;: &quot;(MOUILLOT et al., 2013)&quot;, &quot;plainTextFormattedCitation&quot;: &quot;(MOUILLOT et al., 2013)&quot;, &quot;previouslyFormattedCitation&quot;: &quot;(MOUILLOT et al., 2013)&quot;}, &quot;properties&quot;: {&quot;noteIndex&quot;: 0}, &quot;schema&quot;: &quot;https://github.com/citation-style-language/schema/raw/master/csl-citation.json&quot;} RNDcxlGt1YeVT"/><text:span text:style-name="T146">(MOUILLOT et al., 2013)</text:span><text:reference-mark-end text:name="ADDIN CSL_CITATION {&quot;citationItems&quot;: [{&quot;id&quot;: &quot;ITEM-1&quot;, &quot;itemData&quot;: {&quot;DOI&quot;: &quot;10.1371/journal.pbio.1001569&quot;, &quot;ISSN&quot;: &quot;15449173&quot;, &quot;abstract&quot;: &quot; The most unusual, and thus irreplaceable, functions performed by species in three different species-rich ecosystems are fulfilled by only the rare species in these ecosystems.&quot;, &quot;author&quot;: [{&quot;dropping-particle&quot;: &quot;&quot;, &quot;family&quot;: &quot;Mouillot&quot;, &quot;given&quot;: &quot;David&quot;, &quot;non-dropping-particle&quot;: &quot;&quot;, &quot;parse-names&quot;: false, &quot;suffix&quot;: &quot;&quot;}, {&quot;dropping-particle&quot;: &quot;&quot;, &quot;family&quot;: &quot;Bellwood&quot;, &quot;given&quot;: &quot;David R.&quot;, &quot;non-dropping-particle&quot;: &quot;&quot;, &quot;parse-names&quot;: false, &quot;suffix&quot;: &quot;&quot;}, {&quot;dropping-particle&quot;: &quot;&quot;, &quot;family&quot;: &quot;Baraloto&quot;, &quot;given&quot;: &quot;Christopher&quot;, &quot;non-dropping-particle&quot;: &quot;&quot;, &quot;parse-names&quot;: false, &quot;suffix&quot;: &quot;&quot;}, {&quot;dropping-particle&quot;: &quot;&quot;, &quot;family&quot;: &quot;Chave&quot;, &quot;given&quot;: &quot;Jerome&quot;, &quot;non-dropping-particle&quot;: &quot;&quot;, &quot;parse-names&quot;: false, &quot;suffix&quot;: &quot;&quot;}, {&quot;dropping-particle&quot;: &quot;&quot;, &quot;family&quot;: &quot;Galzin&quot;, &quot;given&quot;: &quot;Rene&quot;, &quot;non-dropping-particle&quot;: &quot;&quot;, &quot;parse-names&quot;: false, &quot;suffix&quot;: &quot;&quot;}, {&quot;dropping-particle&quot;: &quot;&quot;, &quot;family&quot;: &quot;Harmelin-Vivien&quot;, &quot;given&quot;: &quot;Mireille&quot;, &quot;non-dropping-particle&quot;: &quot;&quot;, &quot;parse-names&quot;: false, &quot;suffix&quot;: &quot;&quot;}, {&quot;dropping-particle&quot;: &quot;&quot;, &quot;family&quot;: &quot;Kulbicki&quot;, &quot;given&quot;: &quot;Michel&quot;, &quot;non-dropping-particle&quot;: &quot;&quot;, &quot;parse-names&quot;: false, &quot;suffix&quot;: &quot;&quot;}, {&quot;dropping-particle&quot;: &quot;&quot;, &quot;family&quot;: &quot;Lavergne&quot;, &quot;given&quot;: &quot;Sebastien&quot;, &quot;non-dropping-particle&quot;: &quot;&quot;, &quot;parse-names&quot;: false, &quot;suffix&quot;: &quot;&quot;}, {&quot;dropping-particle&quot;: &quot;&quot;, &quot;family&quot;: &quot;Lavorel&quot;, &quot;given&quot;: &quot;Sandra&quot;, &quot;non-dropping-particle&quot;: &quot;&quot;, &quot;parse-names&quot;: false, &quot;suffix&quot;: &quot;&quot;}, {&quot;dropping-particle&quot;: &quot;&quot;, &quot;family&quot;: &quot;Mouquet&quot;, &quot;given&quot;: &quot;Nicolas&quot;, &quot;non-dropping-particle&quot;: &quot;&quot;, &quot;parse-names&quot;: false, &quot;suffix&quot;: &quot;&quot;}, {&quot;dropping-particle&quot;: &quot;&quot;, &quot;family&quot;: &quot;Paine&quot;, &quot;given&quot;: &quot;C. E.Timothy&quot;, &quot;non-dropping-particle&quot;: &quot;&quot;, &quot;parse-names&quot;: false, &quot;suffix&quot;: &quot;&quot;}, {&quot;dropping-particle&quot;: &quot;&quot;, &quot;family&quot;: &quot;Renaud&quot;, &quot;given&quot;: &quot;Julien&quot;, &quot;non-dropping-particle&quot;: &quot;&quot;, &quot;parse-names&quot;: false, &quot;suffix&quot;: &quot;&quot;}, {&quot;dropping-particle&quot;: &quot;&quot;, &quot;family&quot;: &quot;Thuiller&quot;, &quot;given&quot;: &quot;Wilfried&quot;, &quot;non-dropping-particle&quot;: &quot;&quot;, &quot;parse-names&quot;: false, &quot;suffix&quot;: &quot;&quot;}], &quot;container-title&quot;: &quot;PLoS Biology&quot;, &quot;id&quot;: &quot;ITEM-1&quot;, &quot;issue&quot;: &quot;5&quot;, &quot;issued&quot;: {&quot;date-parts&quot;: [[&quot;2013&quot;]]}, &quot;title&quot;: &quot;Rare Species Support Vulnerable Functions in High-Diversity Ecosystems&quot;, &quot;type&quot;: &quot;article-journal&quot;, &quot;volume&quot;: &quot;11&quot;}, &quot;uris&quot;: [&quot;http://www.mendeley.com/documents/?uuid=94912184-657b-4a53-ba63-33759e99eda5&quot;]}], &quot;mendeley&quot;: {&quot;formattedCitation&quot;: &quot;(MOUILLOT et al., 2013)&quot;, &quot;plainTextFormattedCitation&quot;: &quot;(MOUILLOT et al., 2013)&quot;, &quot;previouslyFormattedCitation&quot;: &quot;(MOUILLOT et al., 2013)&quot;}, &quot;properties&quot;: {&quot;noteIndex&quot;: 0}, &quot;schema&quot;: &quot;https://github.com/citation-style-language/schema/raw/master/csl-citation.json&quot;} RNDcxlGt1YeVT"/><text:span text:style-name="T146">⁠. </text:span><text:span text:style-name="T142">However, when the precipitation is reduced the frequency distribution in the </text:span><text:soft-page-break/><text:span text:style-name="T142">traits values is modified towards a reduction in the hyperdominance</text:span><text:span text:style-name="T154">:</text:span><text:span text:style-name="T155">the curve peak is smaller </text:span><text:span text:style-name="T142">besides a spread in the occupance of the functional space </text:span><text:span text:style-name="T147">bo</text:span><text:span text:style-name="T155">th at the traits distribution separetely (Figure XXX) and at</text:span><text:span text:style-name="T154"> the hypervolume (Figure XXX). </text:span><text:span text:style-name="T8">This is in agree</text:span><text:span text:style-name="T154">ment with the theory that a change in climate can cause a change in domincance thourgh a compensatory dynamic in communities: when the composition of an ecosystem adjust to the new conditions enabling types of plants that previsouly exerted a lesser functional role turn into a functional dominant strategy and vice-versa </text:span><text:bookmark-start text:name="__UnoMark__5347_1831103198"/><text:span text:style-name="T154">(GONZALEZ; LOREAU, 2009; SAKSCHEWSKI et al., 2016)</text:span><text:bookmark-end text:name="__UnoMark__5347_1831103198"/><text:span text:style-name="T154">⁠. In that sense, we observed that the compensatory dynamics in Amazon forest with the decrease in dominance allowed the emergence of new strategies and/or trait values that dealt better with the new climatic condition. This compensatory dynamics with shift in functional composition and in dominance was found in another modelling study for Amazon basin </text:span><text:bookmark-start text:name="__UnoMark__5351_1831103198"/><text:bookmark-start text:name="__UnoMark__5253_1831103198"/><text:bookmark-start text:name="__UnoMark__5356_1831103198"/><text:bookmark-start text:name="__UnoMark__5358_1831103198"/><text:span text:style-name="T154">(SAKSCHEWSKI et al., 2016)</text:span><text:bookmark-end text:name="__UnoMark__5351_1831103198"/><text:bookmark-end text:name="__UnoMark__5253_1831103198"/><text:bookmark-end text:name="__UnoMark__5356_1831103198"/><text:bookmark-end text:name="__UnoMark__5358_1831103198"/><text:span text:style-name="T154">⁠ and also in observational or experimental studies in tropical forests </text:span><text:bookmark-start text:name="__UnoMark__5361_1831103198"/><text:span text:style-name="T154">(ENQUIST et al., 2017; ENQUIST; ENQUIST, 2011; ESQUIVEL-MUELBERT et al., 2018).</text:span><text:bookmark-end text:name="__UnoMark__5361_1831103198"/></text:p>
      <text:p text:style-name="P81"><text:span text:style-name="T142"><text:tab/><text:tab/>Together, the change in functional composition and in dominance provoked a <text:s/>change in all the components of functional diversity (Table/Figure XXX). This is seen through the indices resulted from our analysis that compare, before and after the disturbance, the dissimilarity between the curves (in the case of the single-trait analysis; Table XXXX) and the similarity between the hypervolumes (in the case of multi-trait analysis; Jaccard index equal to 0.036). To date, this is the first modelling study to address the modification in all the functional diversity facets for Amazon forest. The studies concerned to understand the impacts of climate change on functional diversity mainly focused on the impacts for functional composition </text:span><text:span text:style-name="T149">or few functional diversity facets</text:span><text:span text:style-name="T142">, however functional diversity has different facets that express different ecological meaning </text:span><text:bookmark-start text:name="__UnoMark__8887_1941333831"/><text:span text:style-name="T142">(CARMONA et al., 2016; MASON </text:span><text:soft-page-break/><text:span text:style-name="T142">et al., 2005; MOUCHET et al., 2010)</text:span><text:bookmark-end text:name="__UnoMark__8887_1941333831"/><text:span text:style-name="T142">⁠. Regarding to functional richness, we found for all the traits an unexpected and significant increase in this functional component derived from a higher occupancy of the functional space (FigXXX and Table XX) what, in its turn, led to an increase in the hypervolume occupied by all the strategies (Fig XXXX do aumento do hypervolume). This is contrary to the hypothesis that a more severe environment would decrease functional richness by selecting for a narrow range of strategie</text:span><text:bookmark text:name="__UnoMark__5575_3125001211"/><text:span text:style-name="T142">s</text:span><text:bookmark text:name="__UnoMark__5572_3125001211"/><text:bookmark text:name="__UnoMark__5554_3125001211"/><text:span text:style-name="T142"> </text:span><text:span text:style-name="T150">because of the environmental filtering</text:span><text:span text:style-name="T142"> </text:span><text:bookmark-start text:name="__UnoMark__8891_1941333831"/><text:bookmark-start text:name="__UnoMark__8896_1941333831"/><text:bookmark-start text:name="__UnoMark__8898_1941333831"/><text:bookmark-start text:name="__UnoMark__8911_1941333831"/><text:span text:style-name="T142">(CORNWELL et al., 2006; FUNK et al., 2017; PERRONNE; GABA, 2017)</text:span><text:bookmark-end text:name="__UnoMark__8891_1941333831"/><text:bookmark-end text:name="__UnoMark__8896_1941333831"/><text:bookmark-end text:name="__UnoMark__8898_1941333831"/><text:bookmark-end text:name="__UnoMark__8911_1941333831"/><text:span text:style-name="T142">⁠. </text:span><text:span text:style-name="T150">However a recent literature review found that the expected trait distribution patterns is an increase in functional richness </text:span><text:reference-mark-start text:name="ADDIN CSL_CITATION {&quot;citationItems&quot;: [{&quot;id&quot;: &quot;ITEM-1&quot;, &quot;itemData&quot;: {&quot;DOI&quot;: &quot;10.1016/j.ppees.2017.01.004&quot;, &quot;author&quot;: [{&quot;dropping-particle&quot;: &quot;&quot;, &quot;family&quot;: &quot;Perronne&quot;, &quot;given&quot;: &quot;R\u00e9mi&quot;, &quot;non-dropping-particle&quot;: &quot;&quot;, &quot;parse-names&quot;: false, &quot;suffix&quot;: &quot;&quot;}, {&quot;dropping-particle&quot;: &quot;&quot;, &quot;family&quot;: &quot;Gaba&quot;, &quot;given&quot;: &quot;Sabrina&quot;, &quot;non-dropping-particle&quot;: &quot;&quot;, &quot;parse-names&quot;: false, &quot;suffix&quot;: &quot;&quot;}], &quot;id&quot;: &quot;ITEM-1&quot;, &quot;issued&quot;: {&quot;date-parts&quot;: [[&quot;2017&quot;]]}, &quot;page&quot;: &quot;29-44&quot;, &quot;title&quot;: &quot;How to design trait-based analyses of community assembly mechanisms : Insights and guidelines from a literature review&quot;, &quot;type&quot;: &quot;article-journal&quot;, &quot;volume&quot;: &quot;25&quot;}, &quot;uris&quot;: [&quot;http://www.mendeley.com/documents/?uuid=9a7482d8-f56e-4e29-ab47-c0653dfbfa7b&quot;]}], &quot;mendeley&quot;: {&quot;formattedCitation&quot;: &quot;(PERRONNE; GABA, 2017)&quot;, &quot;plainTextFormattedCitation&quot;: &quot;(PERRONNE; GABA, 2017)&quot;, &quot;previouslyFormattedCitation&quot;: &quot;(PERRONNE; GABA, 2017)&quot;}, &quot;properties&quot;: {&quot;noteIndex&quot;: 0}, &quot;schema&quot;: &quot;https://github.com/citation-style-language/schema/raw/master/csl-citation.json&quot;} RNDHTtWvl5SHF"/><text:span text:style-name="T150">(PERRONNE; GABA, 2017)</text:span><text:reference-mark-end text:name="ADDIN CSL_CITATION {&quot;citationItems&quot;: [{&quot;id&quot;: &quot;ITEM-1&quot;, &quot;itemData&quot;: {&quot;DOI&quot;: &quot;10.1016/j.ppees.2017.01.004&quot;, &quot;author&quot;: [{&quot;dropping-particle&quot;: &quot;&quot;, &quot;family&quot;: &quot;Perronne&quot;, &quot;given&quot;: &quot;R\u00e9mi&quot;, &quot;non-dropping-particle&quot;: &quot;&quot;, &quot;parse-names&quot;: false, &quot;suffix&quot;: &quot;&quot;}, {&quot;dropping-particle&quot;: &quot;&quot;, &quot;family&quot;: &quot;Gaba&quot;, &quot;given&quot;: &quot;Sabrina&quot;, &quot;non-dropping-particle&quot;: &quot;&quot;, &quot;parse-names&quot;: false, &quot;suffix&quot;: &quot;&quot;}], &quot;id&quot;: &quot;ITEM-1&quot;, &quot;issued&quot;: {&quot;date-parts&quot;: [[&quot;2017&quot;]]}, &quot;page&quot;: &quot;29-44&quot;, &quot;title&quot;: &quot;How to design trait-based analyses of community assembly mechanisms : Insights and guidelines from a literature review&quot;, &quot;type&quot;: &quot;article-journal&quot;, &quot;volume&quot;: &quot;25&quot;}, &quot;uris&quot;: [&quot;http://www.mendeley.com/documents/?uuid=9a7482d8-f56e-4e29-ab47-c0653dfbfa7b&quot;]}], &quot;mendeley&quot;: {&quot;formattedCitation&quot;: &quot;(PERRONNE; GABA, 2017)&quot;, &quot;plainTextFormattedCitation&quot;: &quot;(PERRONNE; GABA, 2017)&quot;, &quot;previouslyFormattedCitation&quot;: &quot;(PERRONNE; GABA, 2017)&quot;}, &quot;properties&quot;: {&quot;noteIndex&quot;: 0}, &quot;schema&quot;: &quot;https://github.com/citation-style-language/schema/raw/master/csl-citation.json&quot;} RNDHTtWvl5SHF"/><text:span text:style-name="T150">⁠. </text:span><text:span text:style-name="T142">However </text:span><text:span text:style-name="T151">some THINGS are needed to point out: first, the increase in functional richness does not mean that the number of survival PLSs has increased, it actually decreased, what we found was only a change on the functional space occupation.</text:span><text:span text:style-name="T142"> the ab</text:span><text:span text:style-name="T142"><office:annotation><dc:creator>Bianca Rius</dc:creator><dc:date>2019-10-28T10:29:31.332843213</dc:date><loext:sender-initials>BR</loext:sender-initials><text:p text:style-name="P110"><text:span text:style-name="T470">Harsher environments. </text:span><text:span text:style-name="T471">harsher environments tends to conduct to convergence” </text:span></text:p><text:p text:style-name="P110"><text:span text:style-name="T472">(Wieczynski et al., 2019; Swenson et al., 2011)</text:span></text:p><text:p text:style-name="P110"><text:span text:style-name="T472"/></text:p><text:p text:style-name="P110"><text:span text:style-name="T472">Outro ponto de vista: Swenson et al 2012 </text:span></text:p><text:p text:style-name="P108"><text:span text:style-name="T473"/></text:p></office:annotation></text:span><text:span text:style-name="T142">ove cited compensatory dynamics is a possible explanation for the increase in the functional space occupation. <text:s/></text:span><text:span text:style-name="T151">It also shows the importance of more rare traits in the long-term and large-scale ecological processes </text:span><text:span text:style-name="T152">since it increases the varity of responses to the possible future stress</text:span><text:span text:style-name="T151"> </text:span><text:reference-mark-start text:name="ADDIN CSL_CITATION {&quot;citationItems&quot;: [{&quot;id&quot;: &quot;ITEM-1&quot;, &quot;itemData&quot;: {&quot;DOI&quot;: &quot;10.1016/j.tree.2017.02.002&quot;, &quot;ISSN&quot;: &quot;0169-5347&quot;, &quot;author&quot;: [{&quot;dropping-particle&quot;: &quot;&quot;, &quot;family&quot;: &quot;Violle&quot;, &quot;given&quot;: &quot;Cyrille&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Mouquet&quot;, &quot;given&quot;: &quot;Nicolas&quot;, &quot;non-dropping-particle&quot;: &quot;&quot;, &quot;parse-names&quot;: false, &quot;suffix&quot;: &quot;&quot;}, {&quot;dropping-particle&quot;: &quot;&quot;, &quot;family&quot;: &quot;Munoz&quot;, &quot;given&quot;: &quot;Fran\u00e7ois&quot;, &quot;non-dropping-particle&quot;: &quot;&quot;, &quot;parse-names&quot;: false, &quot;suffix&quot;: &quot;&quot;}, {&quot;dropping-particle&quot;: &quot;&quot;, &quot;family&quot;: &quot;Kraft&quot;, &quot;given&quot;: &quot;Nathan J B&quot;, &quot;non-dropping-particle&quot;: &quot;&quot;, &quot;parse-names&quot;: false, &quot;suffix&quot;: &quot;&quot;}, {&quot;dropping-particle&quot;: &quot;&quot;, &quot;family&quot;: &quot;Cadotte&quot;, &quot;given&quot;: &quot;Marc W&quot;, &quot;non-dropping-particle&quot;: &quot;&quot;, &quot;parse-names&quot;: false, &quot;suffix&quot;: &quot;&quot;}, {&quot;dropping-particle&quot;: &quot;&quot;, &quot;family&quot;: &quot;Livingstone&quot;, &quot;given&quot;: &quot;Stuart W&quot;, &quot;non-dropping-particle&quot;: &quot;&quot;, &quot;parse-names&quot;: false, &quot;suffix&quot;: &quot;&quot;}, {&quot;dropping-particle&quot;: &quot;&quot;, &quot;family&quot;: &quot;Mouillot&quot;, &quot;given&quot;: &quot;David&quot;, &quot;non-dropping-particle&quot;: &quot;&quot;, &quot;parse-names&quot;: false, &quot;suffix&quot;: &quot;&quot;}], &quot;container-title&quot;: &quot;Trends in Ecology &amp; Evolution&quot;, &quot;id&quot;: &quot;ITEM-1&quot;, &quot;issue&quot;: &quot;5&quot;, &quot;issued&quot;: {&quot;date-parts&quot;: [[&quot;2017&quot;]]}, &quot;page&quot;: &quot;356-367&quot;, &quot;publisher&quot;: &quot;Elsevier Ltd&quot;, &quot;title&quot;: &quot;Functional Rarity : The Ecology of Outliers&quot;, &quot;type&quot;: &quot;article-journal&quot;, &quot;volume&quot;: &quot;32&quot;}, &quot;uris&quot;: [&quot;http://www.mendeley.com/documents/?uuid=0b74a5ef-28e3-4492-98cf-490ac65f42a1&quot;]}], &quot;mendeley&quot;: {&quot;formattedCitation&quot;: &quot;(VIOLLE et al., 2017)&quot;, &quot;plainTextFormattedCitation&quot;: &quot;(VIOLLE et al., 2017)&quot;, &quot;previouslyFormattedCitation&quot;: &quot;(VIOLLE et al., 2017)&quot;}, &quot;properties&quot;: {&quot;noteIndex&quot;: 0}, &quot;schema&quot;: &quot;https://github.com/citation-style-language/schema/raw/master/csl-citation.json&quot;} RNDO7cyQOG4kI"/><text:span text:style-name="T151">(VIOLLE et al., 2017)</text:span><text:reference-mark-end text:name="ADDIN CSL_CITATION {&quot;citationItems&quot;: [{&quot;id&quot;: &quot;ITEM-1&quot;, &quot;itemData&quot;: {&quot;DOI&quot;: &quot;10.1016/j.tree.2017.02.002&quot;, &quot;ISSN&quot;: &quot;0169-5347&quot;, &quot;author&quot;: [{&quot;dropping-particle&quot;: &quot;&quot;, &quot;family&quot;: &quot;Violle&quot;, &quot;given&quot;: &quot;Cyrille&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Mouquet&quot;, &quot;given&quot;: &quot;Nicolas&quot;, &quot;non-dropping-particle&quot;: &quot;&quot;, &quot;parse-names&quot;: false, &quot;suffix&quot;: &quot;&quot;}, {&quot;dropping-particle&quot;: &quot;&quot;, &quot;family&quot;: &quot;Munoz&quot;, &quot;given&quot;: &quot;Fran\u00e7ois&quot;, &quot;non-dropping-particle&quot;: &quot;&quot;, &quot;parse-names&quot;: false, &quot;suffix&quot;: &quot;&quot;}, {&quot;dropping-particle&quot;: &quot;&quot;, &quot;family&quot;: &quot;Kraft&quot;, &quot;given&quot;: &quot;Nathan J B&quot;, &quot;non-dropping-particle&quot;: &quot;&quot;, &quot;parse-names&quot;: false, &quot;suffix&quot;: &quot;&quot;}, {&quot;dropping-particle&quot;: &quot;&quot;, &quot;family&quot;: &quot;Cadotte&quot;, &quot;given&quot;: &quot;Marc W&quot;, &quot;non-dropping-particle&quot;: &quot;&quot;, &quot;parse-names&quot;: false, &quot;suffix&quot;: &quot;&quot;}, {&quot;dropping-particle&quot;: &quot;&quot;, &quot;family&quot;: &quot;Livingstone&quot;, &quot;given&quot;: &quot;Stuart W&quot;, &quot;non-dropping-particle&quot;: &quot;&quot;, &quot;parse-names&quot;: false, &quot;suffix&quot;: &quot;&quot;}, {&quot;dropping-particle&quot;: &quot;&quot;, &quot;family&quot;: &quot;Mouillot&quot;, &quot;given&quot;: &quot;David&quot;, &quot;non-dropping-particle&quot;: &quot;&quot;, &quot;parse-names&quot;: false, &quot;suffix&quot;: &quot;&quot;}], &quot;container-title&quot;: &quot;Trends in Ecology &amp; Evolution&quot;, &quot;id&quot;: &quot;ITEM-1&quot;, &quot;issue&quot;: &quot;5&quot;, &quot;issued&quot;: {&quot;date-parts&quot;: [[&quot;2017&quot;]]}, &quot;page&quot;: &quot;356-367&quot;, &quot;publisher&quot;: &quot;Elsevier Ltd&quot;, &quot;title&quot;: &quot;Functional Rarity : The Ecology of Outliers&quot;, &quot;type&quot;: &quot;article-journal&quot;, &quot;volume&quot;: &quot;32&quot;}, &quot;uris&quot;: [&quot;http://www.mendeley.com/documents/?uuid=0b74a5ef-28e3-4492-98cf-490ac65f42a1&quot;]}], &quot;mendeley&quot;: {&quot;formattedCitation&quot;: &quot;(VIOLLE et al., 2017)&quot;, &quot;plainTextFormattedCitation&quot;: &quot;(VIOLLE et al., 2017)&quot;, &quot;previouslyFormattedCitation&quot;: &quot;(VIOLLE et al., 2017)&quot;}, &quot;properties&quot;: {&quot;noteIndex&quot;: 0}, &quot;schema&quot;: &quot;https://github.com/citation-style-language/schema/raw/master/csl-citation.json&quot;} RNDO7cyQOG4kI"/><text:span text:style-name="T151">⁠. </text:span><text:span text:style-name="T152">It is also essential to consider that the analysis made for functional diversity has considered the whole amazon basin as a “unique” community. With the reduction on precipitation an increase on heterogenety of habitats was created, since the reduction of precipitation on areas where the precipitation was already low may create an habitat that support a very different type of community, for example, ones that can deal with a small amount of water. Future studies must consider the regionality of the basin.</text:span><text:span text:style-name="T151"> <text:s/></text:span><text:span text:style-name="T142"><office:annotation><dc:creator>Bianca Rius</dc:creator><dc:date>2019-04-24T14:57:48</dc:date><loext:sender-initials>BR</loext:sender-initials><text:p><text:span text:style-name="T468">Como o aumento da diversidade pode ajudar na estabilização a mudanças no ambiente (Gonzalez e Loreau 2009)</text:span></text:p></office:annotation></text:span></text:p>
      <text:p text:style-name="P70"><text:span text:style-name="T142"><text:tab/>The evennes (i.e. the abundance regularity in the frequency distribution of the trait values in a trait space) has also showed an increase for all the six functional traits (Table XXX and Figure XXX) what means that the reduced precipitation made that the distribution of trait </text:span><text:soft-page-break/><text:span text:style-name="T142">values in the trait space became more regular, another indication of the dominance decrease. Evenness is also an evidence of the effectivenness in using the functional niche space, it means that low functional evenness indicates that some parts of the functional niche space, although occupied, is under-utilised </text:span><text:bookmark-start text:name="__UnoMark__8901_1941333831"/><text:span text:style-name="T142">(DE LA RIVA et al., 2017; MASON et al., 2005)</text:span><text:bookmark-end text:name="__UnoMark__8901_1941333831"/><text:span text:style-name="T142">⁠. Then, our results indicates that a change in the environment can force the community to better occupy the functional niche space. However, a clear ecological role of evennes on the ecosystem functioning is still missing, and future studies could focus on understanding it. <text:s/></text:span></text:p>
      <text:p text:style-name="P70"><text:span text:style-name="T142"><text:tab/>The divergence (i.e. the degree to which the frequency of trait values occurs at the extremities of the functional space) has increased for all the traits except for leaf and wood tissues residence time, which showed a decrease in this variable although in a low degree (5.0 and 4.7% decrease for leaf and woody tissues carbon residence time, respectively; Table XXX and Figure XX)).The increase in divergence means that, regarding to a specific trait, the values distribution is no longer concentrated in only one extremity of the functional space, but other trait values that were not that important before becomes significant for the community and for the ecosystem functioning with the environmental change. Divergence is also a manner to understand if the frequency distribution of trait values in the functional niche space maximises the total community variation in functional characters </text:span><text:bookmark-start text:name="__UnoMark__8905_1941333831"/><text:span text:style-name="T142">(MASON et al., 2005)</text:span><text:bookmark-end text:name="__UnoMark__8905_1941333831"/><text:span text:style-name="T142">⁠. In that sense, high divergence could be a result of different, or even contrasting, strategies being able to deal with </text:span><text:span text:style-name="T153">the new conditions</text:span><text:span text:style-name="T142"> </text:span><text:bookmark-start text:name="__UnoMark__8910_1941333831"/><text:bookmark-start text:name="__UnoMark__8753_1941333831"/><text:bookmark-start text:name="__UnoMark__8909_1941333831"/><text:span text:style-name="T142">(FUNK et al., 2017)</text:span><text:bookmark-end text:name="__UnoMark__8910_1941333831"/><text:bookmark-end text:name="__UnoMark__8753_1941333831"/><text:bookmark-end text:name="__UnoMark__8909_1941333831"/><text:span text:style-name="T142">⁠.</text:span><text:span text:style-name="T154"> The divergence decrease observed for the carbon residence time <text:s/>on leaves and woody tissues may be explained by the accounted trade-offs and by the model functioning. We observed a decrease on carbon allocation for these two plant compartments, so in order to maintain a</text:span><text:span text:style-name="T156">t least a positive carbon balance the selected strategies has maintained their abundance distribution</text:span><text:span text:style-name="T154"> </text:span><text:span text:style-name="T156">around</text:span><text:span text:style-name="T154"> high </text:span><text:span text:style-name="T156">values</text:span><text:span text:style-name="T154"> or d</text:span><text:span text:style-name="T156">id</text:span><text:span text:style-name="T154"> not change the frequency around the values before the disturbance.</text:span></text:p>
      <text:p text:style-name="P70"><text:soft-page-break/><text:tab/><text:span text:style-name="T142">In summary our results suggest that changes in precipitation are important in structuring communities, that in its turn can rearrange through compensatory dynamics and minimize the adverse effects of those changes on ecosystem functioning such as carbon storage </text:span><text:bookmark-start text:name="__UnoMark__4793_23872634331"/><text:bookmark-start text:name="__UnoMark__4794_23872634331"/><text:span text:style-name="T142">(FAUSET et al., 2012)</text:span><text:bookmark-end text:name="__UnoMark__4793_23872634331"/><text:bookmark-end text:name="__UnoMark__4794_23872634331"/><text:span text:style-name="T142">⁠. However, the long-term effects of these rearrangements may have negative or uncertain consequences. For example, our study show that a drier climate tends to select towards strategies with higher investiment in fine roots to the costs of investiment on tissues that store relatively more carbon such as woody tissues. This may lead to a decrease in the carbon storage capacity of ecosystems in the long term and consequently impacts global carbon cyle. Also, other important ecosystem functions, like evapotranspiration rate, may be modified with the new functional composition and structure, generating prejudicial feedbacks on the water cycle. In that sense, many of the issues regarding to the climate changes impacts on functional diversity and its consequences for ecosystem functioning remain unanswered. </text:span></text:p>
      <text:p text:style-name="P70"><text:tab/><text:span text:style-name="T117">Despite the interesting and innovative results found in this study some considerations need to be done. First, in order to analyse the different functional diversity facets, structure and composition, we have considered the whole Amazon basin as a unique community; however Amazon presents a high ecosystem heterogeneity caused by many abiot</text:span><text:span text:style-name="T118">i</text:span><text:span text:style-name="T117">cs factors such as edaphics, altitude, <text:s/>dry season lenght e temperature that impacts the dynamics of the communities depending on the region </text:span><text:bookmark-start text:name="__UnoMark__4749_2387263433"/><text:bookmark-start text:name="__UnoMark__4779_2387263433"/><text:bookmark-start text:name="__UnoMark__4784_2387263433"/><text:bookmark-start text:name="__UnoMark__4786_2387263433"/><text:span text:style-name="T173">(LEVINE et al., 2016)</text:span><text:bookmark-end text:name="__UnoMark__4749_2387263433"/><text:bookmark-end text:name="__UnoMark__4779_2387263433"/><text:bookmark-end text:name="__UnoMark__4784_2387263433"/><text:bookmark-end text:name="__UnoMark__4786_2387263433"/><text:span text:style-name="T117">⁠. The lack of regionality distinction may have led to an overestimation of the functional diversity, especially regarding to the diversity of trait values </text:span><text:span text:style-name="T118">in the drought scenario</text:span><text:span text:style-name="T117">. Further studies should, in that sense, consider the different regions of Amazon in order <text:s/>to understand <text:s/>if different regions respond differently to changes in environmental conditions and how the different responses affects Amazon basin as a whole. Another </text:span><text:span text:style-name="T113">problem that may have impacted our results is the fact that </text:span><text:soft-page-break/><text:span text:style-name="T113">we use the CWM approach to determine the trait value that will represent certain grid-cell. This type of integration end up desconsidering the diversity present within the grid-cell. One manner to overcome this problem would be to use the scale aggregation approach proposed by Carmona et al. (2016) that is able to sum the different traits distribution as the scale increases. Lastly, other traits more directly linked to the </text:span><text:span text:style-name="T114">ecosystem </text:span><text:span text:style-name="T113">response to drought such as </text:span><text:span text:style-name="T114">wood density </text:span><text:reference-mark-start text:name="ADDIN CSL_CITATION {&quot;citationItems&quot;: [{&quot;id&quot;: &quot;ITEM-1&quot;, &quot;itemData&quot;: {&quot;DOI&quot;: &quot;10.20870/jph.2017.e001&quot;, &quot;ISSN&quot;: &quot;2426-413X&quot;, &quot;abstract&quot;: &quot;&lt;p class=\&quot;western\&quot; style=\&quot;margin-right: 0in; line-height: 100%;\&quot; align=\&quot;justify\&quot;&gt;&lt;strong&gt;&lt;span lang=\&quot;en-US\&quot;&gt;In this study, vulnerability to cavitation, &lt;/span&gt;&lt;span lang=\&quot;en-US\&quot;&gt;&lt;em&gt;P&lt;/em&gt;&lt;/span&gt;&lt;sub&gt;&lt;span lang=\&quot;en-US\&quot;&gt;50&lt;/span&gt;&lt;/sub&gt;&lt;span lang=\&quot;en-US\&quot;&gt; (i.e. the water potential causing 50 % loss of hydraulic conductivity), of Norway spruce trunkwood at different cambial age was related to wood density. Wood density was calculated from mass in the oven dry state related either to volume at the oven-dry state (dry wood density) or to volume at full saturation (basic wood density). Dry wood density and basic wood density were strongly linearly related (&lt;/span&gt;&lt;span lang=\&quot;en-US\&quot;&gt;&lt;em&gt;r&lt;/em&gt;&lt;/span&gt;&lt;span lang=\&quot;en-US\&quot;&gt;\u00b2 = 0.99); there was however a shift from the 1:1 reference line with increasing dry wood density. Dry wood density as well as basic wood density had similar high predictive qualities for &lt;/span&gt;&lt;span lang=\&quot;en-US\&quot;&gt;&lt;em&gt;P&lt;/em&gt;&lt;/span&gt;&lt;sub&gt;&lt;span lang=\&quot;en-US\&quot;&gt;50&lt;/span&gt;&lt;/sub&gt;&lt;span lang=\&quot;en-US\&quot;&gt; (&lt;/span&gt;&lt;span lang=\&quot;en-US\&quot;&gt;&lt;em&gt;r&lt;/em&gt;&lt;/span&gt;&lt;span lang=\&quot;en-US\&quot;&gt;\u00b2 = 0.85). The quadratic regression lines took however a quite different course below -4 MPa because volume shrinkage increased with increasing dry wood density. For Norway spruce sapwood with high dry wood density, mixing up different wood density traits would thus result in a predicted overestimation or underestimation of vulnerability to cavitation. Gravimetrically wood density measurements at different moisture contents (starting at full saturation) are easily to achieve on standard size specimens and the conversion curves obtained will be of high value for future ecological studies on other species and across species.&lt;/span&gt;&lt;/strong&gt;&lt;/p&gt;&quot;, &quot;author&quot;: [{&quot;dropping-particle&quot;: &quot;&quot;, &quot;family&quot;: &quot;Rosner&quot;, &quot;given&quot;: &quot;Sabine&quot;, &quot;non-dropping-particle&quot;: &quot;&quot;, &quot;parse-names&quot;: false, &quot;suffix&quot;: &quot;&quot;}], &quot;container-title&quot;: &quot;Journal of Plant Hydraulics&quot;, &quot;id&quot;: &quot;ITEM-1&quot;, &quot;issued&quot;: {&quot;date-parts&quot;: [[&quot;2017&quot;]]}, &quot;page&quot;: &quot;001&quot;, &quot;title&quot;: &quot;Wood density as a proxy for vulnerability to cavitation: Size matters&quot;, &quot;type&quot;: &quot;article-journal&quot;, &quot;volume&quot;: &quot;4&quot;}, &quot;uris&quot;: [&quot;http://www.mendeley.com/documents/?uuid=64c173b2-4099-4444-8f58-9c57f55a4d4f&quot;]}, {&quot;id&quot;: &quot;ITEM-2&quot;, &quot;itemData&quot;: {&quot;DOI&quot;: &quot;10.1111/j.1461-0248.2009.01285.x&quot;, &quot;ISSN&quot;: &quot;14610248&quot;, &quot;abstract&quot;: &quot;Wood performs several essential functions in plants, including mechanically supporting aboveground tissue, storing water and other resources, and transporting sap. Woody tissues are likely to face physiological, structural and defensive trade-offs. How a plant optimizes among these competing functions can have major ecological implications, which have been under-appreciated by ecologists compared to the focus they have given to leaf function. To draw together our current understanding of wood function, we identify and collate data on the major wood functional traits, including the largest wood density database to date (8412 taxa), mechanical strength measures and anatomical features, as well as clade-specific features such as secondary chemistry. We then show how wood traits are related to one another, highlighting functional trade-offs, and to ecological and demographic plant features (growth form, growth rate, latitude, ecological setting). We suggest that, similar to the manifold that tree species leaf traits cluster around the 'leaf economics spectrum', a similar 'wood economics spectrum' may be defined. We then discuss the biogeography, evolution and biogeochemistry of the spectrum, and conclude by pointing out the major gaps in our current knowledge of wood functional traits.&quot;, &quot;author&quot;: [{&quot;dropping-particle&quot;: &quot;&quot;, &quot;family&quot;: &quot;Chave&quot;, &quot;given&quot;: &quot;Jerome&quot;, &quot;non-dropping-particle&quot;: &quot;&quot;, &quot;parse-names&quot;: false, &quot;suffix&quot;: &quot;&quot;}, {&quot;dropping-particle&quot;: &quot;&quot;, &quot;family&quot;: &quot;Coomes&quot;, &quot;given&quot;: &quot;David&quot;, &quot;non-dropping-particle&quot;: &quot;&quot;, &quot;parse-names&quot;: false, &quot;suffix&quot;: &quot;&quot;}, {&quot;dropping-particle&quot;: &quot;&quot;, &quot;family&quot;: &quot;Jansen&quot;, &quot;given&quot;: &quot;Steven&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Swenson&quot;, &quot;given&quot;: &quot;Nathan G.&quot;, &quot;non-dropping-particle&quot;: &quot;&quot;, &quot;parse-names&quot;: false, &quot;suffix&quot;: &quot;&quot;}, {&quot;dropping-particle&quot;: &quot;&quot;, &quot;family&quot;: &quot;Zanne&quot;, &quot;given&quot;: &quot;Amy E.&quot;, &quot;non-dropping-particle&quot;: &quot;&quot;, &quot;parse-names&quot;: false, &quot;suffix&quot;: &quot;&quot;}], &quot;container-title&quot;: &quot;Ecology Letters&quot;, &quot;id&quot;: &quot;ITEM-2&quot;, &quot;issue&quot;: &quot;4&quot;, &quot;issued&quot;: {&quot;date-parts&quot;: [[&quot;2009&quot;]]}, &quot;page&quot;: &quot;351-366&quot;, &quot;title&quot;: &quot;Towards a worldwide wood economics spectrum&quot;, &quot;type&quot;: &quot;article-journal&quot;, &quot;volume&quot;: &quot;12&quot;}, &quot;uris&quot;: [&quot;http://www.mendeley.com/documents/?uuid=d5e7ace5-42cd-43a3-af21-62586ae9ad45&quot;]}, {&quot;id&quot;: &quot;ITEM-3&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3&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 CHAVE et al., 2009; ROSNER, 2017)&quot;, &quot;plainTextFormattedCitation&quot;: &quot;(AGUIRRE-GUTI\u00c9RREZ et al., 2019; CHAVE et al., 2009; ROSNER, 2017)&quot;, &quot;previouslyFormattedCitation&quot;: &quot;(AGUIRRE-GUTI\u00c9RREZ et al., 2019; CHAVE et al., 2009; ROSNER, 2017)&quot;}, &quot;properties&quot;: {&quot;noteIndex&quot;: 0}, &quot;schema&quot;: &quot;https://github.com/citation-style-language/schema/raw/master/csl-citation.json&quot;} RND6C7A2tSS5t"/><text:span text:style-name="T174">(AGUIRRE-GUTIÉRREZ et al., 2019; CHAVE et al., 2009; ROSNER, 2017)</text:span><text:reference-mark-end text:name="ADDIN CSL_CITATION {&quot;citationItems&quot;: [{&quot;id&quot;: &quot;ITEM-1&quot;, &quot;itemData&quot;: {&quot;DOI&quot;: &quot;10.20870/jph.2017.e001&quot;, &quot;ISSN&quot;: &quot;2426-413X&quot;, &quot;abstract&quot;: &quot;&lt;p class=\&quot;western\&quot; style=\&quot;margin-right: 0in; line-height: 100%;\&quot; align=\&quot;justify\&quot;&gt;&lt;strong&gt;&lt;span lang=\&quot;en-US\&quot;&gt;In this study, vulnerability to cavitation, &lt;/span&gt;&lt;span lang=\&quot;en-US\&quot;&gt;&lt;em&gt;P&lt;/em&gt;&lt;/span&gt;&lt;sub&gt;&lt;span lang=\&quot;en-US\&quot;&gt;50&lt;/span&gt;&lt;/sub&gt;&lt;span lang=\&quot;en-US\&quot;&gt; (i.e. the water potential causing 50 % loss of hydraulic conductivity), of Norway spruce trunkwood at different cambial age was related to wood density. Wood density was calculated from mass in the oven dry state related either to volume at the oven-dry state (dry wood density) or to volume at full saturation (basic wood density). Dry wood density and basic wood density were strongly linearly related (&lt;/span&gt;&lt;span lang=\&quot;en-US\&quot;&gt;&lt;em&gt;r&lt;/em&gt;&lt;/span&gt;&lt;span lang=\&quot;en-US\&quot;&gt;\u00b2 = 0.99); there was however a shift from the 1:1 reference line with increasing dry wood density. Dry wood density as well as basic wood density had similar high predictive qualities for &lt;/span&gt;&lt;span lang=\&quot;en-US\&quot;&gt;&lt;em&gt;P&lt;/em&gt;&lt;/span&gt;&lt;sub&gt;&lt;span lang=\&quot;en-US\&quot;&gt;50&lt;/span&gt;&lt;/sub&gt;&lt;span lang=\&quot;en-US\&quot;&gt; (&lt;/span&gt;&lt;span lang=\&quot;en-US\&quot;&gt;&lt;em&gt;r&lt;/em&gt;&lt;/span&gt;&lt;span lang=\&quot;en-US\&quot;&gt;\u00b2 = 0.85). The quadratic regression lines took however a quite different course below -4 MPa because volume shrinkage increased with increasing dry wood density. For Norway spruce sapwood with high dry wood density, mixing up different wood density traits would thus result in a predicted overestimation or underestimation of vulnerability to cavitation. Gravimetrically wood density measurements at different moisture contents (starting at full saturation) are easily to achieve on standard size specimens and the conversion curves obtained will be of high value for future ecological studies on other species and across species.&lt;/span&gt;&lt;/strong&gt;&lt;/p&gt;&quot;, &quot;author&quot;: [{&quot;dropping-particle&quot;: &quot;&quot;, &quot;family&quot;: &quot;Rosner&quot;, &quot;given&quot;: &quot;Sabine&quot;, &quot;non-dropping-particle&quot;: &quot;&quot;, &quot;parse-names&quot;: false, &quot;suffix&quot;: &quot;&quot;}], &quot;container-title&quot;: &quot;Journal of Plant Hydraulics&quot;, &quot;id&quot;: &quot;ITEM-1&quot;, &quot;issued&quot;: {&quot;date-parts&quot;: [[&quot;2017&quot;]]}, &quot;page&quot;: &quot;001&quot;, &quot;title&quot;: &quot;Wood density as a proxy for vulnerability to cavitation: Size matters&quot;, &quot;type&quot;: &quot;article-journal&quot;, &quot;volume&quot;: &quot;4&quot;}, &quot;uris&quot;: [&quot;http://www.mendeley.com/documents/?uuid=64c173b2-4099-4444-8f58-9c57f55a4d4f&quot;]}, {&quot;id&quot;: &quot;ITEM-2&quot;, &quot;itemData&quot;: {&quot;DOI&quot;: &quot;10.1111/j.1461-0248.2009.01285.x&quot;, &quot;ISSN&quot;: &quot;14610248&quot;, &quot;abstract&quot;: &quot;Wood performs several essential functions in plants, including mechanically supporting aboveground tissue, storing water and other resources, and transporting sap. Woody tissues are likely to face physiological, structural and defensive trade-offs. How a plant optimizes among these competing functions can have major ecological implications, which have been under-appreciated by ecologists compared to the focus they have given to leaf function. To draw together our current understanding of wood function, we identify and collate data on the major wood functional traits, including the largest wood density database to date (8412 taxa), mechanical strength measures and anatomical features, as well as clade-specific features such as secondary chemistry. We then show how wood traits are related to one another, highlighting functional trade-offs, and to ecological and demographic plant features (growth form, growth rate, latitude, ecological setting). We suggest that, similar to the manifold that tree species leaf traits cluster around the 'leaf economics spectrum', a similar 'wood economics spectrum' may be defined. We then discuss the biogeography, evolution and biogeochemistry of the spectrum, and conclude by pointing out the major gaps in our current knowledge of wood functional traits.&quot;, &quot;author&quot;: [{&quot;dropping-particle&quot;: &quot;&quot;, &quot;family&quot;: &quot;Chave&quot;, &quot;given&quot;: &quot;Jerome&quot;, &quot;non-dropping-particle&quot;: &quot;&quot;, &quot;parse-names&quot;: false, &quot;suffix&quot;: &quot;&quot;}, {&quot;dropping-particle&quot;: &quot;&quot;, &quot;family&quot;: &quot;Coomes&quot;, &quot;given&quot;: &quot;David&quot;, &quot;non-dropping-particle&quot;: &quot;&quot;, &quot;parse-names&quot;: false, &quot;suffix&quot;: &quot;&quot;}, {&quot;dropping-particle&quot;: &quot;&quot;, &quot;family&quot;: &quot;Jansen&quot;, &quot;given&quot;: &quot;Steven&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Swenson&quot;, &quot;given&quot;: &quot;Nathan G.&quot;, &quot;non-dropping-particle&quot;: &quot;&quot;, &quot;parse-names&quot;: false, &quot;suffix&quot;: &quot;&quot;}, {&quot;dropping-particle&quot;: &quot;&quot;, &quot;family&quot;: &quot;Zanne&quot;, &quot;given&quot;: &quot;Amy E.&quot;, &quot;non-dropping-particle&quot;: &quot;&quot;, &quot;parse-names&quot;: false, &quot;suffix&quot;: &quot;&quot;}], &quot;container-title&quot;: &quot;Ecology Letters&quot;, &quot;id&quot;: &quot;ITEM-2&quot;, &quot;issue&quot;: &quot;4&quot;, &quot;issued&quot;: {&quot;date-parts&quot;: [[&quot;2009&quot;]]}, &quot;page&quot;: &quot;351-366&quot;, &quot;title&quot;: &quot;Towards a worldwide wood economics spectrum&quot;, &quot;type&quot;: &quot;article-journal&quot;, &quot;volume&quot;: &quot;12&quot;}, &quot;uris&quot;: [&quot;http://www.mendeley.com/documents/?uuid=d5e7ace5-42cd-43a3-af21-62586ae9ad45&quot;]}, {&quot;id&quot;: &quot;ITEM-3&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3&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 CHAVE et al., 2009; ROSNER, 2017)&quot;, &quot;plainTextFormattedCitation&quot;: &quot;(AGUIRRE-GUTI\u00c9RREZ et al., 2019; CHAVE et al., 2009; ROSNER, 2017)&quot;, &quot;previouslyFormattedCitation&quot;: &quot;(AGUIRRE-GUTI\u00c9RREZ et al., 2019; CHAVE et al., 2009; ROSNER, 2017)&quot;}, &quot;properties&quot;: {&quot;noteIndex&quot;: 0}, &quot;schema&quot;: &quot;https://github.com/citation-style-language/schema/raw/master/csl-citation.json&quot;} RND6C7A2tSS5t"/><text:span text:style-name="T88">⁠, </text:span><text:span text:style-name="T114">P50 </text:span><text:reference-mark-start text:name="ADDIN CSL_CITATION {&quot;citationItems&quot;: [{&quot;id&quot;: &quot;ITEM-1&quot;, &quot;itemData&quot;: {&quot;DOI&quot;: &quot;10.1111/nph.15909&quot;, &quot;ISSN&quot;: &quot;14698137&quot;, &quot;abstract&quot;: &quot;Summary Reducing uncertainties in the response of tropical forests to global change requires understanding how intra- and interannual climatic variability selects for different species, community functional composition and ecosystem functioning, so that the response to climatic events of differing frequency and severity can be predicted. Here we present an extensive dataset of hydraulic traits of dominant species in two tropical Amazon forests with contrasting precipitation regimes ? low seasonality forest (LSF) and high seasonality forest (HSF) ? and relate them to community and ecosystem response to the El Ni\u00f1o?Southern Oscillation (ENSO) of 2015. Hydraulic traits indicated higher drought tolerance in the HSF than in the LSF. Despite more intense drought and lower plant water potentials in HSF during the 2015-ENSO, greater xylem embolism resistance maintained similar hydraulic safety margin as in LSF. This likely explains how ecosystem-scale whole-forest canopy conductance at HSF maintained a similar response to atmospheric drought as at LSF, despite their water transport systems operating at different water potentials. Our results indicate that contrasting precipitation regimes (at seasonal and interannual time scales) select for assemblies of hydraulic traits and taxa at the community level, which may have a significant role in modulating forest drought response at ecosystem scales.&quot;, &quot;author&quot;: [{&quot;dropping-particle&quot;: &quot;V.&quot;, &quot;family&quot;: &quot;Barros&quot;, &quot;given&quot;: &quot;Fernanda de&quot;, &quot;non-dropping-particle&quot;: &quot;&quot;, &quot;parse-names&quot;: false, &quot;suffix&quot;: &quot;&quot;}, {&quot;dropping-particle&quot;: &quot;&quot;, &quot;family&quot;: &quot;Bittencourt&quot;, &quot;given&quot;: &quot;Paulo R.L.&quot;, &quot;non-dropping-particle&quot;: &quot;&quot;, &quot;parse-names&quot;: false, &quot;suffix&quot;: &quot;&quot;}, {&quot;dropping-particle&quot;: &quot;&quot;, &quot;family&quot;: &quot;Brum&quot;, &quot;given&quot;: &quot;Mauro&quot;, &quot;non-dropping-particle&quot;: &quot;&quot;, &quot;parse-names&quot;: false, &quot;suffix&quot;: &quot;&quot;}, {&quot;dropping-particle&quot;: &quot;&quot;, &quot;family&quot;: &quot;Restrepo-Coupe&quot;, &quot;given&quot;: &quot;Natalia&quot;, &quot;non-dropping-particle&quot;: &quot;&quot;, &quot;parse-names&quot;: false, &quot;suffix&quot;: &quot;&quot;}, {&quot;dropping-particle&quot;: &quot;&quot;, &quot;family&quot;: &quot;Pereira&quot;, &quot;given&quot;: &quot;Luciano&quot;, &quot;non-dropping-particle&quot;: &quot;&quot;, &quot;parse-names&quot;: false, &quot;suffix&quot;: &quot;&quot;}, {&quot;dropping-particle&quot;: &quot;&quot;, &quot;family&quot;: &quot;Teodoro&quot;, &quot;given&quot;: &quot;Grazielle S.&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Borma&quot;, &quot;given&quot;: &quot;Laura S.&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Penha&quot;, &quot;given&quot;: &quot;Deliane&quot;, &quot;non-dropping-particle&quot;: &quot;&quot;, &quot;parse-names&quot;: false, &quot;suffix&quot;: &quot;&quot;}, {&quot;dropping-particle&quot;: &quot;&quot;, &quot;family&quot;: &quot;Alves&quot;, &quot;given&quot;: &quot;Luciana F.&quot;, &quot;non-dropping-particle&quot;: &quot;&quot;, &quot;parse-names&quot;: false, &quot;suffix&quot;: &quot;&quot;}, {&quot;dropping-particle&quot;: &quot;&quot;, &quot;family&quot;: &quot;Lima&quot;, &quot;given&quot;: &quot;Adriano J.N.&quot;, &quot;non-dropping-particle&quot;: &quot;&quot;, &quot;parse-names&quot;: false, &quot;suffix&quot;: &quot;&quot;}, {&quot;dropping-particle&quot;: &quot;&quot;, &quot;family&quot;: &quot;Carneiro&quot;, &quot;given&quot;: &quot;Vilany M.C.&quot;, &quot;non-dropping-particle&quot;: &quot;&quot;, &quot;parse-names&quot;: false, &quot;suffix&quot;: &quot;&quot;}, {&quot;dropping-particle&quot;: &quot;&quot;, &quot;family&quot;: &quot;Gentine&quot;, &quot;given&quot;: &quot;Pierre&quot;, &quot;non-dropping-particle&quot;: &quot;&quot;, &quot;parse-names&quot;: false, &quot;suffix&quot;: &quot;&quot;}, {&quot;dropping-particle&quot;: &quot;&quot;, &quot;family&quot;: &quot;Lee&quot;, &quot;given&quot;: &quot;Jung Eun&quot;, &quot;non-dropping-particle&quot;: &quot;&quot;, &quot;parse-names&quot;: false, &quot;suffix&quot;: &quot;&quot;}, {&quot;dropping-particle&quot;: &quot;&quot;, &quot;family&quot;: &quot;Arag\u00e3o&quot;, &quot;given&quot;: &quot;Luiz E.O.C.&quot;, &quot;non-dropping-particle&quot;: &quot;&quot;, &quot;parse-names&quot;: false, &quot;suffix&quot;: &quot;&quot;}, {&quot;dropping-particle&quot;: &quot;&quot;, &quot;family&quot;: &quot;Ivanov&quot;, &quot;given&quot;: &quot;Valeriy&quot;, &quot;non-dropping-particle&quot;: &quot;&quot;, &quot;parse-names&quot;: false, &quot;suffix&quot;: &quot;&quot;}, {&quot;dropping-particle&quot;: &quot;&quot;, &quot;family&quot;: &quot;Leal&quot;, &quot;given&quot;: &quot;Leila S.M.&quot;, &quot;non-dropping-particle&quot;: &quot;&quot;, &quot;parse-names&quot;: false, &quot;suffix&quot;: &quot;&quot;}, {&quot;dropping-particle&quot;: &quot;&quot;, &quot;family&quot;: &quot;Araujo&quot;, &quot;given&quot;: &quot;Alessandro C.&quot;, &quot;non-dropping-particle&quot;: &quot;&quot;, &quot;parse-names&quot;: false, &quot;suffix&quot;: &quot;&quot;}, {&quot;dropping-particle&quot;: &quot;&quot;, &quot;family&quot;: &quot;Oliveira&quot;, &quot;given&quot;: &quot;Rafael S.&quot;, &quot;non-dropping-particle&quot;: &quot;&quot;, &quot;parse-names&quot;: false, &quot;suffix&quot;: &quot;&quot;}], &quot;container-title&quot;: &quot;New Phytologist&quot;, &quot;id&quot;: &quot;ITEM-1&quot;, &quot;issue&quot;: &quot;3&quot;, &quot;issued&quot;: {&quot;date-parts&quot;: [[&quot;2019&quot;]]}, &quot;page&quot;: &quot;1253-1266&quot;, &quot;title&quot;: &quot;Hydraulic traits explain differential responses of Amazonian forests to the 2015 El Ni\u00f1o-induced drought&quot;, &quot;type&quot;: &quot;article-journal&quot;, &quot;volume&quot;: &quot;223&quot;}, &quot;uris&quot;: [&quot;http://www.mendeley.com/documents/?uuid=f6a7111c-b9ac-4f61-887c-9a47f2277755&quot;]}, {&quot;id&quot;: &quot;ITEM-2&quot;, &quot;itemData&quot;: {&quot;author&quot;: [{&quot;dropping-particle&quot;: &quot;&quot;, &quot;family&quot;: &quot;Powell&quot;, &quot;given&quot;: &quot;Thomas&quot;, &quot;non-dropping-particle&quot;: &quot;&quot;, &quot;parse-names&quot;: false, &quot;suffix&quot;: &quot;&quot;}], &quot;id&quot;: &quot;ITEM-2&quot;, &quot;issued&quot;: {&quot;date-parts&quot;: [[&quot;2017&quot;]]}, &quot;title&quot;: &quot;Determining drought sensitivity of the Amazon forest : does plant hydraulics matter?&quot;, &quot;type&quot;: &quot;article-journal&quot;}, &quot;uris&quot;: [&quot;http://www.mendeley.com/documents/?uuid=c48313d5-0ebf-425b-986a-3cb10f5e2034&quot;]}], &quot;mendeley&quot;: {&quot;formattedCitation&quot;: &quot;(BARROS et al., 2019; POWELL, 2017)&quot;, &quot;plainTextFormattedCitation&quot;: &quot;(BARROS et al., 2019; POWELL, 2017)&quot;, &quot;previouslyFormattedCitation&quot;: &quot;(BARROS et al., 2019; POWELL, 2017)&quot;}, &quot;properties&quot;: {&quot;noteIndex&quot;: 0}, &quot;schema&quot;: &quot;https://github.com/citation-style-language/schema/raw/master/csl-citation.json&quot;} RNDweETFA3lBa"/><text:span text:style-name="T174">(BARROS et al., 2019; POWELL, 2017)</text:span><text:reference-mark-end text:name="ADDIN CSL_CITATION {&quot;citationItems&quot;: [{&quot;id&quot;: &quot;ITEM-1&quot;, &quot;itemData&quot;: {&quot;DOI&quot;: &quot;10.1111/nph.15909&quot;, &quot;ISSN&quot;: &quot;14698137&quot;, &quot;abstract&quot;: &quot;Summary Reducing uncertainties in the response of tropical forests to global change requires understanding how intra- and interannual climatic variability selects for different species, community functional composition and ecosystem functioning, so that the response to climatic events of differing frequency and severity can be predicted. Here we present an extensive dataset of hydraulic traits of dominant species in two tropical Amazon forests with contrasting precipitation regimes ? low seasonality forest (LSF) and high seasonality forest (HSF) ? and relate them to community and ecosystem response to the El Ni\u00f1o?Southern Oscillation (ENSO) of 2015. Hydraulic traits indicated higher drought tolerance in the HSF than in the LSF. Despite more intense drought and lower plant water potentials in HSF during the 2015-ENSO, greater xylem embolism resistance maintained similar hydraulic safety margin as in LSF. This likely explains how ecosystem-scale whole-forest canopy conductance at HSF maintained a similar response to atmospheric drought as at LSF, despite their water transport systems operating at different water potentials. Our results indicate that contrasting precipitation regimes (at seasonal and interannual time scales) select for assemblies of hydraulic traits and taxa at the community level, which may have a significant role in modulating forest drought response at ecosystem scales.&quot;, &quot;author&quot;: [{&quot;dropping-particle&quot;: &quot;V.&quot;, &quot;family&quot;: &quot;Barros&quot;, &quot;given&quot;: &quot;Fernanda de&quot;, &quot;non-dropping-particle&quot;: &quot;&quot;, &quot;parse-names&quot;: false, &quot;suffix&quot;: &quot;&quot;}, {&quot;dropping-particle&quot;: &quot;&quot;, &quot;family&quot;: &quot;Bittencourt&quot;, &quot;given&quot;: &quot;Paulo R.L.&quot;, &quot;non-dropping-particle&quot;: &quot;&quot;, &quot;parse-names&quot;: false, &quot;suffix&quot;: &quot;&quot;}, {&quot;dropping-particle&quot;: &quot;&quot;, &quot;family&quot;: &quot;Brum&quot;, &quot;given&quot;: &quot;Mauro&quot;, &quot;non-dropping-particle&quot;: &quot;&quot;, &quot;parse-names&quot;: false, &quot;suffix&quot;: &quot;&quot;}, {&quot;dropping-particle&quot;: &quot;&quot;, &quot;family&quot;: &quot;Restrepo-Coupe&quot;, &quot;given&quot;: &quot;Natalia&quot;, &quot;non-dropping-particle&quot;: &quot;&quot;, &quot;parse-names&quot;: false, &quot;suffix&quot;: &quot;&quot;}, {&quot;dropping-particle&quot;: &quot;&quot;, &quot;family&quot;: &quot;Pereira&quot;, &quot;given&quot;: &quot;Luciano&quot;, &quot;non-dropping-particle&quot;: &quot;&quot;, &quot;parse-names&quot;: false, &quot;suffix&quot;: &quot;&quot;}, {&quot;dropping-particle&quot;: &quot;&quot;, &quot;family&quot;: &quot;Teodoro&quot;, &quot;given&quot;: &quot;Grazielle S.&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Borma&quot;, &quot;given&quot;: &quot;Laura S.&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Penha&quot;, &quot;given&quot;: &quot;Deliane&quot;, &quot;non-dropping-particle&quot;: &quot;&quot;, &quot;parse-names&quot;: false, &quot;suffix&quot;: &quot;&quot;}, {&quot;dropping-particle&quot;: &quot;&quot;, &quot;family&quot;: &quot;Alves&quot;, &quot;given&quot;: &quot;Luciana F.&quot;, &quot;non-dropping-particle&quot;: &quot;&quot;, &quot;parse-names&quot;: false, &quot;suffix&quot;: &quot;&quot;}, {&quot;dropping-particle&quot;: &quot;&quot;, &quot;family&quot;: &quot;Lima&quot;, &quot;given&quot;: &quot;Adriano J.N.&quot;, &quot;non-dropping-particle&quot;: &quot;&quot;, &quot;parse-names&quot;: false, &quot;suffix&quot;: &quot;&quot;}, {&quot;dropping-particle&quot;: &quot;&quot;, &quot;family&quot;: &quot;Carneiro&quot;, &quot;given&quot;: &quot;Vilany M.C.&quot;, &quot;non-dropping-particle&quot;: &quot;&quot;, &quot;parse-names&quot;: false, &quot;suffix&quot;: &quot;&quot;}, {&quot;dropping-particle&quot;: &quot;&quot;, &quot;family&quot;: &quot;Gentine&quot;, &quot;given&quot;: &quot;Pierre&quot;, &quot;non-dropping-particle&quot;: &quot;&quot;, &quot;parse-names&quot;: false, &quot;suffix&quot;: &quot;&quot;}, {&quot;dropping-particle&quot;: &quot;&quot;, &quot;family&quot;: &quot;Lee&quot;, &quot;given&quot;: &quot;Jung Eun&quot;, &quot;non-dropping-particle&quot;: &quot;&quot;, &quot;parse-names&quot;: false, &quot;suffix&quot;: &quot;&quot;}, {&quot;dropping-particle&quot;: &quot;&quot;, &quot;family&quot;: &quot;Arag\u00e3o&quot;, &quot;given&quot;: &quot;Luiz E.O.C.&quot;, &quot;non-dropping-particle&quot;: &quot;&quot;, &quot;parse-names&quot;: false, &quot;suffix&quot;: &quot;&quot;}, {&quot;dropping-particle&quot;: &quot;&quot;, &quot;family&quot;: &quot;Ivanov&quot;, &quot;given&quot;: &quot;Valeriy&quot;, &quot;non-dropping-particle&quot;: &quot;&quot;, &quot;parse-names&quot;: false, &quot;suffix&quot;: &quot;&quot;}, {&quot;dropping-particle&quot;: &quot;&quot;, &quot;family&quot;: &quot;Leal&quot;, &quot;given&quot;: &quot;Leila S.M.&quot;, &quot;non-dropping-particle&quot;: &quot;&quot;, &quot;parse-names&quot;: false, &quot;suffix&quot;: &quot;&quot;}, {&quot;dropping-particle&quot;: &quot;&quot;, &quot;family&quot;: &quot;Araujo&quot;, &quot;given&quot;: &quot;Alessandro C.&quot;, &quot;non-dropping-particle&quot;: &quot;&quot;, &quot;parse-names&quot;: false, &quot;suffix&quot;: &quot;&quot;}, {&quot;dropping-particle&quot;: &quot;&quot;, &quot;family&quot;: &quot;Oliveira&quot;, &quot;given&quot;: &quot;Rafael S.&quot;, &quot;non-dropping-particle&quot;: &quot;&quot;, &quot;parse-names&quot;: false, &quot;suffix&quot;: &quot;&quot;}], &quot;container-title&quot;: &quot;New Phytologist&quot;, &quot;id&quot;: &quot;ITEM-1&quot;, &quot;issue&quot;: &quot;3&quot;, &quot;issued&quot;: {&quot;date-parts&quot;: [[&quot;2019&quot;]]}, &quot;page&quot;: &quot;1253-1266&quot;, &quot;title&quot;: &quot;Hydraulic traits explain differential responses of Amazonian forests to the 2015 El Ni\u00f1o-induced drought&quot;, &quot;type&quot;: &quot;article-journal&quot;, &quot;volume&quot;: &quot;223&quot;}, &quot;uris&quot;: [&quot;http://www.mendeley.com/documents/?uuid=f6a7111c-b9ac-4f61-887c-9a47f2277755&quot;]}, {&quot;id&quot;: &quot;ITEM-2&quot;, &quot;itemData&quot;: {&quot;author&quot;: [{&quot;dropping-particle&quot;: &quot;&quot;, &quot;family&quot;: &quot;Powell&quot;, &quot;given&quot;: &quot;Thomas&quot;, &quot;non-dropping-particle&quot;: &quot;&quot;, &quot;parse-names&quot;: false, &quot;suffix&quot;: &quot;&quot;}], &quot;id&quot;: &quot;ITEM-2&quot;, &quot;issued&quot;: {&quot;date-parts&quot;: [[&quot;2017&quot;]]}, &quot;title&quot;: &quot;Determining drought sensitivity of the Amazon forest : does plant hydraulics matter?&quot;, &quot;type&quot;: &quot;article-journal&quot;}, &quot;uris&quot;: [&quot;http://www.mendeley.com/documents/?uuid=c48313d5-0ebf-425b-986a-3cb10f5e2034&quot;]}], &quot;mendeley&quot;: {&quot;formattedCitation&quot;: &quot;(BARROS et al., 2019; POWELL, 2017)&quot;, &quot;plainTextFormattedCitation&quot;: &quot;(BARROS et al., 2019; POWELL, 2017)&quot;, &quot;previouslyFormattedCitation&quot;: &quot;(BARROS et al., 2019; POWELL, 2017)&quot;}, &quot;properties&quot;: {&quot;noteIndex&quot;: 0}, &quot;schema&quot;: &quot;https://github.com/citation-style-language/schema/raw/master/csl-citation.json&quot;} RNDweETFA3lBa"/><text:span text:style-name="T114">⁠, height </text:span><text:reference-mark-start text:name="ADDIN CSL_CITATION {&quot;citationItems&quot;: [{&quot;id&quot;: &quot;ITEM-1&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1&quot;, &quot;issued&quot;: {&quot;date-parts&quot;: [[&quot;2010&quot;]]}, &quot;page&quot;: &quot;631-646&quot;, &quot;title&quot;: &quot;Drought\u2013mortality relationships for tropical forests&quot;, &quot;type&quot;: &quot;article-journal&quot;, &quot;volume&quot;: &quot;187&quot;}, &quot;uris&quot;: [&quot;http://www.mendeley.com/documents/?uuid=191ab0cf-a751-49bc-ac5a-09ea09055fb3&quot;]}, {&quot;id&quot;: &quot;ITEM-2&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2&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mendeley&quot;: {&quot;formattedCitation&quot;: &quot;(PHILLIPS et al., 2010; ROWLAND et al., 2015)&quot;, &quot;plainTextFormattedCitation&quot;: &quot;(PHILLIPS et al., 2010; ROWLAND et al., 2015)&quot;, &quot;previouslyFormattedCitation&quot;: &quot;(PHILLIPS et al., 2010; ROWLAND et al., 2015)&quot;}, &quot;properties&quot;: {&quot;noteIndex&quot;: 0}, &quot;schema&quot;: &quot;https://github.com/citation-style-language/schema/raw/master/csl-citation.json&quot;} RNDu0Y5UUTRLE"/><text:span text:style-name="T174">(PHILLIPS et al., 2010; ROWLAND et al., 2015)</text:span><text:reference-mark-end text:name="ADDIN CSL_CITATION {&quot;citationItems&quot;: [{&quot;id&quot;: &quot;ITEM-1&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1&quot;, &quot;issued&quot;: {&quot;date-parts&quot;: [[&quot;2010&quot;]]}, &quot;page&quot;: &quot;631-646&quot;, &quot;title&quot;: &quot;Drought\u2013mortality relationships for tropical forests&quot;, &quot;type&quot;: &quot;article-journal&quot;, &quot;volume&quot;: &quot;187&quot;}, &quot;uris&quot;: [&quot;http://www.mendeley.com/documents/?uuid=191ab0cf-a751-49bc-ac5a-09ea09055fb3&quot;]}, {&quot;id&quot;: &quot;ITEM-2&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2&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mendeley&quot;: {&quot;formattedCitation&quot;: &quot;(PHILLIPS et al., 2010; ROWLAND et al., 2015)&quot;, &quot;plainTextFormattedCitation&quot;: &quot;(PHILLIPS et al., 2010; ROWLAND et al., 2015)&quot;, &quot;previouslyFormattedCitation&quot;: &quot;(PHILLIPS et al., 2010; ROWLAND et al., 2015)&quot;}, &quot;properties&quot;: {&quot;noteIndex&quot;: 0}, &quot;schema&quot;: &quot;https://github.com/citation-style-language/schema/raw/master/csl-citation.json&quot;} RNDu0Y5UUTRLE"/><text:span text:style-name="T114">⁠ </text:span><text:span text:style-name="T113"><text:s/>(QUAIS </text:span><text:span text:style-name="T114">mais</text:span><text:span text:style-name="T113">?) </text:span><text:span text:style-name="T114">(COLOCAR REFERêNCIA). </text:span><text:span text:style-name="T115">Finally, is of primordial importance that further versions of CAETÊ include more advantages associated to the investment in woody tissues (together with the ones above cited). It would make a more discrete change on functional diversity.</text:span></text:p>
      <text:p text:style-name="P72"><office:annotation office:name="__Annotation__1053_27871668"><dc:creator>Bianca Rius</dc:creator><dc:date>2019-10-30T20:52:16.529752952</dc:date><loext:sender-initials>BR</loext:sender-initials><text:p text:style-name="P108"><text:span text:style-name="T469">Acho que isso já entra na conclusão</text:span></text:p></office:annotation><text:span text:style-name="T89"><text:tab/>It is always important to remember that the measurements regarding to f unctional diversity are highly dependent on the chosen functional traits. </text:span><text:span text:style-name="T456">A busca por atributos universais que demonstrem as principais relações como por exemplo em Díaz pode ajudar a sanar tais problemas.</text:span><text:span text:style-name="T457"><text:tab/></text:span><office:annotation-end office:name="__Annotation__1053_27871668"/><text:span text:style-name="T457"><text:tab/><text:tab/><text:tab/><text:tab/><text:tab/><text:tab/><text:tab/><text:tab/><text:tab/><text:tab/></text:span></text:p>
      <text:p text:style-name="P33">4.4. Does a trait-based approach worth it?</text:p>
      <text:list xml:id="list3511659752" text:style-name="L1">
        <text:list-item>
          <text:p text:style-name="P107">Despite their effectiveness at simulating fluxesto and from terrestrial ecosystems, currentDGVMs are insufficiently realistic and showlimited room for improvement because they utilize PFTs with constant attributes (Van Bodegom et al., 2012)(YANG et al., 2015) It reduces complexity (YANG et al., 2015)</text:p>
        </text:list-item>
        <text:list-item>
          <text:p text:style-name="P95"><text:span text:style-name="T198">⁠</text:span><text:span text:style-name="T199">É fato que uma abordagem trait-based traz muito mais complexidade aos modelos: necessita de uma capacidade de processamento maior, talvez mais parâmetros</text:span></text:p>
        </text:list-item>
        <text:list-item>
          <text:p text:style-name="P96"><text:span text:style-name="T199">E</text:span><text:span text:style-name="T194">ntretanto, eles nos permitem ir além dos ciclos e estoques biogeoquímicos e se quiser de fato entender como as mudanças climáticas vão afetar os ecossistemas naturais é preciso entender outras coisas</text:span></text:p>
        </text:list-item>
      </text:list>
      <text:list xml:id="list2790700224" text:style-name="L2">
        <text:list-item>
          <text:p text:style-name="P85"><text:soft-page-break/><text:span text:style-name="T442">É preciso ir além do que os modelos trait-based já foram,</text:span><text:span text:style-name="T442"><office:annotation><dc:creator>Bianca Rius</dc:creator><dc:date>2019-07-04T09:47:25.698838598</dc:date><loext:sender-initials>BR</loext:sender-initials><text:p text:style-name="P108"><text:span text:style-name="T465">Colocar aqui aquela parte que o sakschewski argumental que só o dele e o adgvm conseguem fazer esse tipo de análise.</text:span></text:p></office:annotation></text:span><text:span text:style-name="T442"> a maioria deles não explora questão da diversidade funcional, apenas os efeitos da inclusão da mesma sobre as variáveis biogeoquímicas. Pode ser uma ferramenta muito útil para comprrender processos ecológicos, os efeitos das mudanças climáticas e outras questões ainda não bem resolvidas como a BEF.</text:span></text:p>
          <text:list>
            <text:list-item>
              <text:p text:style-name="P86"><text:span text:style-name="T444">A questão aqui é muito mais sobre as portas que esse tipo de abordagem abre. </text:span><text:span text:style-name="T448">Discuta as implicações para o conhecimento ecológico desse tipo de análise.This type of question can only be answered with a trait-based approach</text:span></text:p>
            </text:list-item>
          </text:list>
        </text:list-item>
        <text:list-item>
          <text:p text:style-name="P103"><text:span text:style-name="T143">Hence, t</text:span><text:span text:style-name="T142">rait-based models are promising tools to address these issues due to its </text:span><text:span text:style-name="T445">permissivennes in traits modification with a change on environment. </text:span><text:span text:style-name="T446">T</text:span><text:span text:style-name="T142">his type of analysis is not feasible in a PFT modelling approach, therefore the use of a trait-based approach in DGVMs becomes compulsory. </text:span><text:span text:style-name="T143">Nevertheless, even the already developed trait-based models underutilize their potential. For example, some of them (REFERENCIAR) continue to focus its analysis on biogeochemical cycles and stocks e desconsideram a oportunidade aberta para entender os mecanismos que fundamentam a interseção entre os níveis de diversidade, incluindo a diversidade funcional no funcionamento ecossitêmico e na sensibilidade dos ecossistemas aos distúrbios, tais como as mudanças mudanças climáticas. Still, Sakschewski et al.(2016) argue that <text:s/></text:span><office:annotation office:name="__Annotation__273_2387263433"><dc:creator>Bianca Rius</dc:creator><dc:date>2019-06-27T17:19:33</dc:date><loext:sender-initials>BR</loext:sender-initials><text:p><text:span text:style-name="T468">Entretanto não exploraram aspectos importantes da DF</text:span></text:p></office:annotation><text:span text:style-name="T412">So far trait-based DGVMs such as LPJmL-FIT or aDGVM30</text:span></text:p>
        </text:list-item>
        <text:list-item>
          <text:p text:style-name="P102">are the</text:p>
        </text:list-item>
        <text:list-item>
          <text:p text:style-name="P103"><text:span text:style-name="T412">only process-based modelling tools available for scaling up, quan- tifying and evaluating effects of functional diversity on ecosystem functioning at large spatio-temporal scales.</text:span><office:annotation-end office:name="__Annotation__273_2387263433"/></text:p>
          <text:list>
            <text:list-header>
              <text:p text:style-name="P104"><text:soft-page-break/></text:p>
            </text:list-header>
          </text:list>
        </text:list-item>
      </text:list>
      <text:p text:style-name="P26"><office:annotation office:name="__Annotation__5116_1617939932"><dc:creator>Bianca Rius</dc:creator><dc:date>2019-08-12T15:31:04.480763086</dc:date><loext:sender-initials>BR</loext:sender-initials><text:p text:style-name="P108"><text:span text:style-name="T465">Na GCB não tem conclusão!</text:span></text:p></office:annotation>Conclusions<office:annotation-end office:name="__Annotation__5116_1617939932"/></text:p>
      <text:list xml:id="list176874083" text:style-name="L3">
        <text:list-item>
          <text:p text:style-name="P88">This type of modelling open new opportunities for understanding and studying</text:p>
        </text:list-item>
        <text:list-item>
          <text:p text:style-name="P89">um próximo passo seria entender como a duração da seca, como a mudança na ocorrência na frequencia podem modificar esses resultados (qual seria o mais importante, por exemplo?</text:p>
        </text:list-item>
        <text:list-item>
          <text:p text:style-name="P90"><office:annotation office:name="__Annotation__13099_2244632748"><dc:creator>Bianca Rius</dc:creator><dc:date>2019-06-24T16:19:28.802632821</dc:date><loext:sender-initials>BR</loext:sender-initials><text:p text:style-name="P108"><text:span text:style-name="T465">Entender como a diversidade funcional pode ser um stepforward <text:s/>para entender e prever mudanças. Os modelos trait-based podem ser uma alternativa visto sua capacidade de entender esses aspectos, além da capacidade de abrangencia espacial e temporal. Principalmente quando consideramos que “—the length of the dry season and its intensity have increased, while precipitation has become more intense during the wet season (Gloor et al., 2015; Hilker et al., 2014).” Citado em Esquivel et al 2018</text:span></text:p></office:annotation>Changes in biodiversity attributed to climate change have already been documented in a wide variety of ecosystems (e.g. Bowler et al., 2017; Chen et al., 2009), including in some tropical locations, but so far there is remarkably little evidence of widespread impacts of cli- mate change on the composition of tropical ecosystems which har- bour much of the planet's diversity (Duque, Stevenson, &amp; Feeley, 2015; Fauset et al., 2012; Van Der Sande et al., 2016).<office:annotation-end office:name="__Annotation__13099_2244632748"/></text:p>
        </text:list-item>
        <text:list-item>
          <text:p text:style-name="P91">Quantifying proportional functional composition offers a basis for a predictive framework for how the structure, and diversity of tropical forests will respond to global change. Such understanding would not only allow ecologists to assess which taxa are more likely to experience changes in dominance but also to link how climate driven dynamics and functional differences in species composition then influence ecosystem functioning (Diaz &amp; Cabido, 2001; Norberg et al., 2001). <text:span text:style-name="T447">(Enquist &amp; Enquist, 2011)</text:span>.</text:p>
        </text:list-item>
        <text:list-item>
          <text:p text:style-name="P87"><text:span text:style-name="T315">Our results support past conclusions that water stress </text:span><text:span text:style-name="T267">can shape the species functional composition of tropical forests. (Woods, 1989; Leigh et al., 1990; Hartshorn, 1992;</text:span><text:span text:style-name="T315">Condit, 1998; Yavitt &amp; Wright, 2008). </text:span><text:span text:style-name="T316">(Enquist 2011)</text:span></text:p>
        </text:list-item>
        <text:list-item>
          <text:p text:style-name="P105"><text:soft-page-break/>Lastly, it is very important that the effects of changes on other climatic variables (e.g. temperature and atmospheric CO2 concentration) and also the joint effect re addressed in future studies.</text:p>
          <text:p text:style-name="P106"><text:tab/><text:span text:style-name="T165">In summary our results suggest that changes in precipitation are important in structuring communities, that in its turn can rearrange through compensatory dynamics and minimize the adverse effects of those changes on ecosystem functioning such as carbon storage </text:span><text:bookmark-start text:name="__UnoMark__4793_2387263433"/><text:bookmark-start text:name="__UnoMark__4794_2387263433"/><text:span text:style-name="T165">(FAUSET et al., 2012)</text:span><text:bookmark-end text:name="__UnoMark__4793_2387263433"/><text:bookmark-end text:name="__UnoMark__4794_2387263433"/><text:span text:style-name="T165">⁠. However, the long-term effects of these rearrangements may have negative or uncertain consequences. For example, our study show that a drier climate tends to select towards strategies with higher investiment in fine roots to the costs of investiment on tissues that store relatively more carbon such as woody tissues. This may lead to a decrease in the carbon storage capacity of ecosystems in the long term and consequently impacts global carbon cyle. Also, other important ecosystem functions, like evapotranspiration rate, may be modified with the new functional composition and structure, generating prejudicial feedbacks on the water cycle. In that sense, many of the issues regarding to the climate changes impacts on functional diversity and its consequences for ecosystem functioning remain unanswered. </text:span></text:p>
        </text:list-item>
      </text:list>
      <text:p text:style-name="P25"/>
      <text:p text:style-name="P25"><office:annotation office:name="__Annotation__5064_1617939932"><dc:creator>Bianca Rius</dc:creator><dc:date>2019-08-12T15:22:49.892761683</dc:date><loext:sender-initials>BR</loext:sender-initials><text:p text:style-name="P108"><text:span text:style-name="T465">All sources of institutional, private and corporate financial support for the work within the manuscript must be fully acknowledged, and any potential conflicts of interest noted.</text:span></text:p></office:annotation>Acknowledgements<office:annotation-end office:name="__Annotation__5064_1617939932"/></text:p>
      <text:p text:style-name="P25"/>
      <text:p text:style-name="P25">References</text:p>
      <text:section text:style-name="Sect1" text:name="ADDIN Mendeley Bibliography CSL_BIBLIOGRAPHY  RND6YHp374M6S">
        <text:p text:style-name="P82">AGUIRRE-GUTIÉRREZ, J. et al. Drier tropical forests are susceptible to functional changes in response to a long-term drought. p. 855–865, 2019. </text:p>
        <text:p text:style-name="P82"><text:soft-page-break/>ALLEN, K. et al. Will seasonally dry tropical forests be sensitive or resistant to future changes in rainfall regimes? <text:span text:style-name="T1">Environmental Research Letters</text:span>, v. 12, n. 2, 2017. </text:p>
        <text:p text:style-name="P82">BARROS, C. et al. N-dimensional hypervolumes to study stability of complex ecosystems. <text:span text:style-name="T1">Ecology letters</text:span>, v. 19, n. 7, p. 729–742, 2016. </text:p>
        <text:p text:style-name="P82">BARROS, F. DE V. et al. Hydraulic traits explain differential responses of Amazonian forests to the 2015 El Niño-induced drought. <text:span text:style-name="T1">New Phytologist</text:span>, v. 223, n. 3, p. 1253–1266, 2019. </text:p>
        <text:p text:style-name="P82">BLONDER, B. Hypervolume concepts in niche- and trait-based ecology. <text:span text:style-name="T1">Ecography</text:span>, n. August, p. 1–13, 2017. </text:p>
        <text:p text:style-name="P82">BONAL, D. et al. The response of tropical rainforests to drought—lessons from recent research and future prospects. <text:span text:style-name="T1">Annals of Forest Science</text:span>, v. 73, n. 1, p. 27–44, 2016. </text:p>
        <text:p text:style-name="P82">CARMONA, C. P. et al. Traits Without Borders: Integrating Functional Diversity Across Scales. <text:span text:style-name="T1">Trends in Ecology and Evolution</text:span>, v. 31, n. 5, p. 382–394, 2016. </text:p>
        <text:p text:style-name="P82">CHAVE, J. et al. Towards a worldwide wood economics spectrum. <text:span text:style-name="T1">Ecology Letters</text:span>, v. 12, n. 4, p. 351–366, 2009. </text:p>
        <text:p text:style-name="P82">CLARK, D. A et al. Net primary production in tropical forests: An evaluation and synthesis of existing field data. <text:span text:style-name="T1">Ecological Applications</text:span>, v. 11, n. 2, p. 371–384, 2001. </text:p>
        <text:p text:style-name="P82">COX, P. M. et al. Acceleration of global warming due to carbon-cycle feedbacks in a coupled climate model. <text:span text:style-name="T1">Nature</text:span>, v. 408, n. 6809, p. 184–187, 2000. </text:p>
        <text:p text:style-name="P82">CRAMER, W. et al. Global response of terrestrial ecosystem structure and function to CO2 and climate change: Results from six dynamic global vegetation models. <text:span text:style-name="T1">Global Change Biology</text:span>, v. 7, n. 4, p. 357–373, 2001. </text:p>
        <text:p text:style-name="P82">DÍAZ, S.; CABIDO, M. Plant functional types and ecosystem function in relation to global change. <text:span text:style-name="T1">Journal of Vegetation Science</text:span>, v. 8, p. 463–474, mar. 1997. </text:p>
        <text:p text:style-name="P82">DÍAZ, S.; CABIDO, M. Vive la difference: plant functional diversity matters to ecosystem processes: plant functional diversity matters to ecosystem processes. <text:span text:style-name="T1">Proceedings. Biological sciences / The Royal Society</text:span>, v. 16, n. 4, p. 646–655, 2001. </text:p>
        <text:p text:style-name="P82">DOUGHTY, C. E. et al. The production, allocation and cycling of carbon in a forest on fertile terra preta soil in eastern Amazonia compared with a forest on adjacent infertile soil. <text:span text:style-name="T1">Plant Ecology &amp; Diversity</text:span>, v. 7, n. 1–2, p. 41–53, 2013. </text:p>
        <text:p text:style-name="P82">DOUGHTY, C. E. et al. Allocation trade-offs dominate the response of tropical forest growth to seasonal and interannual drought. <text:span text:style-name="T1">Ecology</text:span>, v. 95, n. 8, p. 2192–2201, 2014. </text:p>
        <text:p text:style-name="P82">DOUGHTY, C. E. et al. Drought impact on forest carbon dynamics and fluxes in Amazonia. <text:span text:style-name="T1">Nature</text:span>, v. 519, n. 7541, p. 78–82, 2015. </text:p>
        <text:p text:style-name="P82"><text:soft-page-break/>ELLER, C. B. et al. Modelling tropical forest responses to drought and El Niño with a stomatal optimization model based on xylem hydraulics. <text:span text:style-name="T1">Philosophical Transactions of the Royal Society B: Biological Sciences</text:span>, v. 373, n. 1760, p. 20170315, 2018. </text:p>
        <text:p text:style-name="P82">ENQUIST, B. J. et al. <text:span text:style-name="T1">Scaling from Traits to Ecosystems: Developing a General Trait Driver Theory via Integrating Trait-Based and Metabolic Scaling Theories</text:span>. 1. ed. [s.l.] Elsevier Ltd., 2015. v. 52</text:p>
        <text:p text:style-name="P82">ENQUIST, B. J. et al. Assessing trait-based scaling theory in tropical forests spanning a broad temperature gradient. <text:span text:style-name="T1">Global Ecology and Biogeography</text:span>, v. 26, n. 12, p. 1357–1373, 2017. </text:p>
        <text:p text:style-name="P82">FAUSET, S. et al. Drought-induced shifts in the floristic and functional composition of tropical forests in Ghana. <text:span text:style-name="T1">Ecology letters</text:span>, 19 jul. 2012. </text:p>
        <text:p text:style-name="P82">FINEGAN, B. et al. Does functional trait diversity predict above-ground biomass and productivity of tropical forests? Testing three alternative hypotheses. <text:span text:style-name="T1">Journal of Ecology</text:span>, v. 103, n. 1, p. 191–201, 2015. </text:p>
        <text:p text:style-name="P82">FYLLAS, N. M. et al. Analysing Amazonian forest productivity using a new individual and trait-based model (TFS v.1). <text:span text:style-name="T1">Geoscientific Model Development</text:span>, v. 7, p. 1251–1269, 2014. </text:p>
        <text:p text:style-name="P82">HOUGHTON, R. A et al. The spatial distribution of forest biomass in the Brazilian Amazon: a comparison of estimates. <text:span text:style-name="T1">Global Change Biology</text:span>, v. 7, n. 7, p. 731–746, 2001. </text:p>
        <text:p text:style-name="P82">HUNTINGFORD, C. et al. Simulated resilience of tropical rainforests to CO2-induced climate change. <text:span text:style-name="T1">Nature Geoscience</text:span>, v. 6, n. 4, p. 268–273, 2013. </text:p>
        <text:p text:style-name="P82">HUTCHINSON, G. E. Concluding Remarks. <text:span text:style-name="T1">Cold Spring Harbor Symposia on Quantitative Biology</text:span>, v. 22, n. 0, p. 415–427, 1957. </text:p>
        <text:p text:style-name="P82">LAPOLA, D. M.; OYAMA, M. D.; NOBRE, C. A. Exploring the range of climate biome projections for tropical South America: The role of CO2 fertilization and seasonality. <text:span text:style-name="T1">Global Biogeochemical Cycles</text:span>, v. 23, n. 3, p. 1–22, 2009. </text:p>
        <text:p text:style-name="P82">LAVOREL, S.; GARNIER, E. Predicting changes in community composition and ecosystem functioning from plant traits: revisting the Holy Grail. <text:span text:style-name="T1">Functional Ecology</text:span>, v. 16, n. Essay Review, p. 545–556, 2002. </text:p>
        <text:p text:style-name="P82">MALHI, Y. et al. The regional variation of aboveground live biomass in old-growth Amazonian forests. <text:span text:style-name="T1">Global Change Biology</text:span>, v. 12, n. 7, p. 1107–1138, 2006. </text:p>
        <text:p text:style-name="P82">MALHI, Y. et al. Comprehensive assessment of carbon productivity, allocation and storage in three Amazonian forests. <text:span text:style-name="T1">Global Change Biology</text:span>, v. 15, p. 1255–1274, 2009. </text:p>
        <text:p text:style-name="P82">MITCHARD, E. T. et al. Uncertainty in the spatial distribution of tropical forest biomass: a comparison of pan-tropical maps. <text:span text:style-name="T1">Carbon balance and management</text:span>, v. 8, n. 1, p. 10, 2013. </text:p>
        <text:p text:style-name="P82"><text:soft-page-break/>MOUILLOT, D. et al. Rare Species Support Vulnerable Functions in High-Diversity Ecosystems. <text:span text:style-name="T1">PLoS Biology</text:span>, v. 11, n. 5, 2013. </text:p>
        <text:p text:style-name="P82">PAPPAS, C.; FATICHI, S.; BURLANDO, P. Modeling terrestrial carbon and water dynamics across climatic gradients: Does plant trait diversity matter? <text:span text:style-name="T1">New Phytologist</text:span>, v. 209, n. 1, p. 137–151, 2016. </text:p>
        <text:p text:style-name="P82">PAVLICK, R. et al. The Jena Diversity-Dynamic Global Vegetation Model (JeDi-DGVM): a diverse approach to representing terrestrial biogeography and biogeochemistry based on plant functional trade-offs. <text:span text:style-name="T1">Biogeosciences Discussions</text:span>, v. 9, n. 4, p. 4627–4726, 2012. </text:p>
        <text:p text:style-name="P82">PAVLICK, R. et al. The Jena Diversity-Dynamic Global Vegetation Model (JeDi-DGVM): a diverse approach to representing terrestrial biogeography and biogeochemistry based on plant functional trade-offs. <text:span text:style-name="T1">Biogeosciences Discussions</text:span>, v. 9, n. 4, p. 4627–4726, 2013a. </text:p>
        <text:p text:style-name="P82">PAVLICK, R. et al. The Jena Diversity-Dynamic Global Vegetation Model (JeDi-DGVM): a diverse approach to representing terrestrial biogeography and biogeochemistry based on plant functional trade-offs. <text:span text:style-name="T1">Biogeosciences</text:span>, v. 10, n. 6, p. 4137–4177, 2013b. </text:p>
        <text:p text:style-name="P82">PERRONNE, R.; GABA, S. How to design trait-based analyses of community assembly mechanisms : Insights and guidelines from a literature review. v. 25, p. 29–44, 2017. </text:p>
        <text:p text:style-name="P82">PHILLIPS, O. L. et al. Drought–mortality relationships for tropical forests. <text:span text:style-name="T1">New Phytologist</text:span>, v. 187, p. 631–646, 2010. </text:p>
        <text:p text:style-name="P82">POORTER, L. et al. Diversity enhances carbon storage in tropical forests. <text:span text:style-name="T1">Global Ecology and Biogeography</text:span>, v. 24, n. 11, p. 1314–1328, 2015. </text:p>
        <text:p text:style-name="P82">POWELL, T. Determining drought sensitivity of the Amazon forest : does plant hydraulics matter? 2017. </text:p>
        <text:p text:style-name="P82">POWELL, T. L. et al. Confronting model predictions of carbon fluxes with measurements of Amazon forests subjected to experimental drought. <text:span text:style-name="T1">New Phytologist</text:span>, v. 200, n. 2, p. 350–365, 2013. </text:p>
        <text:p text:style-name="P82">PRENTICE, I. C. et al. Dynamic Global Vegetation Modeling: Quantifying Terrestrial Ecosystem Responses to Large-Scale Environmental Change. <text:span text:style-name="T1">Terrestrial Ecosystems in a Changing World</text:span>, p. 175–192, 2007. </text:p>
        <text:p text:style-name="P82">QUESADA, C. A. et al. Basin-wide variations in Amazon forest structure and function are mediated by both soils and climate. <text:span text:style-name="T1">Biogeosciences</text:span>, v. 9, n. 6, p. 2203–2246, 2012. </text:p>
        <text:p text:style-name="P82">QUILLET, A.; PENG, C.; GARNEAU, M. Toward dynamic global vegetation models for simulating vegetation–climate interactions and feedbacks: recent developments, limitations, and future challenges. <text:span text:style-name="T1">Environmental Reviews</text:span>, v. 18, n. NA, p. 333–353, 2010. </text:p>
        <text:p text:style-name="P82">RAMMIG, A. et al. Estimating the risk of Amazonian forest dieback. <text:span text:style-name="T1">New Phytologist</text:span>, v. 187, n. 3, p. 694–706, 2010. </text:p>
        <text:p text:style-name="P82"><text:soft-page-break/>REU, B. et al. Future no-analogue vegetation produced by no-analogue combinations of temperature and insolation. <text:span text:style-name="T1">Global Ecology and Biogeography</text:span>, v. 23, n. 2, p. 156–167, 2014. </text:p>
        <text:p text:style-name="P82">ROSNER, S. Wood density as a proxy for vulnerability to cavitation: Size matters. <text:span text:style-name="T1">Journal of Plant Hydraulics</text:span>, v. 4, p. 001, 2017. </text:p>
        <text:p text:style-name="P82">ROWLAND, L. et al. Evidence for strong seasonality in the carbon storage and carbon use efficiency of an Amazonian forest. <text:span text:style-name="T1">Global Change Biology</text:span>, v. 20, n. 3, p. 979–991, 2014. </text:p>
        <text:p text:style-name="P82">ROWLAND, L. et al. Death from drought in tropical forests is triggered by hydraulics not carbon starvation. <text:span text:style-name="T1">Nature</text:span>, p. 1–13, 2015. </text:p>
        <text:p text:style-name="P82">SAKSCHEWSKI, B. et al. Resilience of Amazon forests emerges from plant trait diversity. <text:span text:style-name="T1">Nature Climate Change</text:span>, p. 1–16, 2016a. </text:p>
        <text:p text:style-name="P82">SAKSCHEWSKI, B. et al. Resilience of Amazon forests emerges from plant trait diversity. <text:span text:style-name="T1">Nature Climate Change</text:span>, v. 1, n. August, 2016b. </text:p>
        <text:p text:style-name="P82">SCHEITER, S.; LANGAN, L.; HIGGINS, S. I. Next-generation dynamic global vegetation models: learning from community ecology. <text:span text:style-name="T1">The New phytologist</text:span>, v. 198, n. 3, p. 957–69, 2013. </text:p>
        <text:p text:style-name="P82">SITCH, S. et al. Evaluation of the terrestrial carbon cycle, future plant geography and climate-carbon cycle feedbacks using five Dynamic Global Vegetation Models (DGVMs). <text:span text:style-name="T1">Global Change Biology</text:span>, v. 14, n. 9, p. 2015–2039, 2008. </text:p>
        <text:p text:style-name="P82">THOMAS, S. C.; MARTIN, A. R. Carbon content of tree tissues: A synthesis. <text:span text:style-name="T1">Forests</text:span>, v. 3, n. 2, p. 332–352, 2012. </text:p>
        <text:p text:style-name="P82">THOMPSON, I. et al. <text:span text:style-name="T1">Forest resilience, biodiversity, and climate change</text:span>. [s.l: s.n.]. v. 43</text:p>
        <text:p text:style-name="P82">VAN BODEGOM, P. M. et al. Going beyond limitations of plant functional types when predicting global ecosystem-atmosphere fluxes: Exploring the merits of traits-based approaches. <text:span text:style-name="T1">Global Ecology and Biogeography</text:span>, v. 21, p. 625–636, 2012. </text:p>
        <text:p text:style-name="P82">VERHEIJEN, L. M. et al. Inclusion of ecologically based trait variation in plant functional types reduces the projected land carbon sink in an earth system model. <text:span text:style-name="T1">Global Change Biology</text:span>, v. 21, n. 8, p. 3074–3086, 2015. </text:p>
        <text:p text:style-name="P82">VILLÉGER, S.; MASON, N. W. H.; MOUILLOT, D. New Multidimensional Functional Diversity Indices for a Multifaceted Framework in Functional Ecology. <text:span text:style-name="T1">America</text:span>, v. 89, n. 8, p. 2290–2301, 2008. </text:p>
        <text:p text:style-name="P82">VIOLLE, C. et al. Functional Rarity : The Ecology of Outliers. <text:span text:style-name="T1">Trends in Ecology &amp; Evolution</text:span>, v. 32, n. 5, p. 356–367, 2017. </text:p>
        <text:p text:style-name="P82"><text:soft-page-break/>WEBB, C. T. et al. A structured and dynamic framework to advance traits-based theory and prediction in ecology. <text:span text:style-name="T1">Ecology Letters</text:span>, v. 13, n. 3, p. 267–283, 2010. </text:p>
        <text:p text:style-name="P82">WULLSCHLEGER, S. D. et al. Plant functional types in Earth system models: Past experiences and future directions for application of dynamic vegetation models in high-latitude ecosystems. <text:span text:style-name="T1">Annals of Botany</text:span>, v. 114, n. 1, p. 1–16, 2014. </text:p>
        <text:p text:style-name="P61">YANG, Y. et al. From plant functional types to plant functional traits: A new paradigm in modelling global vegetation dynamics. <text:span text:style-name="T1">Progress in Physical Geography</text:span>, v. 39, n. 4, p. 514–535, 2015. </text:p>
      </text:section>
      <text:p text:style-name="P25">Supplementary data<text:page-number text:select-page="current">40</text:page-number></text:p>
      <text:p text:style-name="P25"/>
      <text:p text:style-name="P25"/>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Verdana-BoldItalic" svg:font-family="Verdana-BoldItalic, 'Times New Roman'" style:font-family-generic="roman"/>
    <style:font-face style:name="WenQuanYi Micro Hei1" svg:font-family="'WenQuanYi Micro Hei'"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libri Light" fo:font-family="'Calibri Light'" style:font-family-generic="swiss" style:font-pitch="variable" fo:font-size="14pt" fo:font-style="italic" fo:font-weight="bold" style:font-name-asian="Times New Roman1" style:font-family-asian="'Times New Roman'" style:font-family-generic-asian="roman" style:font-pitch-asian="variable" style:font-size-asian="14pt" style:font-style-asian="italic" style:font-weight-asian="bold" style:font-name-complex="Times New Roman1" style:font-family-complex="'Times New Roman'" style:font-family-generic-complex="roman" style:font-pitch-complex="variable" style:font-size-complex="14pt" style:font-style-complex="italic" style:font-weight-complex="bold"/>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 style:family="paragraph" style:parent-style-name="Standard" style:class="extra">
      <style:paragraph-properties fo:margin-top="0cm" fo:margin-bottom="0cm" loext:contextual-spacing="false" fo:line-height="100%" fo:hyphenation-ladder-count="no-limit">
        <style:tab-stops>
          <style:tab-stop style:position="1.27cm"/>
        </style:tab-stops>
      </style:paragraph-properties>
      <style:text-properties fo:color="#00000a" style:font-name="Cambria" fo:font-family="Cambria" style:font-family-generic="roman" style:font-pitch="variable" fo:font-size="12pt" style:font-name-asian="WenQuanYi Micro Hei1" style:font-family-asian="'WenQuanYi Micro Hei'" style:font-family-generic-asian="roman" style:font-size-asian="12pt" style:font-name-complex="Times New Roman1" style:font-family-complex="'Times New Roman'" style:font-family-generic-complex="roman" style:font-pitch-complex="variable" style:font-size-complex="12pt"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Regular" style:font-family-generic="roman" style:font-pitch="variable" fo:font-size="12pt"/>
    </style:style>
    <style:style style:name="Foot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style:font-name="Times New Roman" fo:font-family="'Times New Roman'" style:font-style-name="Regular" style:font-family-generic="roman" style:font-pitch="variable" fo:font-size="12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alibri" fo:font-family="Calibri" style:font-family-generic="swiss" style:font-pitch="variable" fo:language="en" fo:country="US" style:font-name-complex="Times New Roman1" style:font-family-complex="'Times New Roman'" style:font-family-generic-complex="roman" style:font-pitch-complex="variable"/>
    </style:style>
    <style:style style:name="WW8Num4z0" style:family="text">
      <style:text-properties style:font-name="Calibri" fo:font-family="Calibri" style:font-family-generic="swiss" style:font-pitch="variable" style:font-name-complex="Times New Roman1"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 style:display-name="Fonte parág. padrão" style:family="text"/>
    <style:style style:name="Line_20_numbering" style:display-name="Line numbering"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_20_Symbol" style:display-name="Footnote Symbol" style:family="text">
      <style:text-properties style:text-position="super 58%"/>
    </style:style>
    <style:style style:name="Texto_20_de_20_nota_20_de_20_rodapé_20_Char" style:display-name="Texto de nota de rodapé Char" style:family="text">
      <style:text-properties fo:color="#00000a" style:font-name="Cambria" fo:font-family="Cambria" style:font-family-generic="roman" style:font-pitch="variable" fo:font-size="12pt" style:font-name-asian="WenQuanYi Micro Hei1" style:font-family-asian="'WenQuanYi Micro Hei'" style:font-family-generic-asian="roman" style:font-size-asian="12pt" style:font-name-complex="Cambria" style:font-family-complex="Cambria" style:font-family-generic-complex="roman" style:font-pitch-complex="variable" style:font-size-complex="12pt"/>
    </style:style>
    <style:style style:name="Endnote_20_Symbol" style:display-name="Endnote Symbol" style:family="text">
      <style:text-properties style:text-position="super 58%"/>
    </style:style>
    <style:style style:name="fontstyle0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2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1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3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41" style:family="text">
      <style:text-properties fo:color="#f79320" style:font-name="Verdana-BoldItalic" fo:font-family="Verdana-BoldItalic, 'Times New Roman'" style:font-family-generic="roman" fo:font-size="11pt" fo:font-style="italic" fo:font-weight="bold" style:font-size-asian="11pt" style:font-style-asian="italic" style:font-weight-asian="bold" style:font-name-complex="Verdana-BoldItalic" style:font-family-complex="Verdana-BoldItalic, 'Times New Roman'" style:font-family-generic-complex="roman" style:font-size-complex="11pt" style:font-style-complex="italic" style:font-weight-complex="bold"/>
    </style:style>
    <style:style style:name="Título_20_1_20_Char" style:display-name="Título 1 Char" style:family="text">
      <style:text-properties style:font-name="Calibri Light" fo:font-family="'Calibri Light'" style:font-family-generic="swiss"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Calibri Light" fo:font-family="'Calibri Light'" style:font-family-generic="swiss" style:font-pitch="variable" fo:font-size="14pt" fo:font-style="italic" fo:font-weight="bold" style:font-name-asian="Times New Roman1" style:font-family-asian="'Times New Roman'" style:font-family-generic-asian="roman" style:font-pitch-asian="variable" style:font-size-asian="14pt" style:font-style-asian="italic" style:font-weight-asian="bold" style:font-name-complex="Times New Roman1" style:font-family-complex="'Times New Roman'" style:font-family-generic-complex="roman" style:font-pitch-complex="variable" style:font-size-complex="14pt" style:font-style-complex="italic"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0" style:display-name="ListLabel 190" style:family="text">
      <style:text-properties style:font-name="times new roman1"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191" style:display-name="ListLabel 191" style:family="text">
      <style:text-properties style:font-name="times new roman1"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2">
      <text:list-level-style-bullet text:level="1" text:style-name="ListLabel_20_190" style:num-suffix="" text:bullet-char="">
        <style:list-level-properties text:list-level-position-and-space-mode="label-alignment">
          <style:list-level-label-alignment text:label-followed-by="listtab" text:list-tab-stop-position="1.305cm" fo:text-indent="-0.635cm" fo:margin-left="1.305cm"/>
        </style:list-level-properties>
        <style:text-properties fo:font-family="Symbol" style:font-charset="x-symbol"/>
      </text:list-level-style-bullet>
      <text:list-level-style-bullet text:level="2" text:style-name="ListLabel_20_191" style:num-suffix="◦" text:bullet-char="◦">
        <style:list-level-properties text:list-level-position-and-space-mode="label-alignment">
          <style:list-level-label-alignment text:label-followed-by="listtab" text:list-tab-stop-position="1.94cm" fo:text-indent="-0.635cm" fo:margin-left="1.94cm"/>
        </style:list-level-properties>
        <style:text-properties fo:font-family="OpenSymbol" style:font-style-name="Regular" style:font-pitch="variable" style:font-charset="x-symbol"/>
      </text:list-level-style-bullet>
      <text:list-level-style-bullet text:level="3" text:style-name="ListLabel_20_192" style:num-suffix="▪" text:bullet-char="▪">
        <style:list-level-properties text:list-level-position-and-space-mode="label-alignment">
          <style:list-level-label-alignment text:label-followed-by="listtab" text:list-tab-stop-position="2.575cm" fo:text-indent="-0.635cm" fo:margin-left="2.575cm"/>
        </style:list-level-properties>
        <style:text-properties fo:font-family="OpenSymbol" style:font-style-name="Regular" style:font-pitch="variable" style:font-charset="x-symbol"/>
      </text:list-level-style-bullet>
      <text:list-level-style-bullet text:level="4" text:style-name="ListLabel_20_193" style:num-suffix="" text:bullet-char="">
        <style:list-level-properties text:list-level-position-and-space-mode="label-alignment">
          <style:list-level-label-alignment text:label-followed-by="listtab" text:list-tab-stop-position="3.21cm" fo:text-indent="-0.635cm" fo:margin-left="3.21cm"/>
        </style:list-level-properties>
        <style:text-properties fo:font-family="Symbol" style:font-charset="x-symbol"/>
      </text:list-level-style-bullet>
      <text:list-level-style-bullet text:level="5" text:style-name="ListLabel_20_194" style:num-suffix="◦" text:bullet-char="◦">
        <style:list-level-properties text:list-level-position-and-space-mode="label-alignment">
          <style:list-level-label-alignment text:label-followed-by="listtab" text:list-tab-stop-position="3.845cm" fo:text-indent="-0.635cm" fo:margin-left="3.845cm"/>
        </style:list-level-properties>
        <style:text-properties fo:font-family="OpenSymbol" style:font-style-name="Regular" style:font-pitch="variable" style:font-charset="x-symbol"/>
      </text:list-level-style-bullet>
      <text:list-level-style-bullet text:level="6" text:style-name="ListLabel_20_195" style:num-suffix="▪" text:bullet-char="▪">
        <style:list-level-properties text:list-level-position-and-space-mode="label-alignment">
          <style:list-level-label-alignment text:label-followed-by="listtab" text:list-tab-stop-position="4.48cm" fo:text-indent="-0.635cm" fo:margin-left="4.48cm"/>
        </style:list-level-properties>
        <style:text-properties fo:font-family="OpenSymbol" style:font-style-name="Regular" style:font-pitch="variable" style:font-charset="x-symbol"/>
      </text:list-level-style-bullet>
      <text:list-level-style-bullet text:level="7" text:style-name="ListLabel_20_196" style:num-suffix="" text:bullet-char="">
        <style:list-level-properties text:list-level-position-and-space-mode="label-alignment">
          <style:list-level-label-alignment text:label-followed-by="listtab" text:list-tab-stop-position="5.115cm" fo:text-indent="-0.635cm" fo:margin-left="5.115cm"/>
        </style:list-level-properties>
        <style:text-properties fo:font-family="Symbol" style:font-charset="x-symbol"/>
      </text:list-level-style-bullet>
      <text:list-level-style-bullet text:level="8" text:style-name="ListLabel_20_197" style:num-suffix="◦" text:bullet-char="◦">
        <style:list-level-properties text:list-level-position-and-space-mode="label-alignment">
          <style:list-level-label-alignment text:label-followed-by="listtab" text:list-tab-stop-position="5.75cm" fo:text-indent="-0.635cm" fo:margin-left="5.75cm"/>
        </style:list-level-properties>
        <style:text-properties fo:font-family="OpenSymbol" style:font-style-name="Regular" style:font-pitch="variable" style:font-charset="x-symbol"/>
      </text:list-level-style-bullet>
      <text:list-level-style-bullet text:level="9" text:style-name="ListLabel_20_198" style:num-suffix="▪" text:bullet-char="▪">
        <style:list-level-properties text:list-level-position-and-space-mode="label-alignment">
          <style:list-level-label-alignment text:label-followed-by="listtab" text:list-tab-stop-position="6.385cm" fo:text-indent="-0.635cm" fo:margin-left="6.38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3</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anca Rius</meta:initial-creator>
    <meta:creation-date>2018-03-20T14:01:00</meta:creation-date>
    <dc:date>2020-01-15T17:16:03.995541476</dc:date>
    <meta:editing-cycles>188</meta:editing-cycles>
    <meta:editing-duration>P7DT13H9M48S</meta:editing-duration>
    <meta:generator>LibreOffice/6.0.3.2$Linux_X86_64 LibreOffice_project/00m0$Build-2</meta:generator>
    <dc:creator>Bianca Rius</dc:creator>
    <meta:document-statistic meta:table-count="1" meta:image-count="0" meta:object-count="0" meta:page-count="40" meta:paragraph-count="202" meta:word-count="11893" meta:character-count="76288" meta:non-whitespace-character-count="64497"/>
    <meta:user-defined meta:name="Mendeley Citation Style_1">http://www.zotero.org/styles/associacao-brasileira-de-normas-tecnicas</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associacao-brasileira-de-normas-tecnicas</meta:user-defined>
    <meta:user-defined meta:name="Mendeley Recent Style Id 5_1" meta:value-type="string">http://www.zotero.org/styles/chicago-author-dat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Associação Brasileira de Normas Técnicas (Portuguese - Brazil)</meta:user-defined>
    <meta:user-defined meta:name="Mendeley Recent Style Name 5_1" meta:value-type="string">Chicago Manual of Style 16th edition (author-dat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Nature</meta:user-defined>
    <meta:user-defined meta:name="Mendeley Unique User Id_1" meta:value-type="string">749d104f-7c44-33fc-be0f-8ae5ad177ee8</meta:user-defined>
    <meta:user-defined meta:name="Mendeley_Bookmark_4JwntjBylL_1" meta:value-type="string">ADDIN CSL_CITATION {"citationItems": [{"id": "ITEM-1", "itemData": {"DOI": "10.1139/A10-016", "ISBN": "1208-6053", "ISSN": "1208-6053", "abstract": "There is a lack in representation of biosphere atmosphere interactions in current climate models. To fill </meta:user-defined>
    <meta:user-defined meta:name="Mendeley_Bookmark_4JwntjBylL_10" meta:value-type="string">ions, and future challenges", "type": "article-journal", "volume": "18"}, "uris": ["http://www.mendeley.com/documents/?uuid=aa24e936-b04e-46a8-95e9-c1018aa2866b"]}, {"id": "ITEM-2", "itemData": {"DOI": "10.1111/nph.12210", "ISSN": "1469-8137", "PMID": "23</meta:user-defined>
    <meta:user-defined meta:name="Mendeley_Bookmark_4JwntjBylL_11" meta:value-type="string">496172", "abstract": "Dynamic global vegetation models (DGVMs) are powerful tools to project past, current and future vegetation patterns and associated biogeochemical cycles. However, most models are limited by how they define vegetation and by their sim</meta:user-defined>
    <meta:user-defined meta:name="Mendeley_Bookmark_4JwntjBylL_12" meta:value-type="string">plistic representation of competition. We discuss how concepts from community assembly theory and coexistence theory can help to improve vegetation models. We further present a trait- and individual-based vegetation model (aDGVM2) that allows individual p</meta:user-defined>
    <meta:user-defined meta:name="Mendeley_Bookmark_4JwntjBylL_13" meta:value-type="string">lants to adopt a unique combination of trait values. These traits define how individual plants grow and compete. A genetic optimization algorithm is used to simulate trait inheritance and reproductive isolation between individuals. These model properties </meta:user-defined>
    <meta:user-defined meta:name="Mendeley_Bookmark_4JwntjBylL_14" meta:value-type="string">allow the assembly of plant communities that are adapted to a site's biotic and abiotic conditions. The aDGVM2 simulates how environmental conditions influence the trait spectra of plant communities; that fire selects for traits that enhance fire protecti</meta:user-defined>
    <meta:user-defined meta:name="Mendeley_Bookmark_4JwntjBylL_15" meta:value-type="string">on and reduces trait diversity; and the emergence of life-history strategies that are suggestive of colonization-competition trade-offs. The aDGVM2 deals with functional diversity and competition fundamentally differently from current DGVMs. This approach</meta:user-defined>
    <meta:user-defined meta:name="Mendeley_Bookmark_4JwntjBylL_16" meta:value-type="string"> may yield novel insights as to how vegetation may respond to climate change and we believe it could foster collaborations between functional plant biologists and vegetation modellers.", "author": [{"dropping-particle": "", "family": "Scheiter", "given": </meta:user-defined>
    <meta:user-defined meta:name="Mendeley_Bookmark_4JwntjBylL_17" meta:value-type="string">"Simon", "non-dropping-particle": "", "parse-names": false, "suffix": ""}, {"dropping-particle": "", "family": "Langan", "given": "Liam", "non-dropping-particle": "", "parse-names": false, "suffix": ""}, {"dropping-particle": "", "family": "Higgins", "giv</meta:user-defined>
    <meta:user-defined meta:name="Mendeley_Bookmark_4JwntjBylL_18" meta:value-type="string">en": "Steven I", "non-dropping-particle": "", "parse-names": false, "suffix": ""}], "container-title": "The New phytologist", "id": "ITEM-2", "issue": "3", "issued": {"date-parts": [["2013"]]}, "note": "okkkk", "page": "957-69", "title": "Next-generation </meta:user-defined>
    <meta:user-defined meta:name="Mendeley_Bookmark_4JwntjBylL_19" meta:value-type="string">dynamic global vegetation models: learning from community ecology.", "type": "article-journal", "volume": "198"}, "uris": ["http://www.mendeley.com/documents/?uuid=8ce3b2f6-0f0e-4133-916b-50a65aad8aed"]}, {"id": "ITEM-3", "itemData": {"DOI": "10.1175/JCLI</meta:user-defined>
    <meta:user-defined meta:name="Mendeley_Bookmark_4JwntjBylL_2" meta:value-type="string">this gap, one may introduce vegetation dynamics in surface transfer schemes or couple global climate models (GCMs) with vegetation dynamics models. As these vegetation dynamics models were not designed to be included in GCMs, how are the latest generation</meta:user-defined>
    <meta:user-defined meta:name="Mendeley_Bookmark_4JwntjBylL_20" meta:value-type="string">3800.1", "ISBN": "0894-8755", "ISSN": "0894-8755", "abstract": "Abstract Eleven coupled climate\u2013carbon cycle models used a common protocol to study the coupling between climate change and the carbon cycle. The models were forced by historical emissio</meta:user-defined>
    <meta:user-defined meta:name="Mendeley_Bookmark_4JwntjBylL_21" meta:value-type="string">ns and the Intergovernmental Panel on Climate Change (IPCC) Special Report on Emissions Scenarios (SRES) A2 anthropogenic emissions of CO2 for the 1850\u20132100 time period. For each model, two simulations were performed in order to isolate the impact of</meta:user-defined>
    <meta:user-defined meta:name="Mendeley_Bookmark_4JwntjBylL_22" meta:value-type="string"> climate change on the land and ocean carbon cycle, and therefore the climate feedback on the atmospheric CO2 concentration growth rate. There was unanimous agreement among the models that future climate change will reduce the efficiency of the earth syst</meta:user-defined>
    <meta:user-defined meta:name="Mendeley_Bookmark_4JwntjBylL_23" meta:value-type="string">em to absorb the anthropogenic carbon perturbation. A larger fraction of anthropogenic CO2 will stay airborne if climate change is accounted for. By the end of the twenty-first century, this additional CO2 varied between 20 and 200 ppm for the two extreme</meta:user-defined>
    <meta:user-defined meta:name="Mendeley_Bookmark_4JwntjBylL_24" meta:value-type="string"> models, the majority of the models lying between 50 and 100 ppm. The high...", "author": [{"dropping-particle": "", "family": "Friedlingstein", "given": "P.", "non-dropping-particle": "", "parse-names": false, "suffix": ""}, {"dropping-particle": "", "fa</meta:user-defined>
    <meta:user-defined meta:name="Mendeley_Bookmark_4JwntjBylL_25" meta:value-type="string">mily": "Cox", "given": "P.", "non-dropping-particle": "", "parse-names": false, "suffix": ""}, {"dropping-particle": "", "family": "Betts", "given": "R.", "non-dropping-particle": "", "parse-names": false, "suffix": ""}, {"dropping-particle": "", "family"</meta:user-defined>
    <meta:user-defined meta:name="Mendeley_Bookmark_4JwntjBylL_26" meta:value-type="string">: "Bopp", "given": "L.", "non-dropping-particle": "", "parse-names": false, "suffix": ""}, {"dropping-particle": "", "family": "Bloh", "given": "W.", "non-dropping-particle": "von", "parse-names": false, "suffix": ""}, {"dropping-particle": "", "family": </meta:user-defined>
    <meta:user-defined meta:name="Mendeley_Bookmark_4JwntjBylL_27" meta:value-type="string">"Brovkin", "given": "V.", "non-dropping-particle": "", "parse-names": false, "suffix": ""}, {"dropping-particle": "", "family": "Cadule", "given": "P.", "non-dropping-particle": "", "parse-names": false, "suffix": ""}, {"dropping-particle": "", "family": </meta:user-defined>
    <meta:user-defined meta:name="Mendeley_Bookmark_4JwntjBylL_28" meta:value-type="string">"Doney", "given": "S.", "non-dropping-particle": "", "parse-names": false, "suffix": ""}, {"dropping-particle": "", "family": "Eby", "given": "M.", "non-dropping-particle": "", "parse-names": false, "suffix": ""}, {"dropping-particle": "", "family": "Fung</meta:user-defined>
    <meta:user-defined meta:name="Mendeley_Bookmark_4JwntjBylL_29" meta:value-type="string">", "given": "I.", "non-dropping-particle": "", "parse-names": false, "suffix": ""}, {"dropping-particle": "", "family": "Bala", "given": "G.", "non-dropping-particle": "", "parse-names": false, "suffix": ""}, {"dropping-particle": "", "family": "John", "g</meta:user-defined>
    <meta:user-defined meta:name="Mendeley_Bookmark_4JwntjBylL_3" meta:value-type="string"> dynamic global vegetation models (DGVMs) suitable for use in global climate studies? This paper reviews the latest developments in DGVM modelling as well as the development of DGVM-GCM coupling in the framework of global climate studies. Limitations of D</meta:user-defined>
    <meta:user-defined meta:name="Mendeley_Bookmark_4JwntjBylL_30" meta:value-type="string">iven": "J.", "non-dropping-particle": "", "parse-names": false, "suffix": ""}, {"dropping-particle": "", "family": "Jones", "given": "C.", "non-dropping-particle": "", "parse-names": false, "suffix": ""}, {"dropping-particle": "", "family": "Joos", "given</meta:user-defined>
    <meta:user-defined meta:name="Mendeley_Bookmark_4JwntjBylL_31" meta:value-type="string">": "F.", "non-dropping-particle": "", "parse-names": false, "suffix": ""}, {"dropping-particle": "", "family": "Kato", "given": "T.", "non-dropping-particle": "", "parse-names": false, "suffix": ""}, {"dropping-particle": "", "family": "Kawamiya", "given"</meta:user-defined>
    <meta:user-defined meta:name="Mendeley_Bookmark_4JwntjBylL_32" meta:value-type="string">: "M.", "non-dropping-particle": "", "parse-names": false, "suffix": ""}, {"dropping-particle": "", "family": "Knorr", "given": "W.", "non-dropping-particle": "", "parse-names": false, "suffix": ""}, {"dropping-particle": "", "family": "Lindsay", "given":</meta:user-defined>
    <meta:user-defined meta:name="Mendeley_Bookmark_4JwntjBylL_33" meta:value-type="string"> "K.", "non-dropping-particle": "", "parse-names": false, "suffix": ""}, {"dropping-particle": "", "family": "Matthews", "given": "H. D.", "non-dropping-particle": "", "parse-names": false, "suffix": ""}, {"dropping-particle": "", "family": "Raddatz", "gi</meta:user-defined>
    <meta:user-defined meta:name="Mendeley_Bookmark_4JwntjBylL_34" meta:value-type="string">ven": "T.", "non-dropping-particle": "", "parse-names": false, "suffix": ""}, {"dropping-particle": "", "family": "Rayner", "given": "P.", "non-dropping-particle": "", "parse-names": false, "suffix": ""}, {"dropping-particle": "", "family": "Reick", "give</meta:user-defined>
    <meta:user-defined meta:name="Mendeley_Bookmark_4JwntjBylL_35" meta:value-type="string">n": "C.", "non-dropping-particle": "", "parse-names": false, "suffix": ""}, {"dropping-particle": "", "family": "Roeckner", "given": "E.", "non-dropping-particle": "", "parse-names": false, "suffix": ""}, {"dropping-particle": "", "family": "Schnitzler", </meta:user-defined>
    <meta:user-defined meta:name="Mendeley_Bookmark_4JwntjBylL_36" meta:value-type="string">"given": "K.-G.", "non-dropping-particle": "", "parse-names": false, "suffix": ""}, {"dropping-particle": "", "family": "Schnur", "given": "R.", "non-dropping-particle": "", "parse-names": false, "suffix": ""}, {"dropping-particle": "", "family": "Strassm</meta:user-defined>
    <meta:user-defined meta:name="Mendeley_Bookmark_4JwntjBylL_37" meta:value-type="string">ann", "given": "K.", "non-dropping-particle": "", "parse-names": false, "suffix": ""}, {"dropping-particle": "", "family": "Weaver", "given": "A. J.", "non-dropping-particle": "", "parse-names": false, "suffix": ""}, {"dropping-particle": "", "family": "Y</meta:user-defined>
    <meta:user-defined meta:name="Mendeley_Bookmark_4JwntjBylL_38" meta:value-type="string">oshikawa", "given": "C.", "non-dropping-particle": "", "parse-names": false, "suffix": ""}, {"dropping-particle": "", "family": "Zeng", "given": "N.", "non-dropping-particle": "", "parse-names": false, "suffix": ""}], "container-title": "Journal of Climat</meta:user-defined>
    <meta:user-defined meta:name="Mendeley_Bookmark_4JwntjBylL_39" meta:value-type="string">e", "id": "ITEM-3", "issue": "14", "issued": {"date-parts": [["2006"]]}, "page": "3337-3353", "title": "Climate\u2013Carbon Cycle Feedback Analysis: Results from the C 4 MIP Model Intercomparison", "type": "article-journal", "volume": "19"}, "uris": ["htt</meta:user-defined>
    <meta:user-defined meta:name="Mendeley_Bookmark_4JwntjBylL_4" meta:value-type="string">GVM and coupling are shown and the challenges of these methods are highlighted. During the last decade, DGVMs underwent major changes in the representation of physical and biogeochemical mechanisms such as photosynthesis and respiration processes as well </meta:user-defined>
    <meta:user-defined meta:name="Mendeley_Bookmark_4JwntjBylL_40" meta:value-type="string">p://www.mendeley.com/documents/?uuid=ab8d64d3-657e-4990-babf-d28d3c5e9557"]}], "mendeley": {"formattedCitation": "(FRIEDLINGSTEIN et al., 2006; QUILLET; PENG; GARNEAU, 2010; SCHEITER; LANGAN; HIGGINS, 2013)", "manualFormatting": "(FRIEDLINGSTEIN et al., 2</meta:user-defined>
    <meta:user-defined meta:name="Mendeley_Bookmark_4JwntjBylL_41" meta:value-type="string">006; QUILLET; PENG; GARNEAU, 2010; SCHEITER; LANGAN; HIGGINS, 2013; PRENTICE et al., 2007)", "plainTextFormattedCitation": "(FRIEDLINGSTEIN et al., 2006; QUILLET; PENG; GARNEAU, 2010; SCHEITER; LANGAN; HIGGINS, 2013)", "previouslyFormattedCitation": "(FRI</meta:user-defined>
    <meta:user-defined meta:name="Mendeley_Bookmark_4JwntjBylL_42" meta:value-type="string">EDLINGSTEIN et al., 2006; QUILLET; PENG; GARNEAU, 2010; SCHEITER; LANGAN; HIGGINS, 2013)"}, "properties": {"noteIndex": 0}, "schema": "https://github.com/citation-style-language/schema/raw/master/csl-citation.json"}</meta:user-defined>
    <meta:user-defined meta:name="Mendeley_Bookmark_4JwntjBylL_5" meta:value-type="string">as in the representation of regional properties of vegetation. However, several limitations such as carbon and nitrogen cycles, competition, land-use and land-use changes, and disturbances have been identified. In addition, recent advances in model coupli</meta:user-defined>
    <meta:user-defined meta:name="Mendeley_Bookmark_4JwntjBylL_6" meta:value-type="string">ng techniques allow the simulation of the vegetation atmosphere interactions in GCMs with the help of DGVMs. Though DGVMs represent a good alternative to investigate vegetation atmosphere interactions at a large scale, some weaknesses in evaluation method</meta:user-defined>
    <meta:user-defined meta:name="Mendeley_Bookmark_4JwntjBylL_7" meta:value-type="string">ology and model design need to be further investigated to improve the results.", "author": [{"dropping-particle": "", "family": "Quillet", "given": "Anne", "non-dropping-particle": "", "parse-names": false, "suffix": ""}, {"dropping-particle": "", "family</meta:user-defined>
    <meta:user-defined meta:name="Mendeley_Bookmark_4JwntjBylL_8" meta:value-type="string">": "Peng", "given": "Changhui", "non-dropping-particle": "", "parse-names": false, "suffix": ""}, {"dropping-particle": "", "family": "Garneau", "given": "Michelle", "non-dropping-particle": "", "parse-names": false, "suffix": ""}], "container-title": "En</meta:user-defined>
    <meta:user-defined meta:name="Mendeley_Bookmark_4JwntjBylL_9" meta:value-type="string">vironmental Reviews", "id": "ITEM-1", "issue": "NA", "issued": {"date-parts": [["2010"]]}, "page": "333-353", "title": "Toward dynamic global vegetation models for simulating vegetation\u2013climate interactions and feedbacks: recent developments, limitat</meta:user-defined>
    <meta:user-defined meta:name="Mendeley_Bookmark_6BT69ockFb_1" meta:value-type="string">ADDIN CSL_CITATION {"citationItems": [{"id": "ITEM-1", "itemData": {"DOI": "10.1016/B0-12-226865-2/00132-2", "abstract": "Tilman, D. (2001). Functional diversity. In: Encyclopedia of Biodiversity (ed. Levin, S.A.). Academic Press, San Diego, CA, pp. 109\u</meta:user-defined>
    <meta:user-defined meta:name="Mendeley_Bookmark_6BT69ockFb_10" meta:value-type="string"> its type, timing and intensity, and with invertebrate ecology and phenology, but, in general, the abundance and diversity of invertebrates declines with reductions in sward diversity and structural complexity. 6. Low input livestock systems are likely to</meta:user-defined>
    <meta:user-defined meta:name="Mendeley_Bookmark_6BT69ockFb_11" meta:value-type="string"> be central to any future management strategies designed to maintain and restore the ecological diversity of semi-natural lowland grass-lands. Low additions of organic fertilizer benefit some invertebrate prey species, and moderate levels of grazing encou</meta:user-defined>
    <meta:user-defined meta:name="Mendeley_Bookmark_6BT69ockFb_12" meta:value-type="string">rage sward heterogeneity. 7. There is now a need to improve understanding of how grassland management affects bird population dynamics. Particularly important areas of research include: (i) the inter -action between changes in food abundance, due to chang</meta:user-defined>
    <meta:user-defined meta:name="Mendeley_Bookmark_6BT69ockFb_13" meta:value-type="string">es in fertilizer inputs, and food accessibility, due to changes in sward structure; (ii) the interaction between predation rates and management-related changes in habitat; and (iii) the impact of alternative anti-helminithic treatments for livestock on in</meta:user-defined>
    <meta:user-defined meta:name="Mendeley_Bookmark_6BT69ockFb_14" meta:value-type="string">vertebrates and birds.", "author": [{"dropping-particle": "", "family": "D\u00edaz", "given": "Sandra", "non-dropping-particle": "", "parse-names": false, "suffix": ""}, {"dropping-particle": "", "family": "Cabido", "given": "Marcelo", "non-dropping-parti</meta:user-defined>
    <meta:user-defined meta:name="Mendeley_Bookmark_6BT69ockFb_15" meta:value-type="string">cle": "", "parse-names": false, "suffix": ""}], "container-title": "Proceedings. Biological sciences / The Royal Society", "id": "ITEM-2", "issue": "4", "issued": {"date-parts": [["2001"]]}, "page": "646-655", "title": "Vive la difference: plant functiona</meta:user-defined>
    <meta:user-defined meta:name="Mendeley_Bookmark_6BT69ockFb_16" meta:value-type="string">l diversity matters to ecosystem processes: plant functional diversity matters to ecosystem processes", "type": "article-journal", "volume": "16"}, "uris": ["http://www.mendeley.com/documents/?uuid=e52b7b64-38cf-41d0-9cd9-29e4f9bc0b9d"]}], "mendeley": {"f</meta:user-defined>
    <meta:user-defined meta:name="Mendeley_Bookmark_6BT69ockFb_17" meta:value-type="string">ormattedCitation": "(D\u00cdAZ; CABIDO, 2001; TILMAN, 2001)", "plainTextFormattedCitation": "(D\u00cdAZ; CABIDO, 2001; TILMAN, 2001)", "previouslyFormattedCitation": "(D\u00cdAZ; CABIDO, 2001; TILMAN, 2001)"}, "properties": {"noteIndex": 0}, "schema": "ht</meta:user-defined>
    <meta:user-defined meta:name="Mendeley_Bookmark_6BT69ockFb_18" meta:value-type="string">tps://github.com/citation-style-language/schema/raw/master/csl-citation.json"}</meta:user-defined>
    <meta:user-defined meta:name="Mendeley_Bookmark_6BT69ockFb_2" meta:value-type="string">2013120.", "author": [{"dropping-particle": "", "family": "Tilman", "given": "David", "non-dropping-particle": "", "parse-names": false, "suffix": ""}], "container-title": "Encyclopedia of Biodiversity, Volume 3", "id": "ITEM-1", "issued": {"date-parts": </meta:user-defined>
    <meta:user-defined meta:name="Mendeley_Bookmark_6BT69ockFb_3" meta:value-type="string">[["2001"]]}, "page": "109-121", "title": "Functional Diversity", "type": "article-journal", "volume": "3"}, "uris": ["http://www.mendeley.com/documents/?uuid=73f65d2a-736c-4f52-b252-83191ff61940"]}, {"id": "ITEM-2", "itemData": {"DOI": "10.1098/rspb.2010.</meta:user-defined>
    <meta:user-defined meta:name="Mendeley_Bookmark_6BT69ockFb_4" meta:value-type="string">1923", "ISBN": "0962-8452", "ISSN": "0028-0836", "PMID": "16738658", "abstract": "1. The effects of agricultural intensification on biodiversity in arable systems of western Europe have received a great deal of attention. However, the recent transformatio</meta:user-defined>
    <meta:user-defined meta:name="Mendeley_Bookmark_6BT69ockFb_5" meta:value-type="string">n of grassland systems has been just as profound. 2. In Britain, the management of grassland has changed substantially in the second half of the 20th century. A high proportion of lowland grassland is managed intensively. The major changes include a doubl</meta:user-defined>
    <meta:user-defined meta:name="Mendeley_Bookmark_6BT69ockFb_6" meta:value-type="string">ing in the use of inorganic nitrogen, a switch from hay to silage, and increased stocking densities, particularly of sheep. Structurally diverse and species-rich swards have been largely replaced by relatively dense, fast-growing and structurally uniform </meta:user-defined>
    <meta:user-defined meta:name="Mendeley_Bookmark_6BT69ockFb_7" meta:value-type="string">swards, dominated by competitive species. 3. Most of these changes have reduced the suitability of grassland as feeding and breeding habitat for birds. 4. The most important direct effects have been deterioration of the sward as nesting and wintering habi</meta:user-defined>
    <meta:user-defined meta:name="Mendeley_Bookmark_6BT69ockFb_8" meta:value-type="string">tat, and loss of seed resources as food. Short uniform swards afford poor shelter and camouflage from predators, whereas increased mowing intensities and trampling by stock will destroy nests and young. Increased frequency of sward defoliation reduces flo</meta:user-defined>
    <meta:user-defined meta:name="Mendeley_Bookmark_6BT69ockFb_9" meta:value-type="string">wering and seed set, and hence food availability for seed-eating birds. 5. The indirect effects of intensification of management on birds relate largely to changes in the abundance and availability of invertebrate prey. The effects of management vary with</meta:user-defined>
    <meta:user-defined meta:name="Mendeley_Bookmark_6E6kS3ciRw_1" meta:value-type="string">ADDIN CSL_CITATION {"citationItems": [{"id": "ITEM-1", "itemData": {"DOI": "10.1111/geb.12110", "ISBN": "1466-8238", "ISSN": "1466822X", "abstract": "Aim Projections of future climate change suggest that regional climates may evolve to states that are unl</meta:user-defined>
    <meta:user-defined meta:name="Mendeley_Bookmark_6E6kS3ciRw_10" meta:value-type="string">ge through process-orientated models when projecting future vegetation. Keywords", "author": [{"dropping-particle": "", "family": "Reu", "given": "Bj\u00f6rn", "non-dropping-particle": "", "parse-names": false, "suffix": ""}, {"dropping-particle": "", "fa</meta:user-defined>
    <meta:user-defined meta:name="Mendeley_Bookmark_6E6kS3ciRw_11" meta:value-type="string">mily": "Zaehle", "given": "S\u00f6nke", "non-dropping-particle": "", "parse-names": false, "suffix": ""}, {"dropping-particle": "", "family": "Bohn", "given": "Kristin", "non-dropping-particle": "", "parse-names": false, "suffix": ""}, {"dropping-particle</meta:user-defined>
    <meta:user-defined meta:name="Mendeley_Bookmark_6E6kS3ciRw_12" meta:value-type="string">": "", "family": "Pavlick", "given": "Ryan", "non-dropping-particle": "", "parse-names": false, "suffix": ""}, {"dropping-particle": "", "family": "Schmidtlein", "given": "Sebastian", "non-dropping-particle": "", "parse-names": false, "suffix": ""}, {"dro</meta:user-defined>
    <meta:user-defined meta:name="Mendeley_Bookmark_6E6kS3ciRw_13" meta:value-type="string">pping-particle": "", "family": "Williams", "given": "John W.", "non-dropping-particle": "", "parse-names": false, "suffix": ""}, {"dropping-particle": "", "family": "Kleidon", "given": "Axel", "non-dropping-particle": "", "parse-names": false, "suffix": "</meta:user-defined>
    <meta:user-defined meta:name="Mendeley_Bookmark_6E6kS3ciRw_14" meta:value-type="string">"}], "container-title": "Global Ecology and Biogeography", "id": "ITEM-1", "issue": "2", "issued": {"date-parts": [["2014"]]}, "note": "okkk", "page": "156-167", "title": "Future no-analogue vegetation produced by no-analogue combinations of temperature a</meta:user-defined>
    <meta:user-defined meta:name="Mendeley_Bookmark_6E6kS3ciRw_15" meta:value-type="string">nd insolation", "type": "article-journal", "volume": "23"}, "uris": ["http://www.mendeley.com/documents/?uuid=b2b3c1a3-bbd3-4f9d-b877-602e54222221"]}, {"id": "ITEM-2", "itemData": {"DOI": "10.1111/nph.12210", "ISSN": "1469-8137", "PMID": "23496172", "abst</meta:user-defined>
    <meta:user-defined meta:name="Mendeley_Bookmark_6E6kS3ciRw_16" meta:value-type="string">ract": "Dynamic global vegetation models (DGVMs) are powerful tools to project past, current and future vegetation patterns and associated biogeochemical cycles. However, most models are limited by how they define vegetation and by their simplistic repres</meta:user-defined>
    <meta:user-defined meta:name="Mendeley_Bookmark_6E6kS3ciRw_17" meta:value-type="string">entation of competition. We discuss how concepts from community assembly theory and coexistence theory can help to improve vegetation models. We further present a trait- and individual-based vegetation model (aDGVM2) that allows individual plants to adopt</meta:user-defined>
    <meta:user-defined meta:name="Mendeley_Bookmark_6E6kS3ciRw_18" meta:value-type="string"> a unique combination of trait values. These traits define how individual plants grow and compete. A genetic optimization algorithm is used to simulate trait inheritance and reproductive isolation between individuals. These model properties allow the asse</meta:user-defined>
    <meta:user-defined meta:name="Mendeley_Bookmark_6E6kS3ciRw_19" meta:value-type="string">mbly of plant communities that are adapted to a site's biotic and abiotic conditions. The aDGVM2 simulates how environmental conditions influence the trait spectra of plant communities; that fire selects for traits that enhance fire protection and reduces</meta:user-defined>
    <meta:user-defined meta:name="Mendeley_Bookmark_6E6kS3ciRw_2" meta:value-type="string">ike any climate regime found on Earth today. These climates will impose novel constraints on plant species, and are likely to give rise to plant associations that are compositionally unlike any found on Earth today. Here, we explore whether the geographic</meta:user-defined>
    <meta:user-defined meta:name="Mendeley_Bookmark_6E6kS3ciRw_20" meta:value-type="string"> trait diversity; and the emergence of life-history strategies that are suggestive of colonization-competition trade-offs. The aDGVM2 deals with functional diversity and competition fundamentally differently from current DGVMs. This approach may yield nov</meta:user-defined>
    <meta:user-defined meta:name="Mendeley_Bookmark_6E6kS3ciRw_21" meta:value-type="string">el insights as to how vegetation may respond to climate change and we believe it could foster collaborations between functional plant biologists and vegetation modellers.", "author": [{"dropping-particle": "", "family": "Scheiter", "given": "Simon", "non-</meta:user-defined>
    <meta:user-defined meta:name="Mendeley_Bookmark_6E6kS3ciRw_22" meta:value-type="string">dropping-particle": "", "parse-names": false, "suffix": ""}, {"dropping-particle": "", "family": "Langan", "given": "Liam", "non-dropping-particle": "", "parse-names": false, "suffix": ""}, {"dropping-particle": "", "family": "Higgins", "given": "Steven I</meta:user-defined>
    <meta:user-defined meta:name="Mendeley_Bookmark_6E6kS3ciRw_23" meta:value-type="string">", "non-dropping-particle": "", "parse-names": false, "suffix": ""}], "container-title": "The New phytologist", "id": "ITEM-2", "issue": "3", "issued": {"date-parts": [["2013"]]}, "note": "okkkk", "page": "957-69", "title": "Next-generation dynamic global</meta:user-defined>
    <meta:user-defined meta:name="Mendeley_Bookmark_6E6kS3ciRw_24" meta:value-type="string"> vegetation models: learning from community ecology.", "type": "article-journal", "volume": "198"}, "uris": ["http://www.mendeley.com/documents/?uuid=8ce3b2f6-0f0e-4133-916b-50a65aad8aed"]}, {"id": "ITEM-3", "itemData": {"DOI": "10.1111/gcb.12871", "ISBN"</meta:user-defined>
    <meta:user-defined meta:name="Mendeley_Bookmark_6E6kS3ciRw_25" meta:value-type="string">: "1365-2486", "ISSN": "13652486", "PMID": "25611824", "abstract": "Earth system models demonstrate large uncertainty in projected changes in terrestrial carbon budgets. The lack of inclusion of adaptive responses of vegetation communities to the environm</meta:user-defined>
    <meta:user-defined meta:name="Mendeley_Bookmark_6E6kS3ciRw_26" meta:value-type="string">ent has been suggested to hamper the ability of modeled vegetation to adequately respond to environmental change. In this study, variation in functional responses of vegetation has been added to an Earth System Model (ESM) based on ecological principles. </meta:user-defined>
    <meta:user-defined meta:name="Mendeley_Bookmark_6E6kS3ciRw_27" meta:value-type="string">The restriction of viable mean trait values of vegetation communities by the environment, called \u2018habitat filtering\u2019, is an important ecological assembly rule and allows for determination of global scale trait-environment relationships. These re</meta:user-defined>
    <meta:user-defined meta:name="Mendeley_Bookmark_6E6kS3ciRw_28" meta:value-type="string">lationships were applied to model trait variation for different plant functional types (PFTs). For three leaf traits (specific leaf area, maximum carboxylation rate at 25 \u00b0C, and maximum electron transport rate at 25 \u00b0C) relationships with multi</meta:user-defined>
    <meta:user-defined meta:name="Mendeley_Bookmark_6E6kS3ciRw_29" meta:value-type="string">ple environmental drivers, like precipitation, temperature, radiation and CO2, were determined for the PFTs within the Max Planck Institute ESM. With these relationships, spatiotemporal variation in these formerly fixed traits in PFTs was modeled in globa</meta:user-defined>
    <meta:user-defined meta:name="Mendeley_Bookmark_6E6kS3ciRw_3" meta:value-type="string">al distribution of previously mapped no-analogue climates corresponds to the geographical distribution of simulated no-analogue vegetation under scenarios of global warming. Location Global landmasses. Methods We used JeDi, a process-based vegetation mode</meta:user-defined>
    <meta:user-defined meta:name="Mendeley_Bookmark_6E6kS3ciRw_30" meta:value-type="string">l change projections (IPCC RCP8.5 scenario). Inclusion of this environment-driven trait variation resulted in a strong reduction of the global carbon sink by at least 33% (2.1 Pg C yr\u22121) from the 2nd quarter of the 21st century onward compared to the</meta:user-defined>
    <meta:user-defined meta:name="Mendeley_Bookmark_6E6kS3ciRw_31" meta:value-type="string"> default model with fixed traits. In addition, the mid and high latitudes became a stronger carbon sink and the tropics a stronger carbon source, caused by trait-induced differences in productivity and relative respirational costs. These results point tow</meta:user-defined>
    <meta:user-defined meta:name="Mendeley_Bookmark_6E6kS3ciRw_32" meta:value-type="string">ards a reduction of the global carbon sink when including a more realistic representation of functional vegetation responses, implying more carbon will stay airborne, which could fuel further climate change. This article is protected by copyright. All rig</meta:user-defined>
    <meta:user-defined meta:name="Mendeley_Bookmark_6E6kS3ciRw_33" meta:value-type="string">hts reserved.", "author": [{"dropping-particle": "", "family": "Verheijen", "given": "Lieneke M.", "non-dropping-particle": "", "parse-names": false, "suffix": ""}, {"dropping-particle": "", "family": "Aerts", "given": "Rien", "non-dropping-particle": "",</meta:user-defined>
    <meta:user-defined meta:name="Mendeley_Bookmark_6E6kS3ciRw_34" meta:value-type="string"> "parse-names": false, "suffix": ""}, {"dropping-particle": "", "family": "Brovkin", "given": "Victor", "non-dropping-particle": "", "parse-names": false, "suffix": ""}, {"dropping-particle": "", "family": "Cavender-Bares", "given": "Jeannine", "non-dropp</meta:user-defined>
    <meta:user-defined meta:name="Mendeley_Bookmark_6E6kS3ciRw_35" meta:value-type="string">ing-particle": "", "parse-names": false, "suffix": ""}, {"dropping-particle": "", "family": "Cornelissen", "given": "Johannes H C", "non-dropping-particle": "", "parse-names": false, "suffix": ""}, {"dropping-particle": "", "family": "Kattge", "given": "J</meta:user-defined>
    <meta:user-defined meta:name="Mendeley_Bookmark_6E6kS3ciRw_36" meta:value-type="string">ens", "non-dropping-particle": "", "parse-names": false, "suffix": ""}, {"dropping-particle": "", "family": "Bodegom", "given": "Peter M.", "non-dropping-particle": "van", "parse-names": false, "suffix": ""}], "container-title": "Global Change Biology", "</meta:user-defined>
    <meta:user-defined meta:name="Mendeley_Bookmark_6E6kS3ciRw_37" meta:value-type="string">id": "ITEM-3", "issue": "8", "issued": {"date-parts": [["2015"]]}, "page": "3074-3086", "title": "Inclusion of ecologically based trait variation in plant functional types reduces the projected land carbon sink in an earth system model", "type": "article-</meta:user-defined>
    <meta:user-defined meta:name="Mendeley_Bookmark_6E6kS3ciRw_38" meta:value-type="string">journal", "volume": "21"}, "uris": ["http://www.mendeley.com/documents/?uuid=b352ecaa-7933-4500-ae69-5e658b5a38ea"]}], "mendeley": {"formattedCitation": "(REU et al., 2014; SCHEITER; LANGAN; HIGGINS, 2013; VERHEIJEN et al., 2015)", "plainTextFormattedCita</meta:user-defined>
    <meta:user-defined meta:name="Mendeley_Bookmark_6E6kS3ciRw_39" meta:value-type="string">tion": "(REU et al., 2014; SCHEITER; LANGAN; HIGGINS, 2013; VERHEIJEN et al., 2015)", "previouslyFormattedCitation": "(REU et al., 2014; SCHEITER; LANGAN; HIGGINS, 2013; VERHEIJEN et al., 2015)"}, "properties": {"noteIndex": 0}, "schema": "https://github.</meta:user-defined>
    <meta:user-defined meta:name="Mendeley_Bookmark_6E6kS3ciRw_4" meta:value-type="string">l that accounts for ecophysiological trade-offs in plant growth and survival, to identify the assembly of plant functional types into no-analogue associations under scenarios of global warming.We compared the geographical distribution of these no-analogue</meta:user-defined>
    <meta:user-defined meta:name="Mendeley_Bookmark_6E6kS3ciRw_40" meta:value-type="string">com/citation-style-language/schema/raw/master/csl-citation.json"}</meta:user-defined>
    <meta:user-defined meta:name="Mendeley_Bookmark_6E6kS3ciRw_5" meta:value-type="string"> vegeta- tion types with those of no-analogue climates derived from seasonal temperature and precipitation.To better understand the climatic causes that lead to no-analogue vegetation, we performed a set of JeDi simulation experiments and compared them, a</meta:user-defined>
    <meta:user-defined meta:name="Mendeley_Bookmark_6E6kS3ciRw_6" meta:value-type="string">s well as selected climate indices, with the geographical distribution of no-analogue vegetation. Finally, we explored the changes in plant characteristics leading to no-analogue vegetation composition. Results In our model simulations, a no-analogue vege</meta:user-defined>
    <meta:user-defined meta:name="Mendeley_Bookmark_6E6kS3ciRw_7" meta:value-type="string">tation type emerged in Northern Eurasia due to the interacting effects of rising temperatures and the prolongation of the growing season, combined with stable patterns in the seasonal insolation cycle. Future tropical biomes experiencing novel temperature</meta:user-defined>
    <meta:user-defined meta:name="Mendeley_Bookmark_6E6kS3ciRw_8" meta:value-type="string"> and pre- cipitation regimes however, resemble contemporary vegetation despite significant losses of plant diversity. Main conclusions Our modelling study shows how no-analogue vegetation can emerge in response to novel climates produced by rising tempera</meta:user-defined>
    <meta:user-defined meta:name="Mendeley_Bookmark_6E6kS3ciRw_9" meta:value-type="string">tures and stable insolation, while also suggesting that no-analogue climates do not necessarily lead to no-analogue vegetation types. This result underlines the importance of consid- ering plant diversity and the need to integrate ecophysiological knowled</meta:user-defined>
    <meta:user-defined meta:name="Mendeley_Bookmark_DBRilAhw2n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DBRilAhw2n_10" meta:value-type="string">p://www.mendeley.com/documents/?uuid=8ce3b2f6-0f0e-4133-916b-50a65aad8aed"]}, {"id": "ITEM-2", "itemData": {"DOI": "10.5194/bgd-9-4627-2012", "ISSN": "1726-4189", "abstract": "Dynamic Global Vegetation Models (DGVMs) typically abstract the immense diversi</meta:user-defined>
    <meta:user-defined meta:name="Mendeley_Bookmark_DBRilAhw2n_11" meta:value-type="string">ty of vegetation forms and functioning into a relatively small set of predefined semi-empirical Plant Functional Types (PFTs). There is growing evidence, however, from the field ecology community as well as from modelling studies that current PFT schemes </meta:user-defined>
    <meta:user-defined meta:name="Mendeley_Bookmark_DBRilAhw2n_12" meta:value-type="string">may not adequately represent the observed variations in plant functional traits and their effect on ecosystem functioning. In this paper, we introduce the Jena Diversity DGVM (JeDi-DGVM) as a new approach to global vegetation modelling with a richer repre</meta:user-defined>
    <meta:user-defined meta:name="Mendeley_Bookmark_DBRilAhw2n_13" meta:value-type="string">sentation of functional diversity than traditional modelling approaches based on a small number of fixed PFTs. JeDi-DGVM simulates the performance of a large number of randomly-generated plant growth strategies (PGSs), each defined by a set of 15 trait pa</meta:user-defined>
    <meta:user-defined meta:name="Mendeley_Bookmark_DBRilAhw2n_14" meta:value-type="string">rameters which characterize various aspects of plant functioning including carbon allocation, ecophysiology and phenology. Each trait parameter is involved in one or more functional trade-offs. These trade-offs ultimately determine whether a PGS is able t</meta:user-defined>
    <meta:user-defined meta:name="Mendeley_Bookmark_DBRilAhw2n_15" meta:value-type="string">o survive under the climatic conditions in a given model grid cell and its performance relative to the other PGSs. The biogeochemical fluxes and land-surface properties of the individual PGSs are aggregated to the grid cell scale using a mass-based weight</meta:user-defined>
    <meta:user-defined meta:name="Mendeley_Bookmark_DBRilAhw2n_16" meta:value-type="string">ing scheme. Simulated global biogeochemical and biogeographical patterns are evaluated against a variety of field and satellite-based observations following a protocol established by the Carbon-Land Model Intercomparison Project. The land surface fluxes a</meta:user-defined>
    <meta:user-defined meta:name="Mendeley_Bookmark_DBRilAhw2n_17" meta:value-type="string">nd vegetation structural properties are reasonably well simulated by JeDi-DGVM, and compare favorably with other state-of-the-art terrestrial biosphere models. This is despite the parameters describing the ecophysiological functioning and allometry of JeD</meta:user-defined>
    <meta:user-defined meta:name="Mendeley_Bookmark_DBRilAhw2n_18" meta:value-type="string">i-DGVM plants evolving as a function of vegetation survival in a given climate, as opposed to typical approaches that fix land surface parameters derived from observational datasets for each PFT. The approach implemented here in JeDi-DGVM sets the foundat</meta:user-defined>
    <meta:user-defined meta:name="Mendeley_Bookmark_DBRilAhw2n_19" meta:value-type="string">ion for future applications that will explore the impacts of explicitly resolving diverse plant communities, allowing for a more flexible temporal and spatial representation of the structure and function of the terrestrial biosphere.", "author": [{"droppi</meta:user-defined>
    <meta:user-defined meta:name="Mendeley_Bookmark_DBRilAhw2n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DBRilAhw2n_20" meta:value-type="string">ng-particle": "", "family": "Pavlick", "given": "R.", "non-dropping-particle": "", "parse-names": false, "suffix": ""}, {"dropping-particle": "", "family": "Drewry", "given": "D. T.", "non-dropping-particle": "", "parse-names": false, "suffix": ""}, {"dro</meta:user-defined>
    <meta:user-defined meta:name="Mendeley_Bookmark_DBRilAhw2n_21" meta:value-type="string">pping-particle": "", "family": "Bohn", "given": "K.", "non-dropping-particle": "", "parse-names": false, "suffix": ""}, {"dropping-particle": "", "family": "Reu", "given": "B.", "non-dropping-particle": "", "parse-names": false, "suffix": ""}, {"dropping-</meta:user-defined>
    <meta:user-defined meta:name="Mendeley_Bookmark_DBRilAhw2n_22" meta:value-type="string">particle": "", "family": "Kleidon", "given": "A.", "non-dropping-particle": "", "parse-names": false, "suffix": ""}], "container-title": "Biogeosciences Discussions", "id": "ITEM-2", "issue": "4", "issued": {"date-parts": [["2013"]]}, "page": "4627-4726",</meta:user-defined>
    <meta:user-defined meta:name="Mendeley_Bookmark_DBRilAhw2n_23" meta:value-type="string"> "title": "The Jena Diversity-Dynamic Global Vegetation Model (JeDi-DGVM): a diverse approach to representing terrestrial biogeography and biogeochemistry based on plant functional trade-offs", "type": "article-journal", "volume": "9"}, "uris": ["http://w</meta:user-defined>
    <meta:user-defined meta:name="Mendeley_Bookmark_DBRilAhw2n_24" meta:value-type="string">ww.mendeley.com/documents/?uuid=97b39f1a-676e-4ac7-8ea7-a26d756bab84"]}, {"id": "ITEM-3", "itemData": {"DOI": "10.1111/j.1466-8238.2011.00717.x", "ISBN": "1466-8238", "ISSN": "1466822X", "abstract": "Aim Despite their importance for predicting fluxes to a</meta:user-defined>
    <meta:user-defined meta:name="Mendeley_Bookmark_DBRilAhw2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DBRilAhw2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DBRilAhw2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DBRilAhw2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DBRilAhw2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DBRilAhw2n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DBRilAhw2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DBRilAhw2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DBRilAhw2n_32" meta:value-type="string">"suffix": ""}, {"dropping-particle": "", "family": "Douma", "given": "J. C.", "non-dropping-particle": "", "parse-names": false, "suffix": ""}, {"dropping-particle": "", "family": "Witte", "given": "J. P M", "non-dropping-particle": "", "parse-names": fal</meta:user-defined>
    <meta:user-defined meta:name="Mendeley_Bookmark_DBRilAhw2n_33" meta:value-type="string">se, "suffix": ""}, {"dropping-particle": "", "family": "Ordo\u00f1ez", "given": "J. C.", "non-dropping-particle": "", "parse-names": false, "suffix": ""}, {"dropping-particle": "", "family": "Bartholomeus", "given": "R. P.", "non-dropping-particle": "", "</meta:user-defined>
    <meta:user-defined meta:name="Mendeley_Bookmark_DBRilAhw2n_34" meta:value-type="string">parse-names": false, "suffix": ""}, {"dropping-particle": "", "family": "Aerts", "given": "R.", "non-dropping-particle": "", "parse-names": false, "suffix": ""}], "container-title": "Global Ecology and Biogeography", "id": "ITEM-3", "issued": {"date-parts</meta:user-defined>
    <meta:user-defined meta:name="Mendeley_Bookmark_DBRilAhw2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DBRilAhw2n_36" meta:value-type="string">"}, "uris": ["http://www.mendeley.com/documents/?uuid=88027667-ecad-4d4f-bc62-3e9d4d497b3a"]}, {"id": "ITEM-4", "itemData": {"DOI": "10.1111/gcb.12871", "ISBN": "1365-2486", "ISSN": "13652486", "PMID": "25611824", "abstract": "Earth system models demonstr</meta:user-defined>
    <meta:user-defined meta:name="Mendeley_Bookmark_DBRilAhw2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DBRilAhw2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DBRilAhw2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DBRilAhw2n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DBRilAhw2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DBRilAhw2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DBRilAhw2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DBRilAhw2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DBRilAhw2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DBRilAhw2n_45" meta:value-type="string">", "non-dropping-particle": "", "parse-names": false, "suffix": ""}, {"dropping-particle": "", "family": "Aerts", "given": "Rien", "non-dropping-particle": "", "parse-names": false, "suffix": ""}, {"dropping-particle": "", "family": "Brovkin", "given": "V</meta:user-defined>
    <meta:user-defined meta:name="Mendeley_Bookmark_DBRilAhw2n_46" meta:value-type="string">ictor", "non-dropping-particle": "", "parse-names": false, "suffix": ""}, {"dropping-particle": "", "family": "Cavender-Bares", "given": "Jeannine", "non-dropping-particle": "", "parse-names": false, "suffix": ""}, {"dropping-particle": "", "family": "Cor</meta:user-defined>
    <meta:user-defined meta:name="Mendeley_Bookmark_DBRilAhw2n_47" meta:value-type="string">nelissen", "given": "Johannes H C", "non-dropping-particle": "", "parse-names": false, "suffix": ""}, {"dropping-particle": "", "family": "Kattge", "given": "Jens", "non-dropping-particle": "", "parse-names": false, "suffix": ""}, {"dropping-particle": ""</meta:user-defined>
    <meta:user-defined meta:name="Mendeley_Bookmark_DBRilAhw2n_48" meta:value-type="string">, "family": "Bodegom", "given": "Peter M.", "non-dropping-particle": "van", "parse-names": false, "suffix": ""}], "container-title": "Global Change Biology", "id": "ITEM-4", "issue": "8", "issued": {"date-parts": [["2015"]]}, "page": "3074-3086", "title":</meta:user-defined>
    <meta:user-defined meta:name="Mendeley_Bookmark_DBRilAhw2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DBRilAhw2n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DBRilAhw2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DBRilAhw2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DBRilAhw2n_52" meta:value-type="string">tation-style-language/schema/raw/master/csl-citation.json"}</meta:user-defined>
    <meta:user-defined meta:name="Mendeley_Bookmark_DBRilAhw2n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DBRilAhw2n_7" meta:value-type="string">een functional plant biologists and vegetation modellers.", "author": [{"dropping-particle": "", "family": "Scheiter", "given": "Simon", "non-dropping-particle": "", "parse-names": false, "suffix": ""}, {"dropping-particle": "", "family": "Langan", "given</meta:user-defined>
    <meta:user-defined meta:name="Mendeley_Bookmark_DBRilAhw2n_8" meta:value-type="string">": "Liam", "non-dropping-particle": "", "parse-names": false, "suffix": ""}, {"dropping-particle": "", "family": "Higgins", "given": "Steven I", "non-dropping-particle": "", "parse-names": false, "suffix": ""}], "container-title": "The New phytologist", "</meta:user-defined>
    <meta:user-defined meta:name="Mendeley_Bookmark_DBRilAhw2n_9" meta:value-type="string">id": "ITEM-1", "issue": "3", "issued": {"date-parts": [["2013"]]}, "note": "okkkk", "page": "957-69", "title": "Next-generation dynamic global vegetation models: learning from community ecology.", "type": "article-journal", "volume": "198"}, "uris": ["htt</meta:user-defined>
    <meta:user-defined meta:name="Mendeley_Bookmark_J3hIa1FpXC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J3hIa1FpXC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J3hIa1FpXC_11" meta:value-type="string">given": "R.", "non-dropping-particle": "", "parse-names": false, "suffix": ""}, {"dropping-particle": "", "family": "Drewry", "given": "D. T.", "non-dropping-particle": "", "parse-names": false, "suffix": ""}, {"dropping-particle": "", "family": "Bohn", "</meta:user-defined>
    <meta:user-defined meta:name="Mendeley_Bookmark_J3hIa1FpXC_12" meta:value-type="string">given": "K.", "non-dropping-particle": "", "parse-names": false, "suffix": ""}, {"dropping-particle": "", "family": "Reu", "given": "B.", "non-dropping-particle": "", "parse-names": false, "suffix": ""}, {"dropping-particle": "", "family": "Kleidon", "giv</meta:user-defined>
    <meta:user-defined meta:name="Mendeley_Bookmark_J3hIa1FpXC_13" meta:value-type="string">en": "A.", "non-dropping-particle": "", "parse-names": false, "suffix": ""}], "container-title": "Biogeosciences Discussions", "id": "ITEM-1", "issue": "4", "issued": {"date-parts": [["2013"]]}, "page": "4627-4726", "title": "The Jena Diversity-Dynamic Gl</meta:user-defined>
    <meta:user-defined meta:name="Mendeley_Bookmark_J3hIa1FpXC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J3hIa1FpXC_15" meta:value-type="string">-676e-4ac7-8ea7-a26d756bab84"]}, {"id": "ITEM-2", "itemData": {"DOI": "10.1111/j.1466-8238.2011.00717.x", "ISBN": "1466-8238", "ISSN": "1466822X", "abstract": "Aim Despite their importance for predicting fluxes to and from terrestrial ecosys- tems, dynami</meta:user-defined>
    <meta:user-defined meta:name="Mendeley_Bookmark_J3hIa1FpXC_16" meta:value-type="string">c global vegetation models have insufficient realism because of their use of plant functional types (PFTs) with constant attributes. Based on recent advances in community ecology, we explore the merits of a traits-based vegetation model to deal with curre</meta:user-defined>
    <meta:user-defined meta:name="Mendeley_Bookmark_J3hIa1FpXC_17" meta:value-type="string">nt shortcomings. Location Global. Methods A research review of current concepts and information, providing a new perspective, supported by quantitative analysis of a global traits database. Results Continuous and process-based trait\u2013environment relat</meta:user-defined>
    <meta:user-defined meta:name="Mendeley_Bookmark_J3hIa1FpXC_18" meta:value-type="string">ions are central to a traits-based approach and allow us to directly calculate fluxes based on functional characteristics. By quantifying community assembly concepts, it is possible to predict trait values from environmental drivers, although these relati</meta:user-defined>
    <meta:user-defined meta:name="Mendeley_Bookmark_J3hIa1FpXC_19" meta:value-type="string">ons are still imperfect. Through the quantification of these relations, effects of adaptation and species replacement upon environmental changes are implicitly accounted for. Such functional links also allow direct calculation of fluxes, including those r</meta:user-defined>
    <meta:user-defined meta:name="Mendeley_Bookmark_J3hIa1FpXC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J3hIa1FpXC_20" meta:value-type="string">elated to feedbacks through the nitrogen and water cycle. Finally, a traits-basedmodel allows the prediction of new trait combinations and no-analogue ecosystem functions projected to arise in the near future, which is not feasible in current vegetation m</meta:user-defined>
    <meta:user-defined meta:name="Mendeley_Bookmark_J3hIa1FpXC_21" meta:value-type="string">odels. A separate calculation of ecosystem fluxes and PFT occurrences in traits- based models allows for flexible vegetation classifications. Main conclusions Given the advantages described above, we argue that traits- based modelling deserves considerati</meta:user-defined>
    <meta:user-defined meta:name="Mendeley_Bookmark_J3hIa1FpXC_22" meta:value-type="string">on (although it will not be easy) if one is to aim for better climate projections.", "author": [{"dropping-particle": "", "family": "Bodegom", "given": "P. M.", "non-dropping-particle": "Van", "parse-names": false, "suffix": ""}, {"dropping-particle": "",</meta:user-defined>
    <meta:user-defined meta:name="Mendeley_Bookmark_J3hIa1FpXC_23" meta:value-type="string"> "family": "Douma", "given": "J. C.", "non-dropping-particle": "", "parse-names": false, "suffix": ""}, {"dropping-particle": "", "family": "Witte", "given": "J. P M", "non-dropping-particle": "", "parse-names": false, "suffix": ""}, {"dropping-particle":</meta:user-defined>
    <meta:user-defined meta:name="Mendeley_Bookmark_J3hIa1FpXC_24" meta:value-type="string"> "", "family": "Ordo\u00f1ez", "given": "J. C.", "non-dropping-particle": "", "parse-names": false, "suffix": ""}, {"dropping-particle": "", "family": "Bartholomeus", "given": "R. P.", "non-dropping-particle": "", "parse-names": false, "suffix": ""}, {"dr</meta:user-defined>
    <meta:user-defined meta:name="Mendeley_Bookmark_J3hIa1FpXC_25" meta:value-type="string">opping-particle": "", "family": "Aerts", "given": "R.", "non-dropping-particle": "", "parse-names": false, "suffix": ""}], "container-title": "Global Ecology and Biogeography", "id": "ITEM-2", "issued": {"date-parts": [["2012"]]}, "note": "okkkk", "page":</meta:user-defined>
    <meta:user-defined meta:name="Mendeley_Bookmark_J3hIa1FpXC_26" meta:value-type="string"> "625-636", "title": "Going beyond limitations of plant functional types when predicting global ecosystem-atmosphere fluxes: Exploring the merits of traits-based approaches", "type": "article-journal", "volume": "21"}, "uris": ["http://www.mendeley.com/do</meta:user-defined>
    <meta:user-defined meta:name="Mendeley_Bookmark_J3hIa1FpXC_27" meta:value-type="string">cuments/?uuid=88027667-ecad-4d4f-bc62-3e9d4d497b3a"]}, {"id": "ITEM-3", "itemData": {"DOI": "10.1111/gcb.12871", "ISBN": "1365-2486", "ISSN": "13652486", "PMID": "25611824", "abstract": "Earth system models demonstrate large uncertainty in projected chang</meta:user-defined>
    <meta:user-defined meta:name="Mendeley_Bookmark_J3hIa1FpXC_28" meta:value-type="string">es in terrestrial carbon budgets. The lack of inclusion of adaptive responses of vegetation communities to the environment has been suggested to hamper the ability of modeled vegetation to adequately respond to environmental change. In this study, variati</meta:user-defined>
    <meta:user-defined meta:name="Mendeley_Bookmark_J3hIa1FpXC_29" meta:value-type="string">on in functional responses of vegetation has been added to an Earth System Model (ESM) based on ecological principles. The restriction of viable mean trait values of vegetation communities by the environment, called \u2018habitat filtering\u2019, is an im</meta:user-defined>
    <meta:user-defined meta:name="Mendeley_Bookmark_J3hIa1FpXC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J3hIa1FpXC_30" meta:value-type="string">portant ecological assembly rule and allows for determination of global scale trait-environment relationships. These relationships were applied to model trait variation for different plant functional types (PFTs). For three leaf traits (specific leaf area</meta:user-defined>
    <meta:user-defined meta:name="Mendeley_Bookmark_J3hIa1FpXC_31" meta:value-type="string">, maximum carboxylation rate at 25 \u00b0C, and maximum electron transport rate at 25 \u00b0C) relationships with multiple environmental drivers, like precipitation, temperature, radiation and CO2, were determined for the PFTs within the Max Planck Instit</meta:user-defined>
    <meta:user-defined meta:name="Mendeley_Bookmark_J3hIa1FpXC_32" meta:value-type="string">ute ESM. With these relationships, spatiotemporal variation in these formerly fixed traits in PFTs was modeled in global change projections (IPCC RCP8.5 scenario). Inclusion of this environment-driven trait variation resulted in a strong reduction of the </meta:user-defined>
    <meta:user-defined meta:name="Mendeley_Bookmark_J3hIa1FpXC_33" meta:value-type="string">global carbon sink by at least 33% (2.1 Pg C yr\u22121) from the 2nd quarter of the 21st century onward compared to the default model with fixed traits. In addition, the mid and high latitudes became a stronger carbon sink and the tropics a stronger carbo</meta:user-defined>
    <meta:user-defined meta:name="Mendeley_Bookmark_J3hIa1FpXC_34" meta:value-type="string">n source, caused by trait-induced differences in productivity and relative respirational costs. These results point towards a reduction of the global carbon sink when including a more realistic representation of functional vegetation responses, implying m</meta:user-defined>
    <meta:user-defined meta:name="Mendeley_Bookmark_J3hIa1FpXC_35" meta:value-type="string">ore carbon will stay airborne, which could fuel further climate change. This article is protected by copyright. All rights reserved.", "author": [{"dropping-particle": "", "family": "Verheijen", "given": "Lieneke M.", "non-dropping-particle": "", "parse-n</meta:user-defined>
    <meta:user-defined meta:name="Mendeley_Bookmark_J3hIa1FpXC_36" meta:value-type="string">ames": false, "suffix": ""}, {"dropping-particle": "", "family": "Aerts", "given": "Rien", "non-dropping-particle": "", "parse-names": false, "suffix": ""}, {"dropping-particle": "", "family": "Brovkin", "given": "Victor", "non-dropping-particle": "", "pa</meta:user-defined>
    <meta:user-defined meta:name="Mendeley_Bookmark_J3hIa1FpXC_37" meta:value-type="string">rse-names": false, "suffix": ""}, {"dropping-particle": "", "family": "Cavender-Bares", "given": "Jeannine", "non-dropping-particle": "", "parse-names": false, "suffix": ""}, {"dropping-particle": "", "family": "Cornelissen", "given": "Johannes H C", "non</meta:user-defined>
    <meta:user-defined meta:name="Mendeley_Bookmark_J3hIa1FpXC_38" meta:value-type="string">-dropping-particle": "", "parse-names": false, "suffix": ""}, {"dropping-particle": "", "family": "Kattge", "given": "Jens", "non-dropping-particle": "", "parse-names": false, "suffix": ""}, {"dropping-particle": "", "family": "Bodegom", "given": "Peter M</meta:user-defined>
    <meta:user-defined meta:name="Mendeley_Bookmark_J3hIa1FpXC_39" meta:value-type="string">.", "non-dropping-particle": "van", "parse-names": false, "suffix": ""}], "container-title": "Global Change Biology", "id": "ITEM-3", "issue": "8", "issued": {"date-parts": [["2015"]]}, "page": "3074-3086", "title": "Inclusion of ecologically based trait </meta:user-defined>
    <meta:user-defined meta:name="Mendeley_Bookmark_J3hIa1FpXC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J3hIa1FpXC_40" meta:value-type="string">variation in plant functional types reduces the projected land carbon sink in an earth system model", "type": "article-journal", "volume": "21"}, "uris": ["http://www.mendeley.com/documents/?uuid=b352ecaa-7933-4500-ae69-5e658b5a38ea"]}, {"id": "ITEM-4", "</meta:user-defined>
    <meta:user-defined meta:name="Mendeley_Bookmark_J3hIa1FpXC_41" meta:value-type="string">itemData": {"DOI": "10.1111/nph.13590", "ISBN": "1469-8137", "ISSN": "14698137", "PMID": "26389742", "abstract": "? Plant trait diversity in many vegetation models is crudely represented using a discrete classification of a handful of \u2018plant types\u2</meta:user-defined>
    <meta:user-defined meta:name="Mendeley_Bookmark_J3hIa1FpXC_42" meta:value-type="string">019 (named plant functional types; PFTs). The parame- terization of PFTs reflects mean properties of observed plant traits over broad categories ignoring most of the inter- and intraspecific plant trait variability. ? Taking advantage of a multivariate le</meta:user-defined>
    <meta:user-defined meta:name="Mendeley_Bookmark_J3hIa1FpXC_43" meta:value-type="string">af-trait distribution (leaf economics spectrum), as well as documented plant drought strategies, we generate an ensemble of hypothetical species with coordinated attributes, rather than using few PFTs. The behavior of these proxy species is tested using a</meta:user-defined>
    <meta:user-defined meta:name="Mendeley_Bookmark_J3hIa1FpXC_44" meta:value-type="string"> mechanistic ecohydrological model that translates plant traits into plant per- formance. Simulations are carried out for a range of climates representative of different eleva- tions and wetness conditions in the European Alps. Using this framework we inv</meta:user-defined>
    <meta:user-defined meta:name="Mendeley_Bookmark_J3hIa1FpXC_45" meta:value-type="string">estigate the sensitivity of ecosystem response to plant trait diversity and compare it with the sensitivity to climate variability. ? Plant trait diversity leads to highly divergent vegetation carbon dynamics (fluxes and pools) and to a lesser extent wate</meta:user-defined>
    <meta:user-defined meta:name="Mendeley_Bookmark_J3hIa1FpXC_46" meta:value-type="string">r fluxes (transpiration). Abiotic variables, such as soil water content and evaporation, are only marginally affected. ? These results highlight the need for revising the representation of plant attributes in vegeta- tion models. Probabilistic approaches,</meta:user-defined>
    <meta:user-defined meta:name="Mendeley_Bookmark_J3hIa1FpXC_47" meta:value-type="string"> based on observed multivariate whole-plant trait distri- butions, provide a viable alternative.", "author": [{"dropping-particle": "", "family": "Pappas", "given": "Christoforos", "non-dropping-particle": "", "parse-names": false, "suffix": ""}, {"droppi</meta:user-defined>
    <meta:user-defined meta:name="Mendeley_Bookmark_J3hIa1FpXC_48" meta:value-type="string">ng-particle": "", "family": "Fatichi", "given": "Simone", "non-dropping-particle": "", "parse-names": false, "suffix": ""}, {"dropping-particle": "", "family": "Burlando", "given": "Paolo", "non-dropping-particle": "", "parse-names": false, "suffix": ""}]</meta:user-defined>
    <meta:user-defined meta:name="Mendeley_Bookmark_J3hIa1FpXC_49" meta:value-type="string">, "container-title": "New Phytologist", "id": "ITEM-4", "issue": "1", "issued": {"date-parts": [["2016"]]}, "page": "137-151", "title": "Modeling terrestrial carbon and water dynamics across climatic gradients: Does plant trait diversity matter?", "type":</meta:user-defined>
    <meta:user-defined meta:name="Mendeley_Bookmark_J3hIa1FpXC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J3hIa1FpXC_50" meta:value-type="string"> "article-journal", "volume": "209"}, "uris": ["http://www.mendeley.com/documents/?uuid=83c9ff65-4ec3-40b1-9913-457cb1a8f56b"]}], "mendeley": {"formattedCitation": "(PAPPAS; FATICHI; BURLANDO, 2016; PAVLICK et al., 2013; VAN BODEGOM et al., 2012; VERHEIJE</meta:user-defined>
    <meta:user-defined meta:name="Mendeley_Bookmark_J3hIa1FpXC_51" meta:value-type="string">N et al., 2015)", "plainTextFormattedCitation": "(PAPPAS; FATICHI; BURLANDO, 2016; PAVLICK et al., 2013; VAN BODEGOM et al., 2012; VERHEIJEN et al., 2015)", "previouslyFormattedCitation": "(PAPPAS; FATICHI; BURLANDO, 2016; PAVLICK et al., 2013; VAN BODEGO</meta:user-defined>
    <meta:user-defined meta:name="Mendeley_Bookmark_J3hIa1FpXC_52" meta:value-type="string">M et al., 2012; VERHEIJEN et al., 2015)"}, "properties": {"noteIndex": 0}, "schema": "https://github.com/citation-style-language/schema/raw/master/csl-citation.json"}</meta:user-defined>
    <meta:user-defined meta:name="Mendeley_Bookmark_J3hIa1FpXC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J3hIa1FpXC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J3hIa1FpXC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J3hIa1FpXC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JcYGSx8q8g_1" meta:value-type="string">ADDIN CSL_CITATION {"citationItems": [{"id": "ITEM-1", "itemData": {"DOI": "10.1046/j.1365-2486.2001.00383.x", "ISBN": "1365-2486", "ISSN": "13541013", "PMID": "5247", "abstract": "The possible responses of ecosystem processes to rising atmospheric CO2 co</meta:user-defined>
    <meta:user-defined meta:name="Mendeley_Bookmark_JcYGSx8q8g_10" meta:value-type="string">ustrate, however, that the magnitude of possible biospheric in_uences on the carbon balance requires that this factor is taken into account for future scenarios of atmospheric CO2 and climate change", "author": [{"dropping-particle": "", "family": "Cramer</meta:user-defined>
    <meta:user-defined meta:name="Mendeley_Bookmark_JcYGSx8q8g_11" meta:value-type="string">", "given": "Wolfgang", "non-dropping-particle": "", "parse-names": false, "suffix": ""}, {"dropping-particle": "", "family": "Bondeau", "given": "Alberte", "non-dropping-particle": "", "parse-names": false, "suffix": ""}, {"dropping-particle": "", "famil</meta:user-defined>
    <meta:user-defined meta:name="Mendeley_Bookmark_JcYGSx8q8g_12" meta:value-type="string">y": "Woodward", "given": "F. Ian", "non-dropping-particle": "", "parse-names": false, "suffix": ""}, {"dropping-particle": "", "family": "Prentice", "given": "I. Colin", "non-dropping-particle": "", "parse-names": false, "suffix": ""}, {"dropping-particle</meta:user-defined>
    <meta:user-defined meta:name="Mendeley_Bookmark_JcYGSx8q8g_13" meta:value-type="string">": "", "family": "Betts", "given": "Richard a.", "non-dropping-particle": "", "parse-names": false, "suffix": ""}, {"dropping-particle": "", "family": "Brovkin", "given": "Victor", "non-dropping-particle": "", "parse-names": false, "suffix": ""}, {"droppi</meta:user-defined>
    <meta:user-defined meta:name="Mendeley_Bookmark_JcYGSx8q8g_14" meta:value-type="string">ng-particle": "", "family": "Cox", "given": "Peter M.", "non-dropping-particle": "", "parse-names": false, "suffix": ""}, {"dropping-particle": "", "family": "Fisher", "given": "Veronica", "non-dropping-particle": "", "parse-names": false, "suffix": ""}, </meta:user-defined>
    <meta:user-defined meta:name="Mendeley_Bookmark_JcYGSx8q8g_15" meta:value-type="string">{"dropping-particle": "", "family": "Foley", "given": "Jonathan a.", "non-dropping-particle": "", "parse-names": false, "suffix": ""}, {"dropping-particle": "", "family": "Friend", "given": "Andrew D.", "non-dropping-particle": "", "parse-names": false, "</meta:user-defined>
    <meta:user-defined meta:name="Mendeley_Bookmark_JcYGSx8q8g_16" meta:value-type="string">suffix": ""}, {"dropping-particle": "", "family": "Kucharik", "given": "Chris", "non-dropping-particle": "", "parse-names": false, "suffix": ""}, {"dropping-particle": "", "family": "Lomas", "given": "Mark R.", "non-dropping-particle": "", "parse-names": </meta:user-defined>
    <meta:user-defined meta:name="Mendeley_Bookmark_JcYGSx8q8g_17" meta:value-type="string">false, "suffix": ""}, {"dropping-particle": "", "family": "Ramankutty", "given": "Navin", "non-dropping-particle": "", "parse-names": false, "suffix": ""}, {"dropping-particle": "", "family": "Sitch", "given": "Stephen", "non-dropping-particle": "", "pars</meta:user-defined>
    <meta:user-defined meta:name="Mendeley_Bookmark_JcYGSx8q8g_18" meta:value-type="string">e-names": false, "suffix": ""}, {"dropping-particle": "", "family": "Smith", "given": "Benjamin", "non-dropping-particle": "", "parse-names": false, "suffix": ""}, {"dropping-particle": "", "family": "White", "given": "Andrew", "non-dropping-particle": ""</meta:user-defined>
    <meta:user-defined meta:name="Mendeley_Bookmark_JcYGSx8q8g_19" meta:value-type="string">, "parse-names": false, "suffix": ""}, {"dropping-particle": "", "family": "Young-Molling", "given": "Christine", "non-dropping-particle": "", "parse-names": false, "suffix": ""}], "container-title": "Global Change Biology", "id": "ITEM-1", "issue": "4", </meta:user-defined>
    <meta:user-defined meta:name="Mendeley_Bookmark_JcYGSx8q8g_2" meta:value-type="string">ncentration and climate change are illustrated using six dynamic global vegetation models that explicitly represent the interactions of ecosystem carbon and water exchanges with vegetation dynamics. The models are driven by the IPCC IS92a scenario of risi</meta:user-defined>
    <meta:user-defined meta:name="Mendeley_Bookmark_JcYGSx8q8g_20" meta:value-type="string">"issued": {"date-parts": [["2001"]]}, "page": "357-373", "title": "Global response of terrestrial ecosystem structure and function to CO2 and climate change: Results from six dynamic global vegetation models", "type": "article-journal", "volume": "7"}, "u</meta:user-defined>
    <meta:user-defined meta:name="Mendeley_Bookmark_JcYGSx8q8g_21" meta:value-type="string">ris": ["http://www.mendeley.com/documents/?uuid=3fae6925-5da8-4d3c-b4e3-99e13504a912"]}, {"id": "ITEM-2", "itemData": {"DOI": "10.1139/A10-016", "ISBN": "1208-6053", "ISSN": "1208-6053", "abstract": "There is a lack in representation of biosphere atmosphe</meta:user-defined>
    <meta:user-defined meta:name="Mendeley_Bookmark_JcYGSx8q8g_22" meta:value-type="string">re interactions in current climate models. To fill this gap, one may introduce vegetation dynamics in surface transfer schemes or couple global climate models (GCMs) with vegetation dynamics models. As these vegetation dynamics models were not designed to</meta:user-defined>
    <meta:user-defined meta:name="Mendeley_Bookmark_JcYGSx8q8g_23" meta:value-type="string"> be included in GCMs, how are the latest generation dynamic global vegetation models (DGVMs) suitable for use in global climate studies? This paper reviews the latest developments in DGVM modelling as well as the development of DGVM-GCM coupling in the fr</meta:user-defined>
    <meta:user-defined meta:name="Mendeley_Bookmark_JcYGSx8q8g_24" meta:value-type="string">amework of global climate studies. Limitations of DGVM and coupling are shown and the challenges of these methods are highlighted. During the last decade, DGVMs underwent major changes in the representation of physical and biogeochemical mechanisms such a</meta:user-defined>
    <meta:user-defined meta:name="Mendeley_Bookmark_JcYGSx8q8g_25" meta:value-type="string">s photosynthesis and respiration processes as well as in the representation of regional properties of vegetation. However, several limitations such as carbon and nitrogen cycles, competition, land-use and land-use changes, and disturbances have been ident</meta:user-defined>
    <meta:user-defined meta:name="Mendeley_Bookmark_JcYGSx8q8g_26" meta:value-type="string">ified. In addition, recent advances in model coupling techniques allow the simulation of the vegetation atmosphere interactions in GCMs with the help of DGVMs. Though DGVMs represent a good alternative to investigate vegetation atmosphere interactions at </meta:user-defined>
    <meta:user-defined meta:name="Mendeley_Bookmark_JcYGSx8q8g_27" meta:value-type="string">a large scale, some weaknesses in evaluation methodology and model design need to be further investigated to improve the results.", "author": [{"dropping-particle": "", "family": "Quillet", "given": "Anne", "non-dropping-particle": "", "parse-names": fals</meta:user-defined>
    <meta:user-defined meta:name="Mendeley_Bookmark_JcYGSx8q8g_28" meta:value-type="string">e, "suffix": ""}, {"dropping-particle": "", "family": "Peng", "given": "Changhui", "non-dropping-particle": "", "parse-names": false, "suffix": ""}, {"dropping-particle": "", "family": "Garneau", "given": "Michelle", "non-dropping-particle": "", "parse-na</meta:user-defined>
    <meta:user-defined meta:name="Mendeley_Bookmark_JcYGSx8q8g_29" meta:value-type="string">mes": false, "suffix": ""}], "container-title": "Environmental Reviews", "id": "ITEM-2", "issue": "NA", "issued": {"date-parts": [["2010"]]}, "page": "333-353", "title": "Toward dynamic global vegetation models for simulating vegetation\u2013climate inter</meta:user-defined>
    <meta:user-defined meta:name="Mendeley_Bookmark_JcYGSx8q8g_3" meta:value-type="string">ng CO2 (Wigley et al. 1991), and by climate changes resulting from effective CO2 concentrations corresponding to IS92a, simulated by the coupled ocean atmosphere model HadCM2-SUL. Simulations with changing CO2 alone show a widely distributed terrestrial c</meta:user-defined>
    <meta:user-defined meta:name="Mendeley_Bookmark_JcYGSx8q8g_30" meta:value-type="string">actions and feedbacks: recent developments, limitations, and future challenges", "type": "article-journal", "volume": "18"}, "uris": ["http://www.mendeley.com/documents/?uuid=aa24e936-b04e-46a8-95e9-c1018aa2866b"]}, {"id": "ITEM-3", "itemData": {"DOI": "1</meta:user-defined>
    <meta:user-defined meta:name="Mendeley_Bookmark_JcYGSx8q8g_31" meta:value-type="string">0.1111/j.1466-8238.2011.00717.x", "ISBN": "1466-8238", "ISSN": "1466822X", "abstract": "Aim Despite their importance for predicting fluxes to and from terrestrial ecosys- tems, dynamic global vegetation models have insufficient realism because of their us</meta:user-defined>
    <meta:user-defined meta:name="Mendeley_Bookmark_JcYGSx8q8g_32" meta:value-type="string">e of plant functional types (PFTs) with constant attributes. Based on recent advances in community ecology, we explore the merits of a traits-based vegetation model to deal with current shortcomings. Location Global. Methods A research review of current c</meta:user-defined>
    <meta:user-defined meta:name="Mendeley_Bookmark_JcYGSx8q8g_33" meta:value-type="string">oncepts and information, providing a new perspective, supported by quantitative analysis of a global traits database. Results Continuous and process-based trait\u2013environment relations are central to a traits-based approach and allow us to directly cal</meta:user-defined>
    <meta:user-defined meta:name="Mendeley_Bookmark_JcYGSx8q8g_34" meta:value-type="string">culate fluxes based on functional characteristics. By quantifying community assembly concepts, it is possible to predict trait values from environmental drivers, although these relations are still imperfect. Through the quantification of these relations, </meta:user-defined>
    <meta:user-defined meta:name="Mendeley_Bookmark_JcYGSx8q8g_35" meta:value-type="string">effects of adaptation and species replacement upon environmental changes are implicitly accounted for. Such functional links also allow direct calculation of fluxes, including those related to feedbacks through the nitrogen and water cycle. Finally, a tra</meta:user-defined>
    <meta:user-defined meta:name="Mendeley_Bookmark_JcYGSx8q8g_36" meta:value-type="string">its-basedmodel allows the prediction of new trait combinations and no-analogue ecosystem functions projected to arise in the near future, which is not feasible in current vegetation models. A separate calculation of ecosystem fluxes and PFT occurrences in</meta:user-defined>
    <meta:user-defined meta:name="Mendeley_Bookmark_JcYGSx8q8g_37" meta:value-type="string"> traits- based models allows for flexible vegetation classifications. Main conclusions Given the advantages described above, we argue that traits- based modelling deserves consideration (although it will not be easy) if one is to aim for better climate pr</meta:user-defined>
    <meta:user-defined meta:name="Mendeley_Bookmark_JcYGSx8q8g_38" meta:value-type="string">ojections.", "author": [{"dropping-particle": "", "family": "Bodegom", "given": "P. M.", "non-dropping-particle": "Van", "parse-names": false, "suffix": ""}, {"dropping-particle": "", "family": "Douma", "given": "J. C.", "non-dropping-particle": "", "pars</meta:user-defined>
    <meta:user-defined meta:name="Mendeley_Bookmark_JcYGSx8q8g_39" meta:value-type="string">e-names": false, "suffix": ""}, {"dropping-particle": "", "family": "Witte", "given": "J. P M", "non-dropping-particle": "", "parse-names": false, "suffix": ""}, {"dropping-particle": "", "family": "Ordo\u00f1ez", "given": "J. C.", "non-dropping-particle"</meta:user-defined>
    <meta:user-defined meta:name="Mendeley_Bookmark_JcYGSx8q8g_4" meta:value-type="string">arbon sink of 1.4\u00f13.8 PgCy\u00f11 during the 1990s, rising to 3.7\u00f18.6 PgCy\u00f11 a century later. Simulations including climate change show a reduced sink both today (0.6\u00f1 3.0 PgCy\u00f11) and a century later (0.3\u00f16.6 PgCy\u00f11) as </meta:user-defined>
    <meta:user-defined meta:name="Mendeley_Bookmark_JcYGSx8q8g_40" meta:value-type="string">: "", "parse-names": false, "suffix": ""}, {"dropping-particle": "", "family": "Bartholomeus", "given": "R. P.", "non-dropping-particle": "", "parse-names": false, "suffix": ""}, {"dropping-particle": "", "family": "Aerts", "given": "R.", "non-dropping-pa</meta:user-defined>
    <meta:user-defined meta:name="Mendeley_Bookmark_JcYGSx8q8g_41" meta:value-type="string">rticle": "", "parse-names": false, "suffix": ""}], "container-title": "Global Ecology and Biogeography", "id": "ITEM-3", "issued": {"date-parts": [["2012"]]}, "note": "okkkk", "page": "625-636", "title": "Going beyond limitations of plant functional types</meta:user-defined>
    <meta:user-defined meta:name="Mendeley_Bookmark_JcYGSx8q8g_42" meta:value-type="string"> when predicting global ecosystem-atmosphere fluxes: Exploring the merits of traits-based approaches", "type": "article-journal", "volume": "21"}, "uris": ["http://www.mendeley.com/documents/?uuid=88027667-ecad-4d4f-bc62-3e9d4d497b3a"]}], "mendeley": {"fo</meta:user-defined>
    <meta:user-defined meta:name="Mendeley_Bookmark_JcYGSx8q8g_43" meta:value-type="string">rmattedCitation": "(CRAMER et al., 2001; QUILLET; PENG; GARNEAU, 2010; VAN BODEGOM et al., 2012)", "plainTextFormattedCitation": "(CRAMER et al., 2001; QUILLET; PENG; GARNEAU, 2010; VAN BODEGOM et al., 2012)", "previouslyFormattedCitation": "(CRAMER et al</meta:user-defined>
    <meta:user-defined meta:name="Mendeley_Bookmark_JcYGSx8q8g_44" meta:value-type="string">., 2001; QUILLET; PENG; GARNEAU, 2010; VAN BODEGOM et al., 2012)"}, "properties": {"noteIndex": 0}, "schema": "https://github.com/citation-style-language/schema/raw/master/csl-citation.json"}</meta:user-defined>
    <meta:user-defined meta:name="Mendeley_Bookmark_JcYGSx8q8g_5" meta:value-type="string">a result of the impacts of climate change on NEP of tropical and southern hemisphere ecosystems. In all models, the rate of increase of NEP begins to level off around 2030 as a consequence of the `diminishing return' of physiological CO2 effects at high C</meta:user-defined>
    <meta:user-defined meta:name="Mendeley_Bookmark_JcYGSx8q8g_6" meta:value-type="string">O2 concentrations. Four out of the six models show a further, climate-induced decline in NEP resulting from increased heterotrophic respiration and declining tropical NPP after 2050. Changes in vegetation structure in_uence the magnitude and spatial patte</meta:user-defined>
    <meta:user-defined meta:name="Mendeley_Bookmark_JcYGSx8q8g_7" meta:value-type="string">rn of the carbon sink and, in combination with changing climate, also freshwater availability (runoff). It is shown that these changes, once set in motion, would continue to evolve for at least a century even if atmospheric CO2 concentration and climate c</meta:user-defined>
    <meta:user-defined meta:name="Mendeley_Bookmark_JcYGSx8q8g_8" meta:value-type="string">ould be instantaneously stabilized. The results should be considered illustrative in the sense that the choice of CO2 concentration scenario was arbitrary and only one climate model scenario was used. However, the results serve to indicate a range of poss</meta:user-defined>
    <meta:user-defined meta:name="Mendeley_Bookmark_JcYGSx8q8g_9" meta:value-type="string">ible biospheric responses to CO2 and climate change. They reveal major uncertainties about the response of NEP to climate change resulting, primarily, from differences in the way that modelled global NPP responds to a changing climate. The simulations ill</meta:user-defined>
    <meta:user-defined meta:name="Mendeley_Bookmark_L9eC2snsku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L9eC2snsku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L9eC2snsku_11" meta:value-type="string">t diversity and ecosystem properties.", "author": [{"dropping-particle": "", "family": "Lavorel", "given": "S", "non-dropping-particle": "", "parse-names": false, "suffix": ""}, {"dropping-particle": "", "family": "Garnier", "given": "E", "non-dropping-pa</meta:user-defined>
    <meta:user-defined meta:name="Mendeley_Bookmark_L9eC2snsku_12" meta:value-type="string">rticle": "", "parse-names": false, "suffix": ""}], "container-title": "Functional Ecology", "id": "ITEM-1", "issue": "Essay Review", "issued": {"date-parts": [["2002"]]}, "page": "545-556", "title": "Predicting changes in community composition and ecosyst</meta:user-defined>
    <meta:user-defined meta:name="Mendeley_Bookmark_L9eC2snsku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L9eC2snsku_14" meta:value-type="string">)", "plainTextFormattedCitation": "(LAVOREL; GARNIER, 2002)"}, "properties": {"noteIndex": 0}, "schema": "https://github.com/citation-style-language/schema/raw/master/csl-citation.json"}</meta:user-defined>
    <meta:user-defined meta:name="Mendeley_Bookmark_L9eC2snsku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L9eC2snsku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L9eC2snsku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L9eC2snsku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L9eC2snsku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L9eC2snsku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L9eC2snsku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L9eC2snsku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WjIAU9KPGG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WjIAU9KPGG_10" meta:value-type="string">p://www.mendeley.com/documents/?uuid=8ce3b2f6-0f0e-4133-916b-50a65aad8aed"]}, {"id": "ITEM-2", "itemData": {"DOI": "10.1046/j.1365-2486.2001.00383.x", "ISBN": "1365-2486", "ISSN": "13541013", "PMID": "5247", "abstract": "The possible responses of ecosyste</meta:user-defined>
    <meta:user-defined meta:name="Mendeley_Bookmark_WjIAU9KPGG_11" meta:value-type="string">m processes to rising atmospheric CO2 concentration and climate change are illustrated using six dynamic global vegetation models that explicitly represent the interactions of ecosystem carbon and water exchanges with vegetation dynamics. The models are d</meta:user-defined>
    <meta:user-defined meta:name="Mendeley_Bookmark_WjIAU9KPGG_12" meta:value-type="string">riven by the IPCC IS92a scenario of rising CO2 (Wigley et al. 1991), and by climate changes resulting from effective CO2 concentrations corresponding to IS92a, simulated by the coupled ocean atmosphere model HadCM2-SUL. Simulations with changing CO2 alone</meta:user-defined>
    <meta:user-defined meta:name="Mendeley_Bookmark_WjIAU9KPGG_13" meta:value-type="string"> show a widely distributed terrestrial carbon sink of 1.4\u00f13.8 PgCy\u00f11 during the 1990s, rising to 3.7\u00f18.6 PgCy\u00f11 a century later. Simulations including climate change show a reduced sink both today (0.6\u00f1 3.0 PgCy\u00f11) and a cent</meta:user-defined>
    <meta:user-defined meta:name="Mendeley_Bookmark_WjIAU9KPGG_14" meta:value-type="string">ury later (0.3\u00f16.6 PgCy\u00f11) as a result of the impacts of climate change on NEP of tropical and southern hemisphere ecosystems. In all models, the rate of increase of NEP begins to level off around 2030 as a consequence of the `diminishing return</meta:user-defined>
    <meta:user-defined meta:name="Mendeley_Bookmark_WjIAU9KPGG_15" meta:value-type="string">' of physiological CO2 effects at high CO2 concentrations. Four out of the six models show a further, climate-induced decline in NEP resulting from increased heterotrophic respiration and declining tropical NPP after 2050. Changes in vegetation structure </meta:user-defined>
    <meta:user-defined meta:name="Mendeley_Bookmark_WjIAU9KPGG_16" meta:value-type="string">in_uence the magnitude and spatial pattern of the carbon sink and, in combination with changing climate, also freshwater availability (runoff). It is shown that these changes, once set in motion, would continue to evolve for at least a century even if atm</meta:user-defined>
    <meta:user-defined meta:name="Mendeley_Bookmark_WjIAU9KPGG_17" meta:value-type="string">ospheric CO2 concentration and climate could be instantaneously stabilized. The results should be considered illustrative in the sense that the choice of CO2 concentration scenario was arbitrary and only one climate model scenario was used. However, the r</meta:user-defined>
    <meta:user-defined meta:name="Mendeley_Bookmark_WjIAU9KPGG_18" meta:value-type="string">esults serve to indicate a range of possible biospheric responses to CO2 and climate change. They reveal major uncertainties about the response of NEP to climate change resulting, primarily, from differences in the way that modelled global NPP responds to</meta:user-defined>
    <meta:user-defined meta:name="Mendeley_Bookmark_WjIAU9KPGG_19" meta:value-type="string"> a changing climate. The simulations illustrate, however, that the magnitude of possible biospheric in_uences on the carbon balance requires that this factor is taken into account for future scenarios of atmospheric CO2 and climate change", "author": [{"d</meta:user-defined>
    <meta:user-defined meta:name="Mendeley_Bookmark_WjIAU9KPGG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WjIAU9KPGG_20" meta:value-type="string">ropping-particle": "", "family": "Cramer", "given": "Wolfgang", "non-dropping-particle": "", "parse-names": false, "suffix": ""}, {"dropping-particle": "", "family": "Bondeau", "given": "Alberte", "non-dropping-particle": "", "parse-names": false, "suffix</meta:user-defined>
    <meta:user-defined meta:name="Mendeley_Bookmark_WjIAU9KPGG_21" meta:value-type="string">": ""}, {"dropping-particle": "", "family": "Woodward", "given": "F. Ian", "non-dropping-particle": "", "parse-names": false, "suffix": ""}, {"dropping-particle": "", "family": "Prentice", "given": "I. Colin", "non-dropping-particle": "", "parse-names": f</meta:user-defined>
    <meta:user-defined meta:name="Mendeley_Bookmark_WjIAU9KPGG_22" meta:value-type="string">alse, "suffix": ""}, {"dropping-particle": "", "family": "Betts", "given": "Richard a.", "non-dropping-particle": "", "parse-names": false, "suffix": ""}, {"dropping-particle": "", "family": "Brovkin", "given": "Victor", "non-dropping-particle": "", "pars</meta:user-defined>
    <meta:user-defined meta:name="Mendeley_Bookmark_WjIAU9KPGG_23" meta:value-type="string">e-names": false, "suffix": ""}, {"dropping-particle": "", "family": "Cox", "given": "Peter M.", "non-dropping-particle": "", "parse-names": false, "suffix": ""}, {"dropping-particle": "", "family": "Fisher", "given": "Veronica", "non-dropping-particle": "</meta:user-defined>
    <meta:user-defined meta:name="Mendeley_Bookmark_WjIAU9KPGG_24" meta:value-type="string">", "parse-names": false, "suffix": ""}, {"dropping-particle": "", "family": "Foley", "given": "Jonathan a.", "non-dropping-particle": "", "parse-names": false, "suffix": ""}, {"dropping-particle": "", "family": "Friend", "given": "Andrew D.", "non-droppin</meta:user-defined>
    <meta:user-defined meta:name="Mendeley_Bookmark_WjIAU9KPGG_25" meta:value-type="string">g-particle": "", "parse-names": false, "suffix": ""}, {"dropping-particle": "", "family": "Kucharik", "given": "Chris", "non-dropping-particle": "", "parse-names": false, "suffix": ""}, {"dropping-particle": "", "family": "Lomas", "given": "Mark R.", "non</meta:user-defined>
    <meta:user-defined meta:name="Mendeley_Bookmark_WjIAU9KPGG_26" meta:value-type="string">-dropping-particle": "", "parse-names": false, "suffix": ""}, {"dropping-particle": "", "family": "Ramankutty", "given": "Navin", "non-dropping-particle": "", "parse-names": false, "suffix": ""}, {"dropping-particle": "", "family": "Sitch", "given": "Step</meta:user-defined>
    <meta:user-defined meta:name="Mendeley_Bookmark_WjIAU9KPGG_27" meta:value-type="string">hen", "non-dropping-particle": "", "parse-names": false, "suffix": ""}, {"dropping-particle": "", "family": "Smith", "given": "Benjamin", "non-dropping-particle": "", "parse-names": false, "suffix": ""}, {"dropping-particle": "", "family": "White", "given</meta:user-defined>
    <meta:user-defined meta:name="Mendeley_Bookmark_WjIAU9KPGG_28" meta:value-type="string">": "Andrew", "non-dropping-particle": "", "parse-names": false, "suffix": ""}, {"dropping-particle": "", "family": "Young-Molling", "given": "Christine", "non-dropping-particle": "", "parse-names": false, "suffix": ""}], "container-title": "Global Change </meta:user-defined>
    <meta:user-defined meta:name="Mendeley_Bookmark_WjIAU9KPGG_29" meta:value-type="string">Biology", "id": "ITEM-2", "issue": "4", "issued": {"date-parts": [["2001"]]}, "page": "357-373", "title": "Global response of terrestrial ecosystem structure and function to CO2 and climate change: Results from six dynamic global vegetation models", "type</meta:user-defined>
    <meta:user-defined meta:name="Mendeley_Bookmark_WjIAU9KPGG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WjIAU9KPGG_30" meta:value-type="string">": "article-journal", "volume": "7"}, "uris": ["http://www.mendeley.com/documents/?uuid=3fae6925-5da8-4d3c-b4e3-99e13504a912"]}], "mendeley": {"formattedCitation": "(CRAMER et al., 2001; SCHEITER; LANGAN; HIGGINS, 2013)", "plainTextFormattedCitation": "(C</meta:user-defined>
    <meta:user-defined meta:name="Mendeley_Bookmark_WjIAU9KPGG_31" meta:value-type="string">RAMER et al., 2001; SCHEITER; LANGAN; HIGGINS, 2013)", "previouslyFormattedCitation": "(CRAMER et al., 2001; SCHEITER; LANGAN; HIGGINS, 2013)"}, "properties": {"noteIndex": 0}, "schema": "https://github.com/citation-style-language/schema/raw/master/csl-ci</meta:user-defined>
    <meta:user-defined meta:name="Mendeley_Bookmark_WjIAU9KPGG_32" meta:value-type="string">tation.json"}</meta:user-defined>
    <meta:user-defined meta:name="Mendeley_Bookmark_WjIAU9KPGG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WjIAU9KPGG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WjIAU9KPGG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WjIAU9KPGG_7" meta:value-type="string">een functional plant biologists and vegetation modellers.", "author": [{"dropping-particle": "", "family": "Scheiter", "given": "Simon", "non-dropping-particle": "", "parse-names": false, "suffix": ""}, {"dropping-particle": "", "family": "Langan", "given</meta:user-defined>
    <meta:user-defined meta:name="Mendeley_Bookmark_WjIAU9KPGG_8" meta:value-type="string">": "Liam", "non-dropping-particle": "", "parse-names": false, "suffix": ""}, {"dropping-particle": "", "family": "Higgins", "given": "Steven I", "non-dropping-particle": "", "parse-names": false, "suffix": ""}], "container-title": "The New phytologist", "</meta:user-defined>
    <meta:user-defined meta:name="Mendeley_Bookmark_WjIAU9KPGG_9" meta:value-type="string">id": "ITEM-1", "issue": "3", "issued": {"date-parts": [["2013"]]}, "note": "okkkk", "page": "957-69", "title": "Next-generation dynamic global vegetation models: learning from community ecology.", "type": "article-journal", "volume": "198"}, "uris": ["htt</meta:user-defined>
    <meta:user-defined meta:name="Mendeley_Bookmark_Z6qJuyhapB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Z6qJuyhapB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Z6qJuyhapB_11" meta:value-type="string">t diversity and ecosystem properties.", "author": [{"dropping-particle": "", "family": "Lavorel", "given": "S", "non-dropping-particle": "", "parse-names": false, "suffix": ""}, {"dropping-particle": "", "family": "Garnier", "given": "E", "non-dropping-pa</meta:user-defined>
    <meta:user-defined meta:name="Mendeley_Bookmark_Z6qJuyhapB_12" meta:value-type="string">rticle": "", "parse-names": false, "suffix": ""}], "container-title": "Functional Ecology", "id": "ITEM-1", "issue": "Essay Review", "issued": {"date-parts": [["2002"]]}, "page": "545-556", "title": "Predicting changes in community composition and ecosyst</meta:user-defined>
    <meta:user-defined meta:name="Mendeley_Bookmark_Z6qJuyhapB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Z6qJuyhapB_14" meta:value-type="string">)", "plainTextFormattedCitation": "(LAVOREL; GARNIER, 2002)", "previouslyFormattedCitation": "(LAVOREL; GARNIER, 2002)"}, "properties": {"noteIndex": 0}, "schema": "https://github.com/citation-style-language/schema/raw/master/csl-citation.json"}</meta:user-defined>
    <meta:user-defined meta:name="Mendeley_Bookmark_Z6qJuyhapB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Z6qJuyhapB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Z6qJuyhapB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Z6qJuyhapB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Z6qJuyhapB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Z6qJuyhapB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Z6qJuyhapB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Z6qJuyhapB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aTWdKDLDlN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aTWdKDLDlN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aTWdKDLDlN_11" meta:value-type="string">given": "R.", "non-dropping-particle": "", "parse-names": false, "suffix": ""}, {"dropping-particle": "", "family": "Drewry", "given": "D. T.", "non-dropping-particle": "", "parse-names": false, "suffix": ""}, {"dropping-particle": "", "family": "Bohn", "</meta:user-defined>
    <meta:user-defined meta:name="Mendeley_Bookmark_aTWdKDLDlN_12" meta:value-type="string">given": "K.", "non-dropping-particle": "", "parse-names": false, "suffix": ""}, {"dropping-particle": "", "family": "Reu", "given": "B.", "non-dropping-particle": "", "parse-names": false, "suffix": ""}, {"dropping-particle": "", "family": "Kleidon", "giv</meta:user-defined>
    <meta:user-defined meta:name="Mendeley_Bookmark_aTWdKDLDlN_13" meta:value-type="string">en": "A.", "non-dropping-particle": "", "parse-names": false, "suffix": ""}], "container-title": "Biogeosciences Discussions", "id": "ITEM-1", "issue": "4", "issued": {"date-parts": [["2013"]]}, "page": "4627-4726", "title": "The Jena Diversity-Dynamic Gl</meta:user-defined>
    <meta:user-defined meta:name="Mendeley_Bookmark_aTWdKDLDlN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aTWdKDLDlN_15" meta:value-type="string">-676e-4ac7-8ea7-a26d756bab84"]}, {"id": "ITEM-2", "itemData": {"DOI": "10.1111/nph.12210", "ISSN": "1469-8137", "PMID": "23496172", "abstract": "Dynamic global vegetation models (DGVMs) are powerful tools to project past, current and future vegetation pat</meta:user-defined>
    <meta:user-defined meta:name="Mendeley_Bookmark_aTWdKDLDlN_16" meta:value-type="string">terns and associated biogeochemical cycles. However, most models are limited by how they define vegetation and by their simplistic representation of competition. We discuss how concepts from community assembly theory and coexistence theory can help to imp</meta:user-defined>
    <meta:user-defined meta:name="Mendeley_Bookmark_aTWdKDLDlN_17" meta:value-type="string">rove vegetation models. We further present a trait- and individual-based vegetation model (aDGVM2) that allows individual plants to adopt a unique combination of trait values. These traits define how individual plants grow and compete. A genetic optimizat</meta:user-defined>
    <meta:user-defined meta:name="Mendeley_Bookmark_aTWdKDLDlN_18" meta:value-type="string">ion algorithm is used to simulate trait inheritance and reproductive isolation between individuals. These model properties allow the assembly of plant communities that are adapted to a site's biotic and abiotic conditions. The aDGVM2 simulates how environ</meta:user-defined>
    <meta:user-defined meta:name="Mendeley_Bookmark_aTWdKDLDlN_19" meta:value-type="string">mental conditions influence the trait spectra of plant communities; that fire selects for traits that enhance fire protection and reduces trait diversity; and the emergence of life-history strategies that are suggestive of colonization-competition trade-o</meta:user-defined>
    <meta:user-defined meta:name="Mendeley_Bookmark_aTWdKDLDlN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aTWdKDLDlN_20" meta:value-type="string">ffs. The aDGVM2 deals with functional diversity and competition fundamentally differently from current DGVMs. This approach may yield novel insights as to how vegetation may respond to climate change and we believe it could foster collaborations between f</meta:user-defined>
    <meta:user-defined meta:name="Mendeley_Bookmark_aTWdKDLDlN_21" meta:value-type="string">unctional plant biologists and vegetation modellers.", "author": [{"dropping-particle": "", "family": "Scheiter", "given": "Simon", "non-dropping-particle": "", "parse-names": false, "suffix": ""}, {"dropping-particle": "", "family": "Langan", "given": "L</meta:user-defined>
    <meta:user-defined meta:name="Mendeley_Bookmark_aTWdKDLDlN_22" meta:value-type="string">iam", "non-dropping-particle": "", "parse-names": false, "suffix": ""}, {"dropping-particle": "", "family": "Higgins", "given": "Steven I", "non-dropping-particle": "", "parse-names": false, "suffix": ""}], "container-title": "The New phytologist", "id": </meta:user-defined>
    <meta:user-defined meta:name="Mendeley_Bookmark_aTWdKDLDlN_23" meta:value-type="string">"ITEM-2", "issue": "3", "issued": {"date-parts": [["2013"]]}, "note": "okkkk", "page": "957-69", "title": "Next-generation dynamic global vegetation models: learning from community ecology.", "type": "article-journal", "volume": "198"}, "uris": ["http://w</meta:user-defined>
    <meta:user-defined meta:name="Mendeley_Bookmark_aTWdKDLDlN_24" meta:value-type="string">ww.mendeley.com/documents/?uuid=8ce3b2f6-0f0e-4133-916b-50a65aad8aed"]}, {"id": "ITEM-3", "itemData": {"DOI": "10.1111/j.1466-8238.2011.00717.x", "ISBN": "1466-8238", "ISSN": "1466822X", "abstract": "Aim Despite their importance for predicting fluxes to a</meta:user-defined>
    <meta:user-defined meta:name="Mendeley_Bookmark_aTWdKDLDl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aTWdKDLDl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aTWdKDLDl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aTWdKDLDl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aTWdKDLDl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aTWdKDLDlN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aTWdKDLDl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aTWdKDLDl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aTWdKDLDlN_32" meta:value-type="string">"suffix": ""}, {"dropping-particle": "", "family": "Douma", "given": "J. C.", "non-dropping-particle": "", "parse-names": false, "suffix": ""}, {"dropping-particle": "", "family": "Witte", "given": "J. P M", "non-dropping-particle": "", "parse-names": fal</meta:user-defined>
    <meta:user-defined meta:name="Mendeley_Bookmark_aTWdKDLDlN_33" meta:value-type="string">se, "suffix": ""}, {"dropping-particle": "", "family": "Ordo\u00f1ez", "given": "J. C.", "non-dropping-particle": "", "parse-names": false, "suffix": ""}, {"dropping-particle": "", "family": "Bartholomeus", "given": "R. P.", "non-dropping-particle": "", "</meta:user-defined>
    <meta:user-defined meta:name="Mendeley_Bookmark_aTWdKDLDlN_34" meta:value-type="string">parse-names": false, "suffix": ""}, {"dropping-particle": "", "family": "Aerts", "given": "R.", "non-dropping-particle": "", "parse-names": false, "suffix": ""}], "container-title": "Global Ecology and Biogeography", "id": "ITEM-3", "issued": {"date-parts</meta:user-defined>
    <meta:user-defined meta:name="Mendeley_Bookmark_aTWdKDLDl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aTWdKDLDlN_36" meta:value-type="string">"}, "uris": ["http://www.mendeley.com/documents/?uuid=88027667-ecad-4d4f-bc62-3e9d4d497b3a"]}, {"id": "ITEM-4", "itemData": {"DOI": "10.1111/gcb.12871", "ISBN": "1365-2486", "ISSN": "13652486", "PMID": "25611824", "abstract": "Earth system models demonstr</meta:user-defined>
    <meta:user-defined meta:name="Mendeley_Bookmark_aTWdKDLDl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aTWdKDLDl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aTWdKDLDl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aTWdKDLDlN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aTWdKDLDl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aTWdKDLDl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aTWdKDLDl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aTWdKDLDl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aTWdKDLDl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aTWdKDLDlN_45" meta:value-type="string">", "non-dropping-particle": "", "parse-names": false, "suffix": ""}, {"dropping-particle": "", "family": "Aerts", "given": "Rien", "non-dropping-particle": "", "parse-names": false, "suffix": ""}, {"dropping-particle": "", "family": "Brovkin", "given": "V</meta:user-defined>
    <meta:user-defined meta:name="Mendeley_Bookmark_aTWdKDLDlN_46" meta:value-type="string">ictor", "non-dropping-particle": "", "parse-names": false, "suffix": ""}, {"dropping-particle": "", "family": "Cavender-Bares", "given": "Jeannine", "non-dropping-particle": "", "parse-names": false, "suffix": ""}, {"dropping-particle": "", "family": "Cor</meta:user-defined>
    <meta:user-defined meta:name="Mendeley_Bookmark_aTWdKDLDlN_47" meta:value-type="string">nelissen", "given": "Johannes H C", "non-dropping-particle": "", "parse-names": false, "suffix": ""}, {"dropping-particle": "", "family": "Kattge", "given": "Jens", "non-dropping-particle": "", "parse-names": false, "suffix": ""}, {"dropping-particle": ""</meta:user-defined>
    <meta:user-defined meta:name="Mendeley_Bookmark_aTWdKDLDlN_48" meta:value-type="string">, "family": "Bodegom", "given": "Peter M.", "non-dropping-particle": "van", "parse-names": false, "suffix": ""}], "container-title": "Global Change Biology", "id": "ITEM-4", "issue": "8", "issued": {"date-parts": [["2015"]]}, "page": "3074-3086", "title":</meta:user-defined>
    <meta:user-defined meta:name="Mendeley_Bookmark_aTWdKDLDl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aTWdKDLDlN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aTWdKDLDl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aTWdKDLDl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aTWdKDLDlN_52" meta:value-type="string">tation-style-language/schema/raw/master/csl-citation.json"}</meta:user-defined>
    <meta:user-defined meta:name="Mendeley_Bookmark_aTWdKDLDlN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aTWdKDLDlN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aTWdKDLDlN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aTWdKDLDlN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eYg0M5bIi3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eYg0M5bIi3_10" meta:value-type="string"> "suffix": ""}, {"dropping-particle": "", "family": "Chen", "given": "Huai", "non-dropping-particle": "", "parse-names": false, "suffix": ""}], "container-title": "Progress in Physical Geography", "id": "ITEM-1", "issue": "4", "issued": {"date-parts": [["</meta:user-defined>
    <meta:user-defined meta:name="Mendeley_Bookmark_eYg0M5bIi3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eYg0M5bIi3_12" meta:value-type="string">5909-4f1c-96e8-73f31bf07fdd"]}], "mendeley": {"formattedCitation": "(YANG et al., 2015)", "plainTextFormattedCitation": "(YANG et al., 2015)", "previouslyFormattedCitation": "(YANG et al., 2015)"}, "properties": {"noteIndex": 0}, "schema": "https://github</meta:user-defined>
    <meta:user-defined meta:name="Mendeley_Bookmark_eYg0M5bIi3_13" meta:value-type="string">.com/citation-style-language/schema/raw/master/csl-citation.json"}</meta:user-defined>
    <meta:user-defined meta:name="Mendeley_Bookmark_eYg0M5bIi3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eYg0M5bIi3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eYg0M5bIi3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eYg0M5bIi3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eYg0M5bIi3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eYg0M5bIi3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eYg0M5bIi3_8" meta:value-type="string">"author": [{"dropping-particle": "", "family": "Yang", "given": "Yanzheng", "non-dropping-particle": "", "parse-names": false, "suffix": ""}, {"dropping-particle": "", "family": "Zhu", "given": "Qiuan", "non-dropping-particle": "", "parse-names": false, "</meta:user-defined>
    <meta:user-defined meta:name="Mendeley_Bookmark_eYg0M5bIi3_9" meta:value-type="string">suffix": ""}, {"dropping-particle": "", "family": "Peng", "given": "Changhui", "non-dropping-particle": "", "parse-names": false, "suffix": ""}, {"dropping-particle": "", "family": "Wang", "given": "Han", "non-dropping-particle": "", "parse-names": false,</meta:user-defined>
    <meta:user-defined meta:name="Mendeley_Bookmark_fdVpbUhmRQ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fdVpbUhmRQ_10" meta:value-type="string"> "suffix": ""}, {"dropping-particle": "", "family": "Chen", "given": "Huai", "non-dropping-particle": "", "parse-names": false, "suffix": ""}], "container-title": "Progress in Physical Geography", "id": "ITEM-1", "issue": "4", "issued": {"date-parts": [["</meta:user-defined>
    <meta:user-defined meta:name="Mendeley_Bookmark_fdVpbUhmRQ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fdVpbUhmRQ_12" meta:value-type="string">5909-4f1c-96e8-73f31bf07fdd"]}], "mendeley": {"formattedCitation": "(YANG et al., 2015)", "plainTextFormattedCitation": "(YANG et al., 2015)", "previouslyFormattedCitation": "(YANG et al., 2015)"}, "properties": {"noteIndex": 0}, "schema": "https://github</meta:user-defined>
    <meta:user-defined meta:name="Mendeley_Bookmark_fdVpbUhmRQ_13" meta:value-type="string">.com/citation-style-language/schema/raw/master/csl-citation.json"}</meta:user-defined>
    <meta:user-defined meta:name="Mendeley_Bookmark_fdVpbUhmRQ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fdVpbUhmRQ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fdVpbUhmRQ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fdVpbUhmRQ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fdVpbUhmRQ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fdVpbUhmRQ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fdVpbUhmRQ_8" meta:value-type="string">"author": [{"dropping-particle": "", "family": "Yang", "given": "Yanzheng", "non-dropping-particle": "", "parse-names": false, "suffix": ""}, {"dropping-particle": "", "family": "Zhu", "given": "Qiuan", "non-dropping-particle": "", "parse-names": false, "</meta:user-defined>
    <meta:user-defined meta:name="Mendeley_Bookmark_fdVpbUhmRQ_9" meta:value-type="string">suffix": ""}, {"dropping-particle": "", "family": "Peng", "given": "Changhui", "non-dropping-particle": "", "parse-names": false, "suffix": ""}, {"dropping-particle": "", "family": "Wang", "given": "Han", "non-dropping-particle": "", "parse-names": false,</meta:user-defined>
    <meta:user-defined meta:name="Mendeley_Bookmark_kw5Tiadkr0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kw5Tiadkr0_10" meta:value-type="string"> "suffix": ""}, {"dropping-particle": "", "family": "Chen", "given": "Huai", "non-dropping-particle": "", "parse-names": false, "suffix": ""}], "container-title": "Progress in Physical Geography", "id": "ITEM-1", "issue": "4", "issued": {"date-parts": [["</meta:user-defined>
    <meta:user-defined meta:name="Mendeley_Bookmark_kw5Tiadkr0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kw5Tiadkr0_12" meta:value-type="string">5909-4f1c-96e8-73f31bf07fdd"]}, {"id": "ITEM-2", "itemData": {"DOI": "10.5194/bgd-9-4627-2012", "ISSN": "1726-4189", "abstract": "Dynamic Global Vegetation Models (DGVMs) typically abstract the immense diversity of vegetation forms and functioning into a </meta:user-defined>
    <meta:user-defined meta:name="Mendeley_Bookmark_kw5Tiadkr0_13" meta:value-type="string">relatively small set of predefined semi-empirical Plant Functional Types (PFTs). There is growing evidence, however, from the field ecology community as well as from modelling studies that current PFT schemes may not adequately represent the observed vari</meta:user-defined>
    <meta:user-defined meta:name="Mendeley_Bookmark_kw5Tiadkr0_14" meta:value-type="string">ations in plant functional traits and their effect on ecosystem functioning. In this paper, we introduce the Jena Diversity DGVM (JeDi-DGVM) as a new approach to global vegetation modelling with a richer representation of functional diversity than traditi</meta:user-defined>
    <meta:user-defined meta:name="Mendeley_Bookmark_kw5Tiadkr0_15" meta:value-type="string">onal modelling approaches based on a small number of fixed PFTs. JeDi-DGVM simulates the performance of a large number of randomly-generated plant growth strategies (PGSs), each defined by a set of 15 trait parameters which characterize various aspects of</meta:user-defined>
    <meta:user-defined meta:name="Mendeley_Bookmark_kw5Tiadkr0_16" meta:value-type="string"> plant functioning including carbon allocation, ecophysiology and phenology. Each trait parameter is involved in one or more functional trade-offs. These trade-offs ultimately determine whether a PGS is able to survive under the climatic conditions in a g</meta:user-defined>
    <meta:user-defined meta:name="Mendeley_Bookmark_kw5Tiadkr0_17" meta:value-type="string">iven model grid cell and its performance relative to the other PGSs. The biogeochemical fluxes and land-surface properties of the individual PGSs are aggregated to the grid cell scale using a mass-based weighting scheme. Simulated global biogeochemical an</meta:user-defined>
    <meta:user-defined meta:name="Mendeley_Bookmark_kw5Tiadkr0_18" meta:value-type="string">d biogeographical patterns are evaluated against a variety of field and satellite-based observations following a protocol established by the Carbon-Land Model Intercomparison Project. The land surface fluxes and vegetation structural properties are reason</meta:user-defined>
    <meta:user-defined meta:name="Mendeley_Bookmark_kw5Tiadkr0_19" meta:value-type="string">ably well simulated by JeDi-DGVM, and compare favorably with other state-of-the-art terrestrial biosphere models. This is despite the parameters describing the ecophysiological functioning and allometry of JeDi-DGVM plants evolving as a function of vegeta</meta:user-defined>
    <meta:user-defined meta:name="Mendeley_Bookmark_kw5Tiadkr0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kw5Tiadkr0_20" meta:value-type="string">tion survival in a given climate, as opposed to typical approaches that fix land surface parameters derived from observational datasets for each PFT. The approach implemented here in JeDi-DGVM sets the foundation for future applications that will explore </meta:user-defined>
    <meta:user-defined meta:name="Mendeley_Bookmark_kw5Tiadkr0_21" meta:value-type="string">the impacts of explicitly resolving diverse plant communities, allowing for a more flexible temporal and spatial representation of the structure and function of the terrestrial biosphere.", "author": [{"dropping-particle": "", "family": "Pavlick", "given"</meta:user-defined>
    <meta:user-defined meta:name="Mendeley_Bookmark_kw5Tiadkr0_22" meta:value-type="string">: "R.", "non-dropping-particle": "", "parse-names": false, "suffix": ""}, {"dropping-particle": "", "family": "Drewry", "given": "D. T.", "non-dropping-particle": "", "parse-names": false, "suffix": ""}, {"dropping-particle": "", "family": "Bohn", "given"</meta:user-defined>
    <meta:user-defined meta:name="Mendeley_Bookmark_kw5Tiadkr0_23" meta:value-type="string">: "K.", "non-dropping-particle": "", "parse-names": false, "suffix": ""}, {"dropping-particle": "", "family": "Reu", "given": "B.", "non-dropping-particle": "", "parse-names": false, "suffix": ""}, {"dropping-particle": "", "family": "Kleidon", "given": "</meta:user-defined>
    <meta:user-defined meta:name="Mendeley_Bookmark_kw5Tiadkr0_24" meta:value-type="string">A.", "non-dropping-particle": "", "parse-names": false, "suffix": ""}], "container-title": "Biogeosciences Discussions", "id": "ITEM-2", "issue": "4", "issued": {"date-parts": [["2013"]]}, "page": "4627-4726", "title": "The Jena Diversity-Dynamic Global V</meta:user-defined>
    <meta:user-defined meta:name="Mendeley_Bookmark_kw5Tiadkr0_25" meta:value-type="string">egetation Model (JeDi-DGVM): a diverse approach to representing terrestrial biogeography and biogeochemistry based on plant functional trade-offs", "type": "article-journal", "volume": "9"}, "uris": ["http://www.mendeley.com/documents/?uuid=97b39f1a-676e-</meta:user-defined>
    <meta:user-defined meta:name="Mendeley_Bookmark_kw5Tiadkr0_26" meta:value-type="string">4ac7-8ea7-a26d756bab84"]}, {"id": "ITEM-3", "itemData": {"DOI": "10.1111/j.1466-8238.2011.00717.x", "ISBN": "1466-8238", "ISSN": "1466822X", "abstract": "Aim Despite their importance for predicting fluxes to and from terrestrial ecosys- tems, dynamic glob</meta:user-defined>
    <meta:user-defined meta:name="Mendeley_Bookmark_kw5Tiadkr0_27" meta:value-type="string">al vegetation models have insufficient realism because of their use of plant functional types (PFTs) with constant attributes. Based on recent advances in community ecology, we explore the merits of a traits-based vegetation model to deal with current sho</meta:user-defined>
    <meta:user-defined meta:name="Mendeley_Bookmark_kw5Tiadkr0_28" meta:value-type="string">rtcomings. Location Global. Methods A research review of current concepts and information, providing a new perspective, supported by quantitative analysis of a global traits database. Results Continuous and process-based trait\u2013environment relations a</meta:user-defined>
    <meta:user-defined meta:name="Mendeley_Bookmark_kw5Tiadkr0_29" meta:value-type="string">re central to a traits-based approach and allow us to directly calculate fluxes based on functional characteristics. By quantifying community assembly concepts, it is possible to predict trait values from environmental drivers, although these relations ar</meta:user-defined>
    <meta:user-defined meta:name="Mendeley_Bookmark_kw5Tiadkr0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kw5Tiadkr0_30" meta:value-type="string">e still imperfect. Through the quantification of these relations, effects of adaptation and species replacement upon environmental changes are implicitly accounted for. Such functional links also allow direct calculation of fluxes, including those related</meta:user-defined>
    <meta:user-defined meta:name="Mendeley_Bookmark_kw5Tiadkr0_31" meta:value-type="string"> to feedbacks through the nitrogen and water cycle. Finally, a traits-basedmodel allows the prediction of new trait combinations and no-analogue ecosystem functions projected to arise in the near future, which is not feasible in current vegetation models.</meta:user-defined>
    <meta:user-defined meta:name="Mendeley_Bookmark_kw5Tiadkr0_32" meta:value-type="string"> A separate calculation of ecosystem fluxes and PFT occurrences in traits- based models allows for flexible vegetation classifications. Main conclusions Given the advantages described above, we argue that traits- based modelling deserves consideration (al</meta:user-defined>
    <meta:user-defined meta:name="Mendeley_Bookmark_kw5Tiadkr0_33" meta:value-type="string">though it will not be easy) if one is to aim for better climate projections.", "author": [{"dropping-particle": "", "family": "Bodegom", "given": "P. M.", "non-dropping-particle": "Van", "parse-names": false, "suffix": ""}, {"dropping-particle": "", "fami</meta:user-defined>
    <meta:user-defined meta:name="Mendeley_Bookmark_kw5Tiadkr0_34" meta:value-type="string">ly": "Douma", "given": "J. C.", "non-dropping-particle": "", "parse-names": false, "suffix": ""}, {"dropping-particle": "", "family": "Witte", "given": "J. P M", "non-dropping-particle": "", "parse-names": false, "suffix": ""}, {"dropping-particle": "", "</meta:user-defined>
    <meta:user-defined meta:name="Mendeley_Bookmark_kw5Tiadkr0_35" meta:value-type="string">family": "Ordo\u00f1ez", "given": "J. C.", "non-dropping-particle": "", "parse-names": false, "suffix": ""}, {"dropping-particle": "", "family": "Bartholomeus", "given": "R. P.", "non-dropping-particle": "", "parse-names": false, "suffix": ""}, {"dropping</meta:user-defined>
    <meta:user-defined meta:name="Mendeley_Bookmark_kw5Tiadkr0_36" meta:value-type="string">-particle": "", "family": "Aerts", "given": "R.", "non-dropping-particle": "", "parse-names": false, "suffix": ""}], "container-title": "Global Ecology and Biogeography", "id": "ITEM-3", "issued": {"date-parts": [["2012"]]}, "note": "okkkk", "page": "625-</meta:user-defined>
    <meta:user-defined meta:name="Mendeley_Bookmark_kw5Tiadkr0_37" meta:value-type="string">636", "title": "Going beyond limitations of plant functional types when predicting global ecosystem-atmosphere fluxes: Exploring the merits of traits-based approaches", "type": "article-journal", "volume": "21"}, "uris": ["http://www.mendeley.com/document</meta:user-defined>
    <meta:user-defined meta:name="Mendeley_Bookmark_kw5Tiadkr0_38" meta:value-type="string">s/?uuid=88027667-ecad-4d4f-bc62-3e9d4d497b3a"]}], "mendeley": {"formattedCitation": "(PAVLICK et al., 2013; VAN BODEGOM et al., 2012; YANG et al., 2015)", "plainTextFormattedCitation": "(PAVLICK et al., 2013; VAN BODEGOM et al., 2012; YANG et al., 2015)",</meta:user-defined>
    <meta:user-defined meta:name="Mendeley_Bookmark_kw5Tiadkr0_39" meta:value-type="string"> "previouslyFormattedCitation": "(PAVLICK et al., 2013; VAN BODEGOM et al., 2012; YANG et al., 2015)"}, "properties": {"noteIndex": 0}, "schema": "https://github.com/citation-style-language/schema/raw/master/csl-citation.json"}</meta:user-defined>
    <meta:user-defined meta:name="Mendeley_Bookmark_kw5Tiadkr0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kw5Tiadkr0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kw5Tiadkr0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kw5Tiadkr0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kw5Tiadkr0_8" meta:value-type="string">"author": [{"dropping-particle": "", "family": "Yang", "given": "Yanzheng", "non-dropping-particle": "", "parse-names": false, "suffix": ""}, {"dropping-particle": "", "family": "Zhu", "given": "Qiuan", "non-dropping-particle": "", "parse-names": false, "</meta:user-defined>
    <meta:user-defined meta:name="Mendeley_Bookmark_kw5Tiadkr0_9" meta:value-type="string">suffix": ""}, {"dropping-particle": "", "family": "Peng", "given": "Changhui", "non-dropping-particle": "", "parse-names": false, "suffix": ""}, {"dropping-particle": "", "family": "Wang", "given": "Han", "non-dropping-particle": "", "parse-names": false,</meta:user-defined>
    <meta:user-defined meta:name="Mendeley_Bookmark_lWkFIyTocU_1" meta:value-type="string">ADDIN CSL_CITATION {"citationItems": [{"id": "ITEM-1", "itemData": {"DOI": "10.1111/gcb.12871", "ISBN": "1365-2486", "ISSN": "13652486", "PMID": "25611824", "abstract": "Earth system models demonstrate large uncertainty in projected changes in terrestrial</meta:user-defined>
    <meta:user-defined meta:name="Mendeley_Bookmark_lWkFIyTocU_10" meta:value-type="string">ffix": ""}, {"dropping-particle": "", "family": "Aerts", "given": "Rien", "non-dropping-particle": "", "parse-names": false, "suffix": ""}, {"dropping-particle": "", "family": "Brovkin", "given": "Victor", "non-dropping-particle": "", "parse-names": false</meta:user-defined>
    <meta:user-defined meta:name="Mendeley_Bookmark_lWkFIyTocU_11" meta:value-type="string">, "suffix": ""}, {"dropping-particle": "", "family": "Cavender-Bares", "given": "Jeannine", "non-dropping-particle": "", "parse-names": false, "suffix": ""}, {"dropping-particle": "", "family": "Cornelissen", "given": "Johannes H C", "non-dropping-particl</meta:user-defined>
    <meta:user-defined meta:name="Mendeley_Bookmark_lWkFIyTocU_12" meta:value-type="string">e": "", "parse-names": false, "suffix": ""}, {"dropping-particle": "", "family": "Kattge", "given": "Jens", "non-dropping-particle": "", "parse-names": false, "suffix": ""}, {"dropping-particle": "", "family": "Bodegom", "given": "Peter M.", "non-dropping</meta:user-defined>
    <meta:user-defined meta:name="Mendeley_Bookmark_lWkFIyTocU_13" meta:value-type="string">-particle": "van", "parse-names": false, "suffix": ""}], "container-title": "Global Change Biology", "id": "ITEM-1", "issue": "8", "issued": {"date-parts": [["2015"]]}, "page": "3074-3086", "title": "Inclusion of ecologically based trait variation in plan</meta:user-defined>
    <meta:user-defined meta:name="Mendeley_Bookmark_lWkFIyTocU_14" meta:value-type="string">t functional types reduces the projected land carbon sink in an earth system model", "type": "article-journal", "volume": "21"}, "uris": ["http://www.mendeley.com/documents/?uuid=b352ecaa-7933-4500-ae69-5e658b5a38ea"]}, {"id": "ITEM-2", "itemData": {"DOI"</meta:user-defined>
    <meta:user-defined meta:name="Mendeley_Bookmark_lWkFIyTocU_15" meta:value-type="string">: "10.1038/ngeo1741", "ISBN": "1752-0894", "ISSN": "1752-0894", "abstract": "How tropical forest carbon stocks might alter in response to changes in climate and atmospheric composition is uncertain. However, assessing potential future carbon loss from tro</meta:user-defined>
    <meta:user-defined meta:name="Mendeley_Bookmark_lWkFIyTocU_16" meta:value-type="string">pical forests is important for evaluating the efficacy of programmes for reducing emissions from deforestation and degradation. Uncertainties are associated with different carbon stock re- sponses in models with different representations of vegetation pro</meta:user-defined>
    <meta:user-defined meta:name="Mendeley_Bookmark_lWkFIyTocU_17" meta:value-type="string">cesses on the one hand1\u20133, and differences in projected changes in temperature and precipitation patterns on the other hand4,5. Here we present a systematic exploration of these sources of uncertainty, along with uncertainty arising from different em</meta:user-defined>
    <meta:user-defined meta:name="Mendeley_Bookmark_lWkFIyTocU_18" meta:value-type="string">issions scenarios for all three main tropical forest regions: the Americas (that is,Amazonia andCentral America), Africa and Asia. Using simulations with 22 climate models and the MOSES\u2013TRIFFID land surface scheme, we find that only in one5 of the si</meta:user-defined>
    <meta:user-defined meta:name="Mendeley_Bookmark_lWkFIyTocU_19" meta:value-type="string">mulations are tropical forests projected to lose biomass by the end of the twenty-first century\u2014and then only for the Americas. When comparing with alternative models of plant physiological processes1,2, we find that the largest un- certainties are a</meta:user-defined>
    <meta:user-defined meta:name="Mendeley_Bookmark_lWkFIyTocU_2" meta:value-type="string"> carbon budgets. The lack of inclusion of adaptive responses of vegetation communities to the environment has been suggested to hamper the ability of modeled vegetation to adequately respond to environmental change. In this study, variation in functional </meta:user-defined>
    <meta:user-defined meta:name="Mendeley_Bookmark_lWkFIyTocU_20" meta:value-type="string">ssociated with plant physiological responses, and then with future emissions scenarios. Uncertainties from differences in the climate projections are significantly smaller. Despite the considerable uncertainties, we conclude that there is evidence of fore</meta:user-defined>
    <meta:user-defined meta:name="Mendeley_Bookmark_lWkFIyTocU_21" meta:value-type="string">st resilience for all three regions. Tropical", "author": [{"dropping-particle": "", "family": "Huntingford", "given": "Chris", "non-dropping-particle": "", "parse-names": false, "suffix": ""}, {"dropping-particle": "", "family": "Zelazowski", "given": "P</meta:user-defined>
    <meta:user-defined meta:name="Mendeley_Bookmark_lWkFIyTocU_22" meta:value-type="string">rzemyslaw", "non-dropping-particle": "", "parse-names": false, "suffix": ""}, {"dropping-particle": "", "family": "Galbraith", "given": "David", "non-dropping-particle": "", "parse-names": false, "suffix": ""}, {"dropping-particle": "", "family": "Mercado</meta:user-defined>
    <meta:user-defined meta:name="Mendeley_Bookmark_lWkFIyTocU_23" meta:value-type="string">", "given": "Lina M.", "non-dropping-particle": "", "parse-names": false, "suffix": ""}, {"dropping-particle": "", "family": "Sitch", "given": "Stephen", "non-dropping-particle": "", "parse-names": false, "suffix": ""}, {"dropping-particle": "", "family":</meta:user-defined>
    <meta:user-defined meta:name="Mendeley_Bookmark_lWkFIyTocU_24" meta:value-type="string"> "Fisher", "given": "Rosie", "non-dropping-particle": "", "parse-names": false, "suffix": ""}, {"dropping-particle": "", "family": "Lomas", "given": "Mark", "non-dropping-particle": "", "parse-names": false, "suffix": ""}, {"dropping-particle": "", "famil</meta:user-defined>
    <meta:user-defined meta:name="Mendeley_Bookmark_lWkFIyTocU_25" meta:value-type="string">y": "Walker", "given": "Anthony P.", "non-dropping-particle": "", "parse-names": false, "suffix": ""}, {"dropping-particle": "", "family": "Jones", "given": "Chris D.", "non-dropping-particle": "", "parse-names": false, "suffix": ""}, {"dropping-particle"</meta:user-defined>
    <meta:user-defined meta:name="Mendeley_Bookmark_lWkFIyTocU_26" meta:value-type="string">: "", "family": "Booth", "given": "Ben B. B.", "non-dropping-particle": "", "parse-names": false, "suffix": ""}, {"dropping-particle": "", "family": "Malhi", "given": "Yadvinder", "non-dropping-particle": "", "parse-names": false, "suffix": ""}, {"droppin</meta:user-defined>
    <meta:user-defined meta:name="Mendeley_Bookmark_lWkFIyTocU_27" meta:value-type="string">g-particle": "", "family": "Hemming", "given": "Debbie", "non-dropping-particle": "", "parse-names": false, "suffix": ""}, {"dropping-particle": "", "family": "Kay", "given": "Gillian", "non-dropping-particle": "", "parse-names": false, "suffix": ""}, {"d</meta:user-defined>
    <meta:user-defined meta:name="Mendeley_Bookmark_lWkFIyTocU_28" meta:value-type="string">ropping-particle": "", "family": "Good", "given": "Peter", "non-dropping-particle": "", "parse-names": false, "suffix": ""}, {"dropping-particle": "", "family": "Lewis", "given": "Simon L.", "non-dropping-particle": "", "parse-names": false, "suffix": ""}</meta:user-defined>
    <meta:user-defined meta:name="Mendeley_Bookmark_lWkFIyTocU_29" meta:value-type="string">, {"dropping-particle": "", "family": "Phillips", "given": "Oliver L.", "non-dropping-particle": "", "parse-names": false, "suffix": ""}, {"dropping-particle": "", "family": "Atkin", "given": "Owen K.", "non-dropping-particle": "", "parse-names": false, "</meta:user-defined>
    <meta:user-defined meta:name="Mendeley_Bookmark_lWkFIyTocU_3" meta:value-type="string">responses of vegetation has been added to an Earth System Model (ESM) based on ecological principles. The restriction of viable mean trait values of vegetation communities by the environment, called \u2018habitat filtering\u2019, is an important ecologica</meta:user-defined>
    <meta:user-defined meta:name="Mendeley_Bookmark_lWkFIyTocU_30" meta:value-type="string">suffix": ""}, {"dropping-particle": "", "family": "Lloyd", "given": "Jon", "non-dropping-particle": "", "parse-names": false, "suffix": ""}, {"dropping-particle": "", "family": "Gloor", "given": "Emanuel", "non-dropping-particle": "", "parse-names": false</meta:user-defined>
    <meta:user-defined meta:name="Mendeley_Bookmark_lWkFIyTocU_31" meta:value-type="string">, "suffix": ""}, {"dropping-particle": "", "family": "Zaragoza-Castells", "given": "Joana", "non-dropping-particle": "", "parse-names": false, "suffix": ""}, {"dropping-particle": "", "family": "Meir", "given": "Patrick", "non-dropping-particle": "", "par</meta:user-defined>
    <meta:user-defined meta:name="Mendeley_Bookmark_lWkFIyTocU_32" meta:value-type="string">se-names": false, "suffix": ""}, {"dropping-particle": "", "family": "Betts", "given": "Richard", "non-dropping-particle": "", "parse-names": false, "suffix": ""}, {"dropping-particle": "", "family": "Harris", "given": "Phil P.", "non-dropping-particle": </meta:user-defined>
    <meta:user-defined meta:name="Mendeley_Bookmark_lWkFIyTocU_33" meta:value-type="string">"", "parse-names": false, "suffix": ""}, {"dropping-particle": "", "family": "Nobre", "given": "Carlos", "non-dropping-particle": "", "parse-names": false, "suffix": ""}, {"dropping-particle": "", "family": "Marengo", "given": "Jose", "non-dropping-partic</meta:user-defined>
    <meta:user-defined meta:name="Mendeley_Bookmark_lWkFIyTocU_34" meta:value-type="string">le": "", "parse-names": false, "suffix": ""}, {"dropping-particle": "", "family": "Cox", "given": "Peter M.", "non-dropping-particle": "", "parse-names": false, "suffix": ""}], "container-title": "Nature Geoscience", "id": "ITEM-2", "issue": "4", "issued"</meta:user-defined>
    <meta:user-defined meta:name="Mendeley_Bookmark_lWkFIyTocU_35" meta:value-type="string">: {"date-parts": [["2013"]]}, "page": "268-273", "publisher": "Nature Publishing Group", "title": "Simulated resilience of tropical rainforests to CO2-induced climate change", "type": "article-journal", "volume": "6"}, "uris": ["http://www.mendeley.com/do</meta:user-defined>
    <meta:user-defined meta:name="Mendeley_Bookmark_lWkFIyTocU_36" meta:value-type="string">cuments/?uuid=1cedc793-872a-462b-ae23-66a591603375"]}], "mendeley": {"formattedCitation": "(HUNTINGFORD et al., 2013; VERHEIJEN et al., 2015)", "plainTextFormattedCitation": "(HUNTINGFORD et al., 2013; VERHEIJEN et al., 2015)", "previouslyFormattedCitatio</meta:user-defined>
    <meta:user-defined meta:name="Mendeley_Bookmark_lWkFIyTocU_37" meta:value-type="string">n": "(HUNTINGFORD et al., 2013; VERHEIJEN et al., 2015)"}, "properties": {"noteIndex": 0}, "schema": "https://github.com/citation-style-language/schema/raw/master/csl-citation.json"}</meta:user-defined>
    <meta:user-defined meta:name="Mendeley_Bookmark_lWkFIyTocU_4" meta:value-type="string">l assembly rule and allows for determination of global scale trait-environment relationships. These relationships were applied to model trait variation for different plant functional types (PFTs). For three leaf traits (specific leaf area, maximum carboxy</meta:user-defined>
    <meta:user-defined meta:name="Mendeley_Bookmark_lWkFIyTocU_5" meta:value-type="string">lation rate at 25 \u00b0C, and maximum electron transport rate at 25 \u00b0C) relationships with multiple environmental drivers, like precipitation, temperature, radiation and CO2, were determined for the PFTs within the Max Planck Institute ESM. With the</meta:user-defined>
    <meta:user-defined meta:name="Mendeley_Bookmark_lWkFIyTocU_6" meta:value-type="string">se relationships, spatiotemporal variation in these formerly fixed traits in PFTs was modeled in global change projections (IPCC RCP8.5 scenario). Inclusion of this environment-driven trait variation resulted in a strong reduction of the global carbon sin</meta:user-defined>
    <meta:user-defined meta:name="Mendeley_Bookmark_lWkFIyTocU_7" meta:value-type="string">k by at least 33% (2.1 Pg C yr\u22121) from the 2nd quarter of the 21st century onward compared to the default model with fixed traits. In addition, the mid and high latitudes became a stronger carbon sink and the tropics a stronger carbon source, caused </meta:user-defined>
    <meta:user-defined meta:name="Mendeley_Bookmark_lWkFIyTocU_8" meta:value-type="string">by trait-induced differences in productivity and relative respirational costs. These results point towards a reduction of the global carbon sink when including a more realistic representation of functional vegetation responses, implying more carbon will s</meta:user-defined>
    <meta:user-defined meta:name="Mendeley_Bookmark_lWkFIyTocU_9" meta:value-type="string">tay airborne, which could fuel further climate change. This article is protected by copyright. All rights reserved.", "author": [{"dropping-particle": "", "family": "Verheijen", "given": "Lieneke M.", "non-dropping-particle": "", "parse-names": false, "su</meta:user-defined>
    <meta:user-defined meta:name="Mendeley_Bookmark_qpTE2nCXoA_1" meta:value-type="string">ADDIN Mendeley Bibliography CSL_BIBLIOGRAPHY </meta:user-defined>
    <meta:user-defined meta:name="Mendeley_Bookmark_zBlFviWeRR_1" meta:value-type="string">ADDIN CSL_CITATION {"citationItems": [{"id": "ITEM-1", "itemData": {"DOI": "10.1007/s00704-004-0049-4", "ISBN": "0177-798X", "ISSN": "0177798X", "abstract": "The first GCM climate change projections to include dynamic vegetation and an interactive carbon </meta:user-defined>
    <meta:user-defined meta:name="Mendeley_Bookmark_zBlFviWeRR_10" meta:value-type="string">sions is predicted to lead to significant changes in climate. About half of the current emissions are being absorbed by the ocean and by land ecosystems, but this absorption is sensitive to climate as well as to atmospheric carbon dioxide concentrations, </meta:user-defined>
    <meta:user-defined meta:name="Mendeley_Bookmark_zBlFviWeRR_11" meta:value-type="string">creating a feedback loop. General circulation models have generally excluded the feedback between climate and the biosphere, using static vegetation distributions and CO2 concentrations from simple carbon-cycle models that do not include climate change. H</meta:user-defined>
    <meta:user-defined meta:name="Mendeley_Bookmark_zBlFviWeRR_12" meta:value-type="string">ere we present results from a fully coupled, three-dimensional carbon-climate model, indicating that carbon-cycle feedbacks could significantly accelerate climate change over the twenty-first century. We find that under a 'business as usual' scenario, the</meta:user-defined>
    <meta:user-defined meta:name="Mendeley_Bookmark_zBlFviWeRR_13" meta:value-type="string"> terrestrial biosphere acts as an overall carbon sink until about 2050, but turns into a source thereafter. By 2100, the ocean uptake rate of 5 Gt C yr(-1) is balanced by the terrestrial carbon source, and atmospheric CO2 concentrations are 250 p.p.m.v. h</meta:user-defined>
    <meta:user-defined meta:name="Mendeley_Bookmark_zBlFviWeRR_14" meta:value-type="string">igher in our fully coupled simulation than in uncoupled carbon models, resulting in a global-mean warming of 5.5 K, as compared to 4 K without the carbon-cycle feedback.", "author": [{"dropping-particle": "", "family": "Cox", "given": "P M", "non-dropping</meta:user-defined>
    <meta:user-defined meta:name="Mendeley_Bookmark_zBlFviWeRR_15" meta:value-type="string">-particle": "", "parse-names": false, "suffix": ""}, {"dropping-particle": "", "family": "Betts", "given": "R a", "non-dropping-particle": "", "parse-names": false, "suffix": ""}, {"dropping-particle": "", "family": "Jones", "given": "C D", "non-dropping-</meta:user-defined>
    <meta:user-defined meta:name="Mendeley_Bookmark_zBlFviWeRR_16" meta:value-type="string">particle": "", "parse-names": false, "suffix": ""}, {"dropping-particle": "", "family": "Spall", "given": "S a", "non-dropping-particle": "", "parse-names": false, "suffix": ""}, {"dropping-particle": "", "family": "Totterdell", "given": "I J", "non-dropp</meta:user-defined>
    <meta:user-defined meta:name="Mendeley_Bookmark_zBlFviWeRR_17" meta:value-type="string">ing-particle": "", "parse-names": false, "suffix": ""}], "container-title": "Nature", "id": "ITEM-2", "issue": "6809", "issued": {"date-parts": [["2000"]]}, "page": "184-187", "title": "Acceleration of global warming due to carbon-cycle feedbacks in a cou</meta:user-defined>
    <meta:user-defined meta:name="Mendeley_Bookmark_zBlFviWeRR_18" meta:value-type="string">pled climate model.", "type": "article-journal", "volume": "408"}, "uris": ["http://www.mendeley.com/documents/?uuid=63da732b-067d-425f-8891-dc288ad6962e"]}, {"id": "ITEM-3", "itemData": {"DOI": "10.1038/ngeo1741", "ISBN": "1752-0894", "ISSN": "1752-0894"</meta:user-defined>
    <meta:user-defined meta:name="Mendeley_Bookmark_zBlFviWeRR_19" meta:value-type="string">, "abstract": "How tropical forest carbon stocks might alter in response to changes in climate and atmospheric composition is uncertain. However, assessing potential future carbon loss from tropical forests is important for evaluating the efficacy of prog</meta:user-defined>
    <meta:user-defined meta:name="Mendeley_Bookmark_zBlFviWeRR_2" meta:value-type="string">cycle produced a very significant amplification of global warming over the 21st century. Under the IS92a ''business as usual'' emissions scenario CO2 concentrations reached about 980 ppmv by 2100, which is about 280 ppmv higher than when these feedbacks w</meta:user-defined>
    <meta:user-defined meta:name="Mendeley_Bookmark_zBlFviWeRR_20" meta:value-type="string">rammes for reducing emissions from deforestation and degradation. Uncertainties are associated with different carbon stock re- sponses in models with different representations of vegetation processes on the one hand1\u20133, and differences in projected c</meta:user-defined>
    <meta:user-defined meta:name="Mendeley_Bookmark_zBlFviWeRR_21" meta:value-type="string">hanges in temperature and precipitation patterns on the other hand4,5. Here we present a systematic exploration of these sources of uncertainty, along with uncertainty arising from different emissions scenarios for all three main tropical forest regions: </meta:user-defined>
    <meta:user-defined meta:name="Mendeley_Bookmark_zBlFviWeRR_22" meta:value-type="string">the Americas (that is,Amazonia andCentral America), Africa and Asia. Using simulations with 22 climate models and the MOSES\u2013TRIFFID land surface scheme, we find that only in one5 of the simulations are tropical forests projected to lose biomass by th</meta:user-defined>
    <meta:user-defined meta:name="Mendeley_Bookmark_zBlFviWeRR_23" meta:value-type="string">e end of the twenty-first century\u2014and then only for the Americas. When comparing with alternative models of plant physiological processes1,2, we find that the largest un- certainties are associated with plant physiological responses, and then with fu</meta:user-defined>
    <meta:user-defined meta:name="Mendeley_Bookmark_zBlFviWeRR_24" meta:value-type="string">ture emissions scenarios. Uncertainties from differences in the climate projections are significantly smaller. Despite the considerable uncertainties, we conclude that there is evidence of forest resilience for all three regions. Tropical", "author": [{"d</meta:user-defined>
    <meta:user-defined meta:name="Mendeley_Bookmark_zBlFviWeRR_25" meta:value-type="string">ropping-particle": "", "family": "Huntingford", "given": "Chris", "non-dropping-particle": "", "parse-names": false, "suffix": ""}, {"dropping-particle": "", "family": "Zelazowski", "given": "Przemyslaw", "non-dropping-particle": "", "parse-names": false,</meta:user-defined>
    <meta:user-defined meta:name="Mendeley_Bookmark_zBlFviWeRR_26" meta:value-type="string"> "suffix": ""}, {"dropping-particle": "", "family": "Galbraith", "given": "David", "non-dropping-particle": "", "parse-names": false, "suffix": ""}, {"dropping-particle": "", "family": "Mercado", "given": "Lina M.", "non-dropping-particle": "", "parse-nam</meta:user-defined>
    <meta:user-defined meta:name="Mendeley_Bookmark_zBlFviWeRR_27" meta:value-type="string">es": false, "suffix": ""}, {"dropping-particle": "", "family": "Sitch", "given": "Stephen", "non-dropping-particle": "", "parse-names": false, "suffix": ""}, {"dropping-particle": "", "family": "Fisher", "given": "Rosie", "non-dropping-particle": "", "par</meta:user-defined>
    <meta:user-defined meta:name="Mendeley_Bookmark_zBlFviWeRR_28" meta:value-type="string">se-names": false, "suffix": ""}, {"dropping-particle": "", "family": "Lomas", "given": "Mark", "non-dropping-particle": "", "parse-names": false, "suffix": ""}, {"dropping-particle": "", "family": "Walker", "given": "Anthony P.", "non-dropping-particle": </meta:user-defined>
    <meta:user-defined meta:name="Mendeley_Bookmark_zBlFviWeRR_29" meta:value-type="string">"", "parse-names": false, "suffix": ""}, {"dropping-particle": "", "family": "Jones", "given": "Chris D.", "non-dropping-particle": "", "parse-names": false, "suffix": ""}, {"dropping-particle": "", "family": "Booth", "given": "Ben B. B.", "non-dropping-p</meta:user-defined>
    <meta:user-defined meta:name="Mendeley_Bookmark_zBlFviWeRR_3" meta:value-type="string">ere ignored. The major contribution to the increased CO2 arose from reductions in soil carbon because global warming is assumed to accelerate respiration. However, there was also a lesser contribution from an alarming loss of the Amazonian rainforest. Thi</meta:user-defined>
    <meta:user-defined meta:name="Mendeley_Bookmark_zBlFviWeRR_30" meta:value-type="string">article": "", "parse-names": false, "suffix": ""}, {"dropping-particle": "", "family": "Malhi", "given": "Yadvinder", "non-dropping-particle": "", "parse-names": false, "suffix": ""}, {"dropping-particle": "", "family": "Hemming", "given": "Debbie", "non-</meta:user-defined>
    <meta:user-defined meta:name="Mendeley_Bookmark_zBlFviWeRR_31" meta:value-type="string">dropping-particle": "", "parse-names": false, "suffix": ""}, {"dropping-particle": "", "family": "Kay", "given": "Gillian", "non-dropping-particle": "", "parse-names": false, "suffix": ""}, {"dropping-particle": "", "family": "Good", "given": "Peter", "no</meta:user-defined>
    <meta:user-defined meta:name="Mendeley_Bookmark_zBlFviWeRR_32" meta:value-type="string">n-dropping-particle": "", "parse-names": false, "suffix": ""}, {"dropping-particle": "", "family": "Lewis", "given": "Simon L.", "non-dropping-particle": "", "parse-names": false, "suffix": ""}, {"dropping-particle": "", "family": "Phillips", "given": "Ol</meta:user-defined>
    <meta:user-defined meta:name="Mendeley_Bookmark_zBlFviWeRR_33" meta:value-type="string">iver L.", "non-dropping-particle": "", "parse-names": false, "suffix": ""}, {"dropping-particle": "", "family": "Atkin", "given": "Owen K.", "non-dropping-particle": "", "parse-names": false, "suffix": ""}, {"dropping-particle": "", "family": "Lloyd", "gi</meta:user-defined>
    <meta:user-defined meta:name="Mendeley_Bookmark_zBlFviWeRR_34" meta:value-type="string">ven": "Jon", "non-dropping-particle": "", "parse-names": false, "suffix": ""}, {"dropping-particle": "", "family": "Gloor", "given": "Emanuel", "non-dropping-particle": "", "parse-names": false, "suffix": ""}, {"dropping-particle": "", "family": "Zaragoza</meta:user-defined>
    <meta:user-defined meta:name="Mendeley_Bookmark_zBlFviWeRR_35" meta:value-type="string">-Castells", "given": "Joana", "non-dropping-particle": "", "parse-names": false, "suffix": ""}, {"dropping-particle": "", "family": "Meir", "given": "Patrick", "non-dropping-particle": "", "parse-names": false, "suffix": ""}, {"dropping-particle": "", "fa</meta:user-defined>
    <meta:user-defined meta:name="Mendeley_Bookmark_zBlFviWeRR_36" meta:value-type="string">mily": "Betts", "given": "Richard", "non-dropping-particle": "", "parse-names": false, "suffix": ""}, {"dropping-particle": "", "family": "Harris", "given": "Phil P.", "non-dropping-particle": "", "parse-names": false, "suffix": ""}, {"dropping-particle":</meta:user-defined>
    <meta:user-defined meta:name="Mendeley_Bookmark_zBlFviWeRR_37" meta:value-type="string"> "", "family": "Nobre", "given": "Carlos", "non-dropping-particle": "", "parse-names": false, "suffix": ""}, {"dropping-particle": "", "family": "Marengo", "given": "Jose", "non-dropping-particle": "", "parse-names": false, "suffix": ""}, {"dropping-parti</meta:user-defined>
    <meta:user-defined meta:name="Mendeley_Bookmark_zBlFviWeRR_38" meta:value-type="string">cle": "", "family": "Cox", "given": "Peter M.", "non-dropping-particle": "", "parse-names": false, "suffix": ""}], "container-title": "Nature Geoscience", "id": "ITEM-3", "issue": "4", "issued": {"date-parts": [["2013"]]}, "page": "268-273", "publisher": </meta:user-defined>
    <meta:user-defined meta:name="Mendeley_Bookmark_zBlFviWeRR_39" meta:value-type="string">"Nature Publishing Group", "title": "Simulated resilience of tropical rainforests to CO2-induced climate change", "type": "article-journal", "volume": "6"}, "uris": ["http://www.mendeley.com/documents/?uuid=1cedc793-872a-462b-ae23-66a591603375"]}], "mende</meta:user-defined>
    <meta:user-defined meta:name="Mendeley_Bookmark_zBlFviWeRR_4" meta:value-type="string">s paper describes the phenomenon of Amazonian forest dieback under elevated CO2 in the Hadley Centre climate-carbon cycle model", "author": [{"dropping-particle": "", "family": "Cox", "given": "Peter M.", "non-dropping-particle": "", "parse-names": false,</meta:user-defined>
    <meta:user-defined meta:name="Mendeley_Bookmark_zBlFviWeRR_40" meta:value-type="string">ley": {"formattedCitation": "(COX et al., 2000, 2004; HUNTINGFORD et al., 2013)", "plainTextFormattedCitation": "(COX et al., 2000, 2004; HUNTINGFORD et al., 2013)", "previouslyFormattedCitation": "(COX et al., 2000, 2004; HUNTINGFORD et al., 2013)"}, "pr</meta:user-defined>
    <meta:user-defined meta:name="Mendeley_Bookmark_zBlFviWeRR_41" meta:value-type="string">operties": {"noteIndex": 0}, "schema": "https://github.com/citation-style-language/schema/raw/master/csl-citation.json"}</meta:user-defined>
    <meta:user-defined meta:name="Mendeley_Bookmark_zBlFviWeRR_5" meta:value-type="string"> "suffix": ""}, {"dropping-particle": "", "family": "Betts", "given": "R. a.", "non-dropping-particle": "", "parse-names": false, "suffix": ""}, {"dropping-particle": "", "family": "Collins", "given": "M.", "non-dropping-particle": "", "parse-names": fals</meta:user-defined>
    <meta:user-defined meta:name="Mendeley_Bookmark_zBlFviWeRR_6" meta:value-type="string">e, "suffix": ""}, {"dropping-particle": "", "family": "Harris", "given": "P. P.", "non-dropping-particle": "", "parse-names": false, "suffix": ""}, {"dropping-particle": "", "family": "Huntingford", "given": "C.", "non-dropping-particle": "", "parse-names</meta:user-defined>
    <meta:user-defined meta:name="Mendeley_Bookmark_zBlFviWeRR_7" meta:value-type="string">": false, "suffix": ""}, {"dropping-particle": "", "family": "Jones", "given": "C. D.", "non-dropping-particle": "", "parse-names": false, "suffix": ""}], "container-title": "Theoretical and Applied Climatology", "id": "ITEM-1", "issue": "1-3", "issued": </meta:user-defined>
    <meta:user-defined meta:name="Mendeley_Bookmark_zBlFviWeRR_8" meta:value-type="string">{"date-parts": [["2004"]]}, "page": "137-156", "title": "Amazonian forest dieback under climate-carbon cycle projections for the 21st century", "type": "article-journal", "volume": "78"}, "uris": ["http://www.mendeley.com/documents/?uuid=cde80e2c-5fe2-4f5</meta:user-defined>
    <meta:user-defined meta:name="Mendeley_Bookmark_zBlFviWeRR_9" meta:value-type="string">f-8705-91be167310fb"]}, {"id": "ITEM-2", "itemData": {"DOI": "10.1038/35041539", "ISBN": "0028-0836", "ISSN": "0028-0836", "PMID": "11089968", "abstract": "The continued increase in the atmospheric concentration of carbon dioxide due to anthropogenic emis</meta:user-defined>
  </office:meta>
</office:document-meta>
</file>